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track_1" table:style-name="ta1">
        <table:table-column table:style-name="co1" table:number-columns-repeated="3" table:default-cell-style-name="Default"/>
        <table:table-column table:style-name="co2" table:number-columns-repeated="3" table:default-cell-style-name="ce1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Velocidad media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Vel media muestre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1773267443876" calcext:value-type="float">
            <text:p>19,1773267443876</text:p>
          </table:table-cell>
          <table:table-cell office:value-type="float" office:value="13.4649926516494" calcext:value-type="float">
            <text:p>13,4649926516494</text:p>
          </table:table-cell>
          <table:table-cell table:style-name="Default" table:number-columns-repeated="3"/>
          <table:table-cell table:number-columns-repeated="2"/>
          <table:table-cell table:style-name="ce1"/>
          <table:table-cell table:number-columns-repeated="2"/>
          <table:table-cell table:style-name="ce1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19.1325841822033" calcext:value-type="float">
            <text:p>19,1325841822033</text:p>
          </table:table-cell>
          <table:table-cell office:value-type="float" office:value="13.552762053703" calcext:value-type="float">
            <text:p>13,552762053703</text:p>
          </table:table-cell>
          <table:table-cell table:formula="of:=SQRT(([.B3]-[.B2])^2+([.C3]-[.C2])^2)" office:value-type="float" office:value="0.0985158099375907" calcext:value-type="float">
            <text:p>0,0985158099375907</text:p>
          </table:table-cell>
          <table:table-cell table:formula="of:=[.A3]-[.A2]" office:value-type="float" office:value="0.45" calcext:value-type="float">
            <text:p>0,45</text:p>
          </table:table-cell>
          <table:table-cell table:formula="of:=[.D3]/[.E3]" office:value-type="float" office:value="0.218924022083535" calcext:value-type="float">
            <text:p>0,218924022083535</text:p>
          </table:table-cell>
          <table:table-cell table:number-columns-repeated="2"/>
          <table:table-cell table:style-name="ce1" table:formula="of:=AVERAGE([.F3:.F131])" office:value-type="float" office:value="0.303300537847956" calcext:value-type="float">
            <text:p>0,303300537847956</text:p>
          </table:table-cell>
          <table:table-cell table:style-name="ce1" table:formula="of:=MIN([.$F3:.$F131])" office:value-type="float" office:value="0.161481556616881" calcext:value-type="float">
            <text:p>0,161481556616881</text:p>
          </table:table-cell>
          <table:table-cell table:style-name="ce1" table:formula="of:=MAX([.$F3:.$F131])" office:value-type="float" office:value="0.48805995668785" calcext:value-type="float">
            <text:p>0,48805995668785</text:p>
          </table:table-cell>
          <table:table-cell table:style-name="ce1" table:formula="of:=AVERAGE([.E3:.E131])" office:value-type="float" office:value="0.450000000000001" calcext:value-type="float">
            <text:p>0,450000000000001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9.0464880297839" calcext:value-type="float">
            <text:p>19,0464880297839</text:p>
          </table:table-cell>
          <table:table-cell office:value-type="float" office:value="13.7216528692499" calcext:value-type="float">
            <text:p>13,7216528692499</text:p>
          </table:table-cell>
          <table:table-cell table:formula="of:=SQRT(([.B4]-[.B3])^2+([.C4]-[.C3])^2)" office:value-type="float" office:value="0.189569657481104" calcext:value-type="float">
            <text:p>0,189569657481104</text:p>
          </table:table-cell>
          <table:table-cell table:formula="of:=[.A4]-[.A3]" office:value-type="float" office:value="0.45" calcext:value-type="float">
            <text:p>0,45</text:p>
          </table:table-cell>
          <table:table-cell table:formula="of:=[.D4]/[.E4]" office:value-type="float" office:value="0.421265905513565" calcext:value-type="float">
            <text:p>0,421265905513565</text:p>
          </table:table-cell>
          <table:table-cell table:number-columns-repeated="6"/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18.9964711611354" calcext:value-type="float">
            <text:p>18,9964711611354</text:p>
          </table:table-cell>
          <table:table-cell office:value-type="float" office:value="13.8197686328442" calcext:value-type="float">
            <text:p>13,8197686328442</text:p>
          </table:table-cell>
          <table:table-cell table:formula="of:=SQRT(([.B5]-[.B4])^2+([.C5]-[.C4])^2)" office:value-type="float" office:value="0.110128970825582" calcext:value-type="float">
            <text:p>0,110128970825582</text:p>
          </table:table-cell>
          <table:table-cell table:formula="of:=[.A5]-[.A4]" office:value-type="float" office:value="0.45" calcext:value-type="float">
            <text:p>0,45</text:p>
          </table:table-cell>
          <table:table-cell table:formula="of:=[.D5]/[.E5]" office:value-type="float" office:value="0.244731046279072" calcext:value-type="float">
            <text:p>0,244731046279072</text:p>
          </table:table-cell>
          <table:table-cell table:number-columns-repeated="6"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18.9119887177627" calcext:value-type="float">
            <text:p>18,9119887177627</text:p>
          </table:table-cell>
          <table:table-cell office:value-type="float" office:value="13.9854939104512" calcext:value-type="float">
            <text:p>13,9854939104512</text:p>
          </table:table-cell>
          <table:table-cell table:formula="of:=SQRT(([.B6]-[.B5])^2+([.C6]-[.C5])^2)" office:value-type="float" office:value="0.186016533878411" calcext:value-type="float">
            <text:p>0,186016533878411</text:p>
          </table:table-cell>
          <table:table-cell table:formula="of:=[.A6]-[.A5]" office:value-type="float" office:value="0.45" calcext:value-type="float">
            <text:p>0,45</text:p>
          </table:table-cell>
          <table:table-cell table:formula="of:=[.D6]/[.E6]" office:value-type="float" office:value="0.413370075285358" calcext:value-type="float">
            <text:p>0,413370075285358</text:p>
          </table:table-cell>
          <table:table-cell table:number-columns-repeated="6"/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18.812241541761" calcext:value-type="float">
            <text:p>18,812241541761</text:p>
          </table:table-cell>
          <table:table-cell office:value-type="float" office:value="14.1811633036823" calcext:value-type="float">
            <text:p>14,1811633036823</text:p>
          </table:table-cell>
          <table:table-cell table:formula="of:=SQRT(([.B7]-[.B6])^2+([.C7]-[.C6])^2)" office:value-type="float" office:value="0.219626980509533" calcext:value-type="float">
            <text:p>0,219626980509533</text:p>
          </table:table-cell>
          <table:table-cell table:formula="of:=[.A7]-[.A6]" office:value-type="float" office:value="0.45" calcext:value-type="float">
            <text:p>0,45</text:p>
          </table:table-cell>
          <table:table-cell table:formula="of:=[.D7]/[.E7]" office:value-type="float" office:value="0.48805995668785" calcext:value-type="float">
            <text:p>0,48805995668785</text:p>
          </table:table-cell>
          <table:table-cell table:number-columns-repeated="6"/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18.7146959633684" calcext:value-type="float">
            <text:p>18,7146959633684</text:p>
          </table:table-cell>
          <table:table-cell office:value-type="float" office:value="14.3725139253392" calcext:value-type="float">
            <text:p>14,3725139253392</text:p>
          </table:table-cell>
          <table:table-cell table:formula="of:=SQRT(([.B8]-[.B7])^2+([.C8]-[.C7])^2)" office:value-type="float" office:value="0.214779422367359" calcext:value-type="float">
            <text:p>0,214779422367359</text:p>
          </table:table-cell>
          <table:table-cell table:formula="of:=[.A8]-[.A7]" office:value-type="float" office:value="0.45" calcext:value-type="float">
            <text:p>0,45</text:p>
          </table:table-cell>
          <table:table-cell table:formula="of:=[.D8]/[.E8]" office:value-type="float" office:value="0.477287605260798" calcext:value-type="float">
            <text:p>0,477287605260798</text:p>
          </table:table-cell>
          <table:table-cell table:number-columns-repeated="6"/>
        </table:table-row>
        <table:table-row table:style-name="ro1">
          <table:table-cell office:value-type="float" office:value="3.15" calcext:value-type="float">
            <text:p>3,15</text:p>
          </table:table-cell>
          <table:table-cell office:value-type="float" office:value="18.6588372259826" calcext:value-type="float">
            <text:p>18,6588372259826</text:p>
          </table:table-cell>
          <table:table-cell office:value-type="float" office:value="14.4820894109725" calcext:value-type="float">
            <text:p>14,4820894109725</text:p>
          </table:table-cell>
          <table:table-cell table:formula="of:=SQRT(([.B9]-[.B8])^2+([.C9]-[.C8])^2)" office:value-type="float" office:value="0.122991811085553" calcext:value-type="float">
            <text:p>0,122991811085553</text:p>
          </table:table-cell>
          <table:table-cell table:formula="of:=[.A9]-[.A8]" office:value-type="float" office:value="0.45" calcext:value-type="float">
            <text:p>0,45</text:p>
          </table:table-cell>
          <table:table-cell table:formula="of:=[.D9]/[.E9]" office:value-type="float" office:value="0.273315135745674" calcext:value-type="float">
            <text:p>0,273315135745674</text:p>
          </table:table-cell>
          <table:table-cell table:number-columns-repeated="6"/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18.5618724351944" calcext:value-type="float">
            <text:p>18,5618724351944</text:p>
          </table:table-cell>
          <table:table-cell office:value-type="float" office:value="14.6723007286138" calcext:value-type="float">
            <text:p>14,6723007286138</text:p>
          </table:table-cell>
          <table:table-cell table:formula="of:=SQRT(([.B10]-[.B9])^2+([.C10]-[.C9])^2)" office:value-type="float" office:value="0.21350062297671" calcext:value-type="float">
            <text:p>0,21350062297671</text:p>
          </table:table-cell>
          <table:table-cell table:formula="of:=[.A10]-[.A9]" office:value-type="float" office:value="0.45" calcext:value-type="float">
            <text:p>0,45</text:p>
          </table:table-cell>
          <table:table-cell table:formula="of:=[.D10]/[.E10]" office:value-type="float" office:value="0.474445828837132" calcext:value-type="float">
            <text:p>0,474445828837132</text:p>
          </table:table-cell>
          <table:table-cell table:number-columns-repeated="6"/>
        </table:table-row>
        <table:table-row table:style-name="ro1">
          <table:table-cell office:value-type="float" office:value="4.05" calcext:value-type="float">
            <text:p>4,05</text:p>
          </table:table-cell>
          <table:table-cell office:value-type="float" office:value="18.504910109589" calcext:value-type="float">
            <text:p>18,504910109589</text:p>
          </table:table-cell>
          <table:table-cell office:value-type="float" office:value="14.7840410718998" calcext:value-type="float">
            <text:p>14,7840410718998</text:p>
          </table:table-cell>
          <table:table-cell table:formula="of:=SQRT(([.B11]-[.B10])^2+([.C11]-[.C10])^2)" office:value-type="float" office:value="0.12542173199268" calcext:value-type="float">
            <text:p>0,12542173199268</text:p>
          </table:table-cell>
          <table:table-cell table:formula="of:=[.A11]-[.A10]" office:value-type="float" office:value="0.45" calcext:value-type="float">
            <text:p>0,45</text:p>
          </table:table-cell>
          <table:table-cell table:formula="of:=[.D11]/[.E11]" office:value-type="float" office:value="0.278714959983733" calcext:value-type="float">
            <text:p>0,278714959983733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18.4272121606476" calcext:value-type="float">
            <text:p>18,4272121606476</text:p>
          </table:table-cell>
          <table:table-cell office:value-type="float" office:value="14.9364575225109" calcext:value-type="float">
            <text:p>14,9364575225109</text:p>
          </table:table-cell>
          <table:table-cell table:formula="of:=SQRT(([.B12]-[.B11])^2+([.C12]-[.C11])^2)" office:value-type="float" office:value="0.171078185887564" calcext:value-type="float">
            <text:p>0,171078185887564</text:p>
          </table:table-cell>
          <table:table-cell table:formula="of:=[.A12]-[.A11]" office:value-type="float" office:value="0.45" calcext:value-type="float">
            <text:p>0,45</text:p>
          </table:table-cell>
          <table:table-cell table:formula="of:=[.D12]/[.E12]" office:value-type="float" office:value="0.380173746416809" calcext:value-type="float">
            <text:p>0,380173746416809</text:p>
          </table:table-cell>
          <table:table-cell table:number-columns-repeated="6"/>
        </table:table-row>
        <table:table-row table:style-name="ro1">
          <table:table-cell office:value-type="float" office:value="4.95" calcext:value-type="float">
            <text:p>4,95</text:p>
          </table:table-cell>
          <table:table-cell office:value-type="float" office:value="18.3722455291315" calcext:value-type="float">
            <text:p>18,3722455291315</text:p>
          </table:table-cell>
          <table:table-cell office:value-type="float" office:value="15.0442830055755" calcext:value-type="float">
            <text:p>15,0442830055755</text:p>
          </table:table-cell>
          <table:table-cell table:formula="of:=SQRT(([.B13]-[.B12])^2+([.C13]-[.C12])^2)" office:value-type="float" office:value="0.121027539751649" calcext:value-type="float">
            <text:p>0,121027539751649</text:p>
          </table:table-cell>
          <table:table-cell table:formula="of:=[.A13]-[.A12]" office:value-type="float" office:value="0.45" calcext:value-type="float">
            <text:p>0,45</text:p>
          </table:table-cell>
          <table:table-cell table:formula="of:=[.D13]/[.E13]" office:value-type="float" office:value="0.268950088336998" calcext:value-type="float">
            <text:p>0,268950088336998</text:p>
          </table:table-cell>
          <table:table-cell table:number-columns-repeated="6"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18.2890431186118" calcext:value-type="float">
            <text:p>18,2890431186118</text:p>
          </table:table-cell>
          <table:table-cell office:value-type="float" office:value="15.2074973023037" calcext:value-type="float">
            <text:p>15,2074973023037</text:p>
          </table:table-cell>
          <table:table-cell table:formula="of:=SQRT(([.B14]-[.B13])^2+([.C14]-[.C13])^2)" office:value-type="float" office:value="0.183198110723863" calcext:value-type="float">
            <text:p>0,183198110723863</text:p>
          </table:table-cell>
          <table:table-cell table:formula="of:=[.A14]-[.A13]" office:value-type="float" office:value="0.45" calcext:value-type="float">
            <text:p>0,45</text:p>
          </table:table-cell>
          <table:table-cell table:formula="of:=[.D14]/[.E14]" office:value-type="float" office:value="0.407106912719694" calcext:value-type="float">
            <text:p>0,407106912719694</text:p>
          </table:table-cell>
          <table:table-cell table:number-columns-repeated="6"/>
        </table:table-row>
        <table:table-row table:style-name="ro1">
          <table:table-cell office:value-type="float" office:value="5.85" calcext:value-type="float">
            <text:p>5,85</text:p>
          </table:table-cell>
          <table:table-cell office:value-type="float" office:value="18.2494551440296" calcext:value-type="float">
            <text:p>18,2494551440296</text:p>
          </table:table-cell>
          <table:table-cell office:value-type="float" office:value="15.2851551897372" calcext:value-type="float">
            <text:p>15,2851551897372</text:p>
          </table:table-cell>
          <table:table-cell table:formula="of:=SQRT(([.B15]-[.B14])^2+([.C15]-[.C14])^2)" office:value-type="float" office:value="0.0871662504191948" calcext:value-type="float">
            <text:p>0,0871662504191948</text:p>
          </table:table-cell>
          <table:table-cell table:formula="of:=[.A15]-[.A14]" office:value-type="float" office:value="0.45" calcext:value-type="float">
            <text:p>0,45</text:p>
          </table:table-cell>
          <table:table-cell table:formula="of:=[.D15]/[.E15]" office:value-type="float" office:value="0.193702778709322" calcext:value-type="float">
            <text:p>0,193702778709322</text:p>
          </table:table-cell>
          <table:table-cell table:number-columns-repeated="6"/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18.1956531114272" calcext:value-type="float">
            <text:p>18,1956531114272</text:p>
          </table:table-cell>
          <table:table-cell office:value-type="float" office:value="15.3906961333096" calcext:value-type="float">
            <text:p>15,3906961333096</text:p>
          </table:table-cell>
          <table:table-cell table:formula="of:=SQRT(([.B16]-[.B15])^2+([.C16]-[.C15])^2)" office:value-type="float" office:value="0.11846328326664" calcext:value-type="float">
            <text:p>0,11846328326664</text:p>
          </table:table-cell>
          <table:table-cell table:formula="of:=[.A16]-[.A15]" office:value-type="float" office:value="0.45" calcext:value-type="float">
            <text:p>0,45</text:p>
          </table:table-cell>
          <table:table-cell table:formula="of:=[.D16]/[.E16]" office:value-type="float" office:value="0.263251740592533" calcext:value-type="float">
            <text:p>0,263251740592533</text:p>
          </table:table-cell>
          <table:table-cell table:number-columns-repeated="6"/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18.1554159148865" calcext:value-type="float">
            <text:p>18,1554159148865</text:p>
          </table:table-cell>
          <table:table-cell office:value-type="float" office:value="15.4696275692462" calcext:value-type="float">
            <text:p>15,4696275692462</text:p>
          </table:table-cell>
          <table:table-cell table:formula="of:=SQRT(([.B17]-[.B16])^2+([.C17]-[.C16])^2)" office:value-type="float" office:value="0.0885957310736227" calcext:value-type="float">
            <text:p>0,0885957310736227</text:p>
          </table:table-cell>
          <table:table-cell table:formula="of:=[.A17]-[.A16]" office:value-type="float" office:value="0.45" calcext:value-type="float">
            <text:p>0,45</text:p>
          </table:table-cell>
          <table:table-cell table:formula="of:=[.D17]/[.E17]" office:value-type="float" office:value="0.196879402385828" calcext:value-type="float">
            <text:p>0,196879402385828</text:p>
          </table:table-cell>
          <table:table-cell table:number-columns-repeated="6"/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18.0916494412831" calcext:value-type="float">
            <text:p>18,0916494412831</text:p>
          </table:table-cell>
          <table:table-cell office:value-type="float" office:value="15.5947152930153" calcext:value-type="float">
            <text:p>15,5947152930153</text:p>
          </table:table-cell>
          <table:table-cell table:formula="of:=SQRT(([.B18]-[.B17])^2+([.C18]-[.C17])^2)" office:value-type="float" office:value="0.140403353925562" calcext:value-type="float">
            <text:p>0,140403353925562</text:p>
          </table:table-cell>
          <table:table-cell table:formula="of:=[.A18]-[.A17]" office:value-type="float" office:value="0.45" calcext:value-type="float">
            <text:p>0,45</text:p>
          </table:table-cell>
          <table:table-cell table:formula="of:=[.D18]/[.E18]" office:value-type="float" office:value="0.312007453167915" calcext:value-type="float">
            <text:p>0,312007453167915</text:p>
          </table:table-cell>
          <table:table-cell table:number-columns-repeated="6"/>
        </table:table-row>
        <table:table-row table:style-name="ro1">
          <table:table-cell office:value-type="float" office:value="7.65" calcext:value-type="float">
            <text:p>7,65</text:p>
          </table:table-cell>
          <table:table-cell office:value-type="float" office:value="18.0544846932822" calcext:value-type="float">
            <text:p>18,0544846932822</text:p>
          </table:table-cell>
          <table:table-cell office:value-type="float" office:value="15.667619649634" calcext:value-type="float">
            <text:p>15,667619649634</text:p>
          </table:table-cell>
          <table:table-cell table:formula="of:=SQRT(([.B19]-[.B18])^2+([.C19]-[.C18])^2)" office:value-type="float" office:value="0.0818307014998176" calcext:value-type="float">
            <text:p>0,0818307014998176</text:p>
          </table:table-cell>
          <table:table-cell table:formula="of:=[.A19]-[.A18]" office:value-type="float" office:value="0.45" calcext:value-type="float">
            <text:p>0,45</text:p>
          </table:table-cell>
          <table:table-cell table:formula="of:=[.D19]/[.E19]" office:value-type="float" office:value="0.181846003332928" calcext:value-type="float">
            <text:p>0,181846003332928</text:p>
          </table:table-cell>
          <table:table-cell table:number-columns-repeated="6"/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18.0178010009196" calcext:value-type="float">
            <text:p>18,0178010009196</text:p>
          </table:table-cell>
          <table:table-cell office:value-type="float" office:value="15.7395803417938" calcext:value-type="float">
            <text:p>15,7395803417938</text:p>
          </table:table-cell>
          <table:table-cell table:formula="of:=SQRT(([.B20]-[.B19])^2+([.C20]-[.C19])^2)" office:value-type="float" office:value="0.0807714956000934" calcext:value-type="float">
            <text:p>0,0807714956000934</text:p>
          </table:table-cell>
          <table:table-cell table:formula="of:=[.A20]-[.A19]" office:value-type="float" office:value="0.449999999999999" calcext:value-type="float">
            <text:p>0,449999999999999</text:p>
          </table:table-cell>
          <table:table-cell table:formula="of:=[.D20]/[.E20]" office:value-type="float" office:value="0.179492212444652" calcext:value-type="float">
            <text:p>0,179492212444652</text:p>
          </table:table-cell>
          <table:table-cell table:number-columns-repeated="6"/>
        </table:table-row>
        <table:table-row table:style-name="ro1">
          <table:table-cell office:value-type="float" office:value="8.55" calcext:value-type="float">
            <text:p>8,55</text:p>
          </table:table-cell>
          <table:table-cell office:value-type="float" office:value="17.9847982334764" calcext:value-type="float">
            <text:p>17,9847982334764</text:p>
          </table:table-cell>
          <table:table-cell office:value-type="float" office:value="15.8043203348382" calcext:value-type="float">
            <text:p>15,8043203348382</text:p>
          </table:table-cell>
          <table:table-cell table:formula="of:=SQRT(([.B21]-[.B20])^2+([.C21]-[.C20])^2)" office:value-type="float" office:value="0.0726667004775965" calcext:value-type="float">
            <text:p>0,0726667004775965</text:p>
          </table:table-cell>
          <table:table-cell table:formula="of:=[.A21]-[.A20]" office:value-type="float" office:value="0.449999999999999" calcext:value-type="float">
            <text:p>0,449999999999999</text:p>
          </table:table-cell>
          <table:table-cell table:formula="of:=[.D21]/[.E21]" office:value-type="float" office:value="0.161481556616881" calcext:value-type="float">
            <text:p>0,16148155661688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9122454659868" calcext:value-type="float">
            <text:p>17,9122454659868</text:p>
          </table:table-cell>
          <table:table-cell office:value-type="float" office:value="15.9466437224365" calcext:value-type="float">
            <text:p>15,9466437224365</text:p>
          </table:table-cell>
          <table:table-cell table:formula="of:=SQRT(([.B22]-[.B21])^2+([.C22]-[.C21])^2)" office:value-type="float" office:value="0.159749337175029" calcext:value-type="float">
            <text:p>0,159749337175029</text:p>
          </table:table-cell>
          <table:table-cell table:formula="of:=[.A22]-[.A21]" office:value-type="float" office:value="0.449999999999999" calcext:value-type="float">
            <text:p>0,449999999999999</text:p>
          </table:table-cell>
          <table:table-cell table:formula="of:=[.D22]/[.E22]" office:value-type="float" office:value="0.35499852705562" calcext:value-type="float">
            <text:p>0,35499852705562</text:p>
          </table:table-cell>
          <table:table-cell table:number-columns-repeated="6"/>
        </table:table-row>
        <table:table-row table:style-name="ro1">
          <table:table-cell office:value-type="float" office:value="9.45" calcext:value-type="float">
            <text:p>9,45</text:p>
          </table:table-cell>
          <table:table-cell office:value-type="float" office:value="17.8199192544825" calcext:value-type="float">
            <text:p>17,8199192544825</text:p>
          </table:table-cell>
          <table:table-cell office:value-type="float" office:value="16.127755754962" calcext:value-type="float">
            <text:p>16,127755754962</text:p>
          </table:table-cell>
          <table:table-cell table:formula="of:=SQRT(([.B23]-[.B22])^2+([.C23]-[.C22])^2)" office:value-type="float" office:value="0.203287229446986" calcext:value-type="float">
            <text:p>0,203287229446986</text:p>
          </table:table-cell>
          <table:table-cell table:formula="of:=[.A23]-[.A22]" office:value-type="float" office:value="0.449999999999999" calcext:value-type="float">
            <text:p>0,449999999999999</text:p>
          </table:table-cell>
          <table:table-cell table:formula="of:=[.D23]/[.E23]" office:value-type="float" office:value="0.45174939877108" calcext:value-type="float">
            <text:p>0,45174939877108</text:p>
          </table:table-cell>
          <table:table-cell table:number-columns-repeated="6"/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17.7589773975395" calcext:value-type="float">
            <text:p>17,7589773975395</text:p>
          </table:table-cell>
          <table:table-cell office:value-type="float" office:value="16.2473025596777" calcext:value-type="float">
            <text:p>16,2473025596777</text:p>
          </table:table-cell>
          <table:table-cell table:formula="of:=SQRT(([.B24]-[.B23])^2+([.C24]-[.C23])^2)" office:value-type="float" office:value="0.134184009648646" calcext:value-type="float">
            <text:p>0,134184009648646</text:p>
          </table:table-cell>
          <table:table-cell table:formula="of:=[.A24]-[.A23]" office:value-type="float" office:value="0.449999999999999" calcext:value-type="float">
            <text:p>0,449999999999999</text:p>
          </table:table-cell>
          <table:table-cell table:formula="of:=[.D24]/[.E24]" office:value-type="float" office:value="0.298186688108104" calcext:value-type="float">
            <text:p>0,298186688108104</text:p>
          </table:table-cell>
          <table:table-cell table:number-columns-repeated="6"/>
        </table:table-row>
        <table:table-row table:style-name="ro1">
          <table:table-cell office:value-type="float" office:value="10.35" calcext:value-type="float">
            <text:p>10,35</text:p>
          </table:table-cell>
          <table:table-cell office:value-type="float" office:value="17.7096926994316" calcext:value-type="float">
            <text:p>17,7096926994316</text:p>
          </table:table-cell>
          <table:table-cell office:value-type="float" office:value="16.3439820583953" calcext:value-type="float">
            <text:p>16,3439820583953</text:p>
          </table:table-cell>
          <table:table-cell table:formula="of:=SQRT(([.B25]-[.B24])^2+([.C25]-[.C24])^2)" office:value-type="float" office:value="0.108516850948984" calcext:value-type="float">
            <text:p>0,108516850948984</text:p>
          </table:table-cell>
          <table:table-cell table:formula="of:=[.A25]-[.A24]" office:value-type="float" office:value="0.449999999999999" calcext:value-type="float">
            <text:p>0,449999999999999</text:p>
          </table:table-cell>
          <table:table-cell table:formula="of:=[.D25]/[.E25]" office:value-type="float" office:value="0.24114855766441" calcext:value-type="float">
            <text:p>0,24114855766441</text:p>
          </table:table-cell>
          <table:table-cell table:number-columns-repeated="6"/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17.6424371263694" calcext:value-type="float">
            <text:p>17,6424371263694</text:p>
          </table:table-cell>
          <table:table-cell office:value-type="float" office:value="16.4759141862007" calcext:value-type="float">
            <text:p>16,4759141862007</text:p>
          </table:table-cell>
          <table:table-cell table:formula="of:=SQRT(([.B26]-[.B25])^2+([.C26]-[.C25])^2)" office:value-type="float" office:value="0.14808578073262" calcext:value-type="float">
            <text:p>0,14808578073262</text:p>
          </table:table-cell>
          <table:table-cell table:formula="of:=[.A26]-[.A25]" office:value-type="float" office:value="0.449999999999999" calcext:value-type="float">
            <text:p>0,449999999999999</text:p>
          </table:table-cell>
          <table:table-cell table:formula="of:=[.D26]/[.E26]" office:value-type="float" office:value="0.329079512739155" calcext:value-type="float">
            <text:p>0,329079512739155</text:p>
          </table:table-cell>
          <table:table-cell table:number-columns-repeated="6"/>
        </table:table-row>
        <table:table-row table:style-name="ro1">
          <table:table-cell office:value-type="float" office:value="11.25" calcext:value-type="float">
            <text:p>11,25</text:p>
          </table:table-cell>
          <table:table-cell office:value-type="float" office:value="17.5911165006681" calcext:value-type="float">
            <text:p>17,5911165006681</text:p>
          </table:table-cell>
          <table:table-cell office:value-type="float" office:value="16.5765874693324" calcext:value-type="float">
            <text:p>16,5765874693324</text:p>
          </table:table-cell>
          <table:table-cell table:formula="of:=SQRT(([.B27]-[.B26])^2+([.C27]-[.C26])^2)" office:value-type="float" office:value="0.112999630790904" calcext:value-type="float">
            <text:p>0,112999630790904</text:p>
          </table:table-cell>
          <table:table-cell table:formula="of:=[.A27]-[.A26]" office:value-type="float" office:value="0.449999999999999" calcext:value-type="float">
            <text:p>0,449999999999999</text:p>
          </table:table-cell>
          <table:table-cell table:formula="of:=[.D27]/[.E27]" office:value-type="float" office:value="0.251110290646453" calcext:value-type="float">
            <text:p>0,251110290646453</text:p>
          </table:table-cell>
          <table:table-cell table:number-columns-repeated="6"/>
        </table:table-row>
        <table:table-row table:style-name="ro1">
          <table:table-cell office:value-type="float" office:value="11.7" calcext:value-type="float">
            <text:p>11,7</text:p>
          </table:table-cell>
          <table:table-cell office:value-type="float" office:value="17.5432842194889" calcext:value-type="float">
            <text:p>17,5432842194889</text:p>
          </table:table-cell>
          <table:table-cell office:value-type="float" office:value="16.4843656189734" calcext:value-type="float">
            <text:p>16,4843656189734</text:p>
          </table:table-cell>
          <table:table-cell table:formula="of:=SQRT(([.B28]-[.B27])^2+([.C28]-[.C27])^2)" office:value-type="float" office:value="0.103888386292449" calcext:value-type="float">
            <text:p>0,103888386292449</text:p>
          </table:table-cell>
          <table:table-cell table:formula="of:=[.A28]-[.A27]" office:value-type="float" office:value="0.449999999999999" calcext:value-type="float">
            <text:p>0,449999999999999</text:p>
          </table:table-cell>
          <table:table-cell table:formula="of:=[.D28]/[.E28]" office:value-type="float" office:value="0.230863080649886" calcext:value-type="float">
            <text:p>0,230863080649886</text:p>
          </table:table-cell>
          <table:table-cell table:number-columns-repeated="6"/>
        </table:table-row>
        <table:table-row table:style-name="ro1">
          <table:table-cell office:value-type="float" office:value="12.15" calcext:value-type="float">
            <text:p>12,15</text:p>
          </table:table-cell>
          <table:table-cell office:value-type="float" office:value="17.4834765993561" calcext:value-type="float">
            <text:p>17,4834765993561</text:p>
          </table:table-cell>
          <table:table-cell office:value-type="float" office:value="16.3690550116126" calcext:value-type="float">
            <text:p>16,3690550116126</text:p>
          </table:table-cell>
          <table:table-cell table:formula="of:=SQRT(([.B29]-[.B28])^2+([.C29]-[.C28])^2)" office:value-type="float" office:value="0.12989798919095" calcext:value-type="float">
            <text:p>0,12989798919095</text:p>
          </table:table-cell>
          <table:table-cell table:formula="of:=[.A29]-[.A28]" office:value-type="float" office:value="0.449999999999999" calcext:value-type="float">
            <text:p>0,449999999999999</text:p>
          </table:table-cell>
          <table:table-cell table:formula="of:=[.D29]/[.E29]" office:value-type="float" office:value="0.288662198202111" calcext:value-type="float">
            <text:p>0,288662198202111</text:p>
          </table:table-cell>
          <table:table-cell table:number-columns-repeated="6"/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17.444012320085" calcext:value-type="float">
            <text:p>17,444012320085</text:p>
          </table:table-cell>
          <table:table-cell office:value-type="float" office:value="16.2929668810084" calcext:value-type="float">
            <text:p>16,2929668810084</text:p>
          </table:table-cell>
          <table:table-cell table:formula="of:=SQRT(([.B30]-[.B29])^2+([.C30]-[.C29])^2)" office:value-type="float" office:value="0.0857136684388279" calcext:value-type="float">
            <text:p>0,0857136684388279</text:p>
          </table:table-cell>
          <table:table-cell table:formula="of:=[.A30]-[.A29]" office:value-type="float" office:value="0.449999999999999" calcext:value-type="float">
            <text:p>0,449999999999999</text:p>
          </table:table-cell>
          <table:table-cell table:formula="of:=[.D30]/[.E30]" office:value-type="float" office:value="0.190474818752951" calcext:value-type="float">
            <text:p>0,190474818752951</text:p>
          </table:table-cell>
          <table:table-cell table:number-columns-repeated="6"/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17.395932561037" calcext:value-type="float">
            <text:p>17,395932561037</text:p>
          </table:table-cell>
          <table:table-cell office:value-type="float" office:value="16.2002678870462" calcext:value-type="float">
            <text:p>16,2002678870462</text:p>
          </table:table-cell>
          <table:table-cell table:formula="of:=SQRT(([.B31]-[.B30])^2+([.C31]-[.C30])^2)" office:value-type="float" office:value="0.104425891002733" calcext:value-type="float">
            <text:p>0,104425891002733</text:p>
          </table:table-cell>
          <table:table-cell table:formula="of:=[.A31]-[.A30]" office:value-type="float" office:value="0.449999999999999" calcext:value-type="float">
            <text:p>0,449999999999999</text:p>
          </table:table-cell>
          <table:table-cell table:formula="of:=[.D31]/[.E31]" office:value-type="float" office:value="0.232057535561629" calcext:value-type="float">
            <text:p>0,232057535561629</text:p>
          </table:table-cell>
          <table:table-cell table:number-columns-repeated="6"/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7.3283716113728" calcext:value-type="float">
            <text:p>17,3283716113728</text:p>
          </table:table-cell>
          <table:table-cell office:value-type="float" office:value="16.0700086638513" calcext:value-type="float">
            <text:p>16,0700086638513</text:p>
          </table:table-cell>
          <table:table-cell table:formula="of:=SQRT(([.B32]-[.B31])^2+([.C32]-[.C31])^2)" office:value-type="float" office:value="0.146737681414379" calcext:value-type="float">
            <text:p>0,146737681414379</text:p>
          </table:table-cell>
          <table:table-cell table:formula="of:=[.A32]-[.A31]" office:value-type="float" office:value="0.449999999999999" calcext:value-type="float">
            <text:p>0,449999999999999</text:p>
          </table:table-cell>
          <table:table-cell table:formula="of:=[.D32]/[.E32]" office:value-type="float" office:value="0.326083736476398" calcext:value-type="float">
            <text:p>0,326083736476398</text:p>
          </table:table-cell>
          <table:table-cell table:number-columns-repeated="6"/>
        </table:table-row>
        <table:table-row table:style-name="ro1">
          <table:table-cell office:value-type="float" office:value="13.95" calcext:value-type="float">
            <text:p>13,95</text:p>
          </table:table-cell>
          <table:table-cell office:value-type="float" office:value="17.2508998311106" calcext:value-type="float">
            <text:p>17,2508998311106</text:p>
          </table:table-cell>
          <table:table-cell office:value-type="float" office:value="15.9206411080865" calcext:value-type="float">
            <text:p>15,9206411080865</text:p>
          </table:table-cell>
          <table:table-cell table:formula="of:=SQRT(([.B33]-[.B32])^2+([.C33]-[.C32])^2)" office:value-type="float" office:value="0.168263315824155" calcext:value-type="float">
            <text:p>0,168263315824155</text:p>
          </table:table-cell>
          <table:table-cell table:formula="of:=[.A33]-[.A32]" office:value-type="float" office:value="0.449999999999999" calcext:value-type="float">
            <text:p>0,449999999999999</text:p>
          </table:table-cell>
          <table:table-cell table:formula="of:=[.D33]/[.E33]" office:value-type="float" office:value="0.373918479609234" calcext:value-type="float">
            <text:p>0,373918479609234</text:p>
          </table:table-cell>
          <table:table-cell table:number-columns-repeated="6"/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17.208876638032" calcext:value-type="float">
            <text:p>17,208876638032</text:p>
          </table:table-cell>
          <table:table-cell office:value-type="float" office:value="15.839619326809" calcext:value-type="float">
            <text:p>15,839619326809</text:p>
          </table:table-cell>
          <table:table-cell table:formula="of:=SQRT(([.B34]-[.B33])^2+([.C34]-[.C33])^2)" office:value-type="float" office:value="0.0912714511657104" calcext:value-type="float">
            <text:p>0,0912714511657104</text:p>
          </table:table-cell>
          <table:table-cell table:formula="of:=[.A34]-[.A33]" office:value-type="float" office:value="0.449999999999999" calcext:value-type="float">
            <text:p>0,449999999999999</text:p>
          </table:table-cell>
          <table:table-cell table:formula="of:=[.D34]/[.E34]" office:value-type="float" office:value="0.202825447034912" calcext:value-type="float">
            <text:p>0,202825447034912</text:p>
          </table:table-cell>
          <table:table-cell table:number-columns-repeated="6"/>
        </table:table-row>
        <table:table-row table:style-name="ro1">
          <table:table-cell office:value-type="float" office:value="14.85" calcext:value-type="float">
            <text:p>14,85</text:p>
          </table:table-cell>
          <table:table-cell office:value-type="float" office:value="17.161021959867" calcext:value-type="float">
            <text:p>17,161021959867</text:p>
          </table:table-cell>
          <table:table-cell office:value-type="float" office:value="15.7473542944938" calcext:value-type="float">
            <text:p>15,7473542944938</text:p>
          </table:table-cell>
          <table:table-cell table:formula="of:=SQRT(([.B35]-[.B34])^2+([.C35]-[.C34])^2)" office:value-type="float" office:value="0.103937030987043" calcext:value-type="float">
            <text:p>0,103937030987043</text:p>
          </table:table-cell>
          <table:table-cell table:formula="of:=[.A35]-[.A34]" office:value-type="float" office:value="0.449999999999999" calcext:value-type="float">
            <text:p>0,449999999999999</text:p>
          </table:table-cell>
          <table:table-cell table:formula="of:=[.D35]/[.E35]" office:value-type="float" office:value="0.230971179971207" calcext:value-type="float">
            <text:p>0,230971179971207</text:p>
          </table:table-cell>
          <table:table-cell table:number-columns-repeated="6"/>
        </table:table-row>
        <table:table-row table:style-name="ro1">
          <table:table-cell office:value-type="float" office:value="15.3" calcext:value-type="float">
            <text:p>15,3</text:p>
          </table:table-cell>
          <table:table-cell office:value-type="float" office:value="17.0696445279847" calcext:value-type="float">
            <text:p>17,0696445279847</text:p>
          </table:table-cell>
          <table:table-cell office:value-type="float" office:value="15.5711762899852" calcext:value-type="float">
            <text:p>15,5711762899852</text:p>
          </table:table-cell>
          <table:table-cell table:formula="of:=SQRT(([.B36]-[.B35])^2+([.C36]-[.C35])^2)" office:value-type="float" office:value="0.198465423512641" calcext:value-type="float">
            <text:p>0,198465423512641</text:p>
          </table:table-cell>
          <table:table-cell table:formula="of:=[.A36]-[.A35]" office:value-type="float" office:value="0.449999999999999" calcext:value-type="float">
            <text:p>0,449999999999999</text:p>
          </table:table-cell>
          <table:table-cell table:formula="of:=[.D36]/[.E36]" office:value-type="float" office:value="0.441034274472536" calcext:value-type="float">
            <text:p>0,441034274472536</text:p>
          </table:table-cell>
          <table:table-cell table:number-columns-repeated="6"/>
        </table:table-row>
        <table:table-row table:style-name="ro1">
          <table:table-cell office:value-type="float" office:value="15.75" calcext:value-type="float">
            <text:p>15,75</text:p>
          </table:table-cell>
          <table:table-cell office:value-type="float" office:value="17.0148815105666" calcext:value-type="float">
            <text:p>17,0148815105666</text:p>
          </table:table-cell>
          <table:table-cell office:value-type="float" office:value="15.4655918045072" calcext:value-type="float">
            <text:p>15,4655918045072</text:p>
          </table:table-cell>
          <table:table-cell table:formula="of:=SQRT(([.B37]-[.B36])^2+([.C37]-[.C36])^2)" office:value-type="float" office:value="0.118941463125285" calcext:value-type="float">
            <text:p>0,118941463125285</text:p>
          </table:table-cell>
          <table:table-cell table:formula="of:=[.A37]-[.A36]" office:value-type="float" office:value="0.449999999999999" calcext:value-type="float">
            <text:p>0,449999999999999</text:p>
          </table:table-cell>
          <table:table-cell table:formula="of:=[.D37]/[.E37]" office:value-type="float" office:value="0.264314362500633" calcext:value-type="float">
            <text:p>0,264314362500633</text:p>
          </table:table-cell>
          <table:table-cell table:number-columns-repeated="6"/>
        </table:table-row>
        <table:table-row table:style-name="ro1">
          <table:table-cell office:value-type="float" office:value="16.2" calcext:value-type="float">
            <text:p>16,2</text:p>
          </table:table-cell>
          <table:table-cell office:value-type="float" office:value="16.9756674655188" calcext:value-type="float">
            <text:p>16,9756674655188</text:p>
          </table:table-cell>
          <table:table-cell office:value-type="float" office:value="15.3899861318273" calcext:value-type="float">
            <text:p>15,3899861318273</text:p>
          </table:table-cell>
          <table:table-cell table:formula="of:=SQRT(([.B38]-[.B37])^2+([.C38]-[.C37])^2)" office:value-type="float" office:value="0.0851701771185194" calcext:value-type="float">
            <text:p>0,0851701771185194</text:p>
          </table:table-cell>
          <table:table-cell table:formula="of:=[.A38]-[.A37]" office:value-type="float" office:value="0.449999999999999" calcext:value-type="float">
            <text:p>0,449999999999999</text:p>
          </table:table-cell>
          <table:table-cell table:formula="of:=[.D38]/[.E38]" office:value-type="float" office:value="0.189267060263377" calcext:value-type="float">
            <text:p>0,189267060263377</text:p>
          </table:table-cell>
          <table:table-cell table:number-columns-repeated="6"/>
        </table:table-row>
        <table:table-row table:style-name="ro1">
          <table:table-cell office:value-type="float" office:value="16.65" calcext:value-type="float">
            <text:p>16,65</text:p>
          </table:table-cell>
          <table:table-cell office:value-type="float" office:value="16.8952756494314" calcext:value-type="float">
            <text:p>16,8952756494314</text:p>
          </table:table-cell>
          <table:table-cell office:value-type="float" office:value="15.2349886729872" calcext:value-type="float">
            <text:p>15,2349886729872</text:p>
          </table:table-cell>
          <table:table-cell table:formula="of:=SQRT(([.B39]-[.B38])^2+([.C39]-[.C38])^2)" office:value-type="float" office:value="0.174605430444487" calcext:value-type="float">
            <text:p>0,174605430444487</text:p>
          </table:table-cell>
          <table:table-cell table:formula="of:=[.A39]-[.A38]" office:value-type="float" office:value="0.449999999999999" calcext:value-type="float">
            <text:p>0,449999999999999</text:p>
          </table:table-cell>
          <table:table-cell table:formula="of:=[.D39]/[.E39]" office:value-type="float" office:value="0.388012067654417" calcext:value-type="float">
            <text:p>0,388012067654417</text:p>
          </table:table-cell>
          <table:table-cell table:number-columns-repeated="6"/>
        </table:table-row>
        <table:table-row table:style-name="ro1">
          <table:table-cell office:value-type="float" office:value="17.1" calcext:value-type="float">
            <text:p>17,1</text:p>
          </table:table-cell>
          <table:table-cell office:value-type="float" office:value="16.8180071927802" calcext:value-type="float">
            <text:p>16,8180071927802</text:p>
          </table:table-cell>
          <table:table-cell office:value-type="float" office:value="15.0860131302973" calcext:value-type="float">
            <text:p>15,0860131302973</text:p>
          </table:table-cell>
          <table:table-cell table:formula="of:=SQRT(([.B40]-[.B39])^2+([.C40]-[.C39])^2)" office:value-type="float" office:value="0.167821711089503" calcext:value-type="float">
            <text:p>0,167821711089503</text:p>
          </table:table-cell>
          <table:table-cell table:formula="of:=[.A40]-[.A39]" office:value-type="float" office:value="0.449999999999999" calcext:value-type="float">
            <text:p>0,449999999999999</text:p>
          </table:table-cell>
          <table:table-cell table:formula="of:=[.D40]/[.E40]" office:value-type="float" office:value="0.372937135754451" calcext:value-type="float">
            <text:p>0,372937135754451</text:p>
          </table:table-cell>
          <table:table-cell table:number-columns-repeated="6"/>
        </table:table-row>
        <table:table-row table:style-name="ro1">
          <table:table-cell office:value-type="float" office:value="17.55" calcext:value-type="float">
            <text:p>17,55</text:p>
          </table:table-cell>
          <table:table-cell office:value-type="float" office:value="16.7588609041494" calcext:value-type="float">
            <text:p>16,7588609041494</text:p>
          </table:table-cell>
          <table:table-cell office:value-type="float" office:value="14.9719775868332" calcext:value-type="float">
            <text:p>14,9719775868332</text:p>
          </table:table-cell>
          <table:table-cell table:formula="of:=SQRT(([.B41]-[.B40])^2+([.C41]-[.C40])^2)" office:value-type="float" office:value="0.128461623187458" calcext:value-type="float">
            <text:p>0,128461623187458</text:p>
          </table:table-cell>
          <table:table-cell table:formula="of:=[.A41]-[.A40]" office:value-type="float" office:value="0.449999999999999" calcext:value-type="float">
            <text:p>0,449999999999999</text:p>
          </table:table-cell>
          <table:table-cell table:formula="of:=[.D41]/[.E41]" office:value-type="float" office:value="0.285470273749907" calcext:value-type="float">
            <text:p>0,28547027374990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6734224993713" calcext:value-type="float">
            <text:p>16,6734224993713</text:p>
          </table:table-cell>
          <table:table-cell office:value-type="float" office:value="14.8072501770982" calcext:value-type="float">
            <text:p>14,8072501770982</text:p>
          </table:table-cell>
          <table:table-cell table:formula="of:=SQRT(([.B42]-[.B41])^2+([.C42]-[.C41])^2)" office:value-type="float" office:value="0.185566269911918" calcext:value-type="float">
            <text:p>0,185566269911918</text:p>
          </table:table-cell>
          <table:table-cell table:formula="of:=[.A42]-[.A41]" office:value-type="float" office:value="0.449999999999999" calcext:value-type="float">
            <text:p>0,449999999999999</text:p>
          </table:table-cell>
          <table:table-cell table:formula="of:=[.D42]/[.E42]" office:value-type="float" office:value="0.412369488693152" calcext:value-type="float">
            <text:p>0,412369488693152</text:p>
          </table:table-cell>
          <table:table-cell table:number-columns-repeated="6"/>
        </table:table-row>
        <table:table-row table:style-name="ro1">
          <table:table-cell office:value-type="float" office:value="18.45" calcext:value-type="float">
            <text:p>18,45</text:p>
          </table:table-cell>
          <table:table-cell office:value-type="float" office:value="16.6117064374948" calcext:value-type="float">
            <text:p>16,6117064374948</text:p>
          </table:table-cell>
          <table:table-cell office:value-type="float" office:value="14.6882600456889" calcext:value-type="float">
            <text:p>14,6882600456889</text:p>
          </table:table-cell>
          <table:table-cell table:formula="of:=SQRT(([.B43]-[.B42])^2+([.C43]-[.C42])^2)" office:value-type="float" office:value="0.134042991858332" calcext:value-type="float">
            <text:p>0,134042991858332</text:p>
          </table:table-cell>
          <table:table-cell table:formula="of:=[.A43]-[.A42]" office:value-type="float" office:value="0.449999999999999" calcext:value-type="float">
            <text:p>0,449999999999999</text:p>
          </table:table-cell>
          <table:table-cell table:formula="of:=[.D43]/[.E43]" office:value-type="float" office:value="0.297873315240738" calcext:value-type="float">
            <text:p>0,297873315240738</text:p>
          </table:table-cell>
          <table:table-cell table:number-columns-repeated="6"/>
        </table:table-row>
        <table:table-row table:style-name="ro1">
          <table:table-cell office:value-type="float" office:value="18.9" calcext:value-type="float">
            <text:p>18,9</text:p>
          </table:table-cell>
          <table:table-cell office:value-type="float" office:value="16.5729565779242" calcext:value-type="float">
            <text:p>16,5729565779242</text:p>
          </table:table-cell>
          <table:table-cell office:value-type="float" office:value="14.613549334373" calcext:value-type="float">
            <text:p>14,613549334373</text:p>
          </table:table-cell>
          <table:table-cell table:formula="of:=SQRT(([.B44]-[.B43])^2+([.C44]-[.C43])^2)" office:value-type="float" office:value="0.084161998562771" calcext:value-type="float">
            <text:p>0,084161998562771</text:p>
          </table:table-cell>
          <table:table-cell table:formula="of:=[.A44]-[.A43]" office:value-type="float" office:value="0.449999999999999" calcext:value-type="float">
            <text:p>0,449999999999999</text:p>
          </table:table-cell>
          <table:table-cell table:formula="of:=[.D44]/[.E44]" office:value-type="float" office:value="0.187026663472825" calcext:value-type="float">
            <text:p>0,187026663472825</text:p>
          </table:table-cell>
          <table:table-cell table:number-columns-repeated="6"/>
        </table:table-row>
        <table:table-row table:style-name="ro1">
          <table:table-cell office:value-type="float" office:value="19.35" calcext:value-type="float">
            <text:p>19,35</text:p>
          </table:table-cell>
          <table:table-cell office:value-type="float" office:value="16.5138741583064" calcext:value-type="float">
            <text:p>16,5138741583064</text:p>
          </table:table-cell>
          <table:table-cell office:value-type="float" office:value="14.4996369319846" calcext:value-type="float">
            <text:p>14,4996369319846</text:p>
          </table:table-cell>
          <table:table-cell table:formula="of:=SQRT(([.B45]-[.B44])^2+([.C45]-[.C44])^2)" office:value-type="float" office:value="0.12832290413554" calcext:value-type="float">
            <text:p>0,12832290413554</text:p>
          </table:table-cell>
          <table:table-cell table:formula="of:=[.A45]-[.A44]" office:value-type="float" office:value="0.449999999999999" calcext:value-type="float">
            <text:p>0,449999999999999</text:p>
          </table:table-cell>
          <table:table-cell table:formula="of:=[.D45]/[.E45]" office:value-type="float" office:value="0.28516200919009" calcext:value-type="float">
            <text:p>0,28516200919009</text:p>
          </table:table-cell>
          <table:table-cell table:number-columns-repeated="6"/>
        </table:table-row>
        <table:table-row table:style-name="ro1">
          <table:table-cell office:value-type="float" office:value="19.8" calcext:value-type="float">
            <text:p>19,8</text:p>
          </table:table-cell>
          <table:table-cell office:value-type="float" office:value="16.4452191459602" calcext:value-type="float">
            <text:p>16,4452191459602</text:p>
          </table:table-cell>
          <table:table-cell office:value-type="float" office:value="14.3672683282112" calcext:value-type="float">
            <text:p>14,3672683282112</text:p>
          </table:table-cell>
          <table:table-cell table:formula="of:=SQRT(([.B46]-[.B45])^2+([.C46]-[.C45])^2)" office:value-type="float" office:value="0.149113909428975" calcext:value-type="float">
            <text:p>0,149113909428975</text:p>
          </table:table-cell>
          <table:table-cell table:formula="of:=[.A46]-[.A45]" office:value-type="float" office:value="0.449999999999999" calcext:value-type="float">
            <text:p>0,449999999999999</text:p>
          </table:table-cell>
          <table:table-cell table:formula="of:=[.D46]/[.E46]" office:value-type="float" office:value="0.331364243175501" calcext:value-type="float">
            <text:p>0,331364243175501</text:p>
          </table:table-cell>
          <table:table-cell table:number-columns-repeated="6"/>
        </table:table-row>
        <table:table-row table:style-name="ro1">
          <table:table-cell office:value-type="float" office:value="20.25" calcext:value-type="float">
            <text:p>20,25</text:p>
          </table:table-cell>
          <table:table-cell office:value-type="float" office:value="16.4007688656026" calcext:value-type="float">
            <text:p>16,4007688656026</text:p>
          </table:table-cell>
          <table:table-cell office:value-type="float" office:value="14.2815670611485" calcext:value-type="float">
            <text:p>14,2815670611485</text:p>
          </table:table-cell>
          <table:table-cell table:formula="of:=SQRT(([.B47]-[.B46])^2+([.C47]-[.C46])^2)" office:value-type="float" office:value="0.0965429158458223" calcext:value-type="float">
            <text:p>0,0965429158458223</text:p>
          </table:table-cell>
          <table:table-cell table:formula="of:=[.A47]-[.A46]" office:value-type="float" office:value="0.449999999999999" calcext:value-type="float">
            <text:p>0,449999999999999</text:p>
          </table:table-cell>
          <table:table-cell table:formula="of:=[.D47]/[.E47]" office:value-type="float" office:value="0.214539812990716" calcext:value-type="float">
            <text:p>0,214539812990716</text:p>
          </table:table-cell>
          <table:table-cell table:number-columns-repeated="6"/>
        </table:table-row>
        <table:table-row table:style-name="ro1">
          <table:table-cell office:value-type="float" office:value="20.7" calcext:value-type="float">
            <text:p>20,7</text:p>
          </table:table-cell>
          <table:table-cell office:value-type="float" office:value="16.3333432017973" calcext:value-type="float">
            <text:p>16,3333432017973</text:p>
          </table:table-cell>
          <table:table-cell office:value-type="float" office:value="14.1515686725181" calcext:value-type="float">
            <text:p>14,1515686725181</text:p>
          </table:table-cell>
          <table:table-cell table:formula="of:=SQRT(([.B48]-[.B47])^2+([.C48]-[.C47])^2)" office:value-type="float" office:value="0.146443849942857" calcext:value-type="float">
            <text:p>0,146443849942857</text:p>
          </table:table-cell>
          <table:table-cell table:formula="of:=[.A48]-[.A47]" office:value-type="float" office:value="0.449999999999999" calcext:value-type="float">
            <text:p>0,449999999999999</text:p>
          </table:table-cell>
          <table:table-cell table:formula="of:=[.D48]/[.E48]" office:value-type="float" office:value="0.325430777650794" calcext:value-type="float">
            <text:p>0,325430777650794</text:p>
          </table:table-cell>
          <table:table-cell table:number-columns-repeated="6"/>
        </table:table-row>
        <table:table-row table:style-name="ro1">
          <table:table-cell office:value-type="float" office:value="21.15" calcext:value-type="float">
            <text:p>21,15</text:p>
          </table:table-cell>
          <table:table-cell office:value-type="float" office:value="16.2347658329152" calcext:value-type="float">
            <text:p>16,2347658329152</text:p>
          </table:table-cell>
          <table:table-cell office:value-type="float" office:value="13.9615090070012" calcext:value-type="float">
            <text:p>13,9615090070012</text:p>
          </table:table-cell>
          <table:table-cell table:formula="of:=SQRT(([.B49]-[.B48])^2+([.C49]-[.C48])^2)" office:value-type="float" office:value="0.214103185665498" calcext:value-type="float">
            <text:p>0,214103185665498</text:p>
          </table:table-cell>
          <table:table-cell table:formula="of:=[.A49]-[.A48]" office:value-type="float" office:value="0.449999999999999" calcext:value-type="float">
            <text:p>0,449999999999999</text:p>
          </table:table-cell>
          <table:table-cell table:formula="of:=[.D49]/[.E49]" office:value-type="float" office:value="0.475784857034441" calcext:value-type="float">
            <text:p>0,475784857034441</text:p>
          </table:table-cell>
          <table:table-cell table:number-columns-repeated="6"/>
        </table:table-row>
        <table:table-row table:style-name="ro1">
          <table:table-cell office:value-type="float" office:value="21.6" calcext:value-type="float">
            <text:p>21,6</text:p>
          </table:table-cell>
          <table:table-cell office:value-type="float" office:value="16.1832436573211" calcext:value-type="float">
            <text:p>16,1832436573211</text:p>
          </table:table-cell>
          <table:table-cell office:value-type="float" office:value="13.8621729466948" calcext:value-type="float">
            <text:p>13,8621729466948</text:p>
          </table:table-cell>
          <table:table-cell table:formula="of:=SQRT(([.B50]-[.B49])^2+([.C50]-[.C49])^2)" office:value-type="float" office:value="0.111902580198819" calcext:value-type="float">
            <text:p>0,111902580198819</text:p>
          </table:table-cell>
          <table:table-cell table:formula="of:=[.A50]-[.A49]" office:value-type="float" office:value="0.449999999999999" calcext:value-type="float">
            <text:p>0,449999999999999</text:p>
          </table:table-cell>
          <table:table-cell table:formula="of:=[.D50]/[.E50]" office:value-type="float" office:value="0.248672400441819" calcext:value-type="float">
            <text:p>0,248672400441819</text:p>
          </table:table-cell>
          <table:table-cell table:number-columns-repeated="6"/>
        </table:table-row>
        <table:table-row table:style-name="ro1">
          <table:table-cell office:value-type="float" office:value="22.05" calcext:value-type="float">
            <text:p>22,05</text:p>
          </table:table-cell>
          <table:table-cell office:value-type="float" office:value="16.1426747184532" calcext:value-type="float">
            <text:p>16,1426747184532</text:p>
          </table:table-cell>
          <table:table-cell office:value-type="float" office:value="13.7839550043916" calcext:value-type="float">
            <text:p>13,7839550043916</text:p>
          </table:table-cell>
          <table:table-cell table:formula="of:=SQRT(([.B51]-[.B50])^2+([.C51]-[.C50])^2)" office:value-type="float" office:value="0.0881129122150139" calcext:value-type="float">
            <text:p>0,0881129122150139</text:p>
          </table:table-cell>
          <table:table-cell table:formula="of:=[.A51]-[.A50]" office:value-type="float" office:value="0.449999999999999" calcext:value-type="float">
            <text:p>0,449999999999999</text:p>
          </table:table-cell>
          <table:table-cell table:formula="of:=[.D51]/[.E51]" office:value-type="float" office:value="0.19580647158892" calcext:value-type="float">
            <text:p>0,19580647158892</text:p>
          </table:table-cell>
          <table:table-cell table:number-columns-repeated="6"/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16.0770294621528" calcext:value-type="float">
            <text:p>16,0770294621528</text:p>
          </table:table-cell>
          <table:table-cell office:value-type="float" office:value="13.6573892865526" calcext:value-type="float">
            <text:p>13,6573892865526</text:p>
          </table:table-cell>
          <table:table-cell table:formula="of:=SQRT(([.B52]-[.B51])^2+([.C52]-[.C51])^2)" office:value-type="float" office:value="0.142576928732722" calcext:value-type="float">
            <text:p>0,142576928732722</text:p>
          </table:table-cell>
          <table:table-cell table:formula="of:=[.A52]-[.A51]" office:value-type="float" office:value="0.449999999999999" calcext:value-type="float">
            <text:p>0,449999999999999</text:p>
          </table:table-cell>
          <table:table-cell table:formula="of:=[.D52]/[.E52]" office:value-type="float" office:value="0.31683761940605" calcext:value-type="float">
            <text:p>0,31683761940605</text:p>
          </table:table-cell>
          <table:table-cell table:number-columns-repeated="6"/>
        </table:table-row>
        <table:table-row table:style-name="ro1">
          <table:table-cell office:value-type="float" office:value="22.95" calcext:value-type="float">
            <text:p>22,95</text:p>
          </table:table-cell>
          <table:table-cell office:value-type="float" office:value="15.9972551239841" calcext:value-type="float">
            <text:p>15,9972551239841</text:p>
          </table:table-cell>
          <table:table-cell office:value-type="float" office:value="13.503582340789" calcext:value-type="float">
            <text:p>13,503582340789</text:p>
          </table:table-cell>
          <table:table-cell table:formula="of:=SQRT(([.B53]-[.B52])^2+([.C53]-[.C52])^2)" office:value-type="float" office:value="0.173264311372456" calcext:value-type="float">
            <text:p>0,173264311372456</text:p>
          </table:table-cell>
          <table:table-cell table:formula="of:=[.A53]-[.A52]" office:value-type="float" office:value="0.449999999999999" calcext:value-type="float">
            <text:p>0,449999999999999</text:p>
          </table:table-cell>
          <table:table-cell table:formula="of:=[.D53]/[.E53]" office:value-type="float" office:value="0.385031803049904" calcext:value-type="float">
            <text:p>0,385031803049904</text:p>
          </table:table-cell>
          <table:table-cell table:number-columns-repeated="6"/>
        </table:table-row>
        <table:table-row table:style-name="ro1">
          <table:table-cell office:value-type="float" office:value="23.4" calcext:value-type="float">
            <text:p>23,4</text:p>
          </table:table-cell>
          <table:table-cell office:value-type="float" office:value="15.9162642605381" calcext:value-type="float">
            <text:p>15,9162642605381</text:p>
          </table:table-cell>
          <table:table-cell office:value-type="float" office:value="13.3474299034593" calcext:value-type="float">
            <text:p>13,3474299034593</text:p>
          </table:table-cell>
          <table:table-cell table:formula="of:=SQRT(([.B54]-[.B53])^2+([.C54]-[.C53])^2)" office:value-type="float" office:value="0.175906519622619" calcext:value-type="float">
            <text:p>0,175906519622619</text:p>
          </table:table-cell>
          <table:table-cell table:formula="of:=[.A54]-[.A53]" office:value-type="float" office:value="0.449999999999999" calcext:value-type="float">
            <text:p>0,449999999999999</text:p>
          </table:table-cell>
          <table:table-cell table:formula="of:=[.D54]/[.E54]" office:value-type="float" office:value="0.390903376939155" calcext:value-type="float">
            <text:p>0,390903376939155</text:p>
          </table:table-cell>
          <table:table-cell table:number-columns-repeated="6"/>
        </table:table-row>
        <table:table-row table:style-name="ro1">
          <table:table-cell office:value-type="float" office:value="23.85" calcext:value-type="float">
            <text:p>23,85</text:p>
          </table:table-cell>
          <table:table-cell office:value-type="float" office:value="15.841688157391" calcext:value-type="float">
            <text:p>15,841688157391</text:p>
          </table:table-cell>
          <table:table-cell office:value-type="float" office:value="13.2036452865596" calcext:value-type="float">
            <text:p>13,2036452865596</text:p>
          </table:table-cell>
          <table:table-cell table:formula="of:=SQRT(([.B55]-[.B54])^2+([.C55]-[.C54])^2)" office:value-type="float" office:value="0.161974106626867" calcext:value-type="float">
            <text:p>0,161974106626867</text:p>
          </table:table-cell>
          <table:table-cell table:formula="of:=[.A55]-[.A54]" office:value-type="float" office:value="0.449999999999999" calcext:value-type="float">
            <text:p>0,449999999999999</text:p>
          </table:table-cell>
          <table:table-cell table:formula="of:=[.D55]/[.E55]" office:value-type="float" office:value="0.359942459170815" calcext:value-type="float">
            <text:p>0,359942459170815</text:p>
          </table:table-cell>
          <table:table-cell table:number-columns-repeated="6"/>
        </table:table-row>
        <table:table-row table:style-name="ro1">
          <table:table-cell office:value-type="float" office:value="24.3" calcext:value-type="float">
            <text:p>24,3</text:p>
          </table:table-cell>
          <table:table-cell office:value-type="float" office:value="15.7814990525551" calcext:value-type="float">
            <text:p>15,7814990525551</text:p>
          </table:table-cell>
          <table:table-cell office:value-type="float" office:value="13.0875991670232" calcext:value-type="float">
            <text:p>13,0875991670232</text:p>
          </table:table-cell>
          <table:table-cell table:formula="of:=SQRT(([.B56]-[.B55])^2+([.C56]-[.C55])^2)" office:value-type="float" office:value="0.130726547420279" calcext:value-type="float">
            <text:p>0,130726547420279</text:p>
          </table:table-cell>
          <table:table-cell table:formula="of:=[.A56]-[.A55]" office:value-type="float" office:value="0.449999999999999" calcext:value-type="float">
            <text:p>0,449999999999999</text:p>
          </table:table-cell>
          <table:table-cell table:formula="of:=[.D56]/[.E56]" office:value-type="float" office:value="0.290503438711731" calcext:value-type="float">
            <text:p>0,290503438711731</text:p>
          </table:table-cell>
          <table:table-cell table:number-columns-repeated="6"/>
        </table:table-row>
        <table:table-row table:style-name="ro1">
          <table:table-cell office:value-type="float" office:value="24.75" calcext:value-type="float">
            <text:p>24,75</text:p>
          </table:table-cell>
          <table:table-cell office:value-type="float" office:value="15.720107166479" calcext:value-type="float">
            <text:p>15,720107166479</text:p>
          </table:table-cell>
          <table:table-cell office:value-type="float" office:value="12.9692340547727" calcext:value-type="float">
            <text:p>12,9692340547727</text:p>
          </table:table-cell>
          <table:table-cell table:formula="of:=SQRT(([.B57]-[.B56])^2+([.C57]-[.C56])^2)" office:value-type="float" office:value="0.13333890457796" calcext:value-type="float">
            <text:p>0,13333890457796</text:p>
          </table:table-cell>
          <table:table-cell table:formula="of:=[.A57]-[.A56]" office:value-type="float" office:value="0.449999999999999" calcext:value-type="float">
            <text:p>0,449999999999999</text:p>
          </table:table-cell>
          <table:table-cell table:formula="of:=[.D57]/[.E57]" office:value-type="float" office:value="0.296308676839911" calcext:value-type="float">
            <text:p>0,296308676839911</text:p>
          </table:table-cell>
          <table:table-cell table:number-columns-repeated="6"/>
        </table:table-row>
        <table:table-row table:style-name="ro1">
          <table:table-cell office:value-type="float" office:value="25.2" calcext:value-type="float">
            <text:p>25,2</text:p>
          </table:table-cell>
          <table:table-cell office:value-type="float" office:value="15.6770511112286" calcext:value-type="float">
            <text:p>15,6770511112286</text:p>
          </table:table-cell>
          <table:table-cell office:value-type="float" office:value="12.8862208890516" calcext:value-type="float">
            <text:p>12,8862208890516</text:p>
          </table:table-cell>
          <table:table-cell table:formula="of:=SQRT(([.B58]-[.B57])^2+([.C58]-[.C57])^2)" office:value-type="float" office:value="0.0935147559306128" calcext:value-type="float">
            <text:p>0,0935147559306128</text:p>
          </table:table-cell>
          <table:table-cell table:formula="of:=[.A58]-[.A57]" office:value-type="float" office:value="0.449999999999999" calcext:value-type="float">
            <text:p>0,449999999999999</text:p>
          </table:table-cell>
          <table:table-cell table:formula="of:=[.D58]/[.E58]" office:value-type="float" office:value="0.207810568734695" calcext:value-type="float">
            <text:p>0,207810568734695</text:p>
          </table:table-cell>
          <table:table-cell table:number-columns-repeated="6"/>
        </table:table-row>
        <table:table-row table:style-name="ro1">
          <table:table-cell office:value-type="float" office:value="25.65" calcext:value-type="float">
            <text:p>25,65</text:p>
          </table:table-cell>
          <table:table-cell office:value-type="float" office:value="15.6378620836381" calcext:value-type="float">
            <text:p>15,6378620836381</text:p>
          </table:table-cell>
          <table:table-cell office:value-type="float" office:value="12.8106634506632" calcext:value-type="float">
            <text:p>12,8106634506632</text:p>
          </table:table-cell>
          <table:table-cell table:formula="of:=SQRT(([.B59]-[.B58])^2+([.C59]-[.C58])^2)" office:value-type="float" office:value="0.0851158409422759" calcext:value-type="float">
            <text:p>0,0851158409422759</text:p>
          </table:table-cell>
          <table:table-cell table:formula="of:=[.A59]-[.A58]" office:value-type="float" office:value="0.449999999999999" calcext:value-type="float">
            <text:p>0,449999999999999</text:p>
          </table:table-cell>
          <table:table-cell table:formula="of:=[.D59]/[.E59]" office:value-type="float" office:value="0.189146313205058" calcext:value-type="float">
            <text:p>0,189146313205058</text:p>
          </table:table-cell>
          <table:table-cell table:number-columns-repeated="6"/>
        </table:table-row>
        <table:table-row table:style-name="ro1">
          <table:table-cell office:value-type="float" office:value="26.1" calcext:value-type="float">
            <text:p>26,1</text:p>
          </table:table-cell>
          <table:table-cell office:value-type="float" office:value="15.603309850254" calcext:value-type="float">
            <text:p>15,603309850254</text:p>
          </table:table-cell>
          <table:table-cell office:value-type="float" office:value="12.7440458690184" calcext:value-type="float">
            <text:p>12,7440458690184</text:p>
          </table:table-cell>
          <table:table-cell table:formula="of:=SQRT(([.B60]-[.B59])^2+([.C60]-[.C59])^2)" office:value-type="float" office:value="0.0750450465788658" calcext:value-type="float">
            <text:p>0,0750450465788658</text:p>
          </table:table-cell>
          <table:table-cell table:formula="of:=[.A60]-[.A59]" office:value-type="float" office:value="0.449999999999999" calcext:value-type="float">
            <text:p>0,449999999999999</text:p>
          </table:table-cell>
          <table:table-cell table:formula="of:=[.D60]/[.E60]" office:value-type="float" office:value="0.166766770175258" calcext:value-type="float">
            <text:p>0,166766770175258</text:p>
          </table:table-cell>
          <table:table-cell table:number-columns-repeated="6"/>
        </table:table-row>
        <table:table-row table:style-name="ro1">
          <table:table-cell office:value-type="float" office:value="26.55" calcext:value-type="float">
            <text:p>26,55</text:p>
          </table:table-cell>
          <table:table-cell office:value-type="float" office:value="15.557017261433" calcext:value-type="float">
            <text:p>15,557017261433</text:p>
          </table:table-cell>
          <table:table-cell office:value-type="float" office:value="12.6547925845473" calcext:value-type="float">
            <text:p>12,6547925845473</text:p>
          </table:table-cell>
          <table:table-cell table:formula="of:=SQRT(([.B61]-[.B60])^2+([.C61]-[.C60])^2)" office:value-type="float" office:value="0.100544281630662" calcext:value-type="float">
            <text:p>0,100544281630662</text:p>
          </table:table-cell>
          <table:table-cell table:formula="of:=[.A61]-[.A60]" office:value-type="float" office:value="0.449999999999999" calcext:value-type="float">
            <text:p>0,449999999999999</text:p>
          </table:table-cell>
          <table:table-cell table:formula="of:=[.D61]/[.E61]" office:value-type="float" office:value="0.223431736957026" calcext:value-type="float">
            <text:p>0,223431736957026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.472669695107" calcext:value-type="float">
            <text:p>15,472669695107</text:p>
          </table:table-cell>
          <table:table-cell office:value-type="float" office:value="12.492168338994" calcext:value-type="float">
            <text:p>12,492168338994</text:p>
          </table:table-cell>
          <table:table-cell table:formula="of:=SQRT(([.B62]-[.B61])^2+([.C62]-[.C61])^2)" office:value-type="float" office:value="0.183197044700254" calcext:value-type="float">
            <text:p>0,183197044700254</text:p>
          </table:table-cell>
          <table:table-cell table:formula="of:=[.A62]-[.A61]" office:value-type="float" office:value="0.449999999999999" calcext:value-type="float">
            <text:p>0,449999999999999</text:p>
          </table:table-cell>
          <table:table-cell table:formula="of:=[.D62]/[.E62]" office:value-type="float" office:value="0.407104543778343" calcext:value-type="float">
            <text:p>0,407104543778343</text:p>
          </table:table-cell>
          <table:table-cell table:number-columns-repeated="6"/>
        </table:table-row>
        <table:table-row table:style-name="ro1">
          <table:table-cell office:value-type="float" office:value="27.45" calcext:value-type="float">
            <text:p>27,45</text:p>
          </table:table-cell>
          <table:table-cell office:value-type="float" office:value="15.4078997739809" calcext:value-type="float">
            <text:p>15,4078997739809</text:p>
          </table:table-cell>
          <table:table-cell office:value-type="float" office:value="12.3672902895552" calcext:value-type="float">
            <text:p>12,3672902895552</text:p>
          </table:table-cell>
          <table:table-cell table:formula="of:=SQRT(([.B63]-[.B62])^2+([.C63]-[.C62])^2)" office:value-type="float" office:value="0.140675761644705" calcext:value-type="float">
            <text:p>0,140675761644705</text:p>
          </table:table-cell>
          <table:table-cell table:formula="of:=[.A63]-[.A62]" office:value-type="float" office:value="0.449999999999999" calcext:value-type="float">
            <text:p>0,449999999999999</text:p>
          </table:table-cell>
          <table:table-cell table:formula="of:=[.D63]/[.E63]" office:value-type="float" office:value="0.312612803654901" calcext:value-type="float">
            <text:p>0,312612803654901</text:p>
          </table:table-cell>
          <table:table-cell table:number-columns-repeated="6"/>
        </table:table-row>
        <table:table-row table:style-name="ro1">
          <table:table-cell office:value-type="float" office:value="27.9" calcext:value-type="float">
            <text:p>27,9</text:p>
          </table:table-cell>
          <table:table-cell office:value-type="float" office:value="15.3388073284818" calcext:value-type="float">
            <text:p>15,3388073284818</text:p>
          </table:table-cell>
          <table:table-cell office:value-type="float" office:value="12.2340783035769" calcext:value-type="float">
            <text:p>12,2340783035769</text:p>
          </table:table-cell>
          <table:table-cell table:formula="of:=SQRT(([.B64]-[.B63])^2+([.C64]-[.C63])^2)" office:value-type="float" office:value="0.150063983798059" calcext:value-type="float">
            <text:p>0,150063983798059</text:p>
          </table:table-cell>
          <table:table-cell table:formula="of:=[.A64]-[.A63]" office:value-type="float" office:value="0.449999999999999" calcext:value-type="float">
            <text:p>0,449999999999999</text:p>
          </table:table-cell>
          <table:table-cell table:formula="of:=[.D64]/[.E64]" office:value-type="float" office:value="0.333475519551244" calcext:value-type="float">
            <text:p>0,333475519551244</text:p>
          </table:table-cell>
          <table:table-cell table:number-columns-repeated="6"/>
        </table:table-row>
        <table:table-row table:style-name="ro1">
          <table:table-cell office:value-type="float" office:value="28.35" calcext:value-type="float">
            <text:p>28,35</text:p>
          </table:table-cell>
          <table:table-cell office:value-type="float" office:value="15.2862562171064" calcext:value-type="float">
            <text:p>15,2862562171064</text:p>
          </table:table-cell>
          <table:table-cell office:value-type="float" office:value="12.132758429007" calcext:value-type="float">
            <text:p>12,132758429007</text:p>
          </table:table-cell>
          <table:table-cell table:formula="of:=SQRT(([.B65]-[.B64])^2+([.C65]-[.C64])^2)" office:value-type="float" office:value="0.114137357116971" calcext:value-type="float">
            <text:p>0,114137357116971</text:p>
          </table:table-cell>
          <table:table-cell table:formula="of:=[.A65]-[.A64]" office:value-type="float" office:value="0.449999999999999" calcext:value-type="float">
            <text:p>0,449999999999999</text:p>
          </table:table-cell>
          <table:table-cell table:formula="of:=[.D65]/[.E65]" office:value-type="float" office:value="0.253638571371047" calcext:value-type="float">
            <text:p>0,253638571371047</text:p>
          </table:table-cell>
          <table:table-cell table:number-columns-repeated="6"/>
        </table:table-row>
        <table:table-row table:style-name="ro1">
          <table:table-cell office:value-type="float" office:value="28.8" calcext:value-type="float">
            <text:p>28,8</text:p>
          </table:table-cell>
          <table:table-cell office:value-type="float" office:value="15.191109062101" calcext:value-type="float">
            <text:p>15,191109062101</text:p>
          </table:table-cell>
          <table:table-cell office:value-type="float" office:value="11.9493123027786" calcext:value-type="float">
            <text:p>11,9493123027786</text:p>
          </table:table-cell>
          <table:table-cell table:formula="of:=SQRT(([.B66]-[.B65])^2+([.C66]-[.C65])^2)" office:value-type="float" office:value="0.206652999818137" calcext:value-type="float">
            <text:p>0,206652999818137</text:p>
          </table:table-cell>
          <table:table-cell table:formula="of:=[.A66]-[.A65]" office:value-type="float" office:value="0.449999999999999" calcext:value-type="float">
            <text:p>0,449999999999999</text:p>
          </table:table-cell>
          <table:table-cell table:formula="of:=[.D66]/[.E66]" office:value-type="float" office:value="0.45922888848475" calcext:value-type="float">
            <text:p>0,45922888848475</text:p>
          </table:table-cell>
          <table:table-cell table:number-columns-repeated="6"/>
        </table:table-row>
        <table:table-row table:style-name="ro1">
          <table:table-cell office:value-type="float" office:value="29.25" calcext:value-type="float">
            <text:p>29,25</text:p>
          </table:table-cell>
          <table:table-cell office:value-type="float" office:value="15.1295667618771" calcext:value-type="float">
            <text:p>15,1295667618771</text:p>
          </table:table-cell>
          <table:table-cell office:value-type="float" office:value="11.8306571882391" calcext:value-type="float">
            <text:p>11,8306571882391</text:p>
          </table:table-cell>
          <table:table-cell table:formula="of:=SQRT(([.B67]-[.B66])^2+([.C67]-[.C66])^2)" office:value-type="float" office:value="0.133665593640351" calcext:value-type="float">
            <text:p>0,133665593640351</text:p>
          </table:table-cell>
          <table:table-cell table:formula="of:=[.A67]-[.A66]" office:value-type="float" office:value="0.449999999999999" calcext:value-type="float">
            <text:p>0,449999999999999</text:p>
          </table:table-cell>
          <table:table-cell table:formula="of:=[.D67]/[.E67]" office:value-type="float" office:value="0.297034652534114" calcext:value-type="float">
            <text:p>0,297034652534114</text:p>
          </table:table-cell>
          <table:table-cell table:number-columns-repeated="6"/>
        </table:table-row>
        <table:table-row table:style-name="ro1">
          <table:table-cell office:value-type="float" office:value="29.7" calcext:value-type="float">
            <text:p>29,7</text:p>
          </table:table-cell>
          <table:table-cell office:value-type="float" office:value="15.0631594934169" calcext:value-type="float">
            <text:p>15,0631594934169</text:p>
          </table:table-cell>
          <table:table-cell office:value-type="float" office:value="11.7026222916441" calcext:value-type="float">
            <text:p>11,7026222916441</text:p>
          </table:table-cell>
          <table:table-cell table:formula="of:=SQRT(([.B68]-[.B67])^2+([.C68]-[.C67])^2)" office:value-type="float" office:value="0.144231966118568" calcext:value-type="float">
            <text:p>0,144231966118568</text:p>
          </table:table-cell>
          <table:table-cell table:formula="of:=[.A68]-[.A67]" office:value-type="float" office:value="0.449999999999999" calcext:value-type="float">
            <text:p>0,449999999999999</text:p>
          </table:table-cell>
          <table:table-cell table:formula="of:=[.D68]/[.E68]" office:value-type="float" office:value="0.320515480263485" calcext:value-type="float">
            <text:p>0,320515480263485</text:p>
          </table:table-cell>
          <table:table-cell table:number-columns-repeated="6"/>
        </table:table-row>
        <table:table-row table:style-name="ro1">
          <table:table-cell office:value-type="float" office:value="30.15" calcext:value-type="float">
            <text:p>30,15</text:p>
          </table:table-cell>
          <table:table-cell office:value-type="float" office:value="14.9652453655374" calcext:value-type="float">
            <text:p>14,9652453655374</text:p>
          </table:table-cell>
          <table:table-cell office:value-type="float" office:value="11.513841371589" calcext:value-type="float">
            <text:p>11,513841371589</text:p>
          </table:table-cell>
          <table:table-cell table:formula="of:=SQRT(([.B69]-[.B68])^2+([.C69]-[.C68])^2)" office:value-type="float" office:value="0.212662672359916" calcext:value-type="float">
            <text:p>0,212662672359916</text:p>
          </table:table-cell>
          <table:table-cell table:formula="of:=[.A69]-[.A68]" office:value-type="float" office:value="0.449999999999999" calcext:value-type="float">
            <text:p>0,449999999999999</text:p>
          </table:table-cell>
          <table:table-cell table:formula="of:=[.D69]/[.E69]" office:value-type="float" office:value="0.472583716355369" calcext:value-type="float">
            <text:p>0,472583716355369</text:p>
          </table:table-cell>
          <table:table-cell table:number-columns-repeated="6"/>
        </table:table-row>
        <table:table-row table:style-name="ro1">
          <table:table-cell office:value-type="float" office:value="30.6" calcext:value-type="float">
            <text:p>30,6</text:p>
          </table:table-cell>
          <table:table-cell office:value-type="float" office:value="14.9128341930251" calcext:value-type="float">
            <text:p>14,9128341930251</text:p>
          </table:table-cell>
          <table:table-cell office:value-type="float" office:value="11.4127913026939" calcext:value-type="float">
            <text:p>11,4127913026939</text:p>
          </table:table-cell>
          <table:table-cell table:formula="of:=SQRT(([.B70]-[.B69])^2+([.C70]-[.C69])^2)" office:value-type="float" office:value="0.113833419643852" calcext:value-type="float">
            <text:p>0,113833419643852</text:p>
          </table:table-cell>
          <table:table-cell table:formula="of:=[.A70]-[.A69]" office:value-type="float" office:value="0.449999999999999" calcext:value-type="float">
            <text:p>0,449999999999999</text:p>
          </table:table-cell>
          <table:table-cell table:formula="of:=[.D70]/[.E70]" office:value-type="float" office:value="0.252963154764116" calcext:value-type="float">
            <text:p>0,252963154764116</text:p>
          </table:table-cell>
          <table:table-cell table:number-columns-repeated="6"/>
        </table:table-row>
        <table:table-row table:style-name="ro1">
          <table:table-cell office:value-type="float" office:value="31.05" calcext:value-type="float">
            <text:p>31,05</text:p>
          </table:table-cell>
          <table:table-cell office:value-type="float" office:value="14.8530274620954" calcext:value-type="float">
            <text:p>14,8530274620954</text:p>
          </table:table-cell>
          <table:table-cell office:value-type="float" office:value="11.2974824097393" calcext:value-type="float">
            <text:p>11,2974824097393</text:p>
          </table:table-cell>
          <table:table-cell table:formula="of:=SQRT(([.B71]-[.B70])^2+([.C71]-[.C70])^2)" office:value-type="float" office:value="0.129896057903693" calcext:value-type="float">
            <text:p>0,129896057903693</text:p>
          </table:table-cell>
          <table:table-cell table:formula="of:=[.A71]-[.A70]" office:value-type="float" office:value="0.449999999999999" calcext:value-type="float">
            <text:p>0,449999999999999</text:p>
          </table:table-cell>
          <table:table-cell table:formula="of:=[.D71]/[.E71]" office:value-type="float" office:value="0.288657906452651" calcext:value-type="float">
            <text:p>0,288657906452651</text:p>
          </table:table-cell>
          <table:table-cell table:number-columns-repeated="6"/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14.8070244083205" calcext:value-type="float">
            <text:p>14,8070244083205</text:p>
          </table:table-cell>
          <table:table-cell office:value-type="float" office:value="11.2087873561752" calcext:value-type="float">
            <text:p>11,2087873561752</text:p>
          </table:table-cell>
          <table:table-cell table:formula="of:=SQRT(([.B72]-[.B71])^2+([.C72]-[.C71])^2)" office:value-type="float" office:value="0.0999154316577521" calcext:value-type="float">
            <text:p>0,0999154316577521</text:p>
          </table:table-cell>
          <table:table-cell table:formula="of:=[.A72]-[.A71]" office:value-type="float" office:value="0.449999999999999" calcext:value-type="float">
            <text:p>0,449999999999999</text:p>
          </table:table-cell>
          <table:table-cell table:formula="of:=[.D72]/[.E72]" office:value-type="float" office:value="0.222034292572783" calcext:value-type="float">
            <text:p>0,222034292572783</text:p>
          </table:table-cell>
          <table:table-cell table:number-columns-repeated="6"/>
        </table:table-row>
        <table:table-row table:style-name="ro1">
          <table:table-cell office:value-type="float" office:value="31.95" calcext:value-type="float">
            <text:p>31,95</text:p>
          </table:table-cell>
          <table:table-cell office:value-type="float" office:value="14.7581714480164" calcext:value-type="float">
            <text:p>14,7581714480164</text:p>
          </table:table-cell>
          <table:table-cell office:value-type="float" office:value="11.1145976105954" calcext:value-type="float">
            <text:p>11,1145976105954</text:p>
          </table:table-cell>
          <table:table-cell table:formula="of:=SQRT(([.B73]-[.B72])^2+([.C73]-[.C72])^2)" office:value-type="float" office:value="0.106105230327512" calcext:value-type="float">
            <text:p>0,106105230327512</text:p>
          </table:table-cell>
          <table:table-cell table:formula="of:=[.A73]-[.A72]" office:value-type="float" office:value="0.449999999999999" calcext:value-type="float">
            <text:p>0,449999999999999</text:p>
          </table:table-cell>
          <table:table-cell table:formula="of:=[.D73]/[.E73]" office:value-type="float" office:value="0.235789400727805" calcext:value-type="float">
            <text:p>0,235789400727805</text:p>
          </table:table-cell>
          <table:table-cell table:number-columns-repeated="6"/>
        </table:table-row>
        <table:table-row table:style-name="ro1">
          <table:table-cell office:value-type="float" office:value="32.4" calcext:value-type="float">
            <text:p>32,4</text:p>
          </table:table-cell>
          <table:table-cell office:value-type="float" office:value="14.6702589531198" calcext:value-type="float">
            <text:p>14,6702589531198</text:p>
          </table:table-cell>
          <table:table-cell office:value-type="float" office:value="10.9451000924096" calcext:value-type="float">
            <text:p>10,9451000924096</text:p>
          </table:table-cell>
          <table:table-cell table:formula="of:=SQRT(([.B74]-[.B73])^2+([.C74]-[.C73])^2)" office:value-type="float" office:value="0.190939821488589" calcext:value-type="float">
            <text:p>0,190939821488589</text:p>
          </table:table-cell>
          <table:table-cell table:formula="of:=[.A74]-[.A73]" office:value-type="float" office:value="0.449999999999999" calcext:value-type="float">
            <text:p>0,449999999999999</text:p>
          </table:table-cell>
          <table:table-cell table:formula="of:=[.D74]/[.E74]" office:value-type="float" office:value="0.424310714419087" calcext:value-type="float">
            <text:p>0,424310714419087</text:p>
          </table:table-cell>
          <table:table-cell table:number-columns-repeated="6"/>
        </table:table-row>
        <table:table-row table:style-name="ro1">
          <table:table-cell office:value-type="float" office:value="32.85" calcext:value-type="float">
            <text:p>32,85</text:p>
          </table:table-cell>
          <table:table-cell office:value-type="float" office:value="14.6271838182537" calcext:value-type="float">
            <text:p>14,6271838182537</text:p>
          </table:table-cell>
          <table:table-cell office:value-type="float" office:value="10.8620501407058" calcext:value-type="float">
            <text:p>10,8620501407058</text:p>
          </table:table-cell>
          <table:table-cell table:formula="of:=SQRT(([.B75]-[.B74])^2+([.C75]-[.C74])^2)" office:value-type="float" office:value="0.0935561955283193" calcext:value-type="float">
            <text:p>0,0935561955283193</text:p>
          </table:table-cell>
          <table:table-cell table:formula="of:=[.A75]-[.A74]" office:value-type="float" office:value="0.450000000000003" calcext:value-type="float">
            <text:p>0,450000000000003</text:p>
          </table:table-cell>
          <table:table-cell table:formula="of:=[.D75]/[.E75]" office:value-type="float" office:value="0.207902656729597" calcext:value-type="float">
            <text:p>0,207902656729597</text:p>
          </table:table-cell>
          <table:table-cell table:number-columns-repeated="6"/>
        </table:table-row>
        <table:table-row table:style-name="ro1">
          <table:table-cell office:value-type="float" office:value="33.3" calcext:value-type="float">
            <text:p>33,3</text:p>
          </table:table-cell>
          <table:table-cell office:value-type="float" office:value="14.586673448195" calcext:value-type="float">
            <text:p>14,586673448195</text:p>
          </table:table-cell>
          <table:table-cell office:value-type="float" office:value="10.7839451205511" calcext:value-type="float">
            <text:p>10,7839451205511</text:p>
          </table:table-cell>
          <table:table-cell table:formula="of:=SQRT(([.B76]-[.B75])^2+([.C76]-[.C75])^2)" office:value-type="float" office:value="0.0879857048370034" calcext:value-type="float">
            <text:p>0,0879857048370034</text:p>
          </table:table-cell>
          <table:table-cell table:formula="of:=[.A76]-[.A75]" office:value-type="float" office:value="0.450000000000003" calcext:value-type="float">
            <text:p>0,450000000000003</text:p>
          </table:table-cell>
          <table:table-cell table:formula="of:=[.D76]/[.E76]" office:value-type="float" office:value="0.195523788526673" calcext:value-type="float">
            <text:p>0,195523788526673</text:p>
          </table:table-cell>
          <table:table-cell table:number-columns-repeated="6"/>
        </table:table-row>
        <table:table-row table:style-name="ro1">
          <table:table-cell office:value-type="float" office:value="33.75" calcext:value-type="float">
            <text:p>33,75</text:p>
          </table:table-cell>
          <table:table-cell office:value-type="float" office:value="14.5530625245238" calcext:value-type="float">
            <text:p>14,5530625245238</text:p>
          </table:table-cell>
          <table:table-cell office:value-type="float" office:value="10.7191424078888" calcext:value-type="float">
            <text:p>10,7191424078888</text:p>
          </table:table-cell>
          <table:table-cell table:formula="of:=SQRT(([.B77]-[.B76])^2+([.C77]-[.C76])^2)" office:value-type="float" office:value="0.0730005873840693" calcext:value-type="float">
            <text:p>0,0730005873840693</text:p>
          </table:table-cell>
          <table:table-cell table:formula="of:=[.A77]-[.A76]" office:value-type="float" office:value="0.450000000000003" calcext:value-type="float">
            <text:p>0,450000000000003</text:p>
          </table:table-cell>
          <table:table-cell table:formula="of:=[.D77]/[.E77]" office:value-type="float" office:value="0.162223527520153" calcext:value-type="float">
            <text:p>0,162223527520153</text:p>
          </table:table-cell>
          <table:table-cell table:number-columns-repeated="6"/>
        </table:table-row>
        <table:table-row table:style-name="ro1">
          <table:table-cell office:value-type="float" office:value="34.2" calcext:value-type="float">
            <text:p>34,2</text:p>
          </table:table-cell>
          <table:table-cell office:value-type="float" office:value="14.4541645287031" calcext:value-type="float">
            <text:p>14,4541645287031</text:p>
          </table:table-cell>
          <table:table-cell office:value-type="float" office:value="10.5284645655084" calcext:value-type="float">
            <text:p>10,5284645655084</text:p>
          </table:table-cell>
          <table:table-cell table:formula="of:=SQRT(([.B78]-[.B77])^2+([.C78]-[.C77])^2)" office:value-type="float" office:value="0.214799565065226" calcext:value-type="float">
            <text:p>0,214799565065226</text:p>
          </table:table-cell>
          <table:table-cell table:formula="of:=[.A78]-[.A77]" office:value-type="float" office:value="0.450000000000003" calcext:value-type="float">
            <text:p>0,450000000000003</text:p>
          </table:table-cell>
          <table:table-cell table:formula="of:=[.D78]/[.E78]" office:value-type="float" office:value="0.47733236681161" calcext:value-type="float">
            <text:p>0,47733236681161</text:p>
          </table:table-cell>
          <table:table-cell table:number-columns-repeated="6"/>
        </table:table-row>
        <table:table-row table:style-name="ro1">
          <table:table-cell office:value-type="float" office:value="34.65" calcext:value-type="float">
            <text:p>34,65</text:p>
          </table:table-cell>
          <table:table-cell office:value-type="float" office:value="14.402489990165" calcext:value-type="float">
            <text:p>14,402489990165</text:p>
          </table:table-cell>
          <table:table-cell office:value-type="float" office:value="10.4288347455846" calcext:value-type="float">
            <text:p>10,4288347455846</text:p>
          </table:table-cell>
          <table:table-cell table:formula="of:=SQRT(([.B79]-[.B78])^2+([.C79]-[.C78])^2)" office:value-type="float" office:value="0.112233501910864" calcext:value-type="float">
            <text:p>0,112233501910864</text:p>
          </table:table-cell>
          <table:table-cell table:formula="of:=[.A79]-[.A78]" office:value-type="float" office:value="0.450000000000003" calcext:value-type="float">
            <text:p>0,450000000000003</text:p>
          </table:table-cell>
          <table:table-cell table:formula="of:=[.D79]/[.E79]" office:value-type="float" office:value="0.249407782024142" calcext:value-type="float">
            <text:p>0,249407782024142</text:p>
          </table:table-cell>
          <table:table-cell table:number-columns-repeated="6"/>
        </table:table-row>
        <table:table-row table:style-name="ro1">
          <table:table-cell office:value-type="float" office:value="35.1" calcext:value-type="float">
            <text:p>35,1</text:p>
          </table:table-cell>
          <table:table-cell office:value-type="float" office:value="14.3304773382843" calcext:value-type="float">
            <text:p>14,3304773382843</text:p>
          </table:table-cell>
          <table:table-cell office:value-type="float" office:value="10.2899925276936" calcext:value-type="float">
            <text:p>10,2899925276936</text:p>
          </table:table-cell>
          <table:table-cell table:formula="of:=SQRT(([.B80]-[.B79])^2+([.C80]-[.C79])^2)" office:value-type="float" office:value="0.156406468855319" calcext:value-type="float">
            <text:p>0,156406468855319</text:p>
          </table:table-cell>
          <table:table-cell table:formula="of:=[.A80]-[.A79]" office:value-type="float" office:value="0.450000000000003" calcext:value-type="float">
            <text:p>0,450000000000003</text:p>
          </table:table-cell>
          <table:table-cell table:formula="of:=[.D80]/[.E80]" office:value-type="float" office:value="0.347569930789596" calcext:value-type="float">
            <text:p>0,347569930789596</text:p>
          </table:table-cell>
          <table:table-cell table:number-columns-repeated="6"/>
        </table:table-row>
        <table:table-row table:style-name="ro1">
          <table:table-cell office:value-type="float" office:value="35.55" calcext:value-type="float">
            <text:p>35,55</text:p>
          </table:table-cell>
          <table:table-cell office:value-type="float" office:value="14.2615708100533" calcext:value-type="float">
            <text:p>14,2615708100533</text:p>
          </table:table-cell>
          <table:table-cell office:value-type="float" office:value="10.15713899492" calcext:value-type="float">
            <text:p>10,15713899492</text:p>
          </table:table-cell>
          <table:table-cell table:formula="of:=SQRT(([.B81]-[.B80])^2+([.C81]-[.C80])^2)" office:value-type="float" office:value="0.14966018442885" calcext:value-type="float">
            <text:p>0,14966018442885</text:p>
          </table:table-cell>
          <table:table-cell table:formula="of:=[.A81]-[.A80]" office:value-type="float" office:value="0.450000000000003" calcext:value-type="float">
            <text:p>0,450000000000003</text:p>
          </table:table-cell>
          <table:table-cell table:formula="of:=[.D81]/[.E81]" office:value-type="float" office:value="0.332578187619665" calcext:value-type="float">
            <text:p>0,33257818761966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.2209827947155" calcext:value-type="float">
            <text:p>14,2209827947155</text:p>
          </table:table-cell>
          <table:table-cell office:value-type="float" office:value="10.0788842726995" calcext:value-type="float">
            <text:p>10,0788842726995</text:p>
          </table:table-cell>
          <table:table-cell table:formula="of:=SQRT(([.B82]-[.B81])^2+([.C82]-[.C81])^2)" office:value-type="float" office:value="0.08815434498004" calcext:value-type="float">
            <text:p>0,08815434498004</text:p>
          </table:table-cell>
          <table:table-cell table:formula="of:=[.A82]-[.A81]" office:value-type="float" office:value="0.450000000000003" calcext:value-type="float">
            <text:p>0,450000000000003</text:p>
          </table:table-cell>
          <table:table-cell table:formula="of:=[.D82]/[.E82]" office:value-type="float" office:value="0.195898544400088" calcext:value-type="float">
            <text:p>0,195898544400088</text:p>
          </table:table-cell>
          <table:table-cell table:number-columns-repeated="6"/>
        </table:table-row>
        <table:table-row table:style-name="ro1">
          <table:table-cell office:value-type="float" office:value="36.45" calcext:value-type="float">
            <text:p>36,45</text:p>
          </table:table-cell>
          <table:table-cell office:value-type="float" office:value="14.1383654785388" calcext:value-type="float">
            <text:p>14,1383654785388</text:p>
          </table:table-cell>
          <table:table-cell office:value-type="float" office:value="9.91959599328472" calcext:value-type="float">
            <text:p>9,91959599328472</text:p>
          </table:table-cell>
          <table:table-cell table:formula="of:=SQRT(([.B83]-[.B82])^2+([.C83]-[.C82])^2)" office:value-type="float" office:value="0.179439061776325" calcext:value-type="float">
            <text:p>0,179439061776325</text:p>
          </table:table-cell>
          <table:table-cell table:formula="of:=[.A83]-[.A82]" office:value-type="float" office:value="0.450000000000003" calcext:value-type="float">
            <text:p>0,450000000000003</text:p>
          </table:table-cell>
          <table:table-cell table:formula="of:=[.D83]/[.E83]" office:value-type="float" office:value="0.398753470614052" calcext:value-type="float">
            <text:p>0,398753470614052</text:p>
          </table:table-cell>
          <table:table-cell table:number-columns-repeated="6"/>
        </table:table-row>
        <table:table-row table:style-name="ro1">
          <table:table-cell office:value-type="float" office:value="36.9" calcext:value-type="float">
            <text:p>36,9</text:p>
          </table:table-cell>
          <table:table-cell office:value-type="float" office:value="14.070296154661" calcext:value-type="float">
            <text:p>14,070296154661</text:p>
          </table:table-cell>
          <table:table-cell office:value-type="float" office:value="9.78835661172189" calcext:value-type="float">
            <text:p>9,78835661172189</text:p>
          </table:table-cell>
          <table:table-cell table:formula="of:=SQRT(([.B84]-[.B83])^2+([.C84]-[.C83])^2)" office:value-type="float" office:value="0.147841834830914" calcext:value-type="float">
            <text:p>0,147841834830914</text:p>
          </table:table-cell>
          <table:table-cell table:formula="of:=[.A84]-[.A83]" office:value-type="float" office:value="0.450000000000003" calcext:value-type="float">
            <text:p>0,450000000000003</text:p>
          </table:table-cell>
          <table:table-cell table:formula="of:=[.D84]/[.E84]" office:value-type="float" office:value="0.328537410735362" calcext:value-type="float">
            <text:p>0,328537410735362</text:p>
          </table:table-cell>
          <table:table-cell table:number-columns-repeated="6"/>
        </table:table-row>
        <table:table-row table:style-name="ro1">
          <table:table-cell office:value-type="float" office:value="37.35" calcext:value-type="float">
            <text:p>37,35</text:p>
          </table:table-cell>
          <table:table-cell office:value-type="float" office:value="14.0062973417006" calcext:value-type="float">
            <text:p>14,0062973417006</text:p>
          </table:table-cell>
          <table:table-cell office:value-type="float" office:value="9.66496527836944" calcext:value-type="float">
            <text:p>9,66496527836944</text:p>
          </table:table-cell>
          <table:table-cell table:formula="of:=SQRT(([.B85]-[.B84])^2+([.C85]-[.C84])^2)" office:value-type="float" office:value="0.139000968366544" calcext:value-type="float">
            <text:p>0,139000968366544</text:p>
          </table:table-cell>
          <table:table-cell table:formula="of:=[.A85]-[.A84]" office:value-type="float" office:value="0.450000000000003" calcext:value-type="float">
            <text:p>0,450000000000003</text:p>
          </table:table-cell>
          <table:table-cell table:formula="of:=[.D85]/[.E85]" office:value-type="float" office:value="0.308891040814541" calcext:value-type="float">
            <text:p>0,308891040814541</text:p>
          </table:table-cell>
          <table:table-cell table:number-columns-repeated="6"/>
        </table:table-row>
        <table:table-row table:style-name="ro1">
          <table:table-cell office:value-type="float" office:value="37.8" calcext:value-type="float">
            <text:p>37,8</text:p>
          </table:table-cell>
          <table:table-cell office:value-type="float" office:value="13.9204963115897" calcext:value-type="float">
            <text:p>13,9204963115897</text:p>
          </table:table-cell>
          <table:table-cell office:value-type="float" office:value="9.49953871780262" calcext:value-type="float">
            <text:p>9,49953871780262</text:p>
          </table:table-cell>
          <table:table-cell table:formula="of:=SQRT(([.B86]-[.B85])^2+([.C86]-[.C85])^2)" office:value-type="float" office:value="0.186353866901286" calcext:value-type="float">
            <text:p>0,186353866901286</text:p>
          </table:table-cell>
          <table:table-cell table:formula="of:=[.A86]-[.A85]" office:value-type="float" office:value="0.450000000000003" calcext:value-type="float">
            <text:p>0,450000000000003</text:p>
          </table:table-cell>
          <table:table-cell table:formula="of:=[.D86]/[.E86]" office:value-type="float" office:value="0.414119704225078" calcext:value-type="float">
            <text:p>0,414119704225078</text:p>
          </table:table-cell>
          <table:table-cell table:number-columns-repeated="6"/>
        </table:table-row>
        <table:table-row table:style-name="ro1">
          <table:table-cell office:value-type="float" office:value="38.25" calcext:value-type="float">
            <text:p>38,25</text:p>
          </table:table-cell>
          <table:table-cell office:value-type="float" office:value="13.8809955555623" calcext:value-type="float">
            <text:p>13,8809955555623</text:p>
          </table:table-cell>
          <table:table-cell office:value-type="float" office:value="9.42338025908771" calcext:value-type="float">
            <text:p>9,42338025908771</text:p>
          </table:table-cell>
          <table:table-cell table:formula="of:=SQRT(([.B87]-[.B86])^2+([.C87]-[.C86])^2)" office:value-type="float" office:value="0.0857928934152762" calcext:value-type="float">
            <text:p>0,0857928934152762</text:p>
          </table:table-cell>
          <table:table-cell table:formula="of:=[.A87]-[.A86]" office:value-type="float" office:value="0.450000000000003" calcext:value-type="float">
            <text:p>0,450000000000003</text:p>
          </table:table-cell>
          <table:table-cell table:formula="of:=[.D87]/[.E87]" office:value-type="float" office:value="0.190650874256168" calcext:value-type="float">
            <text:p>0,190650874256168</text:p>
          </table:table-cell>
          <table:table-cell table:number-columns-repeated="6"/>
        </table:table-row>
        <table:table-row table:style-name="ro1">
          <table:table-cell office:value-type="float" office:value="38.7" calcext:value-type="float">
            <text:p>38,7</text:p>
          </table:table-cell>
          <table:table-cell office:value-type="float" office:value="13.8463639401836" calcext:value-type="float">
            <text:p>13,8463639401836</text:p>
          </table:table-cell>
          <table:table-cell office:value-type="float" office:value="9.35660962694532" calcext:value-type="float">
            <text:p>9,35660962694532</text:p>
          </table:table-cell>
          <table:table-cell table:formula="of:=SQRT(([.B88]-[.B87])^2+([.C88]-[.C87])^2)" office:value-type="float" office:value="0.0752174587475049" calcext:value-type="float">
            <text:p>0,0752174587475049</text:p>
          </table:table-cell>
          <table:table-cell table:formula="of:=[.A88]-[.A87]" office:value-type="float" office:value="0.450000000000003" calcext:value-type="float">
            <text:p>0,450000000000003</text:p>
          </table:table-cell>
          <table:table-cell table:formula="of:=[.D88]/[.E88]" office:value-type="float" office:value="0.167149908327788" calcext:value-type="float">
            <text:p>0,167149908327788</text:p>
          </table:table-cell>
          <table:table-cell table:number-columns-repeated="6"/>
        </table:table-row>
        <table:table-row table:style-name="ro1">
          <table:table-cell office:value-type="float" office:value="39.15" calcext:value-type="float">
            <text:p>39,15</text:p>
          </table:table-cell>
          <table:table-cell office:value-type="float" office:value="13.7873433830317" calcext:value-type="float">
            <text:p>13,7873433830317</text:p>
          </table:table-cell>
          <table:table-cell office:value-type="float" office:value="9.24281649695885" calcext:value-type="float">
            <text:p>9,24281649695885</text:p>
          </table:table-cell>
          <table:table-cell table:formula="of:=SQRT(([.B89]-[.B88])^2+([.C89]-[.C88])^2)" office:value-type="float" office:value="0.128188543164535" calcext:value-type="float">
            <text:p>0,128188543164535</text:p>
          </table:table-cell>
          <table:table-cell table:formula="of:=[.A89]-[.A88]" office:value-type="float" office:value="0.450000000000003" calcext:value-type="float">
            <text:p>0,450000000000003</text:p>
          </table:table-cell>
          <table:table-cell table:formula="of:=[.D89]/[.E89]" office:value-type="float" office:value="0.28486342925452" calcext:value-type="float">
            <text:p>0,28486342925452</text:p>
          </table:table-cell>
          <table:table-cell table:number-columns-repeated="6"/>
        </table:table-row>
        <table:table-row table:style-name="ro1">
          <table:table-cell office:value-type="float" office:value="39.6" calcext:value-type="float">
            <text:p>39,6</text:p>
          </table:table-cell>
          <table:table-cell office:value-type="float" office:value="13.7342952767793" calcext:value-type="float">
            <text:p>13,7342952767793</text:p>
          </table:table-cell>
          <table:table-cell office:value-type="float" office:value="9.14053840367061" calcext:value-type="float">
            <text:p>9,14053840367061</text:p>
          </table:table-cell>
          <table:table-cell table:formula="of:=SQRT(([.B90]-[.B89])^2+([.C90]-[.C89])^2)" office:value-type="float" office:value="0.115216795406048" calcext:value-type="float">
            <text:p>0,115216795406048</text:p>
          </table:table-cell>
          <table:table-cell table:formula="of:=[.A90]-[.A89]" office:value-type="float" office:value="0.450000000000003" calcext:value-type="float">
            <text:p>0,450000000000003</text:p>
          </table:table-cell>
          <table:table-cell table:formula="of:=[.D90]/[.E90]" office:value-type="float" office:value="0.25603732312455" calcext:value-type="float">
            <text:p>0,25603732312455</text:p>
          </table:table-cell>
          <table:table-cell table:number-columns-repeated="6"/>
        </table:table-row>
        <table:table-row table:style-name="ro1">
          <table:table-cell office:value-type="float" office:value="40.05" calcext:value-type="float">
            <text:p>40,05</text:p>
          </table:table-cell>
          <table:table-cell office:value-type="float" office:value="13.6904653803253" calcext:value-type="float">
            <text:p>13,6904653803253</text:p>
          </table:table-cell>
          <table:table-cell office:value-type="float" office:value="9.05603325249694" calcext:value-type="float">
            <text:p>9,05603325249694</text:p>
          </table:table-cell>
          <table:table-cell table:formula="of:=SQRT(([.B91]-[.B90])^2+([.C91]-[.C90])^2)" office:value-type="float" office:value="0.0951954851768178" calcext:value-type="float">
            <text:p>0,0951954851768178</text:p>
          </table:table-cell>
          <table:table-cell table:formula="of:=[.A91]-[.A90]" office:value-type="float" office:value="0.450000000000003" calcext:value-type="float">
            <text:p>0,450000000000003</text:p>
          </table:table-cell>
          <table:table-cell table:formula="of:=[.D91]/[.E91]" office:value-type="float" office:value="0.211545522615149" calcext:value-type="float">
            <text:p>0,211545522615149</text:p>
          </table:table-cell>
          <table:table-cell table:number-columns-repeated="6"/>
        </table:table-row>
        <table:table-row table:style-name="ro1">
          <table:table-cell office:value-type="float" office:value="40.5" calcext:value-type="float">
            <text:p>40,5</text:p>
          </table:table-cell>
          <table:table-cell office:value-type="float" office:value="13.635915191016" calcext:value-type="float">
            <text:p>13,635915191016</text:p>
          </table:table-cell>
          <table:table-cell office:value-type="float" office:value="8.95085910500654" calcext:value-type="float">
            <text:p>8,95085910500654</text:p>
          </table:table-cell>
          <table:table-cell table:formula="of:=SQRT(([.B92]-[.B91])^2+([.C92]-[.C91])^2)" office:value-type="float" office:value="0.118479215282746" calcext:value-type="float">
            <text:p>0,118479215282746</text:p>
          </table:table-cell>
          <table:table-cell table:formula="of:=[.A92]-[.A91]" office:value-type="float" office:value="0.450000000000003" calcext:value-type="float">
            <text:p>0,450000000000003</text:p>
          </table:table-cell>
          <table:table-cell table:formula="of:=[.D92]/[.E92]" office:value-type="float" office:value="0.263287145072767" calcext:value-type="float">
            <text:p>0,263287145072767</text:p>
          </table:table-cell>
          <table:table-cell table:number-columns-repeated="6"/>
        </table:table-row>
        <table:table-row table:style-name="ro1">
          <table:table-cell office:value-type="float" office:value="40.95" calcext:value-type="float">
            <text:p>40,95</text:p>
          </table:table-cell>
          <table:table-cell office:value-type="float" office:value="13.5653007184244" calcext:value-type="float">
            <text:p>13,5653007184244</text:p>
          </table:table-cell>
          <table:table-cell office:value-type="float" office:value="8.81471261222005" calcext:value-type="float">
            <text:p>8,81471261222005</text:p>
          </table:table-cell>
          <table:table-cell table:formula="of:=SQRT(([.B93]-[.B92])^2+([.C93]-[.C92])^2)" office:value-type="float" office:value="0.153369720732137" calcext:value-type="float">
            <text:p>0,153369720732137</text:p>
          </table:table-cell>
          <table:table-cell table:formula="of:=[.A93]-[.A92]" office:value-type="float" office:value="0.450000000000003" calcext:value-type="float">
            <text:p>0,450000000000003</text:p>
          </table:table-cell>
          <table:table-cell table:formula="of:=[.D93]/[.E93]" office:value-type="float" office:value="0.340821601626968" calcext:value-type="float">
            <text:p>0,340821601626968</text:p>
          </table:table-cell>
          <table:table-cell table:number-columns-repeated="6"/>
        </table:table-row>
        <table:table-row table:style-name="ro1">
          <table:table-cell office:value-type="float" office:value="41.4" calcext:value-type="float">
            <text:p>41,4</text:p>
          </table:table-cell>
          <table:table-cell office:value-type="float" office:value="13.4724486991831" calcext:value-type="float">
            <text:p>13,4724486991831</text:p>
          </table:table-cell>
          <table:table-cell office:value-type="float" office:value="8.63569156591193" calcext:value-type="float">
            <text:p>8,63569156591193</text:p>
          </table:table-cell>
          <table:table-cell table:formula="of:=SQRT(([.B94]-[.B93])^2+([.C94]-[.C93])^2)" office:value-type="float" office:value="0.201668124646498" calcext:value-type="float">
            <text:p>0,201668124646498</text:p>
          </table:table-cell>
          <table:table-cell table:formula="of:=[.A94]-[.A93]" office:value-type="float" office:value="0.450000000000003" calcext:value-type="float">
            <text:p>0,450000000000003</text:p>
          </table:table-cell>
          <table:table-cell table:formula="of:=[.D94]/[.E94]" office:value-type="float" office:value="0.448151388103325" calcext:value-type="float">
            <text:p>0,448151388103325</text:p>
          </table:table-cell>
          <table:table-cell table:number-columns-repeated="6"/>
        </table:table-row>
        <table:table-row table:style-name="ro1">
          <table:table-cell office:value-type="float" office:value="41.85" calcext:value-type="float">
            <text:p>41,85</text:p>
          </table:table-cell>
          <table:table-cell office:value-type="float" office:value="13.4042674972374" calcext:value-type="float">
            <text:p>13,4042674972374</text:p>
          </table:table-cell>
          <table:table-cell office:value-type="float" office:value="8.50423648059863" calcext:value-type="float">
            <text:p>8,50423648059863</text:p>
          </table:table-cell>
          <table:table-cell table:formula="of:=SQRT(([.B95]-[.B94])^2+([.C95]-[.C94])^2)" office:value-type="float" office:value="0.148084826209489" calcext:value-type="float">
            <text:p>0,148084826209489</text:p>
          </table:table-cell>
          <table:table-cell table:formula="of:=[.A95]-[.A94]" office:value-type="float" office:value="0.450000000000003" calcext:value-type="float">
            <text:p>0,450000000000003</text:p>
          </table:table-cell>
          <table:table-cell table:formula="of:=[.D95]/[.E95]" office:value-type="float" office:value="0.329077391576641" calcext:value-type="float">
            <text:p>0,329077391576641</text:p>
          </table:table-cell>
          <table:table-cell table:number-columns-repeated="6"/>
        </table:table-row>
        <table:table-row table:style-name="ro1">
          <table:table-cell office:value-type="float" office:value="42.3" calcext:value-type="float">
            <text:p>42,3</text:p>
          </table:table-cell>
          <table:table-cell office:value-type="float" office:value="13.3315796977058" calcext:value-type="float">
            <text:p>13,3315796977058</text:p>
          </table:table-cell>
          <table:table-cell office:value-type="float" office:value="8.36409256092611" calcext:value-type="float">
            <text:p>8,36409256092611</text:p>
          </table:table-cell>
          <table:table-cell table:formula="of:=SQRT(([.B96]-[.B95])^2+([.C96]-[.C95])^2)" office:value-type="float" office:value="0.157872842572508" calcext:value-type="float">
            <text:p>0,157872842572508</text:p>
          </table:table-cell>
          <table:table-cell table:formula="of:=[.A96]-[.A95]" office:value-type="float" office:value="0.450000000000003" calcext:value-type="float">
            <text:p>0,450000000000003</text:p>
          </table:table-cell>
          <table:table-cell table:formula="of:=[.D96]/[.E96]" office:value-type="float" office:value="0.350828539050016" calcext:value-type="float">
            <text:p>0,350828539050016</text:p>
          </table:table-cell>
          <table:table-cell table:number-columns-repeated="6"/>
        </table:table-row>
        <table:table-row table:style-name="ro1">
          <table:table-cell office:value-type="float" office:value="42.75" calcext:value-type="float">
            <text:p>42,75</text:p>
          </table:table-cell>
          <table:table-cell office:value-type="float" office:value="13.2767843444893" calcext:value-type="float">
            <text:p>13,2767843444893</text:p>
          </table:table-cell>
          <table:table-cell office:value-type="float" office:value="8.25844573120939" calcext:value-type="float">
            <text:p>8,25844573120939</text:p>
          </table:table-cell>
          <table:table-cell table:formula="of:=SQRT(([.B97]-[.B96])^2+([.C97]-[.C96])^2)" office:value-type="float" office:value="0.11901169422924" calcext:value-type="float">
            <text:p>0,11901169422924</text:p>
          </table:table-cell>
          <table:table-cell table:formula="of:=[.A97]-[.A96]" office:value-type="float" office:value="0.450000000000003" calcext:value-type="float">
            <text:p>0,450000000000003</text:p>
          </table:table-cell>
          <table:table-cell table:formula="of:=[.D97]/[.E97]" office:value-type="float" office:value="0.264470431620531" calcext:value-type="float">
            <text:p>0,264470431620531</text:p>
          </table:table-cell>
          <table:table-cell table:number-columns-repeated="6"/>
        </table:table-row>
        <table:table-row table:style-name="ro1">
          <table:table-cell office:value-type="float" office:value="43.2" calcext:value-type="float">
            <text:p>43,2</text:p>
          </table:table-cell>
          <table:table-cell office:value-type="float" office:value="13.2126150810598" calcext:value-type="float">
            <text:p>13,2126150810598</text:p>
          </table:table-cell>
          <table:table-cell office:value-type="float" office:value="8.13472576503263" calcext:value-type="float">
            <text:p>8,13472576503263</text:p>
          </table:table-cell>
          <table:table-cell table:formula="of:=SQRT(([.B98]-[.B97])^2+([.C98]-[.C97])^2)" office:value-type="float" office:value="0.139371174924611" calcext:value-type="float">
            <text:p>0,139371174924611</text:p>
          </table:table-cell>
          <table:table-cell table:formula="of:=[.A98]-[.A97]" office:value-type="float" office:value="0.450000000000003" calcext:value-type="float">
            <text:p>0,450000000000003</text:p>
          </table:table-cell>
          <table:table-cell table:formula="of:=[.D98]/[.E98]" office:value-type="float" office:value="0.309713722054689" calcext:value-type="float">
            <text:p>0,309713722054689</text:p>
          </table:table-cell>
          <table:table-cell table:number-columns-repeated="6"/>
        </table:table-row>
        <table:table-row table:style-name="ro1">
          <table:table-cell office:value-type="float" office:value="43.65" calcext:value-type="float">
            <text:p>43,65</text:p>
          </table:table-cell>
          <table:table-cell office:value-type="float" office:value="13.1539690735322" calcext:value-type="float">
            <text:p>13,1539690735322</text:p>
          </table:table-cell>
          <table:table-cell office:value-type="float" office:value="8.02165477621448" calcext:value-type="float">
            <text:p>8,02165477621448</text:p>
          </table:table-cell>
          <table:table-cell table:formula="of:=SQRT(([.B99]-[.B98])^2+([.C99]-[.C98])^2)" office:value-type="float" office:value="0.127375047443501" calcext:value-type="float">
            <text:p>0,127375047443501</text:p>
          </table:table-cell>
          <table:table-cell table:formula="of:=[.A99]-[.A98]" office:value-type="float" office:value="0.450000000000003" calcext:value-type="float">
            <text:p>0,450000000000003</text:p>
          </table:table-cell>
          <table:table-cell table:formula="of:=[.D99]/[.E99]" office:value-type="float" office:value="0.283055660985555" calcext:value-type="float">
            <text:p>0,283055660985555</text:p>
          </table:table-cell>
          <table:table-cell table:number-columns-repeated="6"/>
        </table:table-row>
        <table:table-row table:style-name="ro1">
          <table:table-cell office:value-type="float" office:value="44.1" calcext:value-type="float">
            <text:p>44,1</text:p>
          </table:table-cell>
          <table:table-cell office:value-type="float" office:value="13.1030501194622" calcext:value-type="float">
            <text:p>13,1030501194622</text:p>
          </table:table-cell>
          <table:table-cell office:value-type="float" office:value="7.92348174229426" calcext:value-type="float">
            <text:p>7,92348174229426</text:p>
          </table:table-cell>
          <table:table-cell table:formula="of:=SQRT(([.B100]-[.B99])^2+([.C100]-[.C99])^2)" office:value-type="float" office:value="0.11059242502399" calcext:value-type="float">
            <text:p>0,11059242502399</text:p>
          </table:table-cell>
          <table:table-cell table:formula="of:=[.A100]-[.A99]" office:value-type="float" office:value="0.450000000000003" calcext:value-type="float">
            <text:p>0,450000000000003</text:p>
          </table:table-cell>
          <table:table-cell table:formula="of:=[.D100]/[.E100]" office:value-type="float" office:value="0.245760944497755" calcext:value-type="float">
            <text:p>0,245760944497755</text:p>
          </table:table-cell>
          <table:table-cell table:number-columns-repeated="6"/>
        </table:table-row>
        <table:table-row table:style-name="ro1">
          <table:table-cell office:value-type="float" office:value="44.55" calcext:value-type="float">
            <text:p>44,55</text:p>
          </table:table-cell>
          <table:table-cell office:value-type="float" office:value="13.037504133963" calcext:value-type="float">
            <text:p>13,037504133963</text:p>
          </table:table-cell>
          <table:table-cell office:value-type="float" office:value="7.79710742107596" calcext:value-type="float">
            <text:p>7,79710742107596</text:p>
          </table:table-cell>
          <table:table-cell table:formula="of:=SQRT(([.B101]-[.B100])^2+([.C101]-[.C100])^2)" office:value-type="float" office:value="0.142361319460199" calcext:value-type="float">
            <text:p>0,142361319460199</text:p>
          </table:table-cell>
          <table:table-cell table:formula="of:=[.A101]-[.A100]" office:value-type="float" office:value="0.450000000000003" calcext:value-type="float">
            <text:p>0,450000000000003</text:p>
          </table:table-cell>
          <table:table-cell table:formula="of:=[.D101]/[.E101]" office:value-type="float" office:value="0.31635848768933" calcext:value-type="float">
            <text:p>0,316358487689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.0026648527699" calcext:value-type="float">
            <text:p>13,0026648527699</text:p>
          </table:table-cell>
          <table:table-cell office:value-type="float" office:value="7.72993640398056" calcext:value-type="float">
            <text:p>7,72993640398056</text:p>
          </table:table-cell>
          <table:table-cell table:formula="of:=SQRT(([.B102]-[.B101])^2+([.C102]-[.C101])^2)" office:value-type="float" office:value="0.075668494445688" calcext:value-type="float">
            <text:p>0,075668494445688</text:p>
          </table:table-cell>
          <table:table-cell table:formula="of:=[.A102]-[.A101]" office:value-type="float" office:value="0.450000000000003" calcext:value-type="float">
            <text:p>0,450000000000003</text:p>
          </table:table-cell>
          <table:table-cell table:formula="of:=[.D102]/[.E102]" office:value-type="float" office:value="0.168152209879306" calcext:value-type="float">
            <text:p>0,168152209879306</text:p>
          </table:table-cell>
          <table:table-cell table:number-columns-repeated="6"/>
        </table:table-row>
        <table:table-row table:style-name="ro1">
          <table:table-cell office:value-type="float" office:value="45.45" calcext:value-type="float">
            <text:p>45,45</text:p>
          </table:table-cell>
          <table:table-cell office:value-type="float" office:value="12.9185426246901" calcext:value-type="float">
            <text:p>12,9185426246901</text:p>
          </table:table-cell>
          <table:table-cell office:value-type="float" office:value="7.56774661627676" calcext:value-type="float">
            <text:p>7,56774661627676</text:p>
          </table:table-cell>
          <table:table-cell table:formula="of:=SQRT(([.B103]-[.B102])^2+([.C103]-[.C102])^2)" office:value-type="float" office:value="0.182707625709803" calcext:value-type="float">
            <text:p>0,182707625709803</text:p>
          </table:table-cell>
          <table:table-cell table:formula="of:=[.A103]-[.A102]" office:value-type="float" office:value="0.450000000000003" calcext:value-type="float">
            <text:p>0,450000000000003</text:p>
          </table:table-cell>
          <table:table-cell table:formula="of:=[.D103]/[.E103]" office:value-type="float" office:value="0.406016946021783" calcext:value-type="float">
            <text:p>0,406016946021783</text:p>
          </table:table-cell>
          <table:table-cell table:number-columns-repeated="6"/>
        </table:table-row>
        <table:table-row table:style-name="ro1">
          <table:table-cell office:value-type="float" office:value="45.9000000000001" calcext:value-type="float">
            <text:p>45,9000000000001</text:p>
          </table:table-cell>
          <table:table-cell office:value-type="float" office:value="12.8214991358862" calcext:value-type="float">
            <text:p>12,8214991358862</text:p>
          </table:table-cell>
          <table:table-cell office:value-type="float" office:value="7.38064431042455" calcext:value-type="float">
            <text:p>7,38064431042455</text:p>
          </table:table-cell>
          <table:table-cell table:formula="of:=SQRT(([.B104]-[.B103])^2+([.C104]-[.C103])^2)" office:value-type="float" office:value="0.210771704871544" calcext:value-type="float">
            <text:p>0,210771704871544</text:p>
          </table:table-cell>
          <table:table-cell table:formula="of:=[.A104]-[.A103]" office:value-type="float" office:value="0.450000000000003" calcext:value-type="float">
            <text:p>0,450000000000003</text:p>
          </table:table-cell>
          <table:table-cell table:formula="of:=[.D104]/[.E104]" office:value-type="float" office:value="0.468381566381206" calcext:value-type="float">
            <text:p>0,468381566381206</text:p>
          </table:table-cell>
          <table:table-cell table:number-columns-repeated="6"/>
        </table:table-row>
        <table:table-row table:style-name="ro1">
          <table:table-cell office:value-type="float" office:value="46.3500000000001" calcext:value-type="float">
            <text:p>46,3500000000001</text:p>
          </table:table-cell>
          <table:table-cell office:value-type="float" office:value="12.725023587443" calcext:value-type="float">
            <text:p>12,725023587443</text:p>
          </table:table-cell>
          <table:table-cell office:value-type="float" office:value="7.19463700798157" calcext:value-type="float">
            <text:p>7,19463700798157</text:p>
          </table:table-cell>
          <table:table-cell table:formula="of:=SQRT(([.B105]-[.B104])^2+([.C105]-[.C104])^2)" office:value-type="float" office:value="0.209538177928361" calcext:value-type="float">
            <text:p>0,209538177928361</text:p>
          </table:table-cell>
          <table:table-cell table:formula="of:=[.A105]-[.A104]" office:value-type="float" office:value="0.450000000000003" calcext:value-type="float">
            <text:p>0,450000000000003</text:p>
          </table:table-cell>
          <table:table-cell table:formula="of:=[.D105]/[.E105]" office:value-type="float" office:value="0.465640395396355" calcext:value-type="float">
            <text:p>0,465640395396355</text:p>
          </table:table-cell>
          <table:table-cell table:number-columns-repeated="6"/>
        </table:table-row>
        <table:table-row table:style-name="ro1">
          <table:table-cell office:value-type="float" office:value="46.8000000000001" calcext:value-type="float">
            <text:p>46,8000000000001</text:p>
          </table:table-cell>
          <table:table-cell office:value-type="float" office:value="12.6895540771568" calcext:value-type="float">
            <text:p>12,6895540771568</text:p>
          </table:table-cell>
          <table:table-cell office:value-type="float" office:value="7.12625089322226" calcext:value-type="float">
            <text:p>7,12625089322226</text:p>
          </table:table-cell>
          <table:table-cell table:formula="of:=SQRT(([.B106]-[.B105])^2+([.C106]-[.C105])^2)" office:value-type="float" office:value="0.0770373081812554" calcext:value-type="float">
            <text:p>0,0770373081812554</text:p>
          </table:table-cell>
          <table:table-cell table:formula="of:=[.A106]-[.A105]" office:value-type="float" office:value="0.450000000000003" calcext:value-type="float">
            <text:p>0,450000000000003</text:p>
          </table:table-cell>
          <table:table-cell table:formula="of:=[.D106]/[.E106]" office:value-type="float" office:value="0.171194018180567" calcext:value-type="float">
            <text:p>0,171194018180567</text:p>
          </table:table-cell>
          <table:table-cell table:number-columns-repeated="6"/>
        </table:table-row>
        <table:table-row table:style-name="ro1">
          <table:table-cell office:value-type="float" office:value="47.2500000000001" calcext:value-type="float">
            <text:p>47,2500000000001</text:p>
          </table:table-cell>
          <table:table-cell office:value-type="float" office:value="12.5910006177717" calcext:value-type="float">
            <text:p>12,5910006177717</text:p>
          </table:table-cell>
          <table:table-cell office:value-type="float" office:value="6.93623732582148" calcext:value-type="float">
            <text:p>6,93623732582148</text:p>
          </table:table-cell>
          <table:table-cell table:formula="of:=SQRT(([.B107]-[.B106])^2+([.C107]-[.C106])^2)" office:value-type="float" office:value="0.2140512559018" calcext:value-type="float">
            <text:p>0,2140512559018</text:p>
          </table:table-cell>
          <table:table-cell table:formula="of:=[.A107]-[.A106]" office:value-type="float" office:value="0.450000000000003" calcext:value-type="float">
            <text:p>0,450000000000003</text:p>
          </table:table-cell>
          <table:table-cell table:formula="of:=[.D107]/[.E107]" office:value-type="float" office:value="0.475669457559552" calcext:value-type="float">
            <text:p>0,475669457559552</text:p>
          </table:table-cell>
          <table:table-cell table:number-columns-repeated="6"/>
        </table:table-row>
        <table:table-row table:style-name="ro1">
          <table:table-cell office:value-type="float" office:value="47.7000000000001" calcext:value-type="float">
            <text:p>47,7000000000001</text:p>
          </table:table-cell>
          <table:table-cell office:value-type="float" office:value="12.535453541825" calcext:value-type="float">
            <text:p>12,535453541825</text:p>
          </table:table-cell>
          <table:table-cell office:value-type="float" office:value="6.82914115562954" calcext:value-type="float">
            <text:p>6,82914115562954</text:p>
          </table:table-cell>
          <table:table-cell table:formula="of:=SQRT(([.B108]-[.B107])^2+([.C108]-[.C107])^2)" office:value-type="float" office:value="0.12064438369028" calcext:value-type="float">
            <text:p>0,12064438369028</text:p>
          </table:table-cell>
          <table:table-cell table:formula="of:=[.A108]-[.A107]" office:value-type="float" office:value="0.450000000000003" calcext:value-type="float">
            <text:p>0,450000000000003</text:p>
          </table:table-cell>
          <table:table-cell table:formula="of:=[.D108]/[.E108]" office:value-type="float" office:value="0.268098630422842" calcext:value-type="float">
            <text:p>0,268098630422842</text:p>
          </table:table-cell>
          <table:table-cell table:number-columns-repeated="6"/>
        </table:table-row>
        <table:table-row table:style-name="ro1">
          <table:table-cell office:value-type="float" office:value="48.1500000000001" calcext:value-type="float">
            <text:p>48,1500000000001</text:p>
          </table:table-cell>
          <table:table-cell office:value-type="float" office:value="12.4754105746686" calcext:value-type="float">
            <text:p>12,4754105746686</text:p>
          </table:table-cell>
          <table:table-cell office:value-type="float" office:value="6.71337679324282" calcext:value-type="float">
            <text:p>6,71337679324282</text:p>
          </table:table-cell>
          <table:table-cell table:formula="of:=SQRT(([.B109]-[.B108])^2+([.C109]-[.C108])^2)" office:value-type="float" office:value="0.130409146549422" calcext:value-type="float">
            <text:p>0,130409146549422</text:p>
          </table:table-cell>
          <table:table-cell table:formula="of:=[.A109]-[.A108]" office:value-type="float" office:value="0.450000000000003" calcext:value-type="float">
            <text:p>0,450000000000003</text:p>
          </table:table-cell>
          <table:table-cell table:formula="of:=[.D109]/[.E109]" office:value-type="float" office:value="0.289798103443157" calcext:value-type="float">
            <text:p>0,289798103443157</text:p>
          </table:table-cell>
          <table:table-cell table:number-columns-repeated="6"/>
        </table:table-row>
        <table:table-row table:style-name="ro1">
          <table:table-cell office:value-type="float" office:value="48.6000000000001" calcext:value-type="float">
            <text:p>48,6000000000001</text:p>
          </table:table-cell>
          <table:table-cell office:value-type="float" office:value="12.4071633368608" calcext:value-type="float">
            <text:p>12,4071633368608</text:p>
          </table:table-cell>
          <table:table-cell office:value-type="float" office:value="6.58179438911393" calcext:value-type="float">
            <text:p>6,58179438911393</text:p>
          </table:table-cell>
          <table:table-cell table:formula="of:=SQRT(([.B110]-[.B109])^2+([.C110]-[.C109])^2)" office:value-type="float" office:value="0.148228251506696" calcext:value-type="float">
            <text:p>0,148228251506696</text:p>
          </table:table-cell>
          <table:table-cell table:formula="of:=[.A110]-[.A109]" office:value-type="float" office:value="0.450000000000003" calcext:value-type="float">
            <text:p>0,450000000000003</text:p>
          </table:table-cell>
          <table:table-cell table:formula="of:=[.D110]/[.E110]" office:value-type="float" office:value="0.329396114459323" calcext:value-type="float">
            <text:p>0,329396114459323</text:p>
          </table:table-cell>
          <table:table-cell table:number-columns-repeated="6"/>
        </table:table-row>
        <table:table-row table:style-name="ro1">
          <table:table-cell office:value-type="float" office:value="49.0500000000001" calcext:value-type="float">
            <text:p>49,0500000000001</text:p>
          </table:table-cell>
          <table:table-cell office:value-type="float" office:value="12.3285133101876" calcext:value-type="float">
            <text:p>12,3285133101876</text:p>
          </table:table-cell>
          <table:table-cell office:value-type="float" office:value="6.4301551444076" calcext:value-type="float">
            <text:p>6,4301551444076</text:p>
          </table:table-cell>
          <table:table-cell table:formula="of:=SQRT(([.B111]-[.B110])^2+([.C111]-[.C110])^2)" office:value-type="float" office:value="0.170822385040157" calcext:value-type="float">
            <text:p>0,170822385040157</text:p>
          </table:table-cell>
          <table:table-cell table:formula="of:=[.A111]-[.A110]" office:value-type="float" office:value="0.450000000000003" calcext:value-type="float">
            <text:p>0,450000000000003</text:p>
          </table:table-cell>
          <table:table-cell table:formula="of:=[.D111]/[.E111]" office:value-type="float" office:value="0.379605300089235" calcext:value-type="float">
            <text:p>0,379605300089235</text:p>
          </table:table-cell>
          <table:table-cell table:number-columns-repeated="6"/>
        </table:table-row>
        <table:table-row table:style-name="ro1">
          <table:table-cell office:value-type="float" office:value="49.5000000000001" calcext:value-type="float">
            <text:p>49,5000000000001</text:p>
          </table:table-cell>
          <table:table-cell office:value-type="float" office:value="12.2604508501428" calcext:value-type="float">
            <text:p>12,2604508501428</text:p>
          </table:table-cell>
          <table:table-cell office:value-type="float" office:value="6.29892899648885" calcext:value-type="float">
            <text:p>6,29892899648885</text:p>
          </table:table-cell>
          <table:table-cell table:formula="of:=SQRT(([.B112]-[.B111])^2+([.C112]-[.C111])^2)" office:value-type="float" office:value="0.147826927063157" calcext:value-type="float">
            <text:p>0,147826927063157</text:p>
          </table:table-cell>
          <table:table-cell table:formula="of:=[.A112]-[.A111]" office:value-type="float" office:value="0.450000000000003" calcext:value-type="float">
            <text:p>0,450000000000003</text:p>
          </table:table-cell>
          <table:table-cell table:formula="of:=[.D112]/[.E112]" office:value-type="float" office:value="0.32850428236257" calcext:value-type="float">
            <text:p>0,32850428236257</text:p>
          </table:table-cell>
          <table:table-cell table:number-columns-repeated="6"/>
        </table:table-row>
        <table:table-row table:style-name="ro1">
          <table:table-cell office:value-type="float" office:value="49.9500000000001" calcext:value-type="float">
            <text:p>49,9500000000001</text:p>
          </table:table-cell>
          <table:table-cell office:value-type="float" office:value="12.1620124412613" calcext:value-type="float">
            <text:p>12,1620124412613</text:p>
          </table:table-cell>
          <table:table-cell office:value-type="float" office:value="6.10913724937468" calcext:value-type="float">
            <text:p>6,10913724937468</text:p>
          </table:table-cell>
          <table:table-cell table:formula="of:=SQRT(([.B113]-[.B112])^2+([.C113]-[.C112])^2)" office:value-type="float" office:value="0.213801374213961" calcext:value-type="float">
            <text:p>0,213801374213961</text:p>
          </table:table-cell>
          <table:table-cell table:formula="of:=[.A113]-[.A112]" office:value-type="float" office:value="0.450000000000003" calcext:value-type="float">
            <text:p>0,450000000000003</text:p>
          </table:table-cell>
          <table:table-cell table:formula="of:=[.D113]/[.E113]" office:value-type="float" office:value="0.47511416491991" calcext:value-type="float">
            <text:p>0,47511416491991</text:p>
          </table:table-cell>
          <table:table-cell table:number-columns-repeated="6"/>
        </table:table-row>
        <table:table-row table:style-name="ro1">
          <table:table-cell office:value-type="float" office:value="50.4000000000001" calcext:value-type="float">
            <text:p>50,4000000000001</text:p>
          </table:table-cell>
          <table:table-cell office:value-type="float" office:value="12.109668092777" calcext:value-type="float">
            <text:p>12,109668092777</text:p>
          </table:table-cell>
          <table:table-cell office:value-type="float" office:value="6.00821601889897" calcext:value-type="float">
            <text:p>6,00821601889897</text:p>
          </table:table-cell>
          <table:table-cell table:formula="of:=SQRT(([.B114]-[.B113])^2+([.C114]-[.C113])^2)" office:value-type="float" office:value="0.113688282505197" calcext:value-type="float">
            <text:p>0,113688282505197</text:p>
          </table:table-cell>
          <table:table-cell table:formula="of:=[.A114]-[.A113]" office:value-type="float" office:value="0.450000000000003" calcext:value-type="float">
            <text:p>0,450000000000003</text:p>
          </table:table-cell>
          <table:table-cell table:formula="of:=[.D114]/[.E114]" office:value-type="float" office:value="0.252640627789325" calcext:value-type="float">
            <text:p>0,252640627789325</text:p>
          </table:table-cell>
          <table:table-cell table:number-columns-repeated="6"/>
        </table:table-row>
        <table:table-row table:style-name="ro1">
          <table:table-cell office:value-type="float" office:value="50.8500000000001" calcext:value-type="float">
            <text:p>50,8500000000001</text:p>
          </table:table-cell>
          <table:table-cell office:value-type="float" office:value="12.056483101389" calcext:value-type="float">
            <text:p>12,056483101389</text:p>
          </table:table-cell>
          <table:table-cell office:value-type="float" office:value="5.90567400760007" calcext:value-type="float">
            <text:p>5,90567400760007</text:p>
          </table:table-cell>
          <table:table-cell table:formula="of:=SQRT(([.B115]-[.B114])^2+([.C115]-[.C114])^2)" office:value-type="float" office:value="0.11551410039543" calcext:value-type="float">
            <text:p>0,11551410039543</text:p>
          </table:table-cell>
          <table:table-cell table:formula="of:=[.A115]-[.A114]" office:value-type="float" office:value="0.450000000000003" calcext:value-type="float">
            <text:p>0,450000000000003</text:p>
          </table:table-cell>
          <table:table-cell table:formula="of:=[.D115]/[.E115]" office:value-type="float" office:value="0.256698000878731" calcext:value-type="float">
            <text:p>0,256698000878731</text:p>
          </table:table-cell>
          <table:table-cell table:number-columns-repeated="6"/>
        </table:table-row>
        <table:table-row table:style-name="ro1">
          <table:table-cell office:value-type="float" office:value="51.3000000000001" calcext:value-type="float">
            <text:p>51,3000000000001</text:p>
          </table:table-cell>
          <table:table-cell office:value-type="float" office:value="12.0043585898384" calcext:value-type="float">
            <text:p>12,0043585898384</text:p>
          </table:table-cell>
          <table:table-cell office:value-type="float" office:value="5.80517662830407" calcext:value-type="float">
            <text:p>5,80517662830407</text:p>
          </table:table-cell>
          <table:table-cell table:formula="of:=SQRT(([.B116]-[.B115])^2+([.C116]-[.C115])^2)" office:value-type="float" office:value="0.11321081198257" calcext:value-type="float">
            <text:p>0,11321081198257</text:p>
          </table:table-cell>
          <table:table-cell table:formula="of:=[.A116]-[.A115]" office:value-type="float" office:value="0.450000000000003" calcext:value-type="float">
            <text:p>0,450000000000003</text:p>
          </table:table-cell>
          <table:table-cell table:formula="of:=[.D116]/[.E116]" office:value-type="float" office:value="0.251579582183487" calcext:value-type="float">
            <text:p>0,251579582183487</text:p>
          </table:table-cell>
          <table:table-cell table:number-columns-repeated="6"/>
        </table:table-row>
        <table:table-row table:style-name="ro1">
          <table:table-cell office:value-type="float" office:value="51.7500000000001" calcext:value-type="float">
            <text:p>51,7500000000001</text:p>
          </table:table-cell>
          <table:table-cell office:value-type="float" office:value="11.9690557880367" calcext:value-type="float">
            <text:p>11,9690557880367</text:p>
          </table:table-cell>
          <table:table-cell office:value-type="float" office:value="5.73711193172787" calcext:value-type="float">
            <text:p>5,73711193172787</text:p>
          </table:table-cell>
          <table:table-cell table:formula="of:=SQRT(([.B117]-[.B116])^2+([.C117]-[.C116])^2)" office:value-type="float" office:value="0.0766752289534139" calcext:value-type="float">
            <text:p>0,0766752289534139</text:p>
          </table:table-cell>
          <table:table-cell table:formula="of:=[.A117]-[.A116]" office:value-type="float" office:value="0.450000000000003" calcext:value-type="float">
            <text:p>0,450000000000003</text:p>
          </table:table-cell>
          <table:table-cell table:formula="of:=[.D117]/[.E117]" office:value-type="float" office:value="0.170389397674252" calcext:value-type="float">
            <text:p>0,170389397674252</text:p>
          </table:table-cell>
          <table:table-cell table:number-columns-repeated="6"/>
        </table:table-row>
        <table:table-row table:style-name="ro1">
          <table:table-cell office:value-type="float" office:value="52.2000000000001" calcext:value-type="float">
            <text:p>52,2000000000001</text:p>
          </table:table-cell>
          <table:table-cell office:value-type="float" office:value="11.8973246755086" calcext:value-type="float">
            <text:p>11,8973246755086</text:p>
          </table:table-cell>
          <table:table-cell office:value-type="float" office:value="5.59881252884413" calcext:value-type="float">
            <text:p>5,59881252884413</text:p>
          </table:table-cell>
          <table:table-cell table:formula="of:=SQRT(([.B118]-[.B117])^2+([.C118]-[.C117])^2)" office:value-type="float" office:value="0.15579498497228" calcext:value-type="float">
            <text:p>0,15579498497228</text:p>
          </table:table-cell>
          <table:table-cell table:formula="of:=[.A118]-[.A117]" office:value-type="float" office:value="0.450000000000003" calcext:value-type="float">
            <text:p>0,450000000000003</text:p>
          </table:table-cell>
          <table:table-cell table:formula="of:=[.D118]/[.E118]" office:value-type="float" office:value="0.346211077716175" calcext:value-type="float">
            <text:p>0,346211077716175</text:p>
          </table:table-cell>
          <table:table-cell table:number-columns-repeated="6"/>
        </table:table-row>
        <table:table-row table:style-name="ro1">
          <table:table-cell office:value-type="float" office:value="52.6500000000001" calcext:value-type="float">
            <text:p>52,6500000000001</text:p>
          </table:table-cell>
          <table:table-cell office:value-type="float" office:value="11.8424452235977" calcext:value-type="float">
            <text:p>11,8424452235977</text:p>
          </table:table-cell>
          <table:table-cell office:value-type="float" office:value="5.49300355471325" calcext:value-type="float">
            <text:p>5,49300355471325</text:p>
          </table:table-cell>
          <table:table-cell table:formula="of:=SQRT(([.B119]-[.B118])^2+([.C119]-[.C118])^2)" office:value-type="float" office:value="0.119194350741422" calcext:value-type="float">
            <text:p>0,119194350741422</text:p>
          </table:table-cell>
          <table:table-cell table:formula="of:=[.A119]-[.A118]" office:value-type="float" office:value="0.450000000000003" calcext:value-type="float">
            <text:p>0,450000000000003</text:p>
          </table:table-cell>
          <table:table-cell table:formula="of:=[.D119]/[.E119]" office:value-type="float" office:value="0.264876334980937" calcext:value-type="float">
            <text:p>0,264876334980937</text:p>
          </table:table-cell>
          <table:table-cell table:number-columns-repeated="6"/>
        </table:table-row>
        <table:table-row table:style-name="ro1">
          <table:table-cell office:value-type="float" office:value="53.1000000000001" calcext:value-type="float">
            <text:p>53,1000000000001</text:p>
          </table:table-cell>
          <table:table-cell office:value-type="float" office:value="11.7861386025883" calcext:value-type="float">
            <text:p>11,7861386025883</text:p>
          </table:table-cell>
          <table:table-cell office:value-type="float" office:value="5.3844429623906" calcext:value-type="float">
            <text:p>5,3844429623906</text:p>
          </table:table-cell>
          <table:table-cell table:formula="of:=SQRT(([.B120]-[.B119])^2+([.C120]-[.C119])^2)" office:value-type="float" office:value="0.122294062713389" calcext:value-type="float">
            <text:p>0,122294062713389</text:p>
          </table:table-cell>
          <table:table-cell table:formula="of:=[.A120]-[.A119]" office:value-type="float" office:value="0.450000000000003" calcext:value-type="float">
            <text:p>0,450000000000003</text:p>
          </table:table-cell>
          <table:table-cell table:formula="of:=[.D120]/[.E120]" office:value-type="float" office:value="0.271764583807529" calcext:value-type="float">
            <text:p>0,271764583807529</text:p>
          </table:table-cell>
          <table:table-cell table:number-columns-repeated="6"/>
        </table:table-row>
        <table:table-row table:style-name="ro1">
          <table:table-cell office:value-type="float" office:value="53.5500000000001" calcext:value-type="float">
            <text:p>53,5500000000001</text:p>
          </table:table-cell>
          <table:table-cell office:value-type="float" office:value="11.6958079401865" calcext:value-type="float">
            <text:p>11,6958079401865</text:p>
          </table:table-cell>
          <table:table-cell office:value-type="float" office:value="5.21028315596944" calcext:value-type="float">
            <text:p>5,21028315596944</text:p>
          </table:table-cell>
          <table:table-cell table:formula="of:=SQRT(([.B121]-[.B120])^2+([.C121]-[.C120])^2)" office:value-type="float" office:value="0.196191913040788" calcext:value-type="float">
            <text:p>0,196191913040788</text:p>
          </table:table-cell>
          <table:table-cell table:formula="of:=[.A121]-[.A120]" office:value-type="float" office:value="0.450000000000003" calcext:value-type="float">
            <text:p>0,450000000000003</text:p>
          </table:table-cell>
          <table:table-cell table:formula="of:=[.D121]/[.E121]" office:value-type="float" office:value="0.435982028979527" calcext:value-type="float">
            <text:p>0,435982028979527</text:p>
          </table:table-cell>
          <table:table-cell table:number-columns-repeated="6"/>
        </table:table-row>
        <table:table-row table:style-name="ro1">
          <table:table-cell office:value-type="float" office:value="54.0000000000001" calcext:value-type="float">
            <text:p>54,0000000000001</text:p>
          </table:table-cell>
          <table:table-cell office:value-type="float" office:value="11.6353174078597" calcext:value-type="float">
            <text:p>11,6353174078597</text:p>
          </table:table-cell>
          <table:table-cell office:value-type="float" office:value="5.0936558765914" calcext:value-type="float">
            <text:p>5,0936558765914</text:p>
          </table:table-cell>
          <table:table-cell table:formula="of:=SQRT(([.B122]-[.B121])^2+([.C122]-[.C121])^2)" office:value-type="float" office:value="0.131381226955362" calcext:value-type="float">
            <text:p>0,131381226955362</text:p>
          </table:table-cell>
          <table:table-cell table:formula="of:=[.A122]-[.A121]" office:value-type="float" office:value="0.450000000000003" calcext:value-type="float">
            <text:p>0,450000000000003</text:p>
          </table:table-cell>
          <table:table-cell table:formula="of:=[.D122]/[.E122]" office:value-type="float" office:value="0.291958282123024" calcext:value-type="float">
            <text:p>0,291958282123024</text:p>
          </table:table-cell>
          <table:table-cell table:number-columns-repeated="6"/>
        </table:table-row>
        <table:table-row table:style-name="ro1">
          <table:table-cell office:value-type="float" office:value="54.4500000000001" calcext:value-type="float">
            <text:p>54,4500000000001</text:p>
          </table:table-cell>
          <table:table-cell office:value-type="float" office:value="11.5763420255408" calcext:value-type="float">
            <text:p>11,5763420255408</text:p>
          </table:table-cell>
          <table:table-cell office:value-type="float" office:value="4.9799498448278" calcext:value-type="float">
            <text:p>4,9799498448278</text:p>
          </table:table-cell>
          <table:table-cell table:formula="of:=SQRT(([.B123]-[.B122])^2+([.C123]-[.C122])^2)" office:value-type="float" office:value="0.128090426570812" calcext:value-type="float">
            <text:p>0,128090426570812</text:p>
          </table:table-cell>
          <table:table-cell table:formula="of:=[.A123]-[.A122]" office:value-type="float" office:value="0.450000000000003" calcext:value-type="float">
            <text:p>0,450000000000003</text:p>
          </table:table-cell>
          <table:table-cell table:formula="of:=[.D123]/[.E123]" office:value-type="float" office:value="0.28464539237958" calcext:value-type="float">
            <text:p>0,28464539237958</text:p>
          </table:table-cell>
          <table:table-cell table:number-columns-repeated="6"/>
        </table:table-row>
        <table:table-row table:style-name="ro1">
          <table:table-cell office:value-type="float" office:value="54.9000000000001" calcext:value-type="float">
            <text:p>54,9000000000001</text:p>
          </table:table-cell>
          <table:table-cell office:value-type="float" office:value="11.5371643596061" calcext:value-type="float">
            <text:p>11,5371643596061</text:p>
          </table:table-cell>
          <table:table-cell office:value-type="float" office:value="4.90441431199994" calcext:value-type="float">
            <text:p>4,90441431199994</text:p>
          </table:table-cell>
          <table:table-cell table:formula="of:=SQRT(([.B124]-[.B123])^2+([.C124]-[.C123])^2)" office:value-type="float" office:value="0.085091164216253" calcext:value-type="float">
            <text:p>0,085091164216253</text:p>
          </table:table-cell>
          <table:table-cell table:formula="of:=[.A124]-[.A123]" office:value-type="float" office:value="0.450000000000003" calcext:value-type="float">
            <text:p>0,450000000000003</text:p>
          </table:table-cell>
          <table:table-cell table:formula="of:=[.D124]/[.E124]" office:value-type="float" office:value="0.189091476036117" calcext:value-type="float">
            <text:p>0,189091476036117</text:p>
          </table:table-cell>
          <table:table-cell table:number-columns-repeated="6"/>
        </table:table-row>
        <table:table-row table:style-name="ro1">
          <table:table-cell office:value-type="float" office:value="55.3500000000001" calcext:value-type="float">
            <text:p>55,3500000000001</text:p>
          </table:table-cell>
          <table:table-cell office:value-type="float" office:value="11.4700349546852" calcext:value-type="float">
            <text:p>11,4700349546852</text:p>
          </table:table-cell>
          <table:table-cell office:value-type="float" office:value="4.77498711800686" calcext:value-type="float">
            <text:p>4,77498711800686</text:p>
          </table:table-cell>
          <table:table-cell table:formula="of:=SQRT(([.B125]-[.B124])^2+([.C125]-[.C124])^2)" office:value-type="float" office:value="0.145800396261334" calcext:value-type="float">
            <text:p>0,145800396261334</text:p>
          </table:table-cell>
          <table:table-cell table:formula="of:=[.A125]-[.A124]" office:value-type="float" office:value="0.450000000000003" calcext:value-type="float">
            <text:p>0,450000000000003</text:p>
          </table:table-cell>
          <table:table-cell table:formula="of:=[.D125]/[.E125]" office:value-type="float" office:value="0.32400088058074" calcext:value-type="float">
            <text:p>0,32400088058074</text:p>
          </table:table-cell>
          <table:table-cell table:number-columns-repeated="6"/>
        </table:table-row>
        <table:table-row table:style-name="ro1">
          <table:table-cell office:value-type="float" office:value="55.8000000000001" calcext:value-type="float">
            <text:p>55,8000000000001</text:p>
          </table:table-cell>
          <table:table-cell office:value-type="float" office:value="11.4356057753814" calcext:value-type="float">
            <text:p>11,4356057753814</text:p>
          </table:table-cell>
          <table:table-cell office:value-type="float" office:value="4.7086067877474" calcext:value-type="float">
            <text:p>4,7086067877474</text:p>
          </table:table-cell>
          <table:table-cell table:formula="of:=SQRT(([.B126]-[.B125])^2+([.C126]-[.C125])^2)" office:value-type="float" office:value="0.0747777816793697" calcext:value-type="float">
            <text:p>0,0747777816793697</text:p>
          </table:table-cell>
          <table:table-cell table:formula="of:=[.A126]-[.A125]" office:value-type="float" office:value="0.450000000000003" calcext:value-type="float">
            <text:p>0,450000000000003</text:p>
          </table:table-cell>
          <table:table-cell table:formula="of:=[.D126]/[.E126]" office:value-type="float" office:value="0.166172848176376" calcext:value-type="float">
            <text:p>0,166172848176376</text:p>
          </table:table-cell>
          <table:table-cell table:number-columns-repeated="6"/>
        </table:table-row>
        <table:table-row table:style-name="ro1">
          <table:table-cell office:value-type="float" office:value="56.2500000000001" calcext:value-type="float">
            <text:p>56,2500000000001</text:p>
          </table:table-cell>
          <table:table-cell office:value-type="float" office:value="11.3742330693972" calcext:value-type="float">
            <text:p>11,3742330693972</text:p>
          </table:table-cell>
          <table:table-cell office:value-type="float" office:value="4.59027865520035" calcext:value-type="float">
            <text:p>4,59027865520035</text:p>
          </table:table-cell>
          <table:table-cell table:formula="of:=SQRT(([.B127]-[.B126])^2+([.C127]-[.C126])^2)" office:value-type="float" office:value="0.13329724675285" calcext:value-type="float">
            <text:p>0,13329724675285</text:p>
          </table:table-cell>
          <table:table-cell table:formula="of:=[.A127]-[.A126]" office:value-type="float" office:value="0.450000000000003" calcext:value-type="float">
            <text:p>0,450000000000003</text:p>
          </table:table-cell>
          <table:table-cell table:formula="of:=[.D127]/[.E127]" office:value-type="float" office:value="0.29621610389522" calcext:value-type="float">
            <text:p>0,29621610389522</text:p>
          </table:table-cell>
          <table:table-cell table:number-columns-repeated="6"/>
        </table:table-row>
        <table:table-row table:style-name="ro1">
          <table:table-cell office:value-type="float" office:value="56.7000000000001" calcext:value-type="float">
            <text:p>56,7000000000001</text:p>
          </table:table-cell>
          <table:table-cell office:value-type="float" office:value="11.3264845587395" calcext:value-type="float">
            <text:p>11,3264845587395</text:p>
          </table:table-cell>
          <table:table-cell office:value-type="float" office:value="4.49821831652972" calcext:value-type="float">
            <text:p>4,49821831652972</text:p>
          </table:table-cell>
          <table:table-cell table:formula="of:=SQRT(([.B128]-[.B127])^2+([.C128]-[.C127])^2)" office:value-type="float" office:value="0.103706442549074" calcext:value-type="float">
            <text:p>0,103706442549074</text:p>
          </table:table-cell>
          <table:table-cell table:formula="of:=[.A128]-[.A127]" office:value-type="float" office:value="0.450000000000003" calcext:value-type="float">
            <text:p>0,450000000000003</text:p>
          </table:table-cell>
          <table:table-cell table:formula="of:=[.D128]/[.E128]" office:value-type="float" office:value="0.230458761220162" calcext:value-type="float">
            <text:p>0,230458761220162</text:p>
          </table:table-cell>
          <table:table-cell table:number-columns-repeated="6"/>
        </table:table-row>
        <table:table-row table:style-name="ro1">
          <table:table-cell office:value-type="float" office:value="57.1500000000001" calcext:value-type="float">
            <text:p>57,1500000000001</text:p>
          </table:table-cell>
          <table:table-cell office:value-type="float" office:value="11.2415035580316" calcext:value-type="float">
            <text:p>11,2415035580316</text:p>
          </table:table-cell>
          <table:table-cell office:value-type="float" office:value="4.33437279343458" calcext:value-type="float">
            <text:p>4,33437279343458</text:p>
          </table:table-cell>
          <table:table-cell table:formula="of:=SQRT(([.B129]-[.B128])^2+([.C129]-[.C128])^2)" office:value-type="float" office:value="0.184572820099883" calcext:value-type="float">
            <text:p>0,184572820099883</text:p>
          </table:table-cell>
          <table:table-cell table:formula="of:=[.A129]-[.A128]" office:value-type="float" office:value="0.450000000000003" calcext:value-type="float">
            <text:p>0,450000000000003</text:p>
          </table:table-cell>
          <table:table-cell table:formula="of:=[.D129]/[.E129]" office:value-type="float" office:value="0.410161822444182" calcext:value-type="float">
            <text:p>0,410161822444182</text:p>
          </table:table-cell>
          <table:table-cell table:number-columns-repeated="6"/>
        </table:table-row>
        <table:table-row table:style-name="ro1">
          <table:table-cell office:value-type="float" office:value="57.6000000000001" calcext:value-type="float">
            <text:p>57,6000000000001</text:p>
          </table:table-cell>
          <table:table-cell office:value-type="float" office:value="11.191424330355" calcext:value-type="float">
            <text:p>11,191424330355</text:p>
          </table:table-cell>
          <table:table-cell office:value-type="float" office:value="4.23781877328255" calcext:value-type="float">
            <text:p>4,23781877328255</text:p>
          </table:table-cell>
          <table:table-cell table:formula="of:=SQRT(([.B130]-[.B129])^2+([.C130]-[.C129])^2)" office:value-type="float" office:value="0.108768597730271" calcext:value-type="float">
            <text:p>0,108768597730271</text:p>
          </table:table-cell>
          <table:table-cell table:formula="of:=[.A130]-[.A129]" office:value-type="float" office:value="0.450000000000003" calcext:value-type="float">
            <text:p>0,450000000000003</text:p>
          </table:table-cell>
          <table:table-cell table:formula="of:=[.D130]/[.E130]" office:value-type="float" office:value="0.241707994956156" calcext:value-type="float">
            <text:p>0,241707994956156</text:p>
          </table:table-cell>
          <table:table-cell table:number-columns-repeated="6"/>
        </table:table-row>
        <table:table-row table:style-name="ro1">
          <table:table-cell office:value-type="float" office:value="58.0500000000001" calcext:value-type="float">
            <text:p>58,0500000000001</text:p>
          </table:table-cell>
          <table:table-cell office:value-type="float" office:value="11.0927404961605" calcext:value-type="float">
            <text:p>11,0927404961605</text:p>
          </table:table-cell>
          <table:table-cell office:value-type="float" office:value="4.04755383994516" calcext:value-type="float">
            <text:p>4,04755383994516</text:p>
          </table:table-cell>
          <table:table-cell table:formula="of:=SQRT(([.B131]-[.B130])^2+([.C131]-[.C130])^2)" office:value-type="float" office:value="0.214334420915531" calcext:value-type="float">
            <text:p>0,214334420915531</text:p>
          </table:table-cell>
          <table:table-cell table:formula="of:=[.A131]-[.A130]" office:value-type="float" office:value="0.450000000000003" calcext:value-type="float">
            <text:p>0,450000000000003</text:p>
          </table:table-cell>
          <table:table-cell table:formula="of:=[.D131]/[.E131]" office:value-type="float" office:value="0.476298713145622" calcext:value-type="float">
            <text:p>0,476298713145622</text:p>
          </table:table-cell>
          <table:table-cell table:number-columns-repeated="6"/>
        </table:table-row>
        <table:table-row table:style-name="ro1">
          <table:table-cell office:value-type="float" office:value="58.5000000000001" calcext:value-type="float">
            <text:p>58,5000000000001</text:p>
          </table:table-cell>
          <table:table-cell office:value-type="float" office:value="11.0102301026783" calcext:value-type="float">
            <text:p>11,0102301026783</text:p>
          </table:table-cell>
          <table:table-cell office:value-type="float" office:value="3.88847171019519" calcext:value-type="float">
            <text:p>3,88847171019519</text:p>
          </table:table-cell>
          <table:table-cell table:formula="of:=SQRT(([.B132]-[.B131])^2+([.C132]-[.C131])^2)" office:value-type="float" office:value="0.179206833124145" calcext:value-type="float">
            <text:p>0,179206833124145</text:p>
          </table:table-cell>
          <table:table-cell table:formula="of:=[.A132]-[.A131]" office:value-type="float" office:value="0.450000000000003" calcext:value-type="float">
            <text:p>0,450000000000003</text:p>
          </table:table-cell>
          <table:table-cell table:formula="of:=[.D132]/[.E132]" office:value-type="float" office:value="0.398237406942541" calcext:value-type="float">
            <text:p>0,398237406942541</text:p>
          </table:table-cell>
          <table:table-cell table:number-columns-repeated="6"/>
        </table:table-row>
        <table:table-row table:style-name="ro1">
          <table:table-cell office:value-type="float" office:value="58.9500000000001" calcext:value-type="float">
            <text:p>58,9500000000001</text:p>
          </table:table-cell>
          <table:table-cell office:value-type="float" office:value="10.9091313222784" calcext:value-type="float">
            <text:p>10,9091313222784</text:p>
          </table:table-cell>
          <table:table-cell office:value-type="float" office:value="3.6935506993701" calcext:value-type="float">
            <text:p>3,6935506993701</text:p>
          </table:table-cell>
          <table:table-cell table:formula="of:=SQRT(([.B133]-[.B132])^2+([.C133]-[.C132])^2)" office:value-type="float" office:value="0.219579516028739" calcext:value-type="float">
            <text:p>0,219579516028739</text:p>
          </table:table-cell>
          <table:table-cell table:formula="of:=[.A133]-[.A132]" office:value-type="float" office:value="0.450000000000003" calcext:value-type="float">
            <text:p>0,450000000000003</text:p>
          </table:table-cell>
          <table:table-cell table:formula="of:=[.D133]/[.E133]" office:value-type="float" office:value="0.487954480063861" calcext:value-type="float">
            <text:p>0,487954480063861</text:p>
          </table:table-cell>
          <table:table-cell table:number-columns-repeated="6"/>
        </table:table-row>
        <table:table-row table:style-name="ro1">
          <table:table-cell office:value-type="float" office:value="59.4000000000001" calcext:value-type="float">
            <text:p>59,4000000000001</text:p>
          </table:table-cell>
          <table:table-cell office:value-type="float" office:value="10.8552753738647" calcext:value-type="float">
            <text:p>10,8552753738647</text:p>
          </table:table-cell>
          <table:table-cell office:value-type="float" office:value="3.58971506592103" calcext:value-type="float">
            <text:p>3,58971506592103</text:p>
          </table:table-cell>
          <table:table-cell table:formula="of:=SQRT(([.B134]-[.B133])^2+([.C134]-[.C133])^2)" office:value-type="float" office:value="0.116971372366551" calcext:value-type="float">
            <text:p>0,116971372366551</text:p>
          </table:table-cell>
          <table:table-cell table:formula="of:=[.A134]-[.A133]" office:value-type="float" office:value="0.450000000000003" calcext:value-type="float">
            <text:p>0,450000000000003</text:p>
          </table:table-cell>
          <table:table-cell table:formula="of:=[.D134]/[.E134]" office:value-type="float" office:value="0.259936383036779" calcext:value-type="float">
            <text:p>0,259936383036779</text:p>
          </table:table-cell>
          <table:table-cell table:number-columns-repeated="6"/>
        </table:table-row>
        <table:table-row table:style-name="ro1">
          <table:table-cell office:value-type="float" office:value="59.8500000000001" calcext:value-type="float">
            <text:p>59,8500000000001</text:p>
          </table:table-cell>
          <table:table-cell office:value-type="float" office:value="10.8158021761242" calcext:value-type="float">
            <text:p>10,8158021761242</text:p>
          </table:table-cell>
          <table:table-cell office:value-type="float" office:value="3.51360974028176" calcext:value-type="float">
            <text:p>3,51360974028176</text:p>
          </table:table-cell>
          <table:table-cell table:formula="of:=SQRT(([.B135]-[.B134])^2+([.C135]-[.C134])^2)" office:value-type="float" office:value="0.0857330387337068" calcext:value-type="float">
            <text:p>0,0857330387337068</text:p>
          </table:table-cell>
          <table:table-cell table:formula="of:=[.A135]-[.A134]" office:value-type="float" office:value="0.450000000000003" calcext:value-type="float">
            <text:p>0,450000000000003</text:p>
          </table:table-cell>
          <table:table-cell table:formula="of:=[.D135]/[.E135]" office:value-type="float" office:value="0.190517863852681" calcext:value-type="float">
            <text:p>0,190517863852681</text:p>
          </table:table-cell>
          <table:table-cell table:number-columns-repeated="6"/>
        </table:table-row>
        <table:table-row table:style-name="ro1">
          <table:table-cell office:value-type="float" office:value="60.3000000000001" calcext:value-type="float">
            <text:p>60,3000000000001</text:p>
          </table:table-cell>
          <table:table-cell office:value-type="float" office:value="10.768168419454" calcext:value-type="float">
            <text:p>10,768168419454</text:p>
          </table:table-cell>
          <table:table-cell office:value-type="float" office:value="3.42177065020742" calcext:value-type="float">
            <text:p>3,42177065020742</text:p>
          </table:table-cell>
          <table:table-cell table:formula="of:=SQRT(([.B136]-[.B135])^2+([.C136]-[.C135])^2)" office:value-type="float" office:value="0.103457204873304" calcext:value-type="float">
            <text:p>0,103457204873304</text:p>
          </table:table-cell>
          <table:table-cell table:formula="of:=[.A136]-[.A135]" office:value-type="float" office:value="0.450000000000003" calcext:value-type="float">
            <text:p>0,450000000000003</text:p>
          </table:table-cell>
          <table:table-cell table:formula="of:=[.D136]/[.E136]" office:value-type="float" office:value="0.229904899718452" calcext:value-type="float">
            <text:p>0,229904899718452</text:p>
          </table:table-cell>
          <table:table-cell table:number-columns-repeated="6"/>
        </table:table-row>
        <table:table-row table:style-name="ro1">
          <table:table-cell office:value-type="float" office:value="60.7500000000001" calcext:value-type="float">
            <text:p>60,7500000000001</text:p>
          </table:table-cell>
          <table:table-cell office:value-type="float" office:value="10.699549172125" calcext:value-type="float">
            <text:p>10,699549172125</text:p>
          </table:table-cell>
          <table:table-cell office:value-type="float" office:value="3.28947100229351" calcext:value-type="float">
            <text:p>3,28947100229351</text:p>
          </table:table-cell>
          <table:table-cell table:formula="of:=SQRT(([.B137]-[.B136])^2+([.C137]-[.C136])^2)" office:value-type="float" office:value="0.149036230300374" calcext:value-type="float">
            <text:p>0,149036230300374</text:p>
          </table:table-cell>
          <table:table-cell table:formula="of:=[.A137]-[.A136]" office:value-type="float" office:value="0.450000000000003" calcext:value-type="float">
            <text:p>0,450000000000003</text:p>
          </table:table-cell>
          <table:table-cell table:formula="of:=[.D137]/[.E137]" office:value-type="float" office:value="0.331191622889719" calcext:value-type="float">
            <text:p>0,331191622889719</text:p>
          </table:table-cell>
          <table:table-cell table:number-columns-repeated="6"/>
        </table:table-row>
        <table:table-row table:style-name="ro1">
          <table:table-cell office:value-type="float" office:value="61.2000000000001" calcext:value-type="float">
            <text:p>61,2000000000001</text:p>
          </table:table-cell>
          <table:table-cell office:value-type="float" office:value="10.639597924377" calcext:value-type="float">
            <text:p>10,639597924377</text:p>
          </table:table-cell>
          <table:table-cell office:value-type="float" office:value="3.1738834772507" calcext:value-type="float">
            <text:p>3,1738834772507</text:p>
          </table:table-cell>
          <table:table-cell table:formula="of:=SQRT(([.B138]-[.B137])^2+([.C138]-[.C137])^2)" office:value-type="float" office:value="0.130209938376717" calcext:value-type="float">
            <text:p>0,130209938376717</text:p>
          </table:table-cell>
          <table:table-cell table:formula="of:=[.A138]-[.A137]" office:value-type="float" office:value="0.450000000000003" calcext:value-type="float">
            <text:p>0,450000000000003</text:p>
          </table:table-cell>
          <table:table-cell table:formula="of:=[.D138]/[.E138]" office:value-type="float" office:value="0.289355418614926" calcext:value-type="float">
            <text:p>0,289355418614926</text:p>
          </table:table-cell>
          <table:table-cell table:number-columns-repeated="6"/>
        </table:table-row>
        <table:table-row table:style-name="ro1">
          <table:table-cell office:value-type="float" office:value="61.6500000000002" calcext:value-type="float">
            <text:p>61,6500000000002</text:p>
          </table:table-cell>
          <table:table-cell office:value-type="float" office:value="10.585314797609" calcext:value-type="float">
            <text:p>10,585314797609</text:p>
          </table:table-cell>
          <table:table-cell office:value-type="float" office:value="3.06922423310832" calcext:value-type="float">
            <text:p>3,06922423310832</text:p>
          </table:table-cell>
          <table:table-cell table:formula="of:=SQRT(([.B139]-[.B138])^2+([.C139]-[.C138])^2)" office:value-type="float" office:value="0.117899174026645" calcext:value-type="float">
            <text:p>0,117899174026645</text:p>
          </table:table-cell>
          <table:table-cell table:formula="of:=[.A139]-[.A138]" office:value-type="float" office:value="0.450000000000003" calcext:value-type="float">
            <text:p>0,450000000000003</text:p>
          </table:table-cell>
          <table:table-cell table:formula="of:=[.D139]/[.E139]" office:value-type="float" office:value="0.261998164503653" calcext:value-type="float">
            <text:p>0,261998164503653</text:p>
          </table:table-cell>
          <table:table-cell table:number-columns-repeated="6"/>
        </table:table-row>
        <table:table-row table:style-name="ro1">
          <table:table-cell office:value-type="float" office:value="62.1000000000002" calcext:value-type="float">
            <text:p>62,1000000000002</text:p>
          </table:table-cell>
          <table:table-cell office:value-type="float" office:value="10.5453611634411" calcext:value-type="float">
            <text:p>10,5453611634411</text:p>
          </table:table-cell>
          <table:table-cell office:value-type="float" office:value="2.99219261386095" calcext:value-type="float">
            <text:p>2,99219261386095</text:p>
          </table:table-cell>
          <table:table-cell table:formula="of:=SQRT(([.B140]-[.B139])^2+([.C140]-[.C139])^2)" office:value-type="float" office:value="0.0867765132227104" calcext:value-type="float">
            <text:p>0,0867765132227104</text:p>
          </table:table-cell>
          <table:table-cell table:formula="of:=[.A140]-[.A139]" office:value-type="float" office:value="0.450000000000003" calcext:value-type="float">
            <text:p>0,450000000000003</text:p>
          </table:table-cell>
          <table:table-cell table:formula="of:=[.D140]/[.E140]" office:value-type="float" office:value="0.192836696050466" calcext:value-type="float">
            <text:p>0,192836696050466</text:p>
          </table:table-cell>
          <table:table-cell table:number-columns-repeated="6"/>
        </table:table-row>
        <table:table-row table:style-name="ro1">
          <table:table-cell office:value-type="float" office:value="62.5500000000002" calcext:value-type="float">
            <text:p>62,5500000000002</text:p>
          </table:table-cell>
          <table:table-cell office:value-type="float" office:value="10.4881521199655" calcext:value-type="float">
            <text:p>10,4881521199655</text:p>
          </table:table-cell>
          <table:table-cell office:value-type="float" office:value="2.88189212815296" calcext:value-type="float">
            <text:p>2,88189212815296</text:p>
          </table:table-cell>
          <table:table-cell table:formula="of:=SQRT(([.B141]-[.B140])^2+([.C141]-[.C140])^2)" office:value-type="float" office:value="0.12425406151434" calcext:value-type="float">
            <text:p>0,12425406151434</text:p>
          </table:table-cell>
          <table:table-cell table:formula="of:=[.A141]-[.A140]" office:value-type="float" office:value="0.450000000000003" calcext:value-type="float">
            <text:p>0,450000000000003</text:p>
          </table:table-cell>
          <table:table-cell table:formula="of:=[.D141]/[.E141]" office:value-type="float" office:value="0.276120136698533" calcext:value-type="float">
            <text:p>0,276120136698533</text:p>
          </table:table-cell>
          <table:table-cell table:number-columns-repeated="6"/>
        </table:table-row>
        <table:table-row table:style-name="ro1">
          <table:table-cell office:value-type="float" office:value="63.0000000000002" calcext:value-type="float">
            <text:p>63,0000000000002</text:p>
          </table:table-cell>
          <table:table-cell office:value-type="float" office:value="10.4044761214212" calcext:value-type="float">
            <text:p>10,4044761214212</text:p>
          </table:table-cell>
          <table:table-cell office:value-type="float" office:value="2.72056268230265" calcext:value-type="float">
            <text:p>2,72056268230265</text:p>
          </table:table-cell>
          <table:table-cell table:formula="of:=SQRT(([.B142]-[.B141])^2+([.C142]-[.C141])^2)" office:value-type="float" office:value="0.181738446209797" calcext:value-type="float">
            <text:p>0,181738446209797</text:p>
          </table:table-cell>
          <table:table-cell table:formula="of:=[.A142]-[.A141]" office:value-type="float" office:value="0.450000000000003" calcext:value-type="float">
            <text:p>0,450000000000003</text:p>
          </table:table-cell>
          <table:table-cell table:formula="of:=[.D142]/[.E142]" office:value-type="float" office:value="0.403863213799546" calcext:value-type="float">
            <text:p>0,403863213799546</text:p>
          </table:table-cell>
          <table:table-cell table:number-columns-repeated="6"/>
        </table:table-row>
        <table:table-row table:style-name="ro1">
          <table:table-cell office:value-type="float" office:value="63.4500000000002" calcext:value-type="float">
            <text:p>63,4500000000002</text:p>
          </table:table-cell>
          <table:table-cell office:value-type="float" office:value="10.3582263994757" calcext:value-type="float">
            <text:p>10,3582263994757</text:p>
          </table:table-cell>
          <table:table-cell office:value-type="float" office:value="2.6313920462539" calcext:value-type="float">
            <text:p>2,6313920462539</text:p>
          </table:table-cell>
          <table:table-cell table:formula="of:=SQRT(([.B143]-[.B142])^2+([.C143]-[.C142])^2)" office:value-type="float" office:value="0.100451177760054" calcext:value-type="float">
            <text:p>0,100451177760054</text:p>
          </table:table-cell>
          <table:table-cell table:formula="of:=[.A143]-[.A142]" office:value-type="float" office:value="0.450000000000003" calcext:value-type="float">
            <text:p>0,450000000000003</text:p>
          </table:table-cell>
          <table:table-cell table:formula="of:=[.D143]/[.E143]" office:value-type="float" office:value="0.223224839466785" calcext:value-type="float">
            <text:p>0,223224839466785</text:p>
          </table:table-cell>
          <table:table-cell table:number-columns-repeated="6"/>
        </table:table-row>
        <table:table-row table:style-name="ro1">
          <table:table-cell office:value-type="float" office:value="63.9000000000002" calcext:value-type="float">
            <text:p>63,9000000000002</text:p>
          </table:table-cell>
          <table:table-cell office:value-type="float" office:value="10.2893525643564" calcext:value-type="float">
            <text:p>10,2893525643564</text:p>
          </table:table-cell>
          <table:table-cell office:value-type="float" office:value="2.49860154662815" calcext:value-type="float">
            <text:p>2,49860154662815</text:p>
          </table:table-cell>
          <table:table-cell table:formula="of:=SQRT(([.B144]-[.B143])^2+([.C144]-[.C143])^2)" office:value-type="float" office:value="0.149589177265259" calcext:value-type="float">
            <text:p>0,149589177265259</text:p>
          </table:table-cell>
          <table:table-cell table:formula="of:=[.A144]-[.A143]" office:value-type="float" office:value="0.450000000000003" calcext:value-type="float">
            <text:p>0,450000000000003</text:p>
          </table:table-cell>
          <table:table-cell table:formula="of:=[.D144]/[.E144]" office:value-type="float" office:value="0.332420393922795" calcext:value-type="float">
            <text:p>0,332420393922795</text:p>
          </table:table-cell>
          <table:table-cell table:number-columns-repeated="6"/>
        </table:table-row>
        <table:table-row table:style-name="ro1">
          <table:table-cell office:value-type="float" office:value="64.3500000000002" calcext:value-type="float">
            <text:p>64,3500000000002</text:p>
          </table:table-cell>
          <table:table-cell office:value-type="float" office:value="10.2326130873729" calcext:value-type="float">
            <text:p>10,2326130873729</text:p>
          </table:table-cell>
          <table:table-cell office:value-type="float" office:value="2.38920639701748" calcext:value-type="float">
            <text:p>2,38920639701748</text:p>
          </table:table-cell>
          <table:table-cell table:formula="of:=SQRT(([.B145]-[.B144])^2+([.C145]-[.C144])^2)" office:value-type="float" office:value="0.123234195768453" calcext:value-type="float">
            <text:p>0,123234195768453</text:p>
          </table:table-cell>
          <table:table-cell table:formula="of:=[.A145]-[.A144]" office:value-type="float" office:value="0.450000000000003" calcext:value-type="float">
            <text:p>0,450000000000003</text:p>
          </table:table-cell>
          <table:table-cell table:formula="of:=[.D145]/[.E145]" office:value-type="float" office:value="0.273853768374337" calcext:value-type="float">
            <text:p>0,273853768374337</text:p>
          </table:table-cell>
          <table:table-cell table:number-columns-repeated="6"/>
        </table:table-row>
        <table:table-row table:style-name="ro1">
          <table:table-cell office:value-type="float" office:value="64.8000000000002" calcext:value-type="float">
            <text:p>64,8000000000002</text:p>
          </table:table-cell>
          <table:table-cell office:value-type="float" office:value="10.1941066460049" calcext:value-type="float">
            <text:p>10,1941066460049</text:p>
          </table:table-cell>
          <table:table-cell office:value-type="float" office:value="2.31496500216536" calcext:value-type="float">
            <text:p>2,31496500216536</text:p>
          </table:table-cell>
          <table:table-cell table:formula="of:=SQRT(([.B146]-[.B145])^2+([.C146]-[.C145])^2)" office:value-type="float" office:value="0.0836333111649768" calcext:value-type="float">
            <text:p>0,0836333111649768</text:p>
          </table:table-cell>
          <table:table-cell table:formula="of:=[.A146]-[.A145]" office:value-type="float" office:value="0.450000000000003" calcext:value-type="float">
            <text:p>0,450000000000003</text:p>
          </table:table-cell>
          <table:table-cell table:formula="of:=[.D146]/[.E146]" office:value-type="float" office:value="0.185851802588836" calcext:value-type="float">
            <text:p>0,185851802588836</text:p>
          </table:table-cell>
          <table:table-cell table:number-columns-repeated="6"/>
        </table:table-row>
        <table:table-row table:style-name="ro1">
          <table:table-cell office:value-type="float" office:value="65.2500000000002" calcext:value-type="float">
            <text:p>65,2500000000002</text:p>
          </table:table-cell>
          <table:table-cell office:value-type="float" office:value="10.1479802031038" calcext:value-type="float">
            <text:p>10,1479802031038</text:p>
          </table:table-cell>
          <table:table-cell office:value-type="float" office:value="2.22603205123872" calcext:value-type="float">
            <text:p>2,22603205123872</text:p>
          </table:table-cell>
          <table:table-cell table:formula="of:=SQRT(([.B147]-[.B146])^2+([.C147]-[.C146])^2)" office:value-type="float" office:value="0.100183424253855" calcext:value-type="float">
            <text:p>0,100183424253855</text:p>
          </table:table-cell>
          <table:table-cell table:formula="of:=[.A147]-[.A146]" office:value-type="float" office:value="0.450000000000003" calcext:value-type="float">
            <text:p>0,450000000000003</text:p>
          </table:table-cell>
          <table:table-cell table:formula="of:=[.D147]/[.E147]" office:value-type="float" office:value="0.222629831675232" calcext:value-type="float">
            <text:p>0,222629831675232</text:p>
          </table:table-cell>
          <table:table-cell table:number-columns-repeated="6"/>
        </table:table-row>
        <table:table-row table:style-name="ro1">
          <table:table-cell office:value-type="float" office:value="65.7000000000002" calcext:value-type="float">
            <text:p>65,7000000000002</text:p>
          </table:table-cell>
          <table:table-cell office:value-type="float" office:value="10.109518687484" calcext:value-type="float">
            <text:p>10,109518687484</text:p>
          </table:table-cell>
          <table:table-cell office:value-type="float" office:value="2.1518772743679" calcext:value-type="float">
            <text:p>2,1518772743679</text:p>
          </table:table-cell>
          <table:table-cell table:formula="of:=SQRT(([.B148]-[.B147])^2+([.C148]-[.C147])^2)" office:value-type="float" office:value="0.0835357355658575" calcext:value-type="float">
            <text:p>0,0835357355658575</text:p>
          </table:table-cell>
          <table:table-cell table:formula="of:=[.A148]-[.A147]" office:value-type="float" office:value="0.450000000000003" calcext:value-type="float">
            <text:p>0,450000000000003</text:p>
          </table:table-cell>
          <table:table-cell table:formula="of:=[.D148]/[.E148]" office:value-type="float" office:value="0.185634967924127" calcext:value-type="float">
            <text:p>0,185634967924127</text:p>
          </table:table-cell>
          <table:table-cell table:number-columns-repeated="6"/>
        </table:table-row>
        <table:table-row table:style-name="ro1">
          <table:table-cell office:value-type="float" office:value="66.1500000000002" calcext:value-type="float">
            <text:p>66,1500000000002</text:p>
          </table:table-cell>
          <table:table-cell office:value-type="float" office:value="10.0507960247429" calcext:value-type="float">
            <text:p>10,0507960247429</text:p>
          </table:table-cell>
          <table:table-cell office:value-type="float" office:value="2.03865849235526" calcext:value-type="float">
            <text:p>2,03865849235526</text:p>
          </table:table-cell>
          <table:table-cell table:formula="of:=SQRT(([.B149]-[.B148])^2+([.C149]-[.C148])^2)" office:value-type="float" office:value="0.127541537233293" calcext:value-type="float">
            <text:p>0,127541537233293</text:p>
          </table:table-cell>
          <table:table-cell table:formula="of:=[.A149]-[.A148]" office:value-type="float" office:value="0.450000000000003" calcext:value-type="float">
            <text:p>0,450000000000003</text:p>
          </table:table-cell>
          <table:table-cell table:formula="of:=[.D149]/[.E149]" office:value-type="float" office:value="0.283425638296205" calcext:value-type="float">
            <text:p>0,283425638296205</text:p>
          </table:table-cell>
          <table:table-cell table:number-columns-repeated="6"/>
        </table:table-row>
        <table:table-row table:style-name="ro1">
          <table:table-cell office:value-type="float" office:value="66.6000000000002" calcext:value-type="float">
            <text:p>66,6000000000002</text:p>
          </table:table-cell>
          <table:table-cell office:value-type="float" office:value="9.98865996370558" calcext:value-type="float">
            <text:p>9,98865996370558</text:p>
          </table:table-cell>
          <table:table-cell office:value-type="float" office:value="1.9188585919194" calcext:value-type="float">
            <text:p>1,9188585919194</text:p>
          </table:table-cell>
          <table:table-cell table:formula="of:=SQRT(([.B150]-[.B149])^2+([.C150]-[.C149])^2)" office:value-type="float" office:value="0.134955200810044" calcext:value-type="float">
            <text:p>0,134955200810044</text:p>
          </table:table-cell>
          <table:table-cell table:formula="of:=[.A150]-[.A149]" office:value-type="float" office:value="0.450000000000003" calcext:value-type="float">
            <text:p>0,450000000000003</text:p>
          </table:table-cell>
          <table:table-cell table:formula="of:=[.D150]/[.E150]" office:value-type="float" office:value="0.299900446244539" calcext:value-type="float">
            <text:p>0,299900446244539</text:p>
          </table:table-cell>
          <table:table-cell table:number-columns-repeated="6"/>
        </table:table-row>
        <table:table-row table:style-name="ro1">
          <table:table-cell office:value-type="float" office:value="67.0500000000002" calcext:value-type="float">
            <text:p>67,0500000000002</text:p>
          </table:table-cell>
          <table:table-cell office:value-type="float" office:value="9.93494879501272" calcext:value-type="float">
            <text:p>9,93494879501272</text:p>
          </table:table-cell>
          <table:table-cell office:value-type="float" office:value="1.81530209744144" calcext:value-type="float">
            <text:p>1,81530209744144</text:p>
          </table:table-cell>
          <table:table-cell table:formula="of:=SQRT(([.B151]-[.B150])^2+([.C151]-[.C150])^2)" office:value-type="float" office:value="0.116656920887353" calcext:value-type="float">
            <text:p>0,116656920887353</text:p>
          </table:table-cell>
          <table:table-cell table:formula="of:=[.A151]-[.A150]" office:value-type="float" office:value="0.450000000000003" calcext:value-type="float">
            <text:p>0,450000000000003</text:p>
          </table:table-cell>
          <table:table-cell table:formula="of:=[.D151]/[.E151]" office:value-type="float" office:value="0.259237601971894" calcext:value-type="float">
            <text:p>0,259237601971894</text:p>
          </table:table-cell>
          <table:table-cell table:number-columns-repeated="6"/>
        </table:table-row>
        <table:table-row table:style-name="ro1">
          <table:table-cell office:value-type="float" office:value="67.5000000000002" calcext:value-type="float">
            <text:p>67,5000000000002</text:p>
          </table:table-cell>
          <table:table-cell office:value-type="float" office:value="9.8663187222129" calcext:value-type="float">
            <text:p>9,8663187222129</text:p>
          </table:table-cell>
          <table:table-cell office:value-type="float" office:value="1.68298157774548" calcext:value-type="float">
            <text:p>1,68298157774548</text:p>
          </table:table-cell>
          <table:table-cell table:formula="of:=SQRT(([.B152]-[.B151])^2+([.C152]-[.C151])^2)" office:value-type="float" office:value="0.149059742469641" calcext:value-type="float">
            <text:p>0,149059742469641</text:p>
          </table:table-cell>
          <table:table-cell table:formula="of:=[.A152]-[.A151]" office:value-type="float" office:value="0.450000000000003" calcext:value-type="float">
            <text:p>0,450000000000003</text:p>
          </table:table-cell>
          <table:table-cell table:formula="of:=[.D152]/[.E152]" office:value-type="float" office:value="0.331243872154755" calcext:value-type="float">
            <text:p>0,331243872154755</text:p>
          </table:table-cell>
          <table:table-cell table:number-columns-repeated="6"/>
        </table:table-row>
        <table:table-row table:style-name="ro1">
          <table:table-cell office:value-type="float" office:value="67.9500000000002" calcext:value-type="float">
            <text:p>67,9500000000002</text:p>
          </table:table-cell>
          <table:table-cell office:value-type="float" office:value="9.82601023691809" calcext:value-type="float">
            <text:p>9,82601023691809</text:p>
          </table:table-cell>
          <table:table-cell office:value-type="float" office:value="1.60526579653214" calcext:value-type="float">
            <text:p>1,60526579653214</text:p>
          </table:table-cell>
          <table:table-cell table:formula="of:=SQRT(([.B153]-[.B152])^2+([.C153]-[.C152])^2)" office:value-type="float" office:value="0.0875472251779664" calcext:value-type="float">
            <text:p>0,0875472251779664</text:p>
          </table:table-cell>
          <table:table-cell table:formula="of:=[.A153]-[.A152]" office:value-type="float" office:value="0.450000000000003" calcext:value-type="float">
            <text:p>0,450000000000003</text:p>
          </table:table-cell>
          <table:table-cell table:formula="of:=[.D153]/[.E153]" office:value-type="float" office:value="0.194549389284369" calcext:value-type="float">
            <text:p>0,194549389284369</text:p>
          </table:table-cell>
          <table:table-cell table:number-columns-repeated="6"/>
        </table:table-row>
        <table:table-row table:style-name="ro1">
          <table:table-cell office:value-type="float" office:value="68.4000000000002" calcext:value-type="float">
            <text:p>68,4000000000002</text:p>
          </table:table-cell>
          <table:table-cell office:value-type="float" office:value="9.79258157064917" calcext:value-type="float">
            <text:p>9,79258157064917</text:p>
          </table:table-cell>
          <table:table-cell office:value-type="float" office:value="1.54081448076058" calcext:value-type="float">
            <text:p>1,54081448076058</text:p>
          </table:table-cell>
          <table:table-cell table:formula="of:=SQRT(([.B154]-[.B153])^2+([.C154]-[.C153])^2)" office:value-type="float" office:value="0.0726047369887467" calcext:value-type="float">
            <text:p>0,0726047369887467</text:p>
          </table:table-cell>
          <table:table-cell table:formula="of:=[.A154]-[.A153]" office:value-type="float" office:value="0.450000000000003" calcext:value-type="float">
            <text:p>0,450000000000003</text:p>
          </table:table-cell>
          <table:table-cell table:formula="of:=[.D154]/[.E154]" office:value-type="float" office:value="0.161343859974992" calcext:value-type="float">
            <text:p>0,161343859974992</text:p>
          </table:table-cell>
          <table:table-cell table:number-columns-repeated="6"/>
        </table:table-row>
        <table:table-row table:style-name="ro1">
          <table:table-cell office:value-type="float" office:value="68.8500000000002" calcext:value-type="float">
            <text:p>68,8500000000002</text:p>
          </table:table-cell>
          <table:table-cell office:value-type="float" office:value="9.71893757665022" calcext:value-type="float">
            <text:p>9,71893757665022</text:p>
          </table:table-cell>
          <table:table-cell office:value-type="float" office:value="1.39882699392152" calcext:value-type="float">
            <text:p>1,39882699392152</text:p>
          </table:table-cell>
          <table:table-cell table:formula="of:=SQRT(([.B155]-[.B154])^2+([.C155]-[.C154])^2)" office:value-type="float" office:value="0.159949630418422" calcext:value-type="float">
            <text:p>0,159949630418422</text:p>
          </table:table-cell>
          <table:table-cell table:formula="of:=[.A155]-[.A154]" office:value-type="float" office:value="0.450000000000003" calcext:value-type="float">
            <text:p>0,450000000000003</text:p>
          </table:table-cell>
          <table:table-cell table:formula="of:=[.D155]/[.E155]" office:value-type="float" office:value="0.355443623152046" calcext:value-type="float">
            <text:p>0,355443623152046</text:p>
          </table:table-cell>
          <table:table-cell table:number-columns-repeated="6"/>
        </table:table-row>
        <table:table-row table:style-name="ro1">
          <table:table-cell office:value-type="float" office:value="69.3000000000002" calcext:value-type="float">
            <text:p>69,3000000000002</text:p>
          </table:table-cell>
          <table:table-cell office:value-type="float" office:value="9.63754940326289" calcext:value-type="float">
            <text:p>9,63754940326289</text:p>
          </table:table-cell>
          <table:table-cell office:value-type="float" office:value="1.24190853295573" calcext:value-type="float">
            <text:p>1,24190853295573</text:p>
          </table:table-cell>
          <table:table-cell table:formula="of:=SQRT(([.B156]-[.B155])^2+([.C156]-[.C155])^2)" office:value-type="float" office:value="0.176769449168108" calcext:value-type="float">
            <text:p>0,176769449168108</text:p>
          </table:table-cell>
          <table:table-cell table:formula="of:=[.A156]-[.A155]" office:value-type="float" office:value="0.450000000000003" calcext:value-type="float">
            <text:p>0,450000000000003</text:p>
          </table:table-cell>
          <table:table-cell table:formula="of:=[.D156]/[.E156]" office:value-type="float" office:value="0.39282099815135" calcext:value-type="float">
            <text:p>0,39282099815135</text:p>
          </table:table-cell>
          <table:table-cell table:number-columns-repeated="6"/>
        </table:table-row>
        <table:table-row table:style-name="ro1">
          <table:table-cell office:value-type="float" office:value="69.7500000000002" calcext:value-type="float">
            <text:p>69,7500000000002</text:p>
          </table:table-cell>
          <table:table-cell office:value-type="float" office:value="9.54803868126072" calcext:value-type="float">
            <text:p>9,54803868126072</text:p>
          </table:table-cell>
          <table:table-cell office:value-type="float" office:value="1.06932959240537" calcext:value-type="float">
            <text:p>1,06932959240537</text:p>
          </table:table-cell>
          <table:table-cell table:formula="of:=SQRT(([.B157]-[.B156])^2+([.C157]-[.C156])^2)" office:value-type="float" office:value="0.194411059548664" calcext:value-type="float">
            <text:p>0,194411059548664</text:p>
          </table:table-cell>
          <table:table-cell table:formula="of:=[.A157]-[.A156]" office:value-type="float" office:value="0.450000000000003" calcext:value-type="float">
            <text:p>0,450000000000003</text:p>
          </table:table-cell>
          <table:table-cell table:formula="of:=[.D157]/[.E157]" office:value-type="float" office:value="0.432024576774806" calcext:value-type="float">
            <text:p>0,432024576774806</text:p>
          </table:table-cell>
          <table:table-cell table:number-columns-repeated="6"/>
        </table:table-row>
        <table:table-row table:style-name="ro1">
          <table:table-cell office:value-type="float" office:value="70.2000000000002" calcext:value-type="float">
            <text:p>70,2000000000002</text:p>
          </table:table-cell>
          <table:table-cell office:value-type="float" office:value="9.61349790149922" calcext:value-type="float">
            <text:p>9,61349790149922</text:p>
          </table:table-cell>
          <table:table-cell office:value-type="float" office:value="1.11389764022386" calcext:value-type="float">
            <text:p>1,11389764022386</text:p>
          </table:table-cell>
          <table:table-cell table:formula="of:=SQRT(([.B158]-[.B157])^2+([.C158]-[.C157])^2)" office:value-type="float" office:value="0.0791910373753441" calcext:value-type="float">
            <text:p>0,0791910373753441</text:p>
          </table:table-cell>
          <table:table-cell table:formula="of:=[.A158]-[.A157]" office:value-type="float" office:value="0.450000000000003" calcext:value-type="float">
            <text:p>0,450000000000003</text:p>
          </table:table-cell>
          <table:table-cell table:formula="of:=[.D158]/[.E158]" office:value-type="float" office:value="0.175980083056319" calcext:value-type="float">
            <text:p>0,175980083056319</text:p>
          </table:table-cell>
          <table:table-cell table:number-columns-repeated="6"/>
        </table:table-row>
        <table:table-row table:style-name="ro1">
          <table:table-cell office:value-type="float" office:value="70.6500000000002" calcext:value-type="float">
            <text:p>70,6500000000002</text:p>
          </table:table-cell>
          <table:table-cell office:value-type="float" office:value="9.72049627856676" calcext:value-type="float">
            <text:p>9,72049627856676</text:p>
          </table:table-cell>
          <table:table-cell office:value-type="float" office:value="1.1867477103633" calcext:value-type="float">
            <text:p>1,1867477103633</text:p>
          </table:table-cell>
          <table:table-cell table:formula="of:=SQRT(([.B159]-[.B158])^2+([.C159]-[.C158])^2)" office:value-type="float" office:value="0.129444140131599" calcext:value-type="float">
            <text:p>0,129444140131599</text:p>
          </table:table-cell>
          <table:table-cell table:formula="of:=[.A159]-[.A158]" office:value-type="float" office:value="0.450000000000003" calcext:value-type="float">
            <text:p>0,450000000000003</text:p>
          </table:table-cell>
          <table:table-cell table:formula="of:=[.D159]/[.E159]" office:value-type="float" office:value="0.287653644736885" calcext:value-type="float">
            <text:p>0,287653644736885</text:p>
          </table:table-cell>
          <table:table-cell table:number-columns-repeated="6"/>
        </table:table-row>
        <table:table-row table:style-name="ro1">
          <table:table-cell office:value-type="float" office:value="71.1000000000002" calcext:value-type="float">
            <text:p>71,1000000000002</text:p>
          </table:table-cell>
          <table:table-cell office:value-type="float" office:value="9.8811597561488" calcext:value-type="float">
            <text:p>9,8811597561488</text:p>
          </table:table-cell>
          <table:table-cell office:value-type="float" office:value="1.2961357770936" calcext:value-type="float">
            <text:p>1,2961357770936</text:p>
          </table:table-cell>
          <table:table-cell table:formula="of:=SQRT(([.B160]-[.B159])^2+([.C160]-[.C159])^2)" office:value-type="float" office:value="0.194366926640688" calcext:value-type="float">
            <text:p>0,194366926640688</text:p>
          </table:table-cell>
          <table:table-cell table:formula="of:=[.A160]-[.A159]" office:value-type="float" office:value="0.450000000000003" calcext:value-type="float">
            <text:p>0,450000000000003</text:p>
          </table:table-cell>
          <table:table-cell table:formula="of:=[.D160]/[.E160]" office:value-type="float" office:value="0.43192650364597" calcext:value-type="float">
            <text:p>0,43192650364597</text:p>
          </table:table-cell>
          <table:table-cell table:number-columns-repeated="6"/>
        </table:table-row>
        <table:table-row table:style-name="ro1">
          <table:table-cell office:value-type="float" office:value="71.5500000000002" calcext:value-type="float">
            <text:p>71,5500000000002</text:p>
          </table:table-cell>
          <table:table-cell office:value-type="float" office:value="9.9791615327554" calcext:value-type="float">
            <text:p>9,9791615327554</text:p>
          </table:table-cell>
          <table:table-cell office:value-type="float" office:value="1.36286049288133" calcext:value-type="float">
            <text:p>1,36286049288133</text:p>
          </table:table-cell>
          <table:table-cell table:formula="of:=SQRT(([.B161]-[.B160])^2+([.C161]-[.C160])^2)" office:value-type="float" office:value="0.118560262799147" calcext:value-type="float">
            <text:p>0,118560262799147</text:p>
          </table:table-cell>
          <table:table-cell table:formula="of:=[.A161]-[.A160]" office:value-type="float" office:value="0.450000000000003" calcext:value-type="float">
            <text:p>0,450000000000003</text:p>
          </table:table-cell>
          <table:table-cell table:formula="of:=[.D161]/[.E161]" office:value-type="float" office:value="0.263467250664769" calcext:value-type="float">
            <text:p>0,263467250664769</text:p>
          </table:table-cell>
          <table:table-cell table:number-columns-repeated="6"/>
        </table:table-row>
        <table:table-row table:style-name="ro1">
          <table:table-cell office:value-type="float" office:value="72.0000000000002" calcext:value-type="float">
            <text:p>72,0000000000002</text:p>
          </table:table-cell>
          <table:table-cell office:value-type="float" office:value="10.0863538389989" calcext:value-type="float">
            <text:p>10,0863538389989</text:p>
          </table:table-cell>
          <table:table-cell office:value-type="float" office:value="1.4358426001082" calcext:value-type="float">
            <text:p>1,4358426001082</text:p>
          </table:table-cell>
          <table:table-cell table:formula="of:=SQRT(([.B162]-[.B161])^2+([.C162]-[.C161])^2)" office:value-type="float" office:value="0.129678751123955" calcext:value-type="float">
            <text:p>0,129678751123955</text:p>
          </table:table-cell>
          <table:table-cell table:formula="of:=[.A162]-[.A161]" office:value-type="float" office:value="0.450000000000003" calcext:value-type="float">
            <text:p>0,450000000000003</text:p>
          </table:table-cell>
          <table:table-cell table:formula="of:=[.D162]/[.E162]" office:value-type="float" office:value="0.288175002497675" calcext:value-type="float">
            <text:p>0,288175002497675</text:p>
          </table:table-cell>
          <table:table-cell table:number-columns-repeated="6"/>
        </table:table-row>
        <table:table-row table:style-name="ro1">
          <table:table-cell office:value-type="float" office:value="72.4500000000002" calcext:value-type="float">
            <text:p>72,4500000000002</text:p>
          </table:table-cell>
          <table:table-cell office:value-type="float" office:value="10.2446146398402" calcext:value-type="float">
            <text:p>10,2446146398402</text:p>
          </table:table-cell>
          <table:table-cell office:value-type="float" office:value="1.54359479932462" calcext:value-type="float">
            <text:p>1,54359479932462</text:p>
          </table:table-cell>
          <table:table-cell table:formula="of:=SQRT(([.B163]-[.B162])^2+([.C163]-[.C162])^2)" office:value-type="float" office:value="0.191460224378127" calcext:value-type="float">
            <text:p>0,191460224378127</text:p>
          </table:table-cell>
          <table:table-cell table:formula="of:=[.A163]-[.A162]" office:value-type="float" office:value="0.450000000000003" calcext:value-type="float">
            <text:p>0,450000000000003</text:p>
          </table:table-cell>
          <table:table-cell table:formula="of:=[.D163]/[.E163]" office:value-type="float" office:value="0.425467165284723" calcext:value-type="float">
            <text:p>0,425467165284723</text:p>
          </table:table-cell>
          <table:table-cell table:number-columns-repeated="6"/>
        </table:table-row>
        <table:table-row table:style-name="ro1">
          <table:table-cell office:value-type="float" office:value="72.9000000000002" calcext:value-type="float">
            <text:p>72,9000000000002</text:p>
          </table:table-cell>
          <table:table-cell office:value-type="float" office:value="10.3676962107743" calcext:value-type="float">
            <text:p>10,3676962107743</text:p>
          </table:table-cell>
          <table:table-cell office:value-type="float" office:value="1.62739514584541" calcext:value-type="float">
            <text:p>1,62739514584541</text:p>
          </table:table-cell>
          <table:table-cell table:formula="of:=SQRT(([.B164]-[.B163])^2+([.C164]-[.C163])^2)" office:value-type="float" office:value="0.148901212824505" calcext:value-type="float">
            <text:p>0,148901212824505</text:p>
          </table:table-cell>
          <table:table-cell table:formula="of:=[.A164]-[.A163]" office:value-type="float" office:value="0.450000000000003" calcext:value-type="float">
            <text:p>0,450000000000003</text:p>
          </table:table-cell>
          <table:table-cell table:formula="of:=[.D164]/[.E164]" office:value-type="float" office:value="0.330891584054454" calcext:value-type="float">
            <text:p>0,330891584054454</text:p>
          </table:table-cell>
          <table:table-cell table:number-columns-repeated="6"/>
        </table:table-row>
        <table:table-row table:style-name="ro1">
          <table:table-cell office:value-type="float" office:value="73.3500000000002" calcext:value-type="float">
            <text:p>73,3500000000002</text:p>
          </table:table-cell>
          <table:table-cell office:value-type="float" office:value="10.4358915532726" calcext:value-type="float">
            <text:p>10,4358915532726</text:p>
          </table:table-cell>
          <table:table-cell office:value-type="float" office:value="1.67382608826098" calcext:value-type="float">
            <text:p>1,67382608826098</text:p>
          </table:table-cell>
          <table:table-cell table:formula="of:=SQRT(([.B165]-[.B164])^2+([.C165]-[.C164])^2)" office:value-type="float" office:value="0.0825011342470974" calcext:value-type="float">
            <text:p>0,0825011342470974</text:p>
          </table:table-cell>
          <table:table-cell table:formula="of:=[.A165]-[.A164]" office:value-type="float" office:value="0.450000000000003" calcext:value-type="float">
            <text:p>0,450000000000003</text:p>
          </table:table-cell>
          <table:table-cell table:formula="of:=[.D165]/[.E165]" office:value-type="float" office:value="0.183335853882438" calcext:value-type="float">
            <text:p>0,183335853882438</text:p>
          </table:table-cell>
          <table:table-cell table:number-columns-repeated="6"/>
        </table:table-row>
        <table:table-row table:style-name="ro1">
          <table:table-cell office:value-type="float" office:value="73.8000000000002" calcext:value-type="float">
            <text:p>73,8000000000002</text:p>
          </table:table-cell>
          <table:table-cell office:value-type="float" office:value="10.615800095452" calcext:value-type="float">
            <text:p>10,615800095452</text:p>
          </table:table-cell>
          <table:table-cell office:value-type="float" office:value="1.79631719771194" calcext:value-type="float">
            <text:p>1,79631719771194</text:p>
          </table:table-cell>
          <table:table-cell table:formula="of:=SQRT(([.B166]-[.B165])^2+([.C166]-[.C165])^2)" office:value-type="float" office:value="0.217649156772209" calcext:value-type="float">
            <text:p>0,217649156772209</text:p>
          </table:table-cell>
          <table:table-cell table:formula="of:=[.A166]-[.A165]" office:value-type="float" office:value="0.450000000000003" calcext:value-type="float">
            <text:p>0,450000000000003</text:p>
          </table:table-cell>
          <table:table-cell table:formula="of:=[.D166]/[.E166]" office:value-type="float" office:value="0.483664792827128" calcext:value-type="float">
            <text:p>0,483664792827128</text:p>
          </table:table-cell>
          <table:table-cell table:number-columns-repeated="6"/>
        </table:table-row>
        <table:table-row table:style-name="ro1">
          <table:table-cell office:value-type="float" office:value="74.2500000000002" calcext:value-type="float">
            <text:p>74,2500000000002</text:p>
          </table:table-cell>
          <table:table-cell office:value-type="float" office:value="10.7535108088257" calcext:value-type="float">
            <text:p>10,7535108088257</text:p>
          </table:table-cell>
          <table:table-cell office:value-type="float" office:value="1.89007782664081" calcext:value-type="float">
            <text:p>1,89007782664081</text:p>
          </table:table-cell>
          <table:table-cell table:formula="of:=SQRT(([.B167]-[.B166])^2+([.C167]-[.C166])^2)" office:value-type="float" office:value="0.166599208026367" calcext:value-type="float">
            <text:p>0,166599208026367</text:p>
          </table:table-cell>
          <table:table-cell table:formula="of:=[.A167]-[.A166]" office:value-type="float" office:value="0.450000000000003" calcext:value-type="float">
            <text:p>0,450000000000003</text:p>
          </table:table-cell>
          <table:table-cell table:formula="of:=[.D167]/[.E167]" office:value-type="float" office:value="0.370220462280813" calcext:value-type="float">
            <text:p>0,370220462280813</text:p>
          </table:table-cell>
          <table:table-cell table:number-columns-repeated="6"/>
        </table:table-row>
        <table:table-row table:style-name="ro1">
          <table:table-cell office:value-type="float" office:value="74.7000000000002" calcext:value-type="float">
            <text:p>74,7000000000002</text:p>
          </table:table-cell>
          <table:table-cell office:value-type="float" office:value="10.8483322871222" calcext:value-type="float">
            <text:p>10,8483322871222</text:p>
          </table:table-cell>
          <table:table-cell office:value-type="float" office:value="1.95463722963314" calcext:value-type="float">
            <text:p>1,95463722963314</text:p>
          </table:table-cell>
          <table:table-cell table:formula="of:=SQRT(([.B168]-[.B167])^2+([.C168]-[.C167])^2)" office:value-type="float" office:value="0.114712812105128" calcext:value-type="float">
            <text:p>0,114712812105128</text:p>
          </table:table-cell>
          <table:table-cell table:formula="of:=[.A168]-[.A167]" office:value-type="float" office:value="0.450000000000003" calcext:value-type="float">
            <text:p>0,450000000000003</text:p>
          </table:table-cell>
          <table:table-cell table:formula="of:=[.D168]/[.E168]" office:value-type="float" office:value="0.254917360233616" calcext:value-type="float">
            <text:p>0,254917360233616</text:p>
          </table:table-cell>
          <table:table-cell table:number-columns-repeated="6"/>
        </table:table-row>
        <table:table-row table:style-name="ro1">
          <table:table-cell office:value-type="float" office:value="75.1500000000002" calcext:value-type="float">
            <text:p>75,1500000000002</text:p>
          </table:table-cell>
          <table:table-cell office:value-type="float" office:value="11.0084212838079" calcext:value-type="float">
            <text:p>11,0084212838079</text:p>
          </table:table-cell>
          <table:table-cell office:value-type="float" office:value="2.06363415983651" calcext:value-type="float">
            <text:p>2,06363415983651</text:p>
          </table:table-cell>
          <table:table-cell table:formula="of:=SQRT(([.B169]-[.B168])^2+([.C169]-[.C168])^2)" office:value-type="float" office:value="0.193671933055855" calcext:value-type="float">
            <text:p>0,193671933055855</text:p>
          </table:table-cell>
          <table:table-cell table:formula="of:=[.A169]-[.A168]" office:value-type="float" office:value="0.450000000000003" calcext:value-type="float">
            <text:p>0,450000000000003</text:p>
          </table:table-cell>
          <table:table-cell table:formula="of:=[.D169]/[.E169]" office:value-type="float" office:value="0.430382073457453" calcext:value-type="float">
            <text:p>0,430382073457453</text:p>
          </table:table-cell>
          <table:table-cell table:number-columns-repeated="6"/>
        </table:table-row>
        <table:table-row table:style-name="ro1">
          <table:table-cell office:value-type="float" office:value="75.6000000000002" calcext:value-type="float">
            <text:p>75,6000000000002</text:p>
          </table:table-cell>
          <table:table-cell office:value-type="float" office:value="11.1747463526935" calcext:value-type="float">
            <text:p>11,1747463526935</text:p>
          </table:table-cell>
          <table:table-cell office:value-type="float" office:value="2.17687693291718" calcext:value-type="float">
            <text:p>2,17687693291718</text:p>
          </table:table-cell>
          <table:table-cell table:formula="of:=SQRT(([.B170]-[.B169])^2+([.C170]-[.C169])^2)" office:value-type="float" office:value="0.201216187705636" calcext:value-type="float">
            <text:p>0,201216187705636</text:p>
          </table:table-cell>
          <table:table-cell table:formula="of:=[.A170]-[.A169]" office:value-type="float" office:value="0.450000000000003" calcext:value-type="float">
            <text:p>0,450000000000003</text:p>
          </table:table-cell>
          <table:table-cell table:formula="of:=[.D170]/[.E170]" office:value-type="float" office:value="0.4471470837903" calcext:value-type="float">
            <text:p>0,4471470837903</text:p>
          </table:table-cell>
          <table:table-cell table:number-columns-repeated="6"/>
        </table:table-row>
        <table:table-row table:style-name="ro1">
          <table:table-cell office:value-type="float" office:value="76.0500000000002" calcext:value-type="float">
            <text:p>76,0500000000002</text:p>
          </table:table-cell>
          <table:table-cell office:value-type="float" office:value="11.3401045364339" calcext:value-type="float">
            <text:p>11,3401045364339</text:p>
          </table:table-cell>
          <table:table-cell office:value-type="float" office:value="2.28946140021254" calcext:value-type="float">
            <text:p>2,28946140021254</text:p>
          </table:table-cell>
          <table:table-cell table:formula="of:=SQRT(([.B171]-[.B170])^2+([.C171]-[.C170])^2)" office:value-type="float" office:value="0.200046472615976" calcext:value-type="float">
            <text:p>0,200046472615976</text:p>
          </table:table-cell>
          <table:table-cell table:formula="of:=[.A171]-[.A170]" office:value-type="float" office:value="0.450000000000003" calcext:value-type="float">
            <text:p>0,450000000000003</text:p>
          </table:table-cell>
          <table:table-cell table:formula="of:=[.D171]/[.E171]" office:value-type="float" office:value="0.444547716924389" calcext:value-type="float">
            <text:p>0,444547716924389</text:p>
          </table:table-cell>
          <table:table-cell table:number-columns-repeated="6"/>
        </table:table-row>
        <table:table-row table:style-name="ro1">
          <table:table-cell office:value-type="float" office:value="76.5000000000002" calcext:value-type="float">
            <text:p>76,5000000000002</text:p>
          </table:table-cell>
          <table:table-cell office:value-type="float" office:value="11.4957251141752" calcext:value-type="float">
            <text:p>11,4957251141752</text:p>
          </table:table-cell>
          <table:table-cell office:value-type="float" office:value="2.39541599797662" calcext:value-type="float">
            <text:p>2,39541599797662</text:p>
          </table:table-cell>
          <table:table-cell table:formula="of:=SQRT(([.B172]-[.B171])^2+([.C172]-[.C171])^2)" office:value-type="float" office:value="0.188266144072465" calcext:value-type="float">
            <text:p>0,188266144072465</text:p>
          </table:table-cell>
          <table:table-cell table:formula="of:=[.A172]-[.A171]" office:value-type="float" office:value="0.450000000000003" calcext:value-type="float">
            <text:p>0,450000000000003</text:p>
          </table:table-cell>
          <table:table-cell table:formula="of:=[.D172]/[.E172]" office:value-type="float" office:value="0.418369209049921" calcext:value-type="float">
            <text:p>0,418369209049921</text:p>
          </table:table-cell>
          <table:table-cell table:number-columns-repeated="6"/>
        </table:table-row>
        <table:table-row table:style-name="ro1">
          <table:table-cell office:value-type="float" office:value="76.9500000000002" calcext:value-type="float">
            <text:p>76,9500000000002</text:p>
          </table:table-cell>
          <table:table-cell office:value-type="float" office:value="11.5885112546656" calcext:value-type="float">
            <text:p>11,5885112546656</text:p>
          </table:table-cell>
          <table:table-cell office:value-type="float" office:value="2.45858963694145" calcext:value-type="float">
            <text:p>2,45858963694145</text:p>
          </table:table-cell>
          <table:table-cell table:formula="of:=SQRT(([.B173]-[.B172])^2+([.C173]-[.C172])^2)" office:value-type="float" office:value="0.11225050791488" calcext:value-type="float">
            <text:p>0,11225050791488</text:p>
          </table:table-cell>
          <table:table-cell table:formula="of:=[.A173]-[.A172]" office:value-type="float" office:value="0.450000000000003" calcext:value-type="float">
            <text:p>0,450000000000003</text:p>
          </table:table-cell>
          <table:table-cell table:formula="of:=[.D173]/[.E173]" office:value-type="float" office:value="0.249445573144176" calcext:value-type="float">
            <text:p>0,249445573144176</text:p>
          </table:table-cell>
          <table:table-cell table:number-columns-repeated="6"/>
        </table:table-row>
        <table:table-row table:style-name="ro1">
          <table:table-cell office:value-type="float" office:value="77.4000000000003" calcext:value-type="float">
            <text:p>77,4000000000003</text:p>
          </table:table-cell>
          <table:table-cell office:value-type="float" office:value="11.7141420035799" calcext:value-type="float">
            <text:p>11,7141420035799</text:p>
          </table:table-cell>
          <table:table-cell office:value-type="float" office:value="2.54412559665329" calcext:value-type="float">
            <text:p>2,54412559665329</text:p>
          </table:table-cell>
          <table:table-cell table:formula="of:=SQRT(([.B174]-[.B173])^2+([.C174]-[.C173])^2)" office:value-type="float" office:value="0.151985148868597" calcext:value-type="float">
            <text:p>0,151985148868597</text:p>
          </table:table-cell>
          <table:table-cell table:formula="of:=[.A174]-[.A173]" office:value-type="float" office:value="0.450000000000003" calcext:value-type="float">
            <text:p>0,450000000000003</text:p>
          </table:table-cell>
          <table:table-cell table:formula="of:=[.D174]/[.E174]" office:value-type="float" office:value="0.337744775263547" calcext:value-type="float">
            <text:p>0,337744775263547</text:p>
          </table:table-cell>
          <table:table-cell table:number-columns-repeated="6"/>
        </table:table-row>
        <table:table-row table:style-name="ro1">
          <table:table-cell office:value-type="float" office:value="77.8500000000003" calcext:value-type="float">
            <text:p>77,8500000000003</text:p>
          </table:table-cell>
          <table:table-cell office:value-type="float" office:value="11.8465998122807" calcext:value-type="float">
            <text:p>11,8465998122807</text:p>
          </table:table-cell>
          <table:table-cell office:value-type="float" office:value="2.63430977438412" calcext:value-type="float">
            <text:p>2,63430977438412</text:p>
          </table:table-cell>
          <table:table-cell table:formula="of:=SQRT(([.B175]-[.B174])^2+([.C175]-[.C174])^2)" office:value-type="float" office:value="0.160244366511914" calcext:value-type="float">
            <text:p>0,160244366511914</text:p>
          </table:table-cell>
          <table:table-cell table:formula="of:=[.A175]-[.A174]" office:value-type="float" office:value="0.450000000000003" calcext:value-type="float">
            <text:p>0,450000000000003</text:p>
          </table:table-cell>
          <table:table-cell table:formula="of:=[.D175]/[.E175]" office:value-type="float" office:value="0.356098592248696" calcext:value-type="float">
            <text:p>0,356098592248696</text:p>
          </table:table-cell>
          <table:table-cell table:number-columns-repeated="6"/>
        </table:table-row>
        <table:table-row table:style-name="ro1">
          <table:table-cell office:value-type="float" office:value="78.3000000000003" calcext:value-type="float">
            <text:p>78,3000000000003</text:p>
          </table:table-cell>
          <table:table-cell office:value-type="float" office:value="11.9395771028619" calcext:value-type="float">
            <text:p>11,9395771028619</text:p>
          </table:table-cell>
          <table:table-cell office:value-type="float" office:value="2.69761355829043" calcext:value-type="float">
            <text:p>2,69761355829043</text:p>
          </table:table-cell>
          <table:table-cell table:formula="of:=SQRT(([.B176]-[.B175])^2+([.C176]-[.C175])^2)" office:value-type="float" office:value="0.112481756834897" calcext:value-type="float">
            <text:p>0,112481756834897</text:p>
          </table:table-cell>
          <table:table-cell table:formula="of:=[.A176]-[.A175]" office:value-type="float" office:value="0.450000000000003" calcext:value-type="float">
            <text:p>0,450000000000003</text:p>
          </table:table-cell>
          <table:table-cell table:formula="of:=[.D176]/[.E176]" office:value-type="float" office:value="0.249959459633104" calcext:value-type="float">
            <text:p>0,249959459633104</text:p>
          </table:table-cell>
          <table:table-cell table:number-columns-repeated="6"/>
        </table:table-row>
        <table:table-row table:style-name="ro1">
          <table:table-cell office:value-type="float" office:value="78.7500000000003" calcext:value-type="float">
            <text:p>78,7500000000003</text:p>
          </table:table-cell>
          <table:table-cell office:value-type="float" office:value="12.0787964849076" calcext:value-type="float">
            <text:p>12,0787964849076</text:p>
          </table:table-cell>
          <table:table-cell office:value-type="float" office:value="2.79240136745878" calcext:value-type="float">
            <text:p>2,79240136745878</text:p>
          </table:table-cell>
          <table:table-cell table:formula="of:=SQRT(([.B177]-[.B176])^2+([.C177]-[.C176])^2)" office:value-type="float" office:value="0.168424360186196" calcext:value-type="float">
            <text:p>0,168424360186196</text:p>
          </table:table-cell>
          <table:table-cell table:formula="of:=[.A177]-[.A176]" office:value-type="float" office:value="0.450000000000003" calcext:value-type="float">
            <text:p>0,450000000000003</text:p>
          </table:table-cell>
          <table:table-cell table:formula="of:=[.D177]/[.E177]" office:value-type="float" office:value="0.374276355969321" calcext:value-type="float">
            <text:p>0,374276355969321</text:p>
          </table:table-cell>
          <table:table-cell table:number-columns-repeated="6"/>
        </table:table-row>
        <table:table-row table:style-name="ro1">
          <table:table-cell office:value-type="float" office:value="79.2000000000003" calcext:value-type="float">
            <text:p>79,2000000000003</text:p>
          </table:table-cell>
          <table:table-cell office:value-type="float" office:value="12.2579631661299" calcext:value-type="float">
            <text:p>12,2579631661299</text:p>
          </table:table-cell>
          <table:table-cell office:value-type="float" office:value="2.91438737931629" calcext:value-type="float">
            <text:p>2,91438737931629</text:p>
          </table:table-cell>
          <table:table-cell table:formula="of:=SQRT(([.B178]-[.B177])^2+([.C178]-[.C177])^2)" office:value-type="float" office:value="0.216751670695108" calcext:value-type="float">
            <text:p>0,216751670695108</text:p>
          </table:table-cell>
          <table:table-cell table:formula="of:=[.A178]-[.A177]" office:value-type="float" office:value="0.450000000000003" calcext:value-type="float">
            <text:p>0,450000000000003</text:p>
          </table:table-cell>
          <table:table-cell table:formula="of:=[.D178]/[.E178]" office:value-type="float" office:value="0.481670379322459" calcext:value-type="float">
            <text:p>0,481670379322459</text:p>
          </table:table-cell>
          <table:table-cell table:number-columns-repeated="6"/>
        </table:table-row>
        <table:table-row table:style-name="ro1">
          <table:table-cell office:value-type="float" office:value="79.6500000000003" calcext:value-type="float">
            <text:p>79,6500000000003</text:p>
          </table:table-cell>
          <table:table-cell office:value-type="float" office:value="12.3576225582036" calcext:value-type="float">
            <text:p>12,3576225582036</text:p>
          </table:table-cell>
          <table:table-cell office:value-type="float" office:value="2.98224068608222" calcext:value-type="float">
            <text:p>2,98224068608222</text:p>
          </table:table-cell>
          <table:table-cell table:formula="of:=SQRT(([.B179]-[.B178])^2+([.C179]-[.C178])^2)" office:value-type="float" office:value="0.120565607316363" calcext:value-type="float">
            <text:p>0,120565607316363</text:p>
          </table:table-cell>
          <table:table-cell table:formula="of:=[.A179]-[.A178]" office:value-type="float" office:value="0.450000000000003" calcext:value-type="float">
            <text:p>0,450000000000003</text:p>
          </table:table-cell>
          <table:table-cell table:formula="of:=[.D179]/[.E179]" office:value-type="float" office:value="0.267923571814138" calcext:value-type="float">
            <text:p>0,267923571814138</text:p>
          </table:table-cell>
          <table:table-cell table:number-columns-repeated="6"/>
        </table:table-row>
        <table:table-row table:style-name="ro1">
          <table:table-cell office:value-type="float" office:value="80.1000000000003" calcext:value-type="float">
            <text:p>80,1000000000003</text:p>
          </table:table-cell>
          <table:table-cell office:value-type="float" office:value="12.4222548132789" calcext:value-type="float">
            <text:p>12,4222548132789</text:p>
          </table:table-cell>
          <table:table-cell office:value-type="float" office:value="3.02624569292949" calcext:value-type="float">
            <text:p>3,02624569292949</text:p>
          </table:table-cell>
          <table:table-cell table:formula="of:=SQRT(([.B180]-[.B179])^2+([.C180]-[.C179])^2)" office:value-type="float" office:value="0.0781905942153154" calcext:value-type="float">
            <text:p>0,0781905942153154</text:p>
          </table:table-cell>
          <table:table-cell table:formula="of:=[.A180]-[.A179]" office:value-type="float" office:value="0.450000000000003" calcext:value-type="float">
            <text:p>0,450000000000003</text:p>
          </table:table-cell>
          <table:table-cell table:formula="of:=[.D180]/[.E180]" office:value-type="float" office:value="0.173756876034033" calcext:value-type="float">
            <text:p>0,173756876034033</text:p>
          </table:table-cell>
          <table:table-cell table:number-columns-repeated="6"/>
        </table:table-row>
        <table:table-row table:style-name="ro1">
          <table:table-cell office:value-type="float" office:value="80.5500000000003" calcext:value-type="float">
            <text:p>80,5500000000003</text:p>
          </table:table-cell>
          <table:table-cell office:value-type="float" office:value="12.5008445200649" calcext:value-type="float">
            <text:p>12,5008445200649</text:p>
          </table:table-cell>
          <table:table-cell office:value-type="float" office:value="3.079753660139" calcext:value-type="float">
            <text:p>3,079753660139</text:p>
          </table:table-cell>
          <table:table-cell table:formula="of:=SQRT(([.B181]-[.B180])^2+([.C181]-[.C180])^2)" office:value-type="float" office:value="0.0950759936451459" calcext:value-type="float">
            <text:p>0,0950759936451459</text:p>
          </table:table-cell>
          <table:table-cell table:formula="of:=[.A181]-[.A180]" office:value-type="float" office:value="0.450000000000003" calcext:value-type="float">
            <text:p>0,450000000000003</text:p>
          </table:table-cell>
          <table:table-cell table:formula="of:=[.D181]/[.E181]" office:value-type="float" office:value="0.211279985878101" calcext:value-type="float">
            <text:p>0,211279985878101</text:p>
          </table:table-cell>
          <table:table-cell table:number-columns-repeated="6"/>
        </table:table-row>
        <table:table-row table:style-name="ro1">
          <table:table-cell office:value-type="float" office:value="81.0000000000003" calcext:value-type="float">
            <text:p>81,0000000000003</text:p>
          </table:table-cell>
          <table:table-cell office:value-type="float" office:value="12.6181757823735" calcext:value-type="float">
            <text:p>12,6181757823735</text:p>
          </table:table-cell>
          <table:table-cell office:value-type="float" office:value="3.15963889693406" calcext:value-type="float">
            <text:p>3,15963889693406</text:p>
          </table:table-cell>
          <table:table-cell table:formula="of:=SQRT(([.B182]-[.B181])^2+([.C182]-[.C181])^2)" office:value-type="float" office:value="0.141944623613308" calcext:value-type="float">
            <text:p>0,141944623613308</text:p>
          </table:table-cell>
          <table:table-cell table:formula="of:=[.A182]-[.A181]" office:value-type="float" office:value="0.450000000000003" calcext:value-type="float">
            <text:p>0,450000000000003</text:p>
          </table:table-cell>
          <table:table-cell table:formula="of:=[.D182]/[.E182]" office:value-type="float" office:value="0.315432496918461" calcext:value-type="float">
            <text:p>0,315432496918461</text:p>
          </table:table-cell>
          <table:table-cell table:number-columns-repeated="6"/>
        </table:table-row>
        <table:table-row table:style-name="ro1">
          <table:table-cell office:value-type="float" office:value="81.4500000000003" calcext:value-type="float">
            <text:p>81,4500000000003</text:p>
          </table:table-cell>
          <table:table-cell office:value-type="float" office:value="12.7052827308076" calcext:value-type="float">
            <text:p>12,7052827308076</text:p>
          </table:table-cell>
          <table:table-cell office:value-type="float" office:value="3.21894584603904" calcext:value-type="float">
            <text:p>3,21894584603904</text:p>
          </table:table-cell>
          <table:table-cell table:formula="of:=SQRT(([.B183]-[.B182])^2+([.C183]-[.C182])^2)" office:value-type="float" office:value="0.10537995387003" calcext:value-type="float">
            <text:p>0,10537995387003</text:p>
          </table:table-cell>
          <table:table-cell table:formula="of:=[.A183]-[.A182]" office:value-type="float" office:value="0.450000000000003" calcext:value-type="float">
            <text:p>0,450000000000003</text:p>
          </table:table-cell>
          <table:table-cell table:formula="of:=[.D183]/[.E183]" office:value-type="float" office:value="0.234177675266732" calcext:value-type="float">
            <text:p>0,234177675266732</text:p>
          </table:table-cell>
          <table:table-cell table:number-columns-repeated="6"/>
        </table:table-row>
        <table:table-row table:style-name="ro1">
          <table:table-cell office:value-type="float" office:value="81.9000000000003" calcext:value-type="float">
            <text:p>81,9000000000003</text:p>
          </table:table-cell>
          <table:table-cell office:value-type="float" office:value="12.8635370978" calcext:value-type="float">
            <text:p>12,8635370978</text:p>
          </table:table-cell>
          <table:table-cell office:value-type="float" office:value="3.32669366475587" calcext:value-type="float">
            <text:p>3,32669366475587</text:p>
          </table:table-cell>
          <table:table-cell table:formula="of:=SQRT(([.B184]-[.B183])^2+([.C184]-[.C183])^2)" office:value-type="float" office:value="0.191452440857785" calcext:value-type="float">
            <text:p>0,191452440857785</text:p>
          </table:table-cell>
          <table:table-cell table:formula="of:=[.A184]-[.A183]" office:value-type="float" office:value="0.450000000000003" calcext:value-type="float">
            <text:p>0,450000000000003</text:p>
          </table:table-cell>
          <table:table-cell table:formula="of:=[.D184]/[.E184]" office:value-type="float" office:value="0.425449868572852" calcext:value-type="float">
            <text:p>0,425449868572852</text:p>
          </table:table-cell>
          <table:table-cell table:number-columns-repeated="6"/>
        </table:table-row>
        <table:table-row table:style-name="ro1">
          <table:table-cell office:value-type="float" office:value="82.3500000000003" calcext:value-type="float">
            <text:p>82,3500000000003</text:p>
          </table:table-cell>
          <table:table-cell office:value-type="float" office:value="13.00087313908" calcext:value-type="float">
            <text:p>13,00087313908</text:p>
          </table:table-cell>
          <table:table-cell office:value-type="float" office:value="3.4201991974015" calcext:value-type="float">
            <text:p>3,4201991974015</text:p>
          </table:table-cell>
          <table:table-cell table:formula="of:=SQRT(([.B185]-[.B184])^2+([.C185]-[.C184])^2)" office:value-type="float" office:value="0.166145938469153" calcext:value-type="float">
            <text:p>0,166145938469153</text:p>
          </table:table-cell>
          <table:table-cell table:formula="of:=[.A185]-[.A184]" office:value-type="float" office:value="0.450000000000003" calcext:value-type="float">
            <text:p>0,450000000000003</text:p>
          </table:table-cell>
          <table:table-cell table:formula="of:=[.D185]/[.E185]" office:value-type="float" office:value="0.369213196598114" calcext:value-type="float">
            <text:p>0,369213196598114</text:p>
          </table:table-cell>
          <table:table-cell table:number-columns-repeated="6"/>
        </table:table-row>
        <table:table-row table:style-name="ro1">
          <table:table-cell office:value-type="float" office:value="82.8000000000003" calcext:value-type="float">
            <text:p>82,8000000000003</text:p>
          </table:table-cell>
          <table:table-cell office:value-type="float" office:value="13.0852456017103" calcext:value-type="float">
            <text:p>13,0852456017103</text:p>
          </table:table-cell>
          <table:table-cell office:value-type="float" office:value="3.47764436609387" calcext:value-type="float">
            <text:p>3,47764436609387</text:p>
          </table:table-cell>
          <table:table-cell table:formula="of:=SQRT(([.B186]-[.B185])^2+([.C186]-[.C185])^2)" office:value-type="float" office:value="0.102071836744507" calcext:value-type="float">
            <text:p>0,102071836744507</text:p>
          </table:table-cell>
          <table:table-cell table:formula="of:=[.A186]-[.A185]" office:value-type="float" office:value="0.450000000000003" calcext:value-type="float">
            <text:p>0,450000000000003</text:p>
          </table:table-cell>
          <table:table-cell table:formula="of:=[.D186]/[.E186]" office:value-type="float" office:value="0.226826303876681" calcext:value-type="float">
            <text:p>0,226826303876681</text:p>
          </table:table-cell>
          <table:table-cell table:number-columns-repeated="6"/>
        </table:table-row>
        <table:table-row table:style-name="ro1">
          <table:table-cell office:value-type="float" office:value="83.2500000000003" calcext:value-type="float">
            <text:p>83,2500000000003</text:p>
          </table:table-cell>
          <table:table-cell office:value-type="float" office:value="13.2226361529984" calcext:value-type="float">
            <text:p>13,2226361529984</text:p>
          </table:table-cell>
          <table:table-cell office:value-type="float" office:value="3.57118701199322" calcext:value-type="float">
            <text:p>3,57118701199322</text:p>
          </table:table-cell>
          <table:table-cell table:formula="of:=SQRT(([.B187]-[.B186])^2+([.C187]-[.C186])^2)" office:value-type="float" office:value="0.166211883405187" calcext:value-type="float">
            <text:p>0,166211883405187</text:p>
          </table:table-cell>
          <table:table-cell table:formula="of:=[.A187]-[.A186]" office:value-type="float" office:value="0.450000000000003" calcext:value-type="float">
            <text:p>0,450000000000003</text:p>
          </table:table-cell>
          <table:table-cell table:formula="of:=[.D187]/[.E187]" office:value-type="float" office:value="0.369359740900412" calcext:value-type="float">
            <text:p>0,369359740900412</text:p>
          </table:table-cell>
          <table:table-cell table:number-columns-repeated="6"/>
        </table:table-row>
        <table:table-row table:style-name="ro1">
          <table:table-cell office:value-type="float" office:value="83.7000000000003" calcext:value-type="float">
            <text:p>83,7000000000003</text:p>
          </table:table-cell>
          <table:table-cell office:value-type="float" office:value="13.39008777984" calcext:value-type="float">
            <text:p>13,39008777984</text:p>
          </table:table-cell>
          <table:table-cell office:value-type="float" office:value="3.6851968044284" calcext:value-type="float">
            <text:p>3,6851968044284</text:p>
          </table:table-cell>
          <table:table-cell table:formula="of:=SQRT(([.B188]-[.B187])^2+([.C188]-[.C187])^2)" office:value-type="float" office:value="0.202579071236403" calcext:value-type="float">
            <text:p>0,202579071236403</text:p>
          </table:table-cell>
          <table:table-cell table:formula="of:=[.A188]-[.A187]" office:value-type="float" office:value="0.450000000000003" calcext:value-type="float">
            <text:p>0,450000000000003</text:p>
          </table:table-cell>
          <table:table-cell table:formula="of:=[.D188]/[.E188]" office:value-type="float" office:value="0.45017571385867" calcext:value-type="float">
            <text:p>0,45017571385867</text:p>
          </table:table-cell>
          <table:table-cell table:number-columns-repeated="6"/>
        </table:table-row>
        <table:table-row table:style-name="ro1">
          <table:table-cell office:value-type="float" office:value="84.1500000000003" calcext:value-type="float">
            <text:p>84,1500000000003</text:p>
          </table:table-cell>
          <table:table-cell office:value-type="float" office:value="13.462225695261" calcext:value-type="float">
            <text:p>13,462225695261</text:p>
          </table:table-cell>
          <table:table-cell office:value-type="float" office:value="3.73431205591315" calcext:value-type="float">
            <text:p>3,73431205591315</text:p>
          </table:table-cell>
          <table:table-cell table:formula="of:=SQRT(([.B189]-[.B188])^2+([.C189]-[.C188])^2)" office:value-type="float" office:value="0.0872707669823984" calcext:value-type="float">
            <text:p>0,0872707669823984</text:p>
          </table:table-cell>
          <table:table-cell table:formula="of:=[.A189]-[.A188]" office:value-type="float" office:value="0.450000000000003" calcext:value-type="float">
            <text:p>0,450000000000003</text:p>
          </table:table-cell>
          <table:table-cell table:formula="of:=[.D189]/[.E189]" office:value-type="float" office:value="0.193935037738662" calcext:value-type="float">
            <text:p>0,193935037738662</text:p>
          </table:table-cell>
          <table:table-cell table:number-columns-repeated="6"/>
        </table:table-row>
        <table:table-row table:style-name="ro1">
          <table:table-cell office:value-type="float" office:value="84.6000000000003" calcext:value-type="float">
            <text:p>84,6000000000003</text:p>
          </table:table-cell>
          <table:table-cell office:value-type="float" office:value="13.5488348787266" calcext:value-type="float">
            <text:p>13,5488348787266</text:p>
          </table:table-cell>
          <table:table-cell office:value-type="float" office:value="3.79328010069204" calcext:value-type="float">
            <text:p>3,79328010069204</text:p>
          </table:table-cell>
          <table:table-cell table:formula="of:=SQRT(([.B190]-[.B189])^2+([.C190]-[.C189])^2)" office:value-type="float" office:value="0.104777769424723" calcext:value-type="float">
            <text:p>0,104777769424723</text:p>
          </table:table-cell>
          <table:table-cell table:formula="of:=[.A190]-[.A189]" office:value-type="float" office:value="0.450000000000003" calcext:value-type="float">
            <text:p>0,450000000000003</text:p>
          </table:table-cell>
          <table:table-cell table:formula="of:=[.D190]/[.E190]" office:value-type="float" office:value="0.232839487610495" calcext:value-type="float">
            <text:p>0,232839487610495</text:p>
          </table:table-cell>
          <table:table-cell table:number-columns-repeated="6"/>
        </table:table-row>
        <table:table-row table:style-name="ro1">
          <table:table-cell office:value-type="float" office:value="85.0500000000003" calcext:value-type="float">
            <text:p>85,0500000000003</text:p>
          </table:table-cell>
          <table:table-cell office:value-type="float" office:value="13.7010470964868" calcext:value-type="float">
            <text:p>13,7010470964868</text:p>
          </table:table-cell>
          <table:table-cell office:value-type="float" office:value="3.89691410939211" calcext:value-type="float">
            <text:p>3,89691410939211</text:p>
          </table:table-cell>
          <table:table-cell table:formula="of:=SQRT(([.B191]-[.B190])^2+([.C191]-[.C190])^2)" office:value-type="float" office:value="0.184142789689766" calcext:value-type="float">
            <text:p>0,184142789689766</text:p>
          </table:table-cell>
          <table:table-cell table:formula="of:=[.A191]-[.A190]" office:value-type="float" office:value="0.450000000000003" calcext:value-type="float">
            <text:p>0,450000000000003</text:p>
          </table:table-cell>
          <table:table-cell table:formula="of:=[.D191]/[.E191]" office:value-type="float" office:value="0.409206199310589" calcext:value-type="float">
            <text:p>0,409206199310589</text:p>
          </table:table-cell>
          <table:table-cell table:number-columns-repeated="6"/>
        </table:table-row>
        <table:table-row table:style-name="ro1">
          <table:table-cell office:value-type="float" office:value="85.5000000000003" calcext:value-type="float">
            <text:p>85,5000000000003</text:p>
          </table:table-cell>
          <table:table-cell office:value-type="float" office:value="13.8502310725622" calcext:value-type="float">
            <text:p>13,8502310725622</text:p>
          </table:table-cell>
          <table:table-cell office:value-type="float" office:value="3.99848633337" calcext:value-type="float">
            <text:p>3,99848633337</text:p>
          </table:table-cell>
          <table:table-cell table:formula="of:=SQRT(([.B192]-[.B191])^2+([.C192]-[.C191])^2)" office:value-type="float" office:value="0.180479293553277" calcext:value-type="float">
            <text:p>0,180479293553277</text:p>
          </table:table-cell>
          <table:table-cell table:formula="of:=[.A192]-[.A191]" office:value-type="float" office:value="0.450000000000003" calcext:value-type="float">
            <text:p>0,450000000000003</text:p>
          </table:table-cell>
          <table:table-cell table:formula="of:=[.D192]/[.E192]" office:value-type="float" office:value="0.401065096785057" calcext:value-type="float">
            <text:p>0,401065096785057</text:p>
          </table:table-cell>
          <table:table-cell table:number-columns-repeated="6"/>
        </table:table-row>
        <table:table-row table:style-name="ro1">
          <table:table-cell office:value-type="float" office:value="85.9500000000003" calcext:value-type="float">
            <text:p>85,9500000000003</text:p>
          </table:table-cell>
          <table:table-cell office:value-type="float" office:value="13.9678686279541" calcext:value-type="float">
            <text:p>13,9678686279541</text:p>
          </table:table-cell>
          <table:table-cell office:value-type="float" office:value="4.07858011045526" calcext:value-type="float">
            <text:p>4,07858011045526</text:p>
          </table:table-cell>
          <table:table-cell table:formula="of:=SQRT(([.B193]-[.B192])^2+([.C193]-[.C192])^2)" office:value-type="float" office:value="0.142315169839218" calcext:value-type="float">
            <text:p>0,142315169839218</text:p>
          </table:table-cell>
          <table:table-cell table:formula="of:=[.A193]-[.A192]" office:value-type="float" office:value="0.450000000000003" calcext:value-type="float">
            <text:p>0,450000000000003</text:p>
          </table:table-cell>
          <table:table-cell table:formula="of:=[.D193]/[.E193]" office:value-type="float" office:value="0.316255932976038" calcext:value-type="float">
            <text:p>0,316255932976038</text:p>
          </table:table-cell>
          <table:table-cell table:number-columns-repeated="6"/>
        </table:table-row>
        <table:table-row table:style-name="ro1">
          <table:table-cell office:value-type="float" office:value="86.4000000000003" calcext:value-type="float">
            <text:p>86,4000000000003</text:p>
          </table:table-cell>
          <table:table-cell office:value-type="float" office:value="14.1262321233393" calcext:value-type="float">
            <text:p>14,1262321233393</text:p>
          </table:table-cell>
          <table:table-cell office:value-type="float" office:value="4.18640222946793" calcext:value-type="float">
            <text:p>4,18640222946793</text:p>
          </table:table-cell>
          <table:table-cell table:formula="of:=SQRT(([.B194]-[.B193])^2+([.C194]-[.C193])^2)" office:value-type="float" office:value="0.191584461841268" calcext:value-type="float">
            <text:p>0,191584461841268</text:p>
          </table:table-cell>
          <table:table-cell table:formula="of:=[.A194]-[.A193]" office:value-type="float" office:value="0.450000000000003" calcext:value-type="float">
            <text:p>0,450000000000003</text:p>
          </table:table-cell>
          <table:table-cell table:formula="of:=[.D194]/[.E194]" office:value-type="float" office:value="0.425743248536149" calcext:value-type="float">
            <text:p>0,425743248536149</text:p>
          </table:table-cell>
          <table:table-cell table:number-columns-repeated="6"/>
        </table:table-row>
        <table:table-row table:style-name="ro1">
          <table:table-cell office:value-type="float" office:value="86.8500000000003" calcext:value-type="float">
            <text:p>86,8500000000003</text:p>
          </table:table-cell>
          <table:table-cell office:value-type="float" office:value="14.271456645473" calcext:value-type="float">
            <text:p>14,271456645473</text:p>
          </table:table-cell>
          <table:table-cell office:value-type="float" office:value="4.28527865089934" calcext:value-type="float">
            <text:p>4,28527865089934</text:p>
          </table:table-cell>
          <table:table-cell table:formula="of:=SQRT(([.B195]-[.B194])^2+([.C195]-[.C194])^2)" office:value-type="float" office:value="0.175689238555033" calcext:value-type="float">
            <text:p>0,175689238555033</text:p>
          </table:table-cell>
          <table:table-cell table:formula="of:=[.A195]-[.A194]" office:value-type="float" office:value="0.450000000000003" calcext:value-type="float">
            <text:p>0,450000000000003</text:p>
          </table:table-cell>
          <table:table-cell table:formula="of:=[.D195]/[.E195]" office:value-type="float" office:value="0.390420530122292" calcext:value-type="float">
            <text:p>0,390420530122292</text:p>
          </table:table-cell>
          <table:table-cell table:number-columns-repeated="6"/>
        </table:table-row>
        <table:table-row table:style-name="ro1">
          <table:table-cell office:value-type="float" office:value="87.3000000000003" calcext:value-type="float">
            <text:p>87,3000000000003</text:p>
          </table:table-cell>
          <table:table-cell office:value-type="float" office:value="14.4041024797584" calcext:value-type="float">
            <text:p>14,4041024797584</text:p>
          </table:table-cell>
          <table:table-cell office:value-type="float" office:value="4.375590846245" calcext:value-type="float">
            <text:p>4,375590846245</text:p>
          </table:table-cell>
          <table:table-cell table:formula="of:=SQRT(([.B196]-[.B195])^2+([.C196]-[.C195])^2)" office:value-type="float" office:value="0.160471835477167" calcext:value-type="float">
            <text:p>0,160471835477167</text:p>
          </table:table-cell>
          <table:table-cell table:formula="of:=[.A196]-[.A195]" office:value-type="float" office:value="0.450000000000003" calcext:value-type="float">
            <text:p>0,450000000000003</text:p>
          </table:table-cell>
          <table:table-cell table:formula="of:=[.D196]/[.E196]" office:value-type="float" office:value="0.356604078838147" calcext:value-type="float">
            <text:p>0,356604078838147</text:p>
          </table:table-cell>
          <table:table-cell table:number-columns-repeated="6"/>
        </table:table-row>
        <table:table-row table:style-name="ro1">
          <table:table-cell office:value-type="float" office:value="87.7500000000003" calcext:value-type="float">
            <text:p>87,7500000000003</text:p>
          </table:table-cell>
          <table:table-cell office:value-type="float" office:value="14.542740710183" calcext:value-type="float">
            <text:p>14,542740710183</text:p>
          </table:table-cell>
          <table:table-cell office:value-type="float" office:value="4.46998297710945" calcext:value-type="float">
            <text:p>4,46998297710945</text:p>
          </table:table-cell>
          <table:table-cell table:formula="of:=SQRT(([.B197]-[.B196])^2+([.C197]-[.C196])^2)" office:value-type="float" office:value="0.167721296514215" calcext:value-type="float">
            <text:p>0,167721296514215</text:p>
          </table:table-cell>
          <table:table-cell table:formula="of:=[.A197]-[.A196]" office:value-type="float" office:value="0.450000000000003" calcext:value-type="float">
            <text:p>0,450000000000003</text:p>
          </table:table-cell>
          <table:table-cell table:formula="of:=[.D197]/[.E197]" office:value-type="float" office:value="0.372713992253809" calcext:value-type="float">
            <text:p>0,372713992253809</text:p>
          </table:table-cell>
          <table:table-cell table:number-columns-repeated="6"/>
        </table:table-row>
        <table:table-row table:style-name="ro1">
          <table:table-cell office:value-type="float" office:value="88.2000000000003" calcext:value-type="float">
            <text:p>88,2000000000003</text:p>
          </table:table-cell>
          <table:table-cell office:value-type="float" office:value="14.6970441287839" calcext:value-type="float">
            <text:p>14,6970441287839</text:p>
          </table:table-cell>
          <table:table-cell office:value-type="float" office:value="4.57504078430154" calcext:value-type="float">
            <text:p>4,57504078430154</text:p>
          </table:table-cell>
          <table:table-cell table:formula="of:=SQRT(([.B198]-[.B197])^2+([.C198]-[.C197])^2)" office:value-type="float" office:value="0.186672675675695" calcext:value-type="float">
            <text:p>0,186672675675695</text:p>
          </table:table-cell>
          <table:table-cell table:formula="of:=[.A198]-[.A197]" office:value-type="float" office:value="0.450000000000003" calcext:value-type="float">
            <text:p>0,450000000000003</text:p>
          </table:table-cell>
          <table:table-cell table:formula="of:=[.D198]/[.E198]" office:value-type="float" office:value="0.414828168168208" calcext:value-type="float">
            <text:p>0,414828168168208</text:p>
          </table:table-cell>
          <table:table-cell table:number-columns-repeated="6"/>
        </table:table-row>
        <table:table-row table:style-name="ro1">
          <table:table-cell office:value-type="float" office:value="88.6500000000003" calcext:value-type="float">
            <text:p>88,6500000000003</text:p>
          </table:table-cell>
          <table:table-cell office:value-type="float" office:value="14.8242927133229" calcext:value-type="float">
            <text:p>14,8242927133229</text:p>
          </table:table-cell>
          <table:table-cell office:value-type="float" office:value="4.66167825080218" calcext:value-type="float">
            <text:p>4,66167825080218</text:p>
          </table:table-cell>
          <table:table-cell table:formula="of:=SQRT(([.B199]-[.B198])^2+([.C199]-[.C198])^2)" office:value-type="float" office:value="0.153942368660601" calcext:value-type="float">
            <text:p>0,153942368660601</text:p>
          </table:table-cell>
          <table:table-cell table:formula="of:=[.A199]-[.A198]" office:value-type="float" office:value="0.450000000000003" calcext:value-type="float">
            <text:p>0,450000000000003</text:p>
          </table:table-cell>
          <table:table-cell table:formula="of:=[.D199]/[.E199]" office:value-type="float" office:value="0.342094152579111" calcext:value-type="float">
            <text:p>0,342094152579111</text:p>
          </table:table-cell>
          <table:table-cell table:number-columns-repeated="6"/>
        </table:table-row>
        <table:table-row table:style-name="ro1">
          <table:table-cell office:value-type="float" office:value="89.1000000000003" calcext:value-type="float">
            <text:p>89,1000000000003</text:p>
          </table:table-cell>
          <table:table-cell office:value-type="float" office:value="15.004147356897" calcext:value-type="float">
            <text:p>15,004147356897</text:p>
          </table:table-cell>
          <table:table-cell office:value-type="float" office:value="4.78413266327431" calcext:value-type="float">
            <text:p>4,78413266327431</text:p>
          </table:table-cell>
          <table:table-cell table:formula="of:=SQRT(([.B200]-[.B199])^2+([.C200]-[.C199])^2)" office:value-type="float" office:value="0.217583951497039" calcext:value-type="float">
            <text:p>0,217583951497039</text:p>
          </table:table-cell>
          <table:table-cell table:formula="of:=[.A200]-[.A199]" office:value-type="float" office:value="0.450000000000003" calcext:value-type="float">
            <text:p>0,450000000000003</text:p>
          </table:table-cell>
          <table:table-cell table:formula="of:=[.D200]/[.E200]" office:value-type="float" office:value="0.48351989221564" calcext:value-type="float">
            <text:p>0,48351989221564</text:p>
          </table:table-cell>
          <table:table-cell table:number-columns-repeated="6"/>
        </table:table-row>
        <table:table-row table:style-name="ro1">
          <table:table-cell office:value-type="float" office:value="89.5500000000003" calcext:value-type="float">
            <text:p>89,5500000000003</text:p>
          </table:table-cell>
          <table:table-cell office:value-type="float" office:value="15.079141570565" calcext:value-type="float">
            <text:p>15,079141570565</text:p>
          </table:table-cell>
          <table:table-cell office:value-type="float" office:value="4.83519263142987" calcext:value-type="float">
            <text:p>4,83519263142987</text:p>
          </table:table-cell>
          <table:table-cell table:formula="of:=SQRT(([.B201]-[.B200])^2+([.C201]-[.C200])^2)" office:value-type="float" office:value="0.0907262499595741" calcext:value-type="float">
            <text:p>0,0907262499595741</text:p>
          </table:table-cell>
          <table:table-cell table:formula="of:=[.A201]-[.A200]" office:value-type="float" office:value="0.450000000000003" calcext:value-type="float">
            <text:p>0,450000000000003</text:p>
          </table:table-cell>
          <table:table-cell table:formula="of:=[.D201]/[.E201]" office:value-type="float" office:value="0.201613888799052" calcext:value-type="float">
            <text:p>0,201613888799052</text:p>
          </table:table-cell>
          <table:table-cell table:number-columns-repeated="6"/>
        </table:table-row>
        <table:table-row table:style-name="ro1">
          <table:table-cell office:value-type="float" office:value="90.0000000000003" calcext:value-type="float">
            <text:p>90,0000000000003</text:p>
          </table:table-cell>
          <table:table-cell office:value-type="float" office:value="15.1839331938776" calcext:value-type="float">
            <text:p>15,1839331938776</text:p>
          </table:table-cell>
          <table:table-cell office:value-type="float" office:value="4.90654022863248" calcext:value-type="float">
            <text:p>4,90654022863248</text:p>
          </table:table-cell>
          <table:table-cell table:formula="of:=SQRT(([.B202]-[.B201])^2+([.C202]-[.C201])^2)" office:value-type="float" office:value="0.126774460925984" calcext:value-type="float">
            <text:p>0,126774460925984</text:p>
          </table:table-cell>
          <table:table-cell table:formula="of:=[.A202]-[.A201]" office:value-type="float" office:value="0.450000000000003" calcext:value-type="float">
            <text:p>0,450000000000003</text:p>
          </table:table-cell>
          <table:table-cell table:formula="of:=[.D202]/[.E202]" office:value-type="float" office:value="0.281721024279962" calcext:value-type="float">
            <text:p>0,281721024279962</text:p>
          </table:table-cell>
          <table:table-cell table:number-columns-repeated="6"/>
        </table:table-row>
        <table:table-row table:style-name="ro1">
          <table:table-cell office:value-type="float" office:value="90.4500000000003" calcext:value-type="float">
            <text:p>90,4500000000003</text:p>
          </table:table-cell>
          <table:table-cell office:value-type="float" office:value="15.3084880866835" calcext:value-type="float">
            <text:p>15,3084880866835</text:p>
          </table:table-cell>
          <table:table-cell office:value-type="float" office:value="4.99134368944936" calcext:value-type="float">
            <text:p>4,99134368944936</text:p>
          </table:table-cell>
          <table:table-cell table:formula="of:=SQRT(([.B203]-[.B202])^2+([.C203]-[.C202])^2)" office:value-type="float" office:value="0.15068360324999" calcext:value-type="float">
            <text:p>0,15068360324999</text:p>
          </table:table-cell>
          <table:table-cell table:formula="of:=[.A203]-[.A202]" office:value-type="float" office:value="0.450000000000003" calcext:value-type="float">
            <text:p>0,450000000000003</text:p>
          </table:table-cell>
          <table:table-cell table:formula="of:=[.D203]/[.E203]" office:value-type="float" office:value="0.334852451666642" calcext:value-type="float">
            <text:p>0,334852451666642</text:p>
          </table:table-cell>
          <table:table-cell table:number-columns-repeated="6"/>
        </table:table-row>
        <table:table-row table:style-name="ro1">
          <table:table-cell office:value-type="float" office:value="90.9000000000003" calcext:value-type="float">
            <text:p>90,9000000000003</text:p>
          </table:table-cell>
          <table:table-cell office:value-type="float" office:value="15.3934139716182" calcext:value-type="float">
            <text:p>15,3934139716182</text:p>
          </table:table-cell>
          <table:table-cell office:value-type="float" office:value="5.04916565688199" calcext:value-type="float">
            <text:p>5,04916565688199</text:p>
          </table:table-cell>
          <table:table-cell table:formula="of:=SQRT(([.B204]-[.B203])^2+([.C204]-[.C203])^2)" office:value-type="float" office:value="0.102741354136081" calcext:value-type="float">
            <text:p>0,102741354136081</text:p>
          </table:table-cell>
          <table:table-cell table:formula="of:=[.A204]-[.A203]" office:value-type="float" office:value="0.450000000000003" calcext:value-type="float">
            <text:p>0,450000000000003</text:p>
          </table:table-cell>
          <table:table-cell table:formula="of:=[.D204]/[.E204]" office:value-type="float" office:value="0.2283141203024" calcext:value-type="float">
            <text:p>0,2283141203024</text:p>
          </table:table-cell>
          <table:table-cell table:number-columns-repeated="6"/>
        </table:table-row>
        <table:table-row table:style-name="ro1">
          <table:table-cell office:value-type="float" office:value="91.3500000000003" calcext:value-type="float">
            <text:p>91,3500000000003</text:p>
          </table:table-cell>
          <table:table-cell office:value-type="float" office:value="15.4673476110764" calcext:value-type="float">
            <text:p>15,4673476110764</text:p>
          </table:table-cell>
          <table:table-cell office:value-type="float" office:value="5.09950353085551" calcext:value-type="float">
            <text:p>5,09950353085551</text:p>
          </table:table-cell>
          <table:table-cell table:formula="of:=SQRT(([.B205]-[.B204])^2+([.C205]-[.C204])^2)" office:value-type="float" office:value="0.0894431920255205" calcext:value-type="float">
            <text:p>0,0894431920255205</text:p>
          </table:table-cell>
          <table:table-cell table:formula="of:=[.A205]-[.A204]" office:value-type="float" office:value="0.450000000000003" calcext:value-type="float">
            <text:p>0,450000000000003</text:p>
          </table:table-cell>
          <table:table-cell table:formula="of:=[.D205]/[.E205]" office:value-type="float" office:value="0.1987626489456" calcext:value-type="float">
            <text:p>0,1987626489456</text:p>
          </table:table-cell>
          <table:table-cell table:number-columns-repeated="6"/>
        </table:table-row>
        <table:table-row table:style-name="ro1">
          <table:table-cell office:value-type="float" office:value="91.8000000000003" calcext:value-type="float">
            <text:p>91,8000000000003</text:p>
          </table:table-cell>
          <table:table-cell office:value-type="float" office:value="15.6091200013209" calcext:value-type="float">
            <text:p>15,6091200013209</text:p>
          </table:table-cell>
          <table:table-cell office:value-type="float" office:value="5.19602956102725" calcext:value-type="float">
            <text:p>5,19602956102725</text:p>
          </table:table-cell>
          <table:table-cell table:formula="of:=SQRT(([.B206]-[.B205])^2+([.C206]-[.C205])^2)" office:value-type="float" office:value="0.171512929939299" calcext:value-type="float">
            <text:p>0,171512929939299</text:p>
          </table:table-cell>
          <table:table-cell table:formula="of:=[.A206]-[.A205]" office:value-type="float" office:value="0.450000000000003" calcext:value-type="float">
            <text:p>0,450000000000003</text:p>
          </table:table-cell>
          <table:table-cell table:formula="of:=[.D206]/[.E206]" office:value-type="float" office:value="0.38113984430955" calcext:value-type="float">
            <text:p>0,38113984430955</text:p>
          </table:table-cell>
          <table:table-cell table:number-columns-repeated="6"/>
        </table:table-row>
        <table:table-row table:style-name="ro1">
          <table:table-cell office:value-type="float" office:value="92.2500000000003" calcext:value-type="float">
            <text:p>92,2500000000003</text:p>
          </table:table-cell>
          <table:table-cell office:value-type="float" office:value="15.7515147708053" calcext:value-type="float">
            <text:p>15,7515147708053</text:p>
          </table:table-cell>
          <table:table-cell office:value-type="float" office:value="5.29297933941387" calcext:value-type="float">
            <text:p>5,29297933941387</text:p>
          </table:table-cell>
          <table:table-cell table:formula="of:=SQRT(([.B207]-[.B206])^2+([.C207]-[.C206])^2)" office:value-type="float" office:value="0.172265869822567" calcext:value-type="float">
            <text:p>0,172265869822567</text:p>
          </table:table-cell>
          <table:table-cell table:formula="of:=[.A207]-[.A206]" office:value-type="float" office:value="0.450000000000003" calcext:value-type="float">
            <text:p>0,450000000000003</text:p>
          </table:table-cell>
          <table:table-cell table:formula="of:=[.D207]/[.E207]" office:value-type="float" office:value="0.382813044050146" calcext:value-type="float">
            <text:p>0,382813044050146</text:p>
          </table:table-cell>
          <table:table-cell table:number-columns-repeated="6"/>
        </table:table-row>
        <table:table-row table:style-name="ro1">
          <table:table-cell office:value-type="float" office:value="92.7000000000003" calcext:value-type="float">
            <text:p>92,7000000000003</text:p>
          </table:table-cell>
          <table:table-cell office:value-type="float" office:value="15.9239832951661" calcext:value-type="float">
            <text:p>15,9239832951661</text:p>
          </table:table-cell>
          <table:table-cell office:value-type="float" office:value="5.41040489708003" calcext:value-type="float">
            <text:p>5,41040489708003</text:p>
          </table:table-cell>
          <table:table-cell table:formula="of:=SQRT(([.B208]-[.B207])^2+([.C208]-[.C207])^2)" office:value-type="float" office:value="0.208648396802862" calcext:value-type="float">
            <text:p>0,208648396802862</text:p>
          </table:table-cell>
          <table:table-cell table:formula="of:=[.A208]-[.A207]" office:value-type="float" office:value="0.450000000000003" calcext:value-type="float">
            <text:p>0,450000000000003</text:p>
          </table:table-cell>
          <table:table-cell table:formula="of:=[.D208]/[.E208]" office:value-type="float" office:value="0.463663104006357" calcext:value-type="float">
            <text:p>0,463663104006357</text:p>
          </table:table-cell>
          <table:table-cell table:number-columns-repeated="6"/>
        </table:table-row>
        <table:table-row table:style-name="ro1">
          <table:table-cell office:value-type="float" office:value="93.1500000000004" calcext:value-type="float">
            <text:p>93,1500000000004</text:p>
          </table:table-cell>
          <table:table-cell office:value-type="float" office:value="16.0432582542096" calcext:value-type="float">
            <text:p>16,0432582542096</text:p>
          </table:table-cell>
          <table:table-cell office:value-type="float" office:value="5.49161350388637" calcext:value-type="float">
            <text:p>5,49161350388637</text:p>
          </table:table-cell>
          <table:table-cell table:formula="of:=SQRT(([.B209]-[.B208])^2+([.C209]-[.C208])^2)" office:value-type="float" office:value="0.144296062573596" calcext:value-type="float">
            <text:p>0,144296062573596</text:p>
          </table:table-cell>
          <table:table-cell table:formula="of:=[.A209]-[.A208]" office:value-type="float" office:value="0.450000000000003" calcext:value-type="float">
            <text:p>0,450000000000003</text:p>
          </table:table-cell>
          <table:table-cell table:formula="of:=[.D209]/[.E209]" office:value-type="float" office:value="0.32065791683021" calcext:value-type="float">
            <text:p>0,32065791683021</text:p>
          </table:table-cell>
          <table:table-cell table:number-columns-repeated="6"/>
        </table:table-row>
        <table:table-row table:style-name="ro1">
          <table:table-cell office:value-type="float" office:value="93.6000000000004" calcext:value-type="float">
            <text:p>93,6000000000004</text:p>
          </table:table-cell>
          <table:table-cell office:value-type="float" office:value="16.1811095653185" calcext:value-type="float">
            <text:p>16,1811095653185</text:p>
          </table:table-cell>
          <table:table-cell office:value-type="float" office:value="5.58546985907913" calcext:value-type="float">
            <text:p>5,58546985907913</text:p>
          </table:table-cell>
          <table:table-cell table:formula="of:=SQRT(([.B210]-[.B209])^2+([.C210]-[.C209])^2)" office:value-type="float" office:value="0.166769299886175" calcext:value-type="float">
            <text:p>0,166769299886175</text:p>
          </table:table-cell>
          <table:table-cell table:formula="of:=[.A210]-[.A209]" office:value-type="float" office:value="0.450000000000003" calcext:value-type="float">
            <text:p>0,450000000000003</text:p>
          </table:table-cell>
          <table:table-cell table:formula="of:=[.D210]/[.E210]" office:value-type="float" office:value="0.370598444191498" calcext:value-type="float">
            <text:p>0,370598444191498</text:p>
          </table:table-cell>
          <table:table-cell table:number-columns-repeated="6"/>
        </table:table-row>
        <table:table-row table:style-name="ro1">
          <table:table-cell office:value-type="float" office:value="94.0500000000004" calcext:value-type="float">
            <text:p>94,0500000000004</text:p>
          </table:table-cell>
          <table:table-cell office:value-type="float" office:value="16.2659332793851" calcext:value-type="float">
            <text:p>16,2659332793851</text:p>
          </table:table-cell>
          <table:table-cell office:value-type="float" office:value="5.64322226326128" calcext:value-type="float">
            <text:p>5,64322226326128</text:p>
          </table:table-cell>
          <table:table-cell table:formula="of:=SQRT(([.B211]-[.B210])^2+([.C211]-[.C210])^2)" office:value-type="float" office:value="0.102617750203701" calcext:value-type="float">
            <text:p>0,102617750203701</text:p>
          </table:table-cell>
          <table:table-cell table:formula="of:=[.A211]-[.A210]" office:value-type="float" office:value="0.450000000000003" calcext:value-type="float">
            <text:p>0,450000000000003</text:p>
          </table:table-cell>
          <table:table-cell table:formula="of:=[.D211]/[.E211]" office:value-type="float" office:value="0.228039444897113" calcext:value-type="float">
            <text:p>0,228039444897113</text:p>
          </table:table-cell>
          <table:table-cell table:number-columns-repeated="6"/>
        </table:table-row>
        <table:table-row table:style-name="ro1">
          <table:table-cell office:value-type="float" office:value="94.5000000000004" calcext:value-type="float">
            <text:p>94,5000000000004</text:p>
          </table:table-cell>
          <table:table-cell office:value-type="float" office:value="16.3346648542334" calcext:value-type="float">
            <text:p>16,3346648542334</text:p>
          </table:table-cell>
          <table:table-cell office:value-type="float" office:value="5.69001830060054" calcext:value-type="float">
            <text:p>5,69001830060054</text:p>
          </table:table-cell>
          <table:table-cell table:formula="of:=SQRT(([.B212]-[.B211])^2+([.C212]-[.C211])^2)" office:value-type="float" office:value="0.083149855632976" calcext:value-type="float">
            <text:p>0,083149855632976</text:p>
          </table:table-cell>
          <table:table-cell table:formula="of:=[.A212]-[.A211]" office:value-type="float" office:value="0.450000000000003" calcext:value-type="float">
            <text:p>0,450000000000003</text:p>
          </table:table-cell>
          <table:table-cell table:formula="of:=[.D212]/[.E212]" office:value-type="float" office:value="0.184777456962168" calcext:value-type="float">
            <text:p>0,184777456962168</text:p>
          </table:table-cell>
          <table:table-cell table:number-columns-repeated="6"/>
        </table:table-row>
        <table:table-row table:style-name="ro1">
          <table:table-cell office:value-type="float" office:value="94.9500000000004" calcext:value-type="float">
            <text:p>94,9500000000004</text:p>
          </table:table-cell>
          <table:table-cell office:value-type="float" office:value="16.4997333443213" calcext:value-type="float">
            <text:p>16,4997333443213</text:p>
          </table:table-cell>
          <table:table-cell office:value-type="float" office:value="5.80240552936314" calcext:value-type="float">
            <text:p>5,80240552936314</text:p>
          </table:table-cell>
          <table:table-cell table:formula="of:=SQRT(([.B213]-[.B212])^2+([.C213]-[.C212])^2)" office:value-type="float" office:value="0.199696007994264" calcext:value-type="float">
            <text:p>0,199696007994264</text:p>
          </table:table-cell>
          <table:table-cell table:formula="of:=[.A213]-[.A212]" office:value-type="float" office:value="0.450000000000003" calcext:value-type="float">
            <text:p>0,450000000000003</text:p>
          </table:table-cell>
          <table:table-cell table:formula="of:=[.D213]/[.E213]" office:value-type="float" office:value="0.443768906653917" calcext:value-type="float">
            <text:p>0,443768906653917</text:p>
          </table:table-cell>
          <table:table-cell table:number-columns-repeated="6"/>
        </table:table-row>
        <table:table-row table:style-name="ro1">
          <table:table-cell office:value-type="float" office:value="95.4000000000004" calcext:value-type="float">
            <text:p>95,4000000000004</text:p>
          </table:table-cell>
          <table:table-cell office:value-type="float" office:value="16.6667840498518" calcext:value-type="float">
            <text:p>16,6667840498518</text:p>
          </table:table-cell>
          <table:table-cell office:value-type="float" office:value="5.91614235368016" calcext:value-type="float">
            <text:p>5,91614235368016</text:p>
          </table:table-cell>
          <table:table-cell table:formula="of:=SQRT(([.B214]-[.B213])^2+([.C214]-[.C213])^2)" office:value-type="float" office:value="0.202094045988368" calcext:value-type="float">
            <text:p>0,202094045988368</text:p>
          </table:table-cell>
          <table:table-cell table:formula="of:=[.A214]-[.A213]" office:value-type="float" office:value="0.450000000000003" calcext:value-type="float">
            <text:p>0,450000000000003</text:p>
          </table:table-cell>
          <table:table-cell table:formula="of:=[.D214]/[.E214]" office:value-type="float" office:value="0.449097879974149" calcext:value-type="float">
            <text:p>0,449097879974149</text:p>
          </table:table-cell>
          <table:table-cell table:number-columns-repeated="6"/>
        </table:table-row>
        <table:table-row table:style-name="ro1">
          <table:table-cell office:value-type="float" office:value="95.8500000000004" calcext:value-type="float">
            <text:p>95,8500000000004</text:p>
          </table:table-cell>
          <table:table-cell office:value-type="float" office:value="16.7683815135549" calcext:value-type="float">
            <text:p>16,7683815135549</text:p>
          </table:table-cell>
          <table:table-cell office:value-type="float" office:value="5.9853152005925" calcext:value-type="float">
            <text:p>5,9853152005925</text:p>
          </table:table-cell>
          <table:table-cell table:formula="of:=SQRT(([.B215]-[.B214])^2+([.C215]-[.C214])^2)" office:value-type="float" office:value="0.122910241155368" calcext:value-type="float">
            <text:p>0,122910241155368</text:p>
          </table:table-cell>
          <table:table-cell table:formula="of:=[.A215]-[.A214]" office:value-type="float" office:value="0.450000000000003" calcext:value-type="float">
            <text:p>0,450000000000003</text:p>
          </table:table-cell>
          <table:table-cell table:formula="of:=[.D215]/[.E215]" office:value-type="float" office:value="0.27313386923415" calcext:value-type="float">
            <text:p>0,27313386923415</text:p>
          </table:table-cell>
          <table:table-cell table:number-columns-repeated="6"/>
        </table:table-row>
        <table:table-row table:style-name="ro1">
          <table:table-cell office:value-type="float" office:value="96.3000000000004" calcext:value-type="float">
            <text:p>96,3000000000004</text:p>
          </table:table-cell>
          <table:table-cell office:value-type="float" office:value="16.8351173076785" calcext:value-type="float">
            <text:p>16,8351173076785</text:p>
          </table:table-cell>
          <table:table-cell office:value-type="float" office:value="6.03075240642639" calcext:value-type="float">
            <text:p>6,03075240642639</text:p>
          </table:table-cell>
          <table:table-cell table:formula="of:=SQRT(([.B216]-[.B215])^2+([.C216]-[.C215])^2)" office:value-type="float" office:value="0.0807354066769163" calcext:value-type="float">
            <text:p>0,0807354066769163</text:p>
          </table:table-cell>
          <table:table-cell table:formula="of:=[.A216]-[.A215]" office:value-type="float" office:value="0.450000000000003" calcext:value-type="float">
            <text:p>0,450000000000003</text:p>
          </table:table-cell>
          <table:table-cell table:formula="of:=[.D216]/[.E216]" office:value-type="float" office:value="0.179412014837591" calcext:value-type="float">
            <text:p>0,179412014837591</text:p>
          </table:table-cell>
          <table:table-cell table:number-columns-repeated="6"/>
        </table:table-row>
        <table:table-row table:style-name="ro1">
          <table:table-cell office:value-type="float" office:value="96.7500000000004" calcext:value-type="float">
            <text:p>96,7500000000004</text:p>
          </table:table-cell>
          <table:table-cell office:value-type="float" office:value="16.9574039564645" calcext:value-type="float">
            <text:p>16,9574039564645</text:p>
          </table:table-cell>
          <table:table-cell office:value-type="float" office:value="6.11401152853026" calcext:value-type="float">
            <text:p>6,11401152853026</text:p>
          </table:table-cell>
          <table:table-cell table:formula="of:=SQRT(([.B217]-[.B216])^2+([.C217]-[.C216])^2)" office:value-type="float" office:value="0.147939534556643" calcext:value-type="float">
            <text:p>0,147939534556643</text:p>
          </table:table-cell>
          <table:table-cell table:formula="of:=[.A217]-[.A216]" office:value-type="float" office:value="0.450000000000003" calcext:value-type="float">
            <text:p>0,450000000000003</text:p>
          </table:table-cell>
          <table:table-cell table:formula="of:=[.D217]/[.E217]" office:value-type="float" office:value="0.328754521236982" calcext:value-type="float">
            <text:p>0,328754521236982</text:p>
          </table:table-cell>
          <table:table-cell table:number-columns-repeated="6"/>
        </table:table-row>
        <table:table-row table:style-name="ro1">
          <table:table-cell office:value-type="float" office:value="97.2000000000004" calcext:value-type="float">
            <text:p>97,2000000000004</text:p>
          </table:table-cell>
          <table:table-cell office:value-type="float" office:value="17.1026378569872" calcext:value-type="float">
            <text:p>17,1026378569872</text:p>
          </table:table-cell>
          <table:table-cell office:value-type="float" office:value="6.21289433525755" calcext:value-type="float">
            <text:p>6,21289433525755</text:p>
          </table:table-cell>
          <table:table-cell table:formula="of:=SQRT(([.B218]-[.B217])^2+([.C218]-[.C217])^2)" office:value-type="float" office:value="0.17570058431123" calcext:value-type="float">
            <text:p>0,17570058431123</text:p>
          </table:table-cell>
          <table:table-cell table:formula="of:=[.A218]-[.A217]" office:value-type="float" office:value="0.450000000000003" calcext:value-type="float">
            <text:p>0,450000000000003</text:p>
          </table:table-cell>
          <table:table-cell table:formula="of:=[.D218]/[.E218]" office:value-type="float" office:value="0.390445742913841" calcext:value-type="float">
            <text:p>0,390445742913841</text:p>
          </table:table-cell>
          <table:table-cell table:number-columns-repeated="6"/>
        </table:table-row>
        <table:table-row table:style-name="ro1">
          <table:table-cell office:value-type="float" office:value="97.6500000000004" calcext:value-type="float">
            <text:p>97,6500000000004</text:p>
          </table:table-cell>
          <table:table-cell office:value-type="float" office:value="17.1737468627524" calcext:value-type="float">
            <text:p>17,1737468627524</text:p>
          </table:table-cell>
          <table:table-cell office:value-type="float" office:value="6.26130905143842" calcext:value-type="float">
            <text:p>6,26130905143842</text:p>
          </table:table-cell>
          <table:table-cell table:formula="of:=SQRT(([.B219]-[.B218])^2+([.C219]-[.C218])^2)" office:value-type="float" office:value="0.0860260160869278" calcext:value-type="float">
            <text:p>0,0860260160869278</text:p>
          </table:table-cell>
          <table:table-cell table:formula="of:=[.A219]-[.A218]" office:value-type="float" office:value="0.450000000000003" calcext:value-type="float">
            <text:p>0,450000000000003</text:p>
          </table:table-cell>
          <table:table-cell table:formula="of:=[.D219]/[.E219]" office:value-type="float" office:value="0.191168924637616" calcext:value-type="float">
            <text:p>0,191168924637616</text:p>
          </table:table-cell>
          <table:table-cell table:number-columns-repeated="6"/>
        </table:table-row>
        <table:table-row table:style-name="ro1">
          <table:table-cell office:value-type="float" office:value="98.1000000000004" calcext:value-type="float">
            <text:p>98,1000000000004</text:p>
          </table:table-cell>
          <table:table-cell office:value-type="float" office:value="17.2522889855648" calcext:value-type="float">
            <text:p>17,2522889855648</text:p>
          </table:table-cell>
          <table:table-cell office:value-type="float" office:value="6.31478462099936" calcext:value-type="float">
            <text:p>6,31478462099936</text:p>
          </table:table-cell>
          <table:table-cell table:formula="of:=SQRT(([.B220]-[.B219])^2+([.C220]-[.C219])^2)" office:value-type="float" office:value="0.0950184276640245" calcext:value-type="float">
            <text:p>0,0950184276640245</text:p>
          </table:table-cell>
          <table:table-cell table:formula="of:=[.A220]-[.A219]" office:value-type="float" office:value="0.450000000000003" calcext:value-type="float">
            <text:p>0,450000000000003</text:p>
          </table:table-cell>
          <table:table-cell table:formula="of:=[.D220]/[.E220]" office:value-type="float" office:value="0.211152061475609" calcext:value-type="float">
            <text:p>0,211152061475609</text:p>
          </table:table-cell>
          <table:table-cell table:number-columns-repeated="6"/>
        </table:table-row>
        <table:table-row table:style-name="ro1">
          <table:table-cell office:value-type="float" office:value="98.5500000000004" calcext:value-type="float">
            <text:p>98,5500000000004</text:p>
          </table:table-cell>
          <table:table-cell office:value-type="float" office:value="17.4106623114857" calcext:value-type="float">
            <text:p>17,4106623114857</text:p>
          </table:table-cell>
          <table:table-cell office:value-type="float" office:value="6.42261343315291" calcext:value-type="float">
            <text:p>6,42261343315291</text:p>
          </table:table-cell>
          <table:table-cell table:formula="of:=SQRT(([.B221]-[.B220])^2+([.C221]-[.C220])^2)" office:value-type="float" office:value="0.191596354593918" calcext:value-type="float">
            <text:p>0,191596354593918</text:p>
          </table:table-cell>
          <table:table-cell table:formula="of:=[.A221]-[.A220]" office:value-type="float" office:value="0.450000000000003" calcext:value-type="float">
            <text:p>0,450000000000003</text:p>
          </table:table-cell>
          <table:table-cell table:formula="of:=[.D221]/[.E221]" office:value-type="float" office:value="0.42576967687537" calcext:value-type="float">
            <text:p>0,42576967687537</text:p>
          </table:table-cell>
          <table:table-cell table:number-columns-repeated="6"/>
        </table:table-row>
        <table:table-row table:style-name="ro1">
          <table:table-cell office:value-type="float" office:value="99.0000000000004" calcext:value-type="float">
            <text:p>99,0000000000004</text:p>
          </table:table-cell>
          <table:table-cell office:value-type="float" office:value="17.4911682163409" calcext:value-type="float">
            <text:p>17,4911682163409</text:p>
          </table:table-cell>
          <table:table-cell office:value-type="float" office:value="6.47742604784932" calcext:value-type="float">
            <text:p>6,47742604784932</text:p>
          </table:table-cell>
          <table:table-cell table:formula="of:=SQRT(([.B222]-[.B221])^2+([.C222]-[.C221])^2)" office:value-type="float" office:value="0.097394165361291" calcext:value-type="float">
            <text:p>0,097394165361291</text:p>
          </table:table-cell>
          <table:table-cell table:formula="of:=[.A222]-[.A221]" office:value-type="float" office:value="0.450000000000003" calcext:value-type="float">
            <text:p>0,450000000000003</text:p>
          </table:table-cell>
          <table:table-cell table:formula="of:=[.D222]/[.E222]" office:value-type="float" office:value="0.216431478580645" calcext:value-type="float">
            <text:p>0,216431478580645</text:p>
          </table:table-cell>
          <table:table-cell table:number-columns-repeated="6"/>
        </table:table-row>
        <table:table-row table:style-name="ro1">
          <table:table-cell office:value-type="float" office:value="99.4500000000004" calcext:value-type="float">
            <text:p>99,4500000000004</text:p>
          </table:table-cell>
          <table:table-cell office:value-type="float" office:value="17.5867928870611" calcext:value-type="float">
            <text:p>17,5867928870611</text:p>
          </table:table-cell>
          <table:table-cell office:value-type="float" office:value="6.54253230609307" calcext:value-type="float">
            <text:p>6,54253230609307</text:p>
          </table:table-cell>
          <table:table-cell table:formula="of:=SQRT(([.B223]-[.B222])^2+([.C223]-[.C222])^2)" office:value-type="float" office:value="0.1156844955594" calcext:value-type="float">
            <text:p>0,1156844955594</text:p>
          </table:table-cell>
          <table:table-cell table:formula="of:=[.A223]-[.A222]" office:value-type="float" office:value="0.450000000000003" calcext:value-type="float">
            <text:p>0,450000000000003</text:p>
          </table:table-cell>
          <table:table-cell table:formula="of:=[.D223]/[.E223]" office:value-type="float" office:value="0.257076656798666" calcext:value-type="float">
            <text:p>0,257076656798666</text:p>
          </table:table-cell>
          <table:table-cell table:number-columns-repeated="6"/>
        </table:table-row>
        <table:table-row table:style-name="ro1">
          <table:table-cell office:value-type="float" office:value="99.9000000000004" calcext:value-type="float">
            <text:p>99,9000000000004</text:p>
          </table:table-cell>
          <table:table-cell office:value-type="float" office:value="17.7447564432247" calcext:value-type="float">
            <text:p>17,7447564432247</text:p>
          </table:table-cell>
          <table:table-cell office:value-type="float" office:value="6.65008212564532" calcext:value-type="float">
            <text:p>6,65008212564532</text:p>
          </table:table-cell>
          <table:table-cell table:formula="of:=SQRT(([.B224]-[.B223])^2+([.C224]-[.C223])^2)" office:value-type="float" office:value="0.191100624702258" calcext:value-type="float">
            <text:p>0,191100624702258</text:p>
          </table:table-cell>
          <table:table-cell table:formula="of:=[.A224]-[.A223]" office:value-type="float" office:value="0.450000000000003" calcext:value-type="float">
            <text:p>0,450000000000003</text:p>
          </table:table-cell>
          <table:table-cell table:formula="of:=[.D224]/[.E224]" office:value-type="float" office:value="0.424668054893904" calcext:value-type="float">
            <text:p>0,424668054893904</text:p>
          </table:table-cell>
          <table:table-cell table:number-columns-repeated="6"/>
        </table:table-row>
        <table:table-row table:style-name="ro1">
          <table:table-cell office:value-type="float" office:value="100.35" calcext:value-type="float">
            <text:p>100,35</text:p>
          </table:table-cell>
          <table:table-cell office:value-type="float" office:value="17.8698504846889" calcext:value-type="float">
            <text:p>17,8698504846889</text:p>
          </table:table-cell>
          <table:table-cell office:value-type="float" office:value="6.73525266696053" calcext:value-type="float">
            <text:p>6,73525266696053</text:p>
          </table:table-cell>
          <table:table-cell table:formula="of:=SQRT(([.B225]-[.B224])^2+([.C225]-[.C224])^2)" office:value-type="float" office:value="0.151335852717606" calcext:value-type="float">
            <text:p>0,151335852717606</text:p>
          </table:table-cell>
          <table:table-cell table:formula="of:=[.A225]-[.A224]" office:value-type="float" office:value="0.450000000000003" calcext:value-type="float">
            <text:p>0,450000000000003</text:p>
          </table:table-cell>
          <table:table-cell table:formula="of:=[.D225]/[.E225]" office:value-type="float" office:value="0.336301894928012" calcext:value-type="float">
            <text:p>0,336301894928012</text:p>
          </table:table-cell>
          <table:table-cell table:number-columns-repeated="6"/>
        </table:table-row>
        <table:table-row table:style-name="ro1">
          <table:table-cell office:value-type="float" office:value="100.8" calcext:value-type="float">
            <text:p>100,8</text:p>
          </table:table-cell>
          <table:table-cell office:value-type="float" office:value="18.0121493309676" calcext:value-type="float">
            <text:p>18,0121493309676</text:p>
          </table:table-cell>
          <table:table-cell office:value-type="float" office:value="6.83213713583072" calcext:value-type="float">
            <text:p>6,83213713583072</text:p>
          </table:table-cell>
          <table:table-cell table:formula="of:=SQRT(([.B226]-[.B225])^2+([.C226]-[.C225])^2)" office:value-type="float" office:value="0.17214982416633" calcext:value-type="float">
            <text:p>0,17214982416633</text:p>
          </table:table-cell>
          <table:table-cell table:formula="of:=[.A226]-[.A225]" office:value-type="float" office:value="0.450000000000003" calcext:value-type="float">
            <text:p>0,450000000000003</text:p>
          </table:table-cell>
          <table:table-cell table:formula="of:=[.D226]/[.E226]" office:value-type="float" office:value="0.382555164814064" calcext:value-type="float">
            <text:p>0,382555164814064</text:p>
          </table:table-cell>
          <table:table-cell table:number-columns-repeated="6"/>
        </table:table-row>
        <table:table-row table:style-name="ro1">
          <table:table-cell office:value-type="float" office:value="101.25" calcext:value-type="float">
            <text:p>101,25</text:p>
          </table:table-cell>
          <table:table-cell office:value-type="float" office:value="18.1308511943072" calcext:value-type="float">
            <text:p>18,1308511943072</text:p>
          </table:table-cell>
          <table:table-cell office:value-type="float" office:value="6.91295554922137" calcext:value-type="float">
            <text:p>6,91295554922137</text:p>
          </table:table-cell>
          <table:table-cell table:formula="of:=SQRT(([.B227]-[.B226])^2+([.C227]-[.C226])^2)" office:value-type="float" office:value="0.143602744762347" calcext:value-type="float">
            <text:p>0,143602744762347</text:p>
          </table:table-cell>
          <table:table-cell table:formula="of:=[.A227]-[.A226]" office:value-type="float" office:value="0.450000000000003" calcext:value-type="float">
            <text:p>0,450000000000003</text:p>
          </table:table-cell>
          <table:table-cell table:formula="of:=[.D227]/[.E227]" office:value-type="float" office:value="0.319117210582991" calcext:value-type="float">
            <text:p>0,319117210582991</text:p>
          </table:table-cell>
          <table:table-cell table:number-columns-repeated="6"/>
        </table:table-row>
        <table:table-row table:style-name="ro1">
          <table:table-cell office:value-type="float" office:value="101.7" calcext:value-type="float">
            <text:p>101,7</text:p>
          </table:table-cell>
          <table:table-cell office:value-type="float" office:value="18.2286738654806" calcext:value-type="float">
            <text:p>18,2286738654806</text:p>
          </table:table-cell>
          <table:table-cell office:value-type="float" office:value="6.97955832069808" calcext:value-type="float">
            <text:p>6,97955832069808</text:p>
          </table:table-cell>
          <table:table-cell table:formula="of:=SQRT(([.B228]-[.B227])^2+([.C228]-[.C227])^2)" office:value-type="float" office:value="0.11834358522487" calcext:value-type="float">
            <text:p>0,11834358522487</text:p>
          </table:table-cell>
          <table:table-cell table:formula="of:=[.A228]-[.A227]" office:value-type="float" office:value="0.450000000000003" calcext:value-type="float">
            <text:p>0,450000000000003</text:p>
          </table:table-cell>
          <table:table-cell table:formula="of:=[.D228]/[.E228]" office:value-type="float" office:value="0.262985744944155" calcext:value-type="float">
            <text:p>0,262985744944155</text:p>
          </table:table-cell>
          <table:table-cell table:number-columns-repeated="6"/>
        </table:table-row>
        <table:table-row table:style-name="ro1">
          <table:table-cell office:value-type="float" office:value="102.15" calcext:value-type="float">
            <text:p>102,15</text:p>
          </table:table-cell>
          <table:table-cell office:value-type="float" office:value="18.2979058679485" calcext:value-type="float">
            <text:p>18,2979058679485</text:p>
          </table:table-cell>
          <table:table-cell office:value-type="float" office:value="7.02669507523498" calcext:value-type="float">
            <text:p>7,02669507523498</text:p>
          </table:table-cell>
          <table:table-cell table:formula="of:=SQRT(([.B229]-[.B228])^2+([.C229]-[.C228])^2)" office:value-type="float" office:value="0.083755261291366" calcext:value-type="float">
            <text:p>0,083755261291366</text:p>
          </table:table-cell>
          <table:table-cell table:formula="of:=[.A229]-[.A228]" office:value-type="float" office:value="0.450000000000003" calcext:value-type="float">
            <text:p>0,450000000000003</text:p>
          </table:table-cell>
          <table:table-cell table:formula="of:=[.D229]/[.E229]" office:value-type="float" office:value="0.186122802869701" calcext:value-type="float">
            <text:p>0,186122802869701</text:p>
          </table:table-cell>
          <table:table-cell table:number-columns-repeated="6"/>
        </table:table-row>
        <table:table-row table:style-name="ro1">
          <table:table-cell office:value-type="float" office:value="102.6" calcext:value-type="float">
            <text:p>102,6</text:p>
          </table:table-cell>
          <table:table-cell office:value-type="float" office:value="18.438982791198" calcext:value-type="float">
            <text:p>18,438982791198</text:p>
          </table:table-cell>
          <table:table-cell office:value-type="float" office:value="7.12274759523998" calcext:value-type="float">
            <text:p>7,12274759523998</text:p>
          </table:table-cell>
          <table:table-cell table:formula="of:=SQRT(([.B230]-[.B229])^2+([.C230]-[.C229])^2)" office:value-type="float" office:value="0.170671570195088" calcext:value-type="float">
            <text:p>0,170671570195088</text:p>
          </table:table-cell>
          <table:table-cell table:formula="of:=[.A230]-[.A229]" office:value-type="float" office:value="0.450000000000003" calcext:value-type="float">
            <text:p>0,450000000000003</text:p>
          </table:table-cell>
          <table:table-cell table:formula="of:=[.D230]/[.E230]" office:value-type="float" office:value="0.379270155989081" calcext:value-type="float">
            <text:p>0,379270155989081</text:p>
          </table:table-cell>
          <table:table-cell table:number-columns-repeated="6"/>
        </table:table-row>
        <table:table-row table:style-name="ro1">
          <table:table-cell office:value-type="float" office:value="103.05" calcext:value-type="float">
            <text:p>103,05</text:p>
          </table:table-cell>
          <table:table-cell office:value-type="float" office:value="18.5180878152632" calcext:value-type="float">
            <text:p>18,5180878152632</text:p>
          </table:table-cell>
          <table:table-cell office:value-type="float" office:value="7.17660641730317" calcext:value-type="float">
            <text:p>7,17660641730317</text:p>
          </table:table-cell>
          <table:table-cell table:formula="of:=SQRT(([.B231]-[.B230])^2+([.C231]-[.C230])^2)" office:value-type="float" office:value="0.095699412466266" calcext:value-type="float">
            <text:p>0,095699412466266</text:p>
          </table:table-cell>
          <table:table-cell table:formula="of:=[.A231]-[.A230]" office:value-type="float" office:value="0.450000000000003" calcext:value-type="float">
            <text:p>0,450000000000003</text:p>
          </table:table-cell>
          <table:table-cell table:formula="of:=[.D231]/[.E231]" office:value-type="float" office:value="0.212665361036145" calcext:value-type="float">
            <text:p>0,212665361036145</text:p>
          </table:table-cell>
          <table:table-cell table:number-columns-repeated="6"/>
        </table:table-row>
        <table:table-row table:style-name="ro1">
          <table:table-cell office:value-type="float" office:value="103.5" calcext:value-type="float">
            <text:p>103,5</text:p>
          </table:table-cell>
          <table:table-cell office:value-type="float" office:value="18.5961281791592" calcext:value-type="float">
            <text:p>18,5961281791592</text:p>
          </table:table-cell>
          <table:table-cell office:value-type="float" office:value="7.22974036325025" calcext:value-type="float">
            <text:p>7,22974036325025</text:p>
          </table:table-cell>
          <table:table-cell table:formula="of:=SQRT(([.B232]-[.B231])^2+([.C232]-[.C231])^2)" office:value-type="float" office:value="0.0944114114338554" calcext:value-type="float">
            <text:p>0,0944114114338554</text:p>
          </table:table-cell>
          <table:table-cell table:formula="of:=[.A232]-[.A231]" office:value-type="float" office:value="0.450000000000003" calcext:value-type="float">
            <text:p>0,450000000000003</text:p>
          </table:table-cell>
          <table:table-cell table:formula="of:=[.D232]/[.E232]" office:value-type="float" office:value="0.209803136519677" calcext:value-type="float">
            <text:p>0,209803136519677</text:p>
          </table:table-cell>
          <table:table-cell table:number-columns-repeated="6"/>
        </table:table-row>
        <table:table-row table:style-name="ro1">
          <table:table-cell office:value-type="float" office:value="103.95" calcext:value-type="float">
            <text:p>103,95</text:p>
          </table:table-cell>
          <table:table-cell office:value-type="float" office:value="18.6886927291685" calcext:value-type="float">
            <text:p>18,6886927291685</text:p>
          </table:table-cell>
          <table:table-cell office:value-type="float" office:value="7.29276313186989" calcext:value-type="float">
            <text:p>7,29276313186989</text:p>
          </table:table-cell>
          <table:table-cell table:formula="of:=SQRT(([.B233]-[.B232])^2+([.C233]-[.C232])^2)" office:value-type="float" office:value="0.11198243292102" calcext:value-type="float">
            <text:p>0,11198243292102</text:p>
          </table:table-cell>
          <table:table-cell table:formula="of:=[.A233]-[.A232]" office:value-type="float" office:value="0.450000000000003" calcext:value-type="float">
            <text:p>0,450000000000003</text:p>
          </table:table-cell>
          <table:table-cell table:formula="of:=[.D233]/[.E233]" office:value-type="float" office:value="0.248849850935598" calcext:value-type="float">
            <text:p>0,248849850935598</text:p>
          </table:table-cell>
          <table:table-cell table:number-columns-repeated="6"/>
        </table:table-row>
        <table:table-row table:style-name="ro1">
          <table:table-cell office:value-type="float" office:value="104.4" calcext:value-type="float">
            <text:p>104,4</text:p>
          </table:table-cell>
          <table:table-cell office:value-type="float" office:value="18.8506548903623" calcext:value-type="float">
            <text:p>18,8506548903623</text:p>
          </table:table-cell>
          <table:table-cell office:value-type="float" office:value="7.40303541006952" calcext:value-type="float">
            <text:p>7,40303541006952</text:p>
          </table:table-cell>
          <table:table-cell table:formula="of:=SQRT(([.B234]-[.B233])^2+([.C234]-[.C233])^2)" office:value-type="float" office:value="0.195938043773771" calcext:value-type="float">
            <text:p>0,195938043773771</text:p>
          </table:table-cell>
          <table:table-cell table:formula="of:=[.A234]-[.A233]" office:value-type="float" office:value="0.450000000000003" calcext:value-type="float">
            <text:p>0,450000000000003</text:p>
          </table:table-cell>
          <table:table-cell table:formula="of:=[.D234]/[.E234]" office:value-type="float" office:value="0.435417875052821" calcext:value-type="float">
            <text:p>0,435417875052821</text:p>
          </table:table-cell>
          <table:table-cell table:number-columns-repeated="6"/>
        </table:table-row>
        <table:table-row table:style-name="ro1">
          <table:table-cell office:value-type="float" office:value="104.85" calcext:value-type="float">
            <text:p>104,85</text:p>
          </table:table-cell>
          <table:table-cell office:value-type="float" office:value="18.9923042988051" calcext:value-type="float">
            <text:p>18,9923042988051</text:p>
          </table:table-cell>
          <table:table-cell office:value-type="float" office:value="7.49947770782283" calcext:value-type="float">
            <text:p>7,49947770782283</text:p>
          </table:table-cell>
          <table:table-cell table:formula="of:=SQRT(([.B235]-[.B234])^2+([.C235]-[.C234])^2)" office:value-type="float" office:value="0.171364149424954" calcext:value-type="float">
            <text:p>0,171364149424954</text:p>
          </table:table-cell>
          <table:table-cell table:formula="of:=[.A235]-[.A234]" office:value-type="float" office:value="0.450000000000003" calcext:value-type="float">
            <text:p>0,450000000000003</text:p>
          </table:table-cell>
          <table:table-cell table:formula="of:=[.D235]/[.E235]" office:value-type="float" office:value="0.380809220944341" calcext:value-type="float">
            <text:p>0,380809220944341</text:p>
          </table:table-cell>
          <table:table-cell table:number-columns-repeated="6"/>
        </table:table-row>
        <table:table-row table:style-name="ro1">
          <table:table-cell office:value-type="float" office:value="105.3" calcext:value-type="float">
            <text:p>105,3</text:p>
          </table:table-cell>
          <table:table-cell office:value-type="float" office:value="19.080843905217" calcext:value-type="float">
            <text:p>19,080843905217</text:p>
          </table:table-cell>
          <table:table-cell office:value-type="float" office:value="7.55976008512613" calcext:value-type="float">
            <text:p>7,55976008512613</text:p>
          </table:table-cell>
          <table:table-cell table:formula="of:=SQRT(([.B236]-[.B235])^2+([.C236]-[.C235])^2)" office:value-type="float" office:value="0.107113150065322" calcext:value-type="float">
            <text:p>0,107113150065322</text:p>
          </table:table-cell>
          <table:table-cell table:formula="of:=[.A236]-[.A235]" office:value-type="float" office:value="0.450000000000003" calcext:value-type="float">
            <text:p>0,450000000000003</text:p>
          </table:table-cell>
          <table:table-cell table:formula="of:=[.D236]/[.E236]" office:value-type="float" office:value="0.238029222367381" calcext:value-type="float">
            <text:p>0,238029222367381</text:p>
          </table:table-cell>
          <table:table-cell table:number-columns-repeated="6"/>
        </table:table-row>
        <table:table-row table:style-name="ro1">
          <table:table-cell office:value-type="float" office:value="105.75" calcext:value-type="float">
            <text:p>105,75</text:p>
          </table:table-cell>
          <table:table-cell office:value-type="float" office:value="19.1913181173423" calcext:value-type="float">
            <text:p>19,1913181173423</text:p>
          </table:table-cell>
          <table:table-cell office:value-type="float" office:value="7.6349766848774" calcext:value-type="float">
            <text:p>7,6349766848774</text:p>
          </table:table-cell>
          <table:table-cell table:formula="of:=SQRT(([.B237]-[.B236])^2+([.C237]-[.C236])^2)" office:value-type="float" office:value="0.133649124287598" calcext:value-type="float">
            <text:p>0,133649124287598</text:p>
          </table:table-cell>
          <table:table-cell table:formula="of:=[.A237]-[.A236]" office:value-type="float" office:value="0.450000000000003" calcext:value-type="float">
            <text:p>0,450000000000003</text:p>
          </table:table-cell>
          <table:table-cell table:formula="of:=[.D237]/[.E237]" office:value-type="float" office:value="0.296998053972437" calcext:value-type="float">
            <text:p>0,296998053972437</text:p>
          </table:table-cell>
          <table:table-cell table:number-columns-repeated="6"/>
        </table:table-row>
        <table:table-row table:style-name="ro1">
          <table:table-cell office:value-type="float" office:value="106.2" calcext:value-type="float">
            <text:p>106,2</text:p>
          </table:table-cell>
          <table:table-cell office:value-type="float" office:value="19.2545656775405" calcext:value-type="float">
            <text:p>19,2545656775405</text:p>
          </table:table-cell>
          <table:table-cell office:value-type="float" office:value="7.67803891930435" calcext:value-type="float">
            <text:p>7,67803891930435</text:p>
          </table:table-cell>
          <table:table-cell table:formula="of:=SQRT(([.B238]-[.B237])^2+([.C238]-[.C237])^2)" office:value-type="float" office:value="0.0765154226601732" calcext:value-type="float">
            <text:p>0,0765154226601732</text:p>
          </table:table-cell>
          <table:table-cell table:formula="of:=[.A238]-[.A237]" office:value-type="float" office:value="0.450000000000003" calcext:value-type="float">
            <text:p>0,450000000000003</text:p>
          </table:table-cell>
          <table:table-cell table:formula="of:=[.D238]/[.E238]" office:value-type="float" office:value="0.170034272578162" calcext:value-type="float">
            <text:p>0,170034272578162</text:p>
          </table:table-cell>
          <table:table-cell table:number-columns-repeated="6"/>
        </table:table-row>
        <table:table-row table:style-name="ro1">
          <table:table-cell office:value-type="float" office:value="106.65" calcext:value-type="float">
            <text:p>106,65</text:p>
          </table:table-cell>
          <table:table-cell office:value-type="float" office:value="19.4354943112346" calcext:value-type="float">
            <text:p>19,4354943112346</text:p>
          </table:table-cell>
          <table:table-cell office:value-type="float" office:value="7.8012245602093" calcext:value-type="float">
            <text:p>7,8012245602093</text:p>
          </table:table-cell>
          <table:table-cell table:formula="of:=SQRT(([.B239]-[.B238])^2+([.C239]-[.C238])^2)" office:value-type="float" office:value="0.218883239686385" calcext:value-type="float">
            <text:p>0,218883239686385</text:p>
          </table:table-cell>
          <table:table-cell table:formula="of:=[.A239]-[.A238]" office:value-type="float" office:value="0.450000000000003" calcext:value-type="float">
            <text:p>0,450000000000003</text:p>
          </table:table-cell>
          <table:table-cell table:formula="of:=[.D239]/[.E239]" office:value-type="float" office:value="0.486407199303074" calcext:value-type="float">
            <text:p>0,486407199303074</text:p>
          </table:table-cell>
          <table:table-cell table:number-columns-repeated="6"/>
        </table:table-row>
        <table:table-row table:style-name="ro1">
          <table:table-cell office:value-type="float" office:value="107.1" calcext:value-type="float">
            <text:p>107,1</text:p>
          </table:table-cell>
          <table:table-cell office:value-type="float" office:value="19.6019995340644" calcext:value-type="float">
            <text:p>19,6019995340644</text:p>
          </table:table-cell>
          <table:table-cell office:value-type="float" office:value="7.91458999148191" calcext:value-type="float">
            <text:p>7,91458999148191</text:p>
          </table:table-cell>
          <table:table-cell table:formula="of:=SQRT(([.B240]-[.B239])^2+([.C240]-[.C239])^2)" office:value-type="float" office:value="0.201434133744056" calcext:value-type="float">
            <text:p>0,201434133744056</text:p>
          </table:table-cell>
          <table:table-cell table:formula="of:=[.A240]-[.A239]" office:value-type="float" office:value="0.450000000000003" calcext:value-type="float">
            <text:p>0,450000000000003</text:p>
          </table:table-cell>
          <table:table-cell table:formula="of:=[.D240]/[.E240]" office:value-type="float" office:value="0.447631408320121" calcext:value-type="float">
            <text:p>0,447631408320121</text:p>
          </table:table-cell>
          <table:table-cell table:number-columns-repeated="6"/>
        </table:table-row>
        <table:table-row table:style-name="ro1">
          <table:table-cell office:value-type="float" office:value="107.55" calcext:value-type="float">
            <text:p>107,55</text:p>
          </table:table-cell>
          <table:table-cell office:value-type="float" office:value="19.6554213390401" calcext:value-type="float">
            <text:p>19,6554213390401</text:p>
          </table:table-cell>
          <table:table-cell office:value-type="float" office:value="8.09441068871117" calcext:value-type="float">
            <text:p>8,09441068871117</text:p>
          </table:table-cell>
          <table:table-cell table:formula="of:=SQRT(([.B241]-[.B240])^2+([.C241]-[.C240])^2)" office:value-type="float" office:value="0.187588305602649" calcext:value-type="float">
            <text:p>0,187588305602649</text:p>
          </table:table-cell>
          <table:table-cell table:formula="of:=[.A241]-[.A240]" office:value-type="float" office:value="0.450000000000003" calcext:value-type="float">
            <text:p>0,450000000000003</text:p>
          </table:table-cell>
          <table:table-cell table:formula="of:=[.D241]/[.E241]" office:value-type="float" office:value="0.416862901339217" calcext:value-type="float">
            <text:p>0,416862901339217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.5516867598615" calcext:value-type="float">
            <text:p>19,5516867598615</text:p>
          </table:table-cell>
          <table:table-cell office:value-type="float" office:value="8.12686424032653" calcext:value-type="float">
            <text:p>8,12686424032653</text:p>
          </table:table-cell>
          <table:table-cell table:formula="of:=SQRT(([.B242]-[.B241])^2+([.C242]-[.C241])^2)" office:value-type="float" office:value="0.108692667323063" calcext:value-type="float">
            <text:p>0,108692667323063</text:p>
          </table:table-cell>
          <table:table-cell table:formula="of:=[.A242]-[.A241]" office:value-type="float" office:value="0.450000000000003" calcext:value-type="float">
            <text:p>0,450000000000003</text:p>
          </table:table-cell>
          <table:table-cell table:formula="of:=[.D242]/[.E242]" office:value-type="float" office:value="0.241539260717917" calcext:value-type="float">
            <text:p>0,241539260717917</text:p>
          </table:table-cell>
          <table:table-cell table:number-columns-repeated="6"/>
        </table:table-row>
        <table:table-row table:style-name="ro1">
          <table:table-cell office:value-type="float" office:value="108.45" calcext:value-type="float">
            <text:p>108,45</text:p>
          </table:table-cell>
          <table:table-cell office:value-type="float" office:value="19.3658731640295" calcext:value-type="float">
            <text:p>19,3658731640295</text:p>
          </table:table-cell>
          <table:table-cell office:value-type="float" office:value="8.18499636146611" calcext:value-type="float">
            <text:p>8,18499636146611</text:p>
          </table:table-cell>
          <table:table-cell table:formula="of:=SQRT(([.B243]-[.B242])^2+([.C243]-[.C242])^2)" office:value-type="float" office:value="0.194694724900879" calcext:value-type="float">
            <text:p>0,194694724900879</text:p>
          </table:table-cell>
          <table:table-cell table:formula="of:=[.A243]-[.A242]" office:value-type="float" office:value="0.450000000000003" calcext:value-type="float">
            <text:p>0,450000000000003</text:p>
          </table:table-cell>
          <table:table-cell table:formula="of:=[.D243]/[.E243]" office:value-type="float" office:value="0.432654944224173" calcext:value-type="float">
            <text:p>0,432654944224173</text:p>
          </table:table-cell>
          <table:table-cell table:number-columns-repeated="6"/>
        </table:table-row>
        <table:table-row table:style-name="ro1">
          <table:table-cell office:value-type="float" office:value="108.9" calcext:value-type="float">
            <text:p>108,9</text:p>
          </table:table-cell>
          <table:table-cell office:value-type="float" office:value="19.2524820424644" calcext:value-type="float">
            <text:p>19,2524820424644</text:p>
          </table:table-cell>
          <table:table-cell office:value-type="float" office:value="8.22047097991616" calcext:value-type="float">
            <text:p>8,22047097991616</text:p>
          </table:table-cell>
          <table:table-cell table:formula="of:=SQRT(([.B244]-[.B243])^2+([.C244]-[.C243])^2)" office:value-type="float" office:value="0.118810752897066" calcext:value-type="float">
            <text:p>0,118810752897066</text:p>
          </table:table-cell>
          <table:table-cell table:formula="of:=[.A244]-[.A243]" office:value-type="float" office:value="0.450000000000003" calcext:value-type="float">
            <text:p>0,450000000000003</text:p>
          </table:table-cell>
          <table:table-cell table:formula="of:=[.D244]/[.E244]" office:value-type="float" office:value="0.264023895326812" calcext:value-type="float">
            <text:p>0,264023895326812</text:p>
          </table:table-cell>
          <table:table-cell table:number-columns-repeated="6"/>
        </table:table-row>
        <table:table-row table:style-name="ro1">
          <table:table-cell office:value-type="float" office:value="109.35" calcext:value-type="float">
            <text:p>109,35</text:p>
          </table:table-cell>
          <table:table-cell office:value-type="float" office:value="19.0646060511501" calcext:value-type="float">
            <text:p>19,0646060511501</text:p>
          </table:table-cell>
          <table:table-cell office:value-type="float" office:value="8.27924832523038" calcext:value-type="float">
            <text:p>8,27924832523038</text:p>
          </table:table-cell>
          <table:table-cell table:formula="of:=SQRT(([.B245]-[.B244])^2+([.C245]-[.C244])^2)" office:value-type="float" office:value="0.19685569444265" calcext:value-type="float">
            <text:p>0,19685569444265</text:p>
          </table:table-cell>
          <table:table-cell table:formula="of:=[.A245]-[.A244]" office:value-type="float" office:value="0.450000000000003" calcext:value-type="float">
            <text:p>0,450000000000003</text:p>
          </table:table-cell>
          <table:table-cell table:formula="of:=[.D245]/[.E245]" office:value-type="float" office:value="0.437457098761442" calcext:value-type="float">
            <text:p>0,437457098761442</text:p>
          </table:table-cell>
          <table:table-cell table:number-columns-repeated="6"/>
        </table:table-row>
        <table:table-row table:style-name="ro1">
          <table:table-cell office:value-type="float" office:value="109.8" calcext:value-type="float">
            <text:p>109,8</text:p>
          </table:table-cell>
          <table:table-cell office:value-type="float" office:value="18.878108975259" calcext:value-type="float">
            <text:p>18,878108975259</text:p>
          </table:table-cell>
          <table:table-cell office:value-type="float" office:value="8.33759427434853" calcext:value-type="float">
            <text:p>8,33759427434853</text:p>
          </table:table-cell>
          <table:table-cell table:formula="of:=SQRT(([.B246]-[.B245])^2+([.C246]-[.C245])^2)" office:value-type="float" office:value="0.195410872508226" calcext:value-type="float">
            <text:p>0,195410872508226</text:p>
          </table:table-cell>
          <table:table-cell table:formula="of:=[.A246]-[.A245]" office:value-type="float" office:value="0.450000000000003" calcext:value-type="float">
            <text:p>0,450000000000003</text:p>
          </table:table-cell>
          <table:table-cell table:formula="of:=[.D246]/[.E246]" office:value-type="float" office:value="0.43424638335161" calcext:value-type="float">
            <text:p>0,43424638335161</text:p>
          </table:table-cell>
          <table:table-cell table:number-columns-repeated="6"/>
        </table:table-row>
        <table:table-row table:style-name="ro1">
          <table:table-cell office:value-type="float" office:value="110.25" calcext:value-type="float">
            <text:p>110,25</text:p>
          </table:table-cell>
          <table:table-cell office:value-type="float" office:value="18.7699978423323" calcext:value-type="float">
            <text:p>18,7699978423323</text:p>
          </table:table-cell>
          <table:table-cell office:value-type="float" office:value="8.37141703875763" calcext:value-type="float">
            <text:p>8,37141703875763</text:p>
          </table:table-cell>
          <table:table-cell table:formula="of:=SQRT(([.B247]-[.B246])^2+([.C247]-[.C246])^2)" office:value-type="float" office:value="0.113278402420665" calcext:value-type="float">
            <text:p>0,113278402420665</text:p>
          </table:table-cell>
          <table:table-cell table:formula="of:=[.A247]-[.A246]" office:value-type="float" office:value="0.450000000000003" calcext:value-type="float">
            <text:p>0,450000000000003</text:p>
          </table:table-cell>
          <table:table-cell table:formula="of:=[.D247]/[.E247]" office:value-type="float" office:value="0.251729783157033" calcext:value-type="float">
            <text:p>0,251729783157033</text:p>
          </table:table-cell>
          <table:table-cell table:number-columns-repeated="6"/>
        </table:table-row>
        <table:table-row table:style-name="ro1">
          <table:table-cell office:value-type="float" office:value="110.7" calcext:value-type="float">
            <text:p>110,7</text:p>
          </table:table-cell>
          <table:table-cell office:value-type="float" office:value="18.6596616750151" calcext:value-type="float">
            <text:p>18,6596616750151</text:p>
          </table:table-cell>
          <table:table-cell office:value-type="float" office:value="8.40593590921938" calcext:value-type="float">
            <text:p>8,40593590921938</text:p>
          </table:table-cell>
          <table:table-cell table:formula="of:=SQRT(([.B248]-[.B247])^2+([.C248]-[.C247])^2)" office:value-type="float" office:value="0.115609784344588" calcext:value-type="float">
            <text:p>0,115609784344588</text:p>
          </table:table-cell>
          <table:table-cell table:formula="of:=[.A248]-[.A247]" office:value-type="float" office:value="0.450000000000003" calcext:value-type="float">
            <text:p>0,450000000000003</text:p>
          </table:table-cell>
          <table:table-cell table:formula="of:=[.D248]/[.E248]" office:value-type="float" office:value="0.256910631876862" calcext:value-type="float">
            <text:p>0,256910631876862</text:p>
          </table:table-cell>
          <table:table-cell table:number-columns-repeated="6"/>
        </table:table-row>
        <table:table-row table:style-name="ro1">
          <table:table-cell office:value-type="float" office:value="111.15" calcext:value-type="float">
            <text:p>111,15</text:p>
          </table:table-cell>
          <table:table-cell office:value-type="float" office:value="18.5530091534933" calcext:value-type="float">
            <text:p>18,5530091534933</text:p>
          </table:table-cell>
          <table:table-cell office:value-type="float" office:value="8.43930234439966" calcext:value-type="float">
            <text:p>8,43930234439966</text:p>
          </table:table-cell>
          <table:table-cell table:formula="of:=SQRT(([.B249]-[.B248])^2+([.C249]-[.C248])^2)" office:value-type="float" office:value="0.111750075362807" calcext:value-type="float">
            <text:p>0,111750075362807</text:p>
          </table:table-cell>
          <table:table-cell table:formula="of:=[.A249]-[.A248]" office:value-type="float" office:value="0.450000000000003" calcext:value-type="float">
            <text:p>0,450000000000003</text:p>
          </table:table-cell>
          <table:table-cell table:formula="of:=[.D249]/[.E249]" office:value-type="float" office:value="0.248333500806236" calcext:value-type="float">
            <text:p>0,248333500806236</text:p>
          </table:table-cell>
          <table:table-cell table:number-columns-repeated="6"/>
        </table:table-row>
        <table:table-row table:style-name="ro1">
          <table:table-cell office:value-type="float" office:value="111.6" calcext:value-type="float">
            <text:p>111,6</text:p>
          </table:table-cell>
          <table:table-cell office:value-type="float" office:value="18.4209364017648" calcext:value-type="float">
            <text:p>18,4209364017648</text:p>
          </table:table-cell>
          <table:table-cell office:value-type="float" office:value="8.4806215447969" calcext:value-type="float">
            <text:p>8,4806215447969</text:p>
          </table:table-cell>
          <table:table-cell table:formula="of:=SQRT(([.B250]-[.B249])^2+([.C250]-[.C249])^2)" office:value-type="float" office:value="0.13838528849049" calcext:value-type="float">
            <text:p>0,13838528849049</text:p>
          </table:table-cell>
          <table:table-cell table:formula="of:=[.A250]-[.A249]" office:value-type="float" office:value="0.450000000000003" calcext:value-type="float">
            <text:p>0,450000000000003</text:p>
          </table:table-cell>
          <table:table-cell table:formula="of:=[.D250]/[.E250]" office:value-type="float" office:value="0.307522863312197" calcext:value-type="float">
            <text:p>0,307522863312197</text:p>
          </table:table-cell>
          <table:table-cell table:number-columns-repeated="6"/>
        </table:table-row>
        <table:table-row table:style-name="ro1">
          <table:table-cell office:value-type="float" office:value="112.05" calcext:value-type="float">
            <text:p>112,05</text:p>
          </table:table-cell>
          <table:table-cell office:value-type="float" office:value="18.2334512916211" calcext:value-type="float">
            <text:p>18,2334512916211</text:p>
          </table:table-cell>
          <table:table-cell office:value-type="float" office:value="8.53927660222656" calcext:value-type="float">
            <text:p>8,53927660222656</text:p>
          </table:table-cell>
          <table:table-cell table:formula="of:=SQRT(([.B251]-[.B250])^2+([.C251]-[.C250])^2)" office:value-type="float" office:value="0.196446130752611" calcext:value-type="float">
            <text:p>0,196446130752611</text:p>
          </table:table-cell>
          <table:table-cell table:formula="of:=[.A251]-[.A250]" office:value-type="float" office:value="0.450000000000003" calcext:value-type="float">
            <text:p>0,450000000000003</text:p>
          </table:table-cell>
          <table:table-cell table:formula="of:=[.D251]/[.E251]" office:value-type="float" office:value="0.436546957228023" calcext:value-type="float">
            <text:p>0,436546957228023</text:p>
          </table:table-cell>
          <table:table-cell table:number-columns-repeated="6"/>
        </table:table-row>
        <table:table-row table:style-name="ro1">
          <table:table-cell office:value-type="float" office:value="112.5" calcext:value-type="float">
            <text:p>112,5</text:p>
          </table:table-cell>
          <table:table-cell office:value-type="float" office:value="18.1213546756634" calcext:value-type="float">
            <text:p>18,1213546756634</text:p>
          </table:table-cell>
          <table:table-cell office:value-type="float" office:value="8.57434623224481" calcext:value-type="float">
            <text:p>8,57434623224481</text:p>
          </table:table-cell>
          <table:table-cell table:formula="of:=SQRT(([.B252]-[.B251])^2+([.C252]-[.C251])^2)" office:value-type="float" office:value="0.117454375221997" calcext:value-type="float">
            <text:p>0,117454375221997</text:p>
          </table:table-cell>
          <table:table-cell table:formula="of:=[.A252]-[.A251]" office:value-type="float" office:value="0.450000000000003" calcext:value-type="float">
            <text:p>0,450000000000003</text:p>
          </table:table-cell>
          <table:table-cell table:formula="of:=[.D252]/[.E252]" office:value-type="float" office:value="0.261009722715548" calcext:value-type="float">
            <text:p>0,261009722715548</text:p>
          </table:table-cell>
          <table:table-cell table:number-columns-repeated="6"/>
        </table:table-row>
        <table:table-row table:style-name="ro1">
          <table:table-cell office:value-type="float" office:value="112.95" calcext:value-type="float">
            <text:p>112,95</text:p>
          </table:table-cell>
          <table:table-cell office:value-type="float" office:value="18.0335122665662" calcext:value-type="float">
            <text:p>18,0335122665662</text:p>
          </table:table-cell>
          <table:table-cell office:value-type="float" office:value="8.60182788956899" calcext:value-type="float">
            <text:p>8,60182788956899</text:p>
          </table:table-cell>
          <table:table-cell table:formula="of:=SQRT(([.B253]-[.B252])^2+([.C253]-[.C252])^2)" office:value-type="float" office:value="0.0920409165821485" calcext:value-type="float">
            <text:p>0,0920409165821485</text:p>
          </table:table-cell>
          <table:table-cell table:formula="of:=[.A253]-[.A252]" office:value-type="float" office:value="0.450000000000003" calcext:value-type="float">
            <text:p>0,450000000000003</text:p>
          </table:table-cell>
          <table:table-cell table:formula="of:=[.D253]/[.E253]" office:value-type="float" office:value="0.204535370182551" calcext:value-type="float">
            <text:p>0,204535370182551</text:p>
          </table:table-cell>
          <table:table-cell table:number-columns-repeated="6"/>
        </table:table-row>
        <table:table-row table:style-name="ro1">
          <table:table-cell office:value-type="float" office:value="113.4" calcext:value-type="float">
            <text:p>113,4</text:p>
          </table:table-cell>
          <table:table-cell office:value-type="float" office:value="17.8491266301951" calcext:value-type="float">
            <text:p>17,8491266301951</text:p>
          </table:table-cell>
          <table:table-cell office:value-type="float" office:value="8.65951327099615" calcext:value-type="float">
            <text:p>8,65951327099615</text:p>
          </table:table-cell>
          <table:table-cell table:formula="of:=SQRT(([.B254]-[.B253])^2+([.C254]-[.C253])^2)" office:value-type="float" office:value="0.193198514824487" calcext:value-type="float">
            <text:p>0,193198514824487</text:p>
          </table:table-cell>
          <table:table-cell table:formula="of:=[.A254]-[.A253]" office:value-type="float" office:value="0.450000000000003" calcext:value-type="float">
            <text:p>0,450000000000003</text:p>
          </table:table-cell>
          <table:table-cell table:formula="of:=[.D254]/[.E254]" office:value-type="float" office:value="0.429330032943301" calcext:value-type="float">
            <text:p>0,429330032943301</text:p>
          </table:table-cell>
          <table:table-cell table:number-columns-repeated="6"/>
        </table:table-row>
        <table:table-row table:style-name="ro1">
          <table:table-cell office:value-type="float" office:value="113.85" calcext:value-type="float">
            <text:p>113,85</text:p>
          </table:table-cell>
          <table:table-cell office:value-type="float" office:value="17.7675533636761" calcext:value-type="float">
            <text:p>17,7675533636761</text:p>
          </table:table-cell>
          <table:table-cell office:value-type="float" office:value="8.68503361567169" calcext:value-type="float">
            <text:p>8,68503361567169</text:p>
          </table:table-cell>
          <table:table-cell table:formula="of:=SQRT(([.B255]-[.B254])^2+([.C255]-[.C254])^2)" office:value-type="float" office:value="0.085472134657679" calcext:value-type="float">
            <text:p>0,085472134657679</text:p>
          </table:table-cell>
          <table:table-cell table:formula="of:=[.A255]-[.A254]" office:value-type="float" office:value="0.450000000000003" calcext:value-type="float">
            <text:p>0,450000000000003</text:p>
          </table:table-cell>
          <table:table-cell table:formula="of:=[.D255]/[.E255]" office:value-type="float" office:value="0.189938077017063" calcext:value-type="float">
            <text:p>0,189938077017063</text:p>
          </table:table-cell>
          <table:table-cell table:number-columns-repeated="6"/>
        </table:table-row>
        <table:table-row table:style-name="ro1">
          <table:table-cell office:value-type="float" office:value="114.3" calcext:value-type="float">
            <text:p>114,3</text:p>
          </table:table-cell>
          <table:table-cell office:value-type="float" office:value="17.5695767488513" calcext:value-type="float">
            <text:p>17,5695767488513</text:p>
          </table:table-cell>
          <table:table-cell office:value-type="float" office:value="8.74697095940728" calcext:value-type="float">
            <text:p>8,74697095940728</text:p>
          </table:table-cell>
          <table:table-cell table:formula="of:=SQRT(([.B256]-[.B255])^2+([.C256]-[.C255])^2)" office:value-type="float" office:value="0.207439086400069" calcext:value-type="float">
            <text:p>0,207439086400069</text:p>
          </table:table-cell>
          <table:table-cell table:formula="of:=[.A256]-[.A255]" office:value-type="float" office:value="0.450000000000003" calcext:value-type="float">
            <text:p>0,450000000000003</text:p>
          </table:table-cell>
          <table:table-cell table:formula="of:=[.D256]/[.E256]" office:value-type="float" office:value="0.460975747555707" calcext:value-type="float">
            <text:p>0,460975747555707</text:p>
          </table:table-cell>
          <table:table-cell table:number-columns-repeated="6"/>
        </table:table-row>
        <table:table-row table:style-name="ro1">
          <table:table-cell office:value-type="float" office:value="114.75" calcext:value-type="float">
            <text:p>114,75</text:p>
          </table:table-cell>
          <table:table-cell office:value-type="float" office:value="17.4718947877782" calcext:value-type="float">
            <text:p>17,4718947877782</text:p>
          </table:table-cell>
          <table:table-cell office:value-type="float" office:value="8.77753093844878" calcext:value-type="float">
            <text:p>8,77753093844878</text:p>
          </table:table-cell>
          <table:table-cell table:formula="of:=SQRT(([.B257]-[.B256])^2+([.C257]-[.C256])^2)" office:value-type="float" office:value="0.102350758854563" calcext:value-type="float">
            <text:p>0,102350758854563</text:p>
          </table:table-cell>
          <table:table-cell table:formula="of:=[.A257]-[.A256]" office:value-type="float" office:value="0.450000000000003" calcext:value-type="float">
            <text:p>0,450000000000003</text:p>
          </table:table-cell>
          <table:table-cell table:formula="of:=[.D257]/[.E257]" office:value-type="float" office:value="0.227446130787916" calcext:value-type="float">
            <text:p>0,227446130787916</text:p>
          </table:table-cell>
          <table:table-cell table:number-columns-repeated="6"/>
        </table:table-row>
        <table:table-row table:style-name="ro1">
          <table:table-cell office:value-type="float" office:value="115.2" calcext:value-type="float">
            <text:p>115,2</text:p>
          </table:table-cell>
          <table:table-cell office:value-type="float" office:value="17.3987235510132" calcext:value-type="float">
            <text:p>17,3987235510132</text:p>
          </table:table-cell>
          <table:table-cell office:value-type="float" office:value="8.80042269284657" calcext:value-type="float">
            <text:p>8,80042269284657</text:p>
          </table:table-cell>
          <table:table-cell table:formula="of:=SQRT(([.B258]-[.B257])^2+([.C258]-[.C257])^2)" office:value-type="float" office:value="0.0766685222834905" calcext:value-type="float">
            <text:p>0,0766685222834905</text:p>
          </table:table-cell>
          <table:table-cell table:formula="of:=[.A258]-[.A257]" office:value-type="float" office:value="0.450000000000003" calcext:value-type="float">
            <text:p>0,450000000000003</text:p>
          </table:table-cell>
          <table:table-cell table:formula="of:=[.D258]/[.E258]" office:value-type="float" office:value="0.170374493963311" calcext:value-type="float">
            <text:p>0,170374493963311</text:p>
          </table:table-cell>
          <table:table-cell table:number-columns-repeated="6"/>
        </table:table-row>
        <table:table-row table:style-name="ro1">
          <table:table-cell office:value-type="float" office:value="115.65" calcext:value-type="float">
            <text:p>115,65</text:p>
          </table:table-cell>
          <table:table-cell office:value-type="float" office:value="17.2226129038624" calcext:value-type="float">
            <text:p>17,2226129038624</text:p>
          </table:table-cell>
          <table:table-cell office:value-type="float" office:value="8.8555192288578" calcext:value-type="float">
            <text:p>8,8555192288578</text:p>
          </table:table-cell>
          <table:table-cell table:formula="of:=SQRT(([.B259]-[.B258])^2+([.C259]-[.C258])^2)" office:value-type="float" office:value="0.184528015001244" calcext:value-type="float">
            <text:p>0,184528015001244</text:p>
          </table:table-cell>
          <table:table-cell table:formula="of:=[.A259]-[.A258]" office:value-type="float" office:value="0.450000000000003" calcext:value-type="float">
            <text:p>0,450000000000003</text:p>
          </table:table-cell>
          <table:table-cell table:formula="of:=[.D259]/[.E259]" office:value-type="float" office:value="0.410062255558318" calcext:value-type="float">
            <text:p>0,410062255558318</text:p>
          </table:table-cell>
          <table:table-cell table:number-columns-repeated="6"/>
        </table:table-row>
        <table:table-row table:style-name="ro1">
          <table:table-cell office:value-type="float" office:value="116.1" calcext:value-type="float">
            <text:p>116,1</text:p>
          </table:table-cell>
          <table:table-cell office:value-type="float" office:value="17.1151253093488" calcext:value-type="float">
            <text:p>17,1151253093488</text:p>
          </table:table-cell>
          <table:table-cell office:value-type="float" office:value="8.88914691814119" calcext:value-type="float">
            <text:p>8,88914691814119</text:p>
          </table:table-cell>
          <table:table-cell table:formula="of:=SQRT(([.B260]-[.B259])^2+([.C260]-[.C259])^2)" office:value-type="float" office:value="0.112625061424478" calcext:value-type="float">
            <text:p>0,112625061424478</text:p>
          </table:table-cell>
          <table:table-cell table:formula="of:=[.A260]-[.A259]" office:value-type="float" office:value="0.450000000000003" calcext:value-type="float">
            <text:p>0,450000000000003</text:p>
          </table:table-cell>
          <table:table-cell table:formula="of:=[.D260]/[.E260]" office:value-type="float" office:value="0.250277914276617" calcext:value-type="float">
            <text:p>0,250277914276617</text:p>
          </table:table-cell>
          <table:table-cell table:number-columns-repeated="6"/>
        </table:table-row>
        <table:table-row table:style-name="ro1">
          <table:table-cell office:value-type="float" office:value="116.550000000001" calcext:value-type="float">
            <text:p>116,550000000001</text:p>
          </table:table-cell>
          <table:table-cell office:value-type="float" office:value="17.0094034443112" calcext:value-type="float">
            <text:p>17,0094034443112</text:p>
          </table:table-cell>
          <table:table-cell office:value-type="float" office:value="8.92222219574909" calcext:value-type="float">
            <text:p>8,92222219574909</text:p>
          </table:table-cell>
          <table:table-cell table:formula="of:=SQRT(([.B261]-[.B260])^2+([.C261]-[.C260])^2)" office:value-type="float" office:value="0.110774937309251" calcext:value-type="float">
            <text:p>0,110774937309251</text:p>
          </table:table-cell>
          <table:table-cell table:formula="of:=[.A261]-[.A260]" office:value-type="float" office:value="0.450000000000003" calcext:value-type="float">
            <text:p>0,450000000000003</text:p>
          </table:table-cell>
          <table:table-cell table:formula="of:=[.D261]/[.E261]" office:value-type="float" office:value="0.24616652735389" calcext:value-type="float">
            <text:p>0,24616652735389</text:p>
          </table:table-cell>
          <table:table-cell table:number-columns-repeated="6"/>
        </table:table-row>
        <table:table-row table:style-name="ro1">
          <table:table-cell office:value-type="float" office:value="117.000000000001" calcext:value-type="float">
            <text:p>117,000000000001</text:p>
          </table:table-cell>
          <table:table-cell office:value-type="float" office:value="16.9054190313446" calcext:value-type="float">
            <text:p>16,9054190313446</text:p>
          </table:table-cell>
          <table:table-cell office:value-type="float" office:value="8.95475390831905" calcext:value-type="float">
            <text:p>8,95475390831905</text:p>
          </table:table-cell>
          <table:table-cell table:formula="of:=SQRT(([.B262]-[.B261])^2+([.C262]-[.C261])^2)" office:value-type="float" office:value="0.1089544421432" calcext:value-type="float">
            <text:p>0,1089544421432</text:p>
          </table:table-cell>
          <table:table-cell table:formula="of:=[.A262]-[.A261]" office:value-type="float" office:value="0.450000000000003" calcext:value-type="float">
            <text:p>0,450000000000003</text:p>
          </table:table-cell>
          <table:table-cell table:formula="of:=[.D262]/[.E262]" office:value-type="float" office:value="0.242120982540442" calcext:value-type="float">
            <text:p>0,242120982540442</text:p>
          </table:table-cell>
          <table:table-cell table:number-columns-repeated="6"/>
        </table:table-row>
        <table:table-row table:style-name="ro1">
          <table:table-cell office:value-type="float" office:value="117.450000000001" calcext:value-type="float">
            <text:p>117,450000000001</text:p>
          </table:table-cell>
          <table:table-cell office:value-type="float" office:value="16.8157653878078" calcext:value-type="float">
            <text:p>16,8157653878078</text:p>
          </table:table-cell>
          <table:table-cell office:value-type="float" office:value="8.98280221362924" calcext:value-type="float">
            <text:p>8,98280221362924</text:p>
          </table:table-cell>
          <table:table-cell table:formula="of:=SQRT(([.B263]-[.B262])^2+([.C263]-[.C262])^2)" office:value-type="float" office:value="0.093938720611824" calcext:value-type="float">
            <text:p>0,093938720611824</text:p>
          </table:table-cell>
          <table:table-cell table:formula="of:=[.A263]-[.A262]" office:value-type="float" office:value="0.450000000000003" calcext:value-type="float">
            <text:p>0,450000000000003</text:p>
          </table:table-cell>
          <table:table-cell table:formula="of:=[.D263]/[.E263]" office:value-type="float" office:value="0.208752712470719" calcext:value-type="float">
            <text:p>0,208752712470719</text:p>
          </table:table-cell>
          <table:table-cell table:number-columns-repeated="6"/>
        </table:table-row>
        <table:table-row table:style-name="ro1">
          <table:table-cell office:value-type="float" office:value="117.900000000001" calcext:value-type="float">
            <text:p>117,900000000001</text:p>
          </table:table-cell>
          <table:table-cell office:value-type="float" office:value="16.6284280418509" calcext:value-type="float">
            <text:p>16,6284280418509</text:p>
          </table:table-cell>
          <table:table-cell office:value-type="float" office:value="9.04141104276455" calcext:value-type="float">
            <text:p>9,04141104276455</text:p>
          </table:table-cell>
          <table:table-cell table:formula="of:=SQRT(([.B264]-[.B263])^2+([.C264]-[.C263])^2)" office:value-type="float" office:value="0.196291304042799" calcext:value-type="float">
            <text:p>0,196291304042799</text:p>
          </table:table-cell>
          <table:table-cell table:formula="of:=[.A264]-[.A263]" office:value-type="float" office:value="0.450000000000003" calcext:value-type="float">
            <text:p>0,450000000000003</text:p>
          </table:table-cell>
          <table:table-cell table:formula="of:=[.D264]/[.E264]" office:value-type="float" office:value="0.436202897872884" calcext:value-type="float">
            <text:p>0,436202897872884</text:p>
          </table:table-cell>
          <table:table-cell table:number-columns-repeated="6"/>
        </table:table-row>
        <table:table-row table:style-name="ro1">
          <table:table-cell office:value-type="float" office:value="118.350000000001" calcext:value-type="float">
            <text:p>118,350000000001</text:p>
          </table:table-cell>
          <table:table-cell office:value-type="float" office:value="16.5403622240666" calcext:value-type="float">
            <text:p>16,5403622240666</text:p>
          </table:table-cell>
          <table:table-cell office:value-type="float" office:value="9.0689625939025" calcext:value-type="float">
            <text:p>9,0689625939025</text:p>
          </table:table-cell>
          <table:table-cell table:formula="of:=SQRT(([.B265]-[.B264])^2+([.C265]-[.C264])^2)" office:value-type="float" office:value="0.0922750032897493" calcext:value-type="float">
            <text:p>0,0922750032897493</text:p>
          </table:table-cell>
          <table:table-cell table:formula="of:=[.A265]-[.A264]" office:value-type="float" office:value="0.450000000000003" calcext:value-type="float">
            <text:p>0,450000000000003</text:p>
          </table:table-cell>
          <table:table-cell table:formula="of:=[.D265]/[.E265]" office:value-type="float" office:value="0.205055562866108" calcext:value-type="float">
            <text:p>0,205055562866108</text:p>
          </table:table-cell>
          <table:table-cell table:number-columns-repeated="6"/>
        </table:table-row>
        <table:table-row table:style-name="ro1">
          <table:table-cell office:value-type="float" office:value="118.800000000001" calcext:value-type="float">
            <text:p>118,800000000001</text:p>
          </table:table-cell>
          <table:table-cell office:value-type="float" office:value="16.3945599115816" calcext:value-type="float">
            <text:p>16,3945599115816</text:p>
          </table:table-cell>
          <table:table-cell office:value-type="float" office:value="9.11457711233347" calcext:value-type="float">
            <text:p>9,11457711233347</text:p>
          </table:table-cell>
          <table:table-cell table:formula="of:=SQRT(([.B266]-[.B265])^2+([.C266]-[.C265])^2)" office:value-type="float" office:value="0.152771066035596" calcext:value-type="float">
            <text:p>0,152771066035596</text:p>
          </table:table-cell>
          <table:table-cell table:formula="of:=[.A266]-[.A265]" office:value-type="float" office:value="0.450000000000003" calcext:value-type="float">
            <text:p>0,450000000000003</text:p>
          </table:table-cell>
          <table:table-cell table:formula="of:=[.D266]/[.E266]" office:value-type="float" office:value="0.339491257856878" calcext:value-type="float">
            <text:p>0,339491257856878</text:p>
          </table:table-cell>
          <table:table-cell table:number-columns-repeated="6"/>
        </table:table-row>
        <table:table-row table:style-name="ro1">
          <table:table-cell office:value-type="float" office:value="119.250000000001" calcext:value-type="float">
            <text:p>119,250000000001</text:p>
          </table:table-cell>
          <table:table-cell office:value-type="float" office:value="16.2868591300427" calcext:value-type="float">
            <text:p>16,2868591300427</text:p>
          </table:table-cell>
          <table:table-cell office:value-type="float" office:value="9.14827149756514" calcext:value-type="float">
            <text:p>9,14827149756514</text:p>
          </table:table-cell>
          <table:table-cell table:formula="of:=SQRT(([.B267]-[.B266])^2+([.C267]-[.C266])^2)" office:value-type="float" office:value="0.112848437916672" calcext:value-type="float">
            <text:p>0,112848437916672</text:p>
          </table:table-cell>
          <table:table-cell table:formula="of:=[.A267]-[.A266]" office:value-type="float" office:value="0.450000000000003" calcext:value-type="float">
            <text:p>0,450000000000003</text:p>
          </table:table-cell>
          <table:table-cell table:formula="of:=[.D267]/[.E267]" office:value-type="float" office:value="0.250774306481491" calcext:value-type="float">
            <text:p>0,250774306481491</text:p>
          </table:table-cell>
          <table:table-cell table:number-columns-repeated="6"/>
        </table:table-row>
        <table:table-row table:style-name="ro1">
          <table:table-cell office:value-type="float" office:value="119.700000000001" calcext:value-type="float">
            <text:p>119,700000000001</text:p>
          </table:table-cell>
          <table:table-cell office:value-type="float" office:value="16.0968399400551" calcext:value-type="float">
            <text:p>16,0968399400551</text:p>
          </table:table-cell>
          <table:table-cell office:value-type="float" office:value="9.2077193464792" calcext:value-type="float">
            <text:p>9,2077193464792</text:p>
          </table:table-cell>
          <table:table-cell table:formula="of:=SQRT(([.B268]-[.B267])^2+([.C268]-[.C267])^2)" office:value-type="float" office:value="0.199101329237245" calcext:value-type="float">
            <text:p>0,199101329237245</text:p>
          </table:table-cell>
          <table:table-cell table:formula="of:=[.A268]-[.A267]" office:value-type="float" office:value="0.450000000000003" calcext:value-type="float">
            <text:p>0,450000000000003</text:p>
          </table:table-cell>
          <table:table-cell table:formula="of:=[.D268]/[.E268]" office:value-type="float" office:value="0.442447398304986" calcext:value-type="float">
            <text:p>0,442447398304986</text:p>
          </table:table-cell>
          <table:table-cell table:number-columns-repeated="6"/>
        </table:table-row>
        <table:table-row table:style-name="ro1">
          <table:table-cell office:value-type="float" office:value="120.150000000001" calcext:value-type="float">
            <text:p>120,150000000001</text:p>
          </table:table-cell>
          <table:table-cell office:value-type="float" office:value="15.9859611130992" calcext:value-type="float">
            <text:p>15,9859611130992</text:p>
          </table:table-cell>
          <table:table-cell office:value-type="float" office:value="9.24240798899511" calcext:value-type="float">
            <text:p>9,24240798899511</text:p>
          </table:table-cell>
          <table:table-cell table:formula="of:=SQRT(([.B269]-[.B268])^2+([.C269]-[.C268])^2)" office:value-type="float" office:value="0.116178380892107" calcext:value-type="float">
            <text:p>0,116178380892107</text:p>
          </table:table-cell>
          <table:table-cell table:formula="of:=[.A269]-[.A268]" office:value-type="float" office:value="0.450000000000003" calcext:value-type="float">
            <text:p>0,450000000000003</text:p>
          </table:table-cell>
          <table:table-cell table:formula="of:=[.D269]/[.E269]" office:value-type="float" office:value="0.258174179760237" calcext:value-type="float">
            <text:p>0,258174179760237</text:p>
          </table:table-cell>
          <table:table-cell table:number-columns-repeated="6"/>
        </table:table-row>
        <table:table-row table:style-name="ro1">
          <table:table-cell office:value-type="float" office:value="120.600000000001" calcext:value-type="float">
            <text:p>120,600000000001</text:p>
          </table:table-cell>
          <table:table-cell office:value-type="float" office:value="15.800399617563" calcext:value-type="float">
            <text:p>15,800399617563</text:p>
          </table:table-cell>
          <table:table-cell office:value-type="float" office:value="9.30046124009897" calcext:value-type="float">
            <text:p>9,30046124009897</text:p>
          </table:table-cell>
          <table:table-cell table:formula="of:=SQRT(([.B270]-[.B269])^2+([.C270]-[.C269])^2)" office:value-type="float" office:value="0.194430575243081" calcext:value-type="float">
            <text:p>0,194430575243081</text:p>
          </table:table-cell>
          <table:table-cell table:formula="of:=[.A270]-[.A269]" office:value-type="float" office:value="0.450000000000003" calcext:value-type="float">
            <text:p>0,450000000000003</text:p>
          </table:table-cell>
          <table:table-cell table:formula="of:=[.D270]/[.E270]" office:value-type="float" office:value="0.432067944984621" calcext:value-type="float">
            <text:p>0,432067944984621</text:p>
          </table:table-cell>
          <table:table-cell table:number-columns-repeated="6"/>
        </table:table-row>
        <table:table-row table:style-name="ro1">
          <table:table-cell office:value-type="float" office:value="121.050000000001" calcext:value-type="float">
            <text:p>121,050000000001</text:p>
          </table:table-cell>
          <table:table-cell office:value-type="float" office:value="15.6601366324959" calcext:value-type="float">
            <text:p>15,6601366324959</text:p>
          </table:table-cell>
          <table:table-cell office:value-type="float" office:value="9.34434276988051" calcext:value-type="float">
            <text:p>9,34434276988051</text:p>
          </table:table-cell>
          <table:table-cell table:formula="of:=SQRT(([.B271]-[.B270])^2+([.C271]-[.C270])^2)" office:value-type="float" office:value="0.14696698144789" calcext:value-type="float">
            <text:p>0,14696698144789</text:p>
          </table:table-cell>
          <table:table-cell table:formula="of:=[.A271]-[.A270]" office:value-type="float" office:value="0.450000000000003" calcext:value-type="float">
            <text:p>0,450000000000003</text:p>
          </table:table-cell>
          <table:table-cell table:formula="of:=[.D271]/[.E271]" office:value-type="float" office:value="0.326593292106419" calcext:value-type="float">
            <text:p>0,326593292106419</text:p>
          </table:table-cell>
          <table:table-cell table:number-columns-repeated="6"/>
        </table:table-row>
        <table:table-row table:style-name="ro1">
          <table:table-cell office:value-type="float" office:value="121.500000000001" calcext:value-type="float">
            <text:p>121,500000000001</text:p>
          </table:table-cell>
          <table:table-cell office:value-type="float" office:value="15.5530392692549" calcext:value-type="float">
            <text:p>15,5530392692549</text:p>
          </table:table-cell>
          <table:table-cell office:value-type="float" office:value="9.37784837460107" calcext:value-type="float">
            <text:p>9,37784837460107</text:p>
          </table:table-cell>
          <table:table-cell table:formula="of:=SQRT(([.B272]-[.B271])^2+([.C272]-[.C271])^2)" office:value-type="float" office:value="0.112216178694808" calcext:value-type="float">
            <text:p>0,112216178694808</text:p>
          </table:table-cell>
          <table:table-cell table:formula="of:=[.A272]-[.A271]" office:value-type="float" office:value="0.450000000000003" calcext:value-type="float">
            <text:p>0,450000000000003</text:p>
          </table:table-cell>
          <table:table-cell table:formula="of:=[.D272]/[.E272]" office:value-type="float" office:value="0.249369285988461" calcext:value-type="float">
            <text:p>0,249369285988461</text:p>
          </table:table-cell>
          <table:table-cell table:number-columns-repeated="6"/>
        </table:table-row>
        <table:table-row table:style-name="ro1">
          <table:table-cell office:value-type="float" office:value="121.950000000001" calcext:value-type="float">
            <text:p>121,950000000001</text:p>
          </table:table-cell>
          <table:table-cell office:value-type="float" office:value="15.3632801299691" calcext:value-type="float">
            <text:p>15,3632801299691</text:p>
          </table:table-cell>
          <table:table-cell office:value-type="float" office:value="9.43721486618048" calcext:value-type="float">
            <text:p>9,43721486618048</text:p>
          </table:table-cell>
          <table:table-cell table:formula="of:=SQRT(([.B273]-[.B272])^2+([.C273]-[.C272])^2)" office:value-type="float" office:value="0.198828849176693" calcext:value-type="float">
            <text:p>0,198828849176693</text:p>
          </table:table-cell>
          <table:table-cell table:formula="of:=[.A273]-[.A272]" office:value-type="float" office:value="0.450000000000003" calcext:value-type="float">
            <text:p>0,450000000000003</text:p>
          </table:table-cell>
          <table:table-cell table:formula="of:=[.D273]/[.E273]" office:value-type="float" office:value="0.441841887059316" calcext:value-type="float">
            <text:p>0,441841887059316</text:p>
          </table:table-cell>
          <table:table-cell table:number-columns-repeated="6"/>
        </table:table-row>
        <table:table-row table:style-name="ro1">
          <table:table-cell office:value-type="float" office:value="122.400000000001" calcext:value-type="float">
            <text:p>122,400000000001</text:p>
          </table:table-cell>
          <table:table-cell office:value-type="float" office:value="15.2338881896599" calcext:value-type="float">
            <text:p>15,2338881896599</text:p>
          </table:table-cell>
          <table:table-cell office:value-type="float" office:value="9.4776953698533" calcext:value-type="float">
            <text:p>9,4776953698533</text:p>
          </table:table-cell>
          <table:table-cell table:formula="of:=SQRT(([.B274]-[.B273])^2+([.C274]-[.C273])^2)" office:value-type="float" office:value="0.135576345261954" calcext:value-type="float">
            <text:p>0,135576345261954</text:p>
          </table:table-cell>
          <table:table-cell table:formula="of:=[.A274]-[.A273]" office:value-type="float" office:value="0.450000000000003" calcext:value-type="float">
            <text:p>0,450000000000003</text:p>
          </table:table-cell>
          <table:table-cell table:formula="of:=[.D274]/[.E274]" office:value-type="float" office:value="0.301280767248785" calcext:value-type="float">
            <text:p>0,301280767248785</text:p>
          </table:table-cell>
          <table:table-cell table:number-columns-repeated="6"/>
        </table:table-row>
        <table:table-row table:style-name="ro1">
          <table:table-cell office:value-type="float" office:value="122.850000000001" calcext:value-type="float">
            <text:p>122,850000000001</text:p>
          </table:table-cell>
          <table:table-cell office:value-type="float" office:value="15.0844348291575" calcext:value-type="float">
            <text:p>15,0844348291575</text:p>
          </table:table-cell>
          <table:table-cell office:value-type="float" office:value="9.52445212529166" calcext:value-type="float">
            <text:p>9,52445212529166</text:p>
          </table:table-cell>
          <table:table-cell table:formula="of:=SQRT(([.B275]-[.B274])^2+([.C275]-[.C274])^2)" office:value-type="float" office:value="0.156596619199073" calcext:value-type="float">
            <text:p>0,156596619199073</text:p>
          </table:table-cell>
          <table:table-cell table:formula="of:=[.A275]-[.A274]" office:value-type="float" office:value="0.450000000000003" calcext:value-type="float">
            <text:p>0,450000000000003</text:p>
          </table:table-cell>
          <table:table-cell table:formula="of:=[.D275]/[.E275]" office:value-type="float" office:value="0.347992487109048" calcext:value-type="float">
            <text:p>0,347992487109048</text:p>
          </table:table-cell>
          <table:table-cell table:number-columns-repeated="6"/>
        </table:table-row>
        <table:table-row table:style-name="ro1">
          <table:table-cell office:value-type="float" office:value="123.300000000001" calcext:value-type="float">
            <text:p>123,300000000001</text:p>
          </table:table-cell>
          <table:table-cell office:value-type="float" office:value="14.9520415228674" calcext:value-type="float">
            <text:p>14,9520415228674</text:p>
          </table:table-cell>
          <table:table-cell office:value-type="float" office:value="9.56587161176608" calcext:value-type="float">
            <text:p>9,56587161176608</text:p>
          </table:table-cell>
          <table:table-cell table:formula="of:=SQRT(([.B276]-[.B275])^2+([.C276]-[.C275])^2)" office:value-type="float" office:value="0.138721164247744" calcext:value-type="float">
            <text:p>0,138721164247744</text:p>
          </table:table-cell>
          <table:table-cell table:formula="of:=[.A276]-[.A275]" office:value-type="float" office:value="0.450000000000003" calcext:value-type="float">
            <text:p>0,450000000000003</text:p>
          </table:table-cell>
          <table:table-cell table:formula="of:=[.D276]/[.E276]" office:value-type="float" office:value="0.308269253883875" calcext:value-type="float">
            <text:p>0,308269253883875</text:p>
          </table:table-cell>
          <table:table-cell table:number-columns-repeated="6"/>
        </table:table-row>
        <table:table-row table:style-name="ro1">
          <table:table-cell office:value-type="float" office:value="123.750000000001" calcext:value-type="float">
            <text:p>123,750000000001</text:p>
          </table:table-cell>
          <table:table-cell office:value-type="float" office:value="14.7992233170236" calcext:value-type="float">
            <text:p>14,7992233170236</text:p>
          </table:table-cell>
          <table:table-cell office:value-type="float" office:value="9.6136810651845" calcext:value-type="float">
            <text:p>9,6136810651845</text:p>
          </table:table-cell>
          <table:table-cell table:formula="of:=SQRT(([.B277]-[.B276])^2+([.C277]-[.C276])^2)" office:value-type="float" office:value="0.160122290370411" calcext:value-type="float">
            <text:p>0,160122290370411</text:p>
          </table:table-cell>
          <table:table-cell table:formula="of:=[.A277]-[.A276]" office:value-type="float" office:value="0.450000000000003" calcext:value-type="float">
            <text:p>0,450000000000003</text:p>
          </table:table-cell>
          <table:table-cell table:formula="of:=[.D277]/[.E277]" office:value-type="float" office:value="0.355827311934245" calcext:value-type="float">
            <text:p>0,355827311934245</text:p>
          </table:table-cell>
          <table:table-cell table:number-columns-repeated="6"/>
        </table:table-row>
        <table:table-row table:style-name="ro1">
          <table:table-cell office:value-type="float" office:value="124.200000000001" calcext:value-type="float">
            <text:p>124,200000000001</text:p>
          </table:table-cell>
          <table:table-cell office:value-type="float" office:value="14.6989636158959" calcext:value-type="float">
            <text:p>14,6989636158959</text:p>
          </table:table-cell>
          <table:table-cell office:value-type="float" office:value="9.64504749488667" calcext:value-type="float">
            <text:p>9,64504749488667</text:p>
          </table:table-cell>
          <table:table-cell table:formula="of:=SQRT(([.B278]-[.B277])^2+([.C278]-[.C277])^2)" office:value-type="float" office:value="0.105051704329244" calcext:value-type="float">
            <text:p>0,105051704329244</text:p>
          </table:table-cell>
          <table:table-cell table:formula="of:=[.A278]-[.A277]" office:value-type="float" office:value="0.450000000000003" calcext:value-type="float">
            <text:p>0,450000000000003</text:p>
          </table:table-cell>
          <table:table-cell table:formula="of:=[.D278]/[.E278]" office:value-type="float" office:value="0.233448231842764" calcext:value-type="float">
            <text:p>0,233448231842764</text:p>
          </table:table-cell>
          <table:table-cell table:number-columns-repeated="6"/>
        </table:table-row>
        <table:table-row table:style-name="ro1">
          <table:table-cell office:value-type="float" office:value="124.650000000001" calcext:value-type="float">
            <text:p>124,650000000001</text:p>
          </table:table-cell>
          <table:table-cell office:value-type="float" office:value="14.5628504820971" calcext:value-type="float">
            <text:p>14,5628504820971</text:p>
          </table:table-cell>
          <table:table-cell office:value-type="float" office:value="9.68763073615731" calcext:value-type="float">
            <text:p>9,68763073615731</text:p>
          </table:table-cell>
          <table:table-cell table:formula="of:=SQRT(([.B279]-[.B278])^2+([.C279]-[.C278])^2)" office:value-type="float" office:value="0.142618784280528" calcext:value-type="float">
            <text:p>0,142618784280528</text:p>
          </table:table-cell>
          <table:table-cell table:formula="of:=[.A279]-[.A278]" office:value-type="float" office:value="0.450000000000003" calcext:value-type="float">
            <text:p>0,450000000000003</text:p>
          </table:table-cell>
          <table:table-cell table:formula="of:=[.D279]/[.E279]" office:value-type="float" office:value="0.316930631734504" calcext:value-type="float">
            <text:p>0,316930631734504</text:p>
          </table:table-cell>
          <table:table-cell table:number-columns-repeated="6"/>
        </table:table-row>
        <table:table-row table:style-name="ro1">
          <table:table-cell office:value-type="float" office:value="125.100000000001" calcext:value-type="float">
            <text:p>125,100000000001</text:p>
          </table:table-cell>
          <table:table-cell office:value-type="float" office:value="14.4580911651315" calcext:value-type="float">
            <text:p>14,4580911651315</text:p>
          </table:table-cell>
          <table:table-cell office:value-type="float" office:value="9.72040487885163" calcext:value-type="float">
            <text:p>9,72040487885163</text:p>
          </table:table-cell>
          <table:table-cell table:formula="of:=SQRT(([.B280]-[.B279])^2+([.C280]-[.C279])^2)" office:value-type="float" office:value="0.109766383380575" calcext:value-type="float">
            <text:p>0,109766383380575</text:p>
          </table:table-cell>
          <table:table-cell table:formula="of:=[.A280]-[.A279]" office:value-type="float" office:value="0.450000000000003" calcext:value-type="float">
            <text:p>0,450000000000003</text:p>
          </table:table-cell>
          <table:table-cell table:formula="of:=[.D280]/[.E280]" office:value-type="float" office:value="0.243925296401276" calcext:value-type="float">
            <text:p>0,243925296401276</text:p>
          </table:table-cell>
          <table:table-cell table:number-columns-repeated="6"/>
        </table:table-row>
        <table:table-row table:style-name="ro1">
          <table:table-cell office:value-type="float" office:value="125.550000000001" calcext:value-type="float">
            <text:p>125,550000000001</text:p>
          </table:table-cell>
          <table:table-cell office:value-type="float" office:value="14.3065413998365" calcext:value-type="float">
            <text:p>14,3065413998365</text:p>
          </table:table-cell>
          <table:table-cell office:value-type="float" office:value="9.76781749833919" calcext:value-type="float">
            <text:p>9,76781749833919</text:p>
          </table:table-cell>
          <table:table-cell table:formula="of:=SQRT(([.B281]-[.B280])^2+([.C281]-[.C280])^2)" office:value-type="float" office:value="0.158793223557012" calcext:value-type="float">
            <text:p>0,158793223557012</text:p>
          </table:table-cell>
          <table:table-cell table:formula="of:=[.A281]-[.A280]" office:value-type="float" office:value="0.450000000000003" calcext:value-type="float">
            <text:p>0,450000000000003</text:p>
          </table:table-cell>
          <table:table-cell table:formula="of:=[.D281]/[.E281]" office:value-type="float" office:value="0.352873830126691" calcext:value-type="float">
            <text:p>0,352873830126691</text:p>
          </table:table-cell>
          <table:table-cell table:number-columns-repeated="6"/>
        </table:table-row>
        <table:table-row table:style-name="ro1">
          <table:table-cell office:value-type="float" office:value="126.000000000001" calcext:value-type="float">
            <text:p>126,000000000001</text:p>
          </table:table-cell>
          <table:table-cell office:value-type="float" office:value="14.2157296144926" calcext:value-type="float">
            <text:p>14,2157296144926</text:p>
          </table:table-cell>
          <table:table-cell office:value-type="float" office:value="9.79622813041848" calcext:value-type="float">
            <text:p>9,79622813041848</text:p>
          </table:table-cell>
          <table:table-cell table:formula="of:=SQRT(([.B282]-[.B281])^2+([.C282]-[.C281])^2)" office:value-type="float" office:value="0.0951522168553997" calcext:value-type="float">
            <text:p>0,0951522168553997</text:p>
          </table:table-cell>
          <table:table-cell table:formula="of:=[.A282]-[.A281]" office:value-type="float" office:value="0.450000000000003" calcext:value-type="float">
            <text:p>0,450000000000003</text:p>
          </table:table-cell>
          <table:table-cell table:formula="of:=[.D282]/[.E282]" office:value-type="float" office:value="0.211449370789776" calcext:value-type="float">
            <text:p>0,211449370789776</text:p>
          </table:table-cell>
          <table:table-cell table:number-columns-repeated="6"/>
        </table:table-row>
        <table:table-row table:style-name="ro1">
          <table:table-cell office:value-type="float" office:value="126.450000000001" calcext:value-type="float">
            <text:p>126,450000000001</text:p>
          </table:table-cell>
          <table:table-cell office:value-type="float" office:value="14.0376286282716" calcext:value-type="float">
            <text:p>14,0376286282716</text:p>
          </table:table-cell>
          <table:table-cell office:value-type="float" office:value="9.85194734762492" calcext:value-type="float">
            <text:p>9,85194734762492</text:p>
          </table:table-cell>
          <table:table-cell table:formula="of:=SQRT(([.B283]-[.B282])^2+([.C283]-[.C282])^2)" office:value-type="float" office:value="0.18661348412958" calcext:value-type="float">
            <text:p>0,18661348412958</text:p>
          </table:table-cell>
          <table:table-cell table:formula="of:=[.A283]-[.A282]" office:value-type="float" office:value="0.450000000000003" calcext:value-type="float">
            <text:p>0,450000000000003</text:p>
          </table:table-cell>
          <table:table-cell table:formula="of:=[.D283]/[.E283]" office:value-type="float" office:value="0.414696631399064" calcext:value-type="float">
            <text:p>0,414696631399064</text:p>
          </table:table-cell>
          <table:table-cell table:number-columns-repeated="6"/>
        </table:table-row>
        <table:table-row table:style-name="ro1">
          <table:table-cell office:value-type="float" office:value="126.900000000001" calcext:value-type="float">
            <text:p>126,900000000001</text:p>
          </table:table-cell>
          <table:table-cell office:value-type="float" office:value="13.9272734191749" calcext:value-type="float">
            <text:p>13,9272734191749</text:p>
          </table:table-cell>
          <table:table-cell office:value-type="float" office:value="9.88647217534201" calcext:value-type="float">
            <text:p>9,88647217534201</text:p>
          </table:table-cell>
          <table:table-cell table:formula="of:=SQRT(([.B284]-[.B283])^2+([.C284]-[.C283])^2)" office:value-type="float" office:value="0.115629736243218" calcext:value-type="float">
            <text:p>0,115629736243218</text:p>
          </table:table-cell>
          <table:table-cell table:formula="of:=[.A284]-[.A283]" office:value-type="float" office:value="0.450000000000003" calcext:value-type="float">
            <text:p>0,450000000000003</text:p>
          </table:table-cell>
          <table:table-cell table:formula="of:=[.D284]/[.E284]" office:value-type="float" office:value="0.256954969429373" calcext:value-type="float">
            <text:p>0,256954969429373</text:p>
          </table:table-cell>
          <table:table-cell table:number-columns-repeated="6"/>
        </table:table-row>
        <table:table-row table:style-name="ro1">
          <table:table-cell office:value-type="float" office:value="127.350000000001" calcext:value-type="float">
            <text:p>127,350000000001</text:p>
          </table:table-cell>
          <table:table-cell office:value-type="float" office:value="13.7643142641387" calcext:value-type="float">
            <text:p>13,7643142641387</text:p>
          </table:table-cell>
          <table:table-cell office:value-type="float" office:value="9.93745424314467" calcext:value-type="float">
            <text:p>9,93745424314467</text:p>
          </table:table-cell>
          <table:table-cell table:formula="of:=SQRT(([.B285]-[.B284])^2+([.C285]-[.C284])^2)" office:value-type="float" office:value="0.170747935412234" calcext:value-type="float">
            <text:p>0,170747935412234</text:p>
          </table:table-cell>
          <table:table-cell table:formula="of:=[.A285]-[.A284]" office:value-type="float" office:value="0.450000000000003" calcext:value-type="float">
            <text:p>0,450000000000003</text:p>
          </table:table-cell>
          <table:table-cell table:formula="of:=[.D285]/[.E285]" office:value-type="float" office:value="0.379439856471628" calcext:value-type="float">
            <text:p>0,379439856471628</text:p>
          </table:table-cell>
          <table:table-cell table:number-columns-repeated="6"/>
        </table:table-row>
        <table:table-row table:style-name="ro1">
          <table:table-cell office:value-type="float" office:value="127.800000000001" calcext:value-type="float">
            <text:p>127,800000000001</text:p>
          </table:table-cell>
          <table:table-cell office:value-type="float" office:value="13.5597447563182" calcext:value-type="float">
            <text:p>13,5597447563182</text:p>
          </table:table-cell>
          <table:table-cell office:value-type="float" office:value="10.0014541854354" calcext:value-type="float">
            <text:p>10,0014541854354</text:p>
          </table:table-cell>
          <table:table-cell table:formula="of:=SQRT(([.B286]-[.B285])^2+([.C286]-[.C285])^2)" office:value-type="float" office:value="0.214347092686444" calcext:value-type="float">
            <text:p>0,214347092686444</text:p>
          </table:table-cell>
          <table:table-cell table:formula="of:=[.A286]-[.A285]" office:value-type="float" office:value="0.450000000000003" calcext:value-type="float">
            <text:p>0,450000000000003</text:p>
          </table:table-cell>
          <table:table-cell table:formula="of:=[.D286]/[.E286]" office:value-type="float" office:value="0.47632687263654" calcext:value-type="float">
            <text:p>0,47632687263654</text:p>
          </table:table-cell>
          <table:table-cell table:number-columns-repeated="6"/>
        </table:table-row>
        <table:table-row table:style-name="ro1">
          <table:table-cell office:value-type="float" office:value="128.250000000001" calcext:value-type="float">
            <text:p>128,250000000001</text:p>
          </table:table-cell>
          <table:table-cell office:value-type="float" office:value="13.3615243245064" calcext:value-type="float">
            <text:p>13,3615243245064</text:p>
          </table:table-cell>
          <table:table-cell office:value-type="float" office:value="10.0634678077585" calcext:value-type="float">
            <text:p>10,0634678077585</text:p>
          </table:table-cell>
          <table:table-cell table:formula="of:=SQRT(([.B287]-[.B286])^2+([.C287]-[.C286])^2)" office:value-type="float" office:value="0.207694556840812" calcext:value-type="float">
            <text:p>0,207694556840812</text:p>
          </table:table-cell>
          <table:table-cell table:formula="of:=[.A287]-[.A286]" office:value-type="float" office:value="0.450000000000003" calcext:value-type="float">
            <text:p>0,450000000000003</text:p>
          </table:table-cell>
          <table:table-cell table:formula="of:=[.D287]/[.E287]" office:value-type="float" office:value="0.461543459646247" calcext:value-type="float">
            <text:p>0,461543459646247</text:p>
          </table:table-cell>
          <table:table-cell table:number-columns-repeated="6"/>
        </table:table-row>
        <table:table-row table:style-name="ro1">
          <table:table-cell office:value-type="float" office:value="128.700000000001" calcext:value-type="float">
            <text:p>128,700000000001</text:p>
          </table:table-cell>
          <table:table-cell office:value-type="float" office:value="13.2210265233359" calcext:value-type="float">
            <text:p>13,2210265233359</text:p>
          </table:table-cell>
          <table:table-cell office:value-type="float" office:value="10.1074228001847" calcext:value-type="float">
            <text:p>10,1074228001847</text:p>
          </table:table-cell>
          <table:table-cell table:formula="of:=SQRT(([.B288]-[.B287])^2+([.C288]-[.C287])^2)" office:value-type="float" office:value="0.147213020799558" calcext:value-type="float">
            <text:p>0,147213020799558</text:p>
          </table:table-cell>
          <table:table-cell table:formula="of:=[.A288]-[.A287]" office:value-type="float" office:value="0.449999999999989" calcext:value-type="float">
            <text:p>0,449999999999989</text:p>
          </table:table-cell>
          <table:table-cell table:formula="of:=[.D288]/[.E288]" office:value-type="float" office:value="0.327140046221248" calcext:value-type="float">
            <text:p>0,327140046221248</text:p>
          </table:table-cell>
          <table:table-cell table:number-columns-repeated="6"/>
        </table:table-row>
        <table:table-row table:style-name="ro1">
          <table:table-cell office:value-type="float" office:value="129.150000000001" calcext:value-type="float">
            <text:p>129,150000000001</text:p>
          </table:table-cell>
          <table:table-cell office:value-type="float" office:value="13.1234486607981" calcext:value-type="float">
            <text:p>13,1234486607981</text:p>
          </table:table-cell>
          <table:table-cell office:value-type="float" office:value="10.1379502118103" calcext:value-type="float">
            <text:p>10,1379502118103</text:p>
          </table:table-cell>
          <table:table-cell table:formula="of:=SQRT(([.B289]-[.B288])^2+([.C289]-[.C288])^2)" office:value-type="float" office:value="0.102241684835497" calcext:value-type="float">
            <text:p>0,102241684835497</text:p>
          </table:table-cell>
          <table:table-cell table:formula="of:=[.A289]-[.A288]" office:value-type="float" office:value="0.449999999999989" calcext:value-type="float">
            <text:p>0,449999999999989</text:p>
          </table:table-cell>
          <table:table-cell table:formula="of:=[.D289]/[.E289]" office:value-type="float" office:value="0.227203744078888" calcext:value-type="float">
            <text:p>0,227203744078888</text:p>
          </table:table-cell>
          <table:table-cell table:number-columns-repeated="6"/>
        </table:table-row>
        <table:table-row table:style-name="ro1">
          <table:table-cell office:value-type="float" office:value="129.600000000001" calcext:value-type="float">
            <text:p>129,600000000001</text:p>
          </table:table-cell>
          <table:table-cell office:value-type="float" office:value="13.0162222875379" calcext:value-type="float">
            <text:p>13,0162222875379</text:p>
          </table:table-cell>
          <table:table-cell office:value-type="float" office:value="10.1714961775498" calcext:value-type="float">
            <text:p>10,1714961775498</text:p>
          </table:table-cell>
          <table:table-cell table:formula="of:=SQRT(([.B290]-[.B289])^2+([.C290]-[.C289])^2)" office:value-type="float" office:value="0.112351354864648" calcext:value-type="float">
            <text:p>0,112351354864648</text:p>
          </table:table-cell>
          <table:table-cell table:formula="of:=[.A290]-[.A289]" office:value-type="float" office:value="0.449999999999989" calcext:value-type="float">
            <text:p>0,449999999999989</text:p>
          </table:table-cell>
          <table:table-cell table:formula="of:=[.D290]/[.E290]" office:value-type="float" office:value="0.249669677477002" calcext:value-type="float">
            <text:p>0,249669677477002</text:p>
          </table:table-cell>
          <table:table-cell table:number-columns-repeated="6"/>
        </table:table-row>
        <table:table-row table:style-name="ro1">
          <table:table-cell office:value-type="float" office:value="130.050000000001" calcext:value-type="float">
            <text:p>130,050000000001</text:p>
          </table:table-cell>
          <table:table-cell office:value-type="float" office:value="12.9054387461134" calcext:value-type="float">
            <text:p>12,9054387461134</text:p>
          </table:table-cell>
          <table:table-cell office:value-type="float" office:value="10.206155009814" calcext:value-type="float">
            <text:p>10,206155009814</text:p>
          </table:table-cell>
          <table:table-cell table:formula="of:=SQRT(([.B291]-[.B290])^2+([.C291]-[.C290])^2)" office:value-type="float" office:value="0.116078541102464" calcext:value-type="float">
            <text:p>0,116078541102464</text:p>
          </table:table-cell>
          <table:table-cell table:formula="of:=[.A291]-[.A290]" office:value-type="float" office:value="0.449999999999989" calcext:value-type="float">
            <text:p>0,449999999999989</text:p>
          </table:table-cell>
          <table:table-cell table:formula="of:=[.D291]/[.E291]" office:value-type="float" office:value="0.257952313561038" calcext:value-type="float">
            <text:p>0,257952313561038</text:p>
          </table:table-cell>
          <table:table-cell table:number-columns-repeated="6"/>
        </table:table-row>
        <table:table-row table:style-name="ro1">
          <table:table-cell office:value-type="float" office:value="130.500000000001" calcext:value-type="float">
            <text:p>130,500000000001</text:p>
          </table:table-cell>
          <table:table-cell office:value-type="float" office:value="12.7055653382171" calcext:value-type="float">
            <text:p>12,7055653382171</text:p>
          </table:table-cell>
          <table:table-cell office:value-type="float" office:value="10.2686857687091" calcext:value-type="float">
            <text:p>10,2686857687091</text:p>
          </table:table-cell>
          <table:table-cell table:formula="of:=SQRT(([.B292]-[.B291])^2+([.C292]-[.C291])^2)" office:value-type="float" office:value="0.209426538414011" calcext:value-type="float">
            <text:p>0,209426538414011</text:p>
          </table:table-cell>
          <table:table-cell table:formula="of:=[.A292]-[.A291]" office:value-type="float" office:value="0.449999999999989" calcext:value-type="float">
            <text:p>0,449999999999989</text:p>
          </table:table-cell>
          <table:table-cell table:formula="of:=[.D292]/[.E292]" office:value-type="float" office:value="0.465392307586703" calcext:value-type="float">
            <text:p>0,465392307586703</text:p>
          </table:table-cell>
          <table:table-cell table:number-columns-repeated="6"/>
        </table:table-row>
        <table:table-row table:style-name="ro1">
          <table:table-cell office:value-type="float" office:value="130.950000000001" calcext:value-type="float">
            <text:p>130,950000000001</text:p>
          </table:table-cell>
          <table:table-cell office:value-type="float" office:value="12.5350648317885" calcext:value-type="float">
            <text:p>12,5350648317885</text:p>
          </table:table-cell>
          <table:table-cell office:value-type="float" office:value="10.322027162" calcext:value-type="float">
            <text:p>10,322027162</text:p>
          </table:table-cell>
          <table:table-cell table:formula="of:=SQRT(([.B293]-[.B292])^2+([.C293]-[.C292])^2)" office:value-type="float" office:value="0.178649732523312" calcext:value-type="float">
            <text:p>0,178649732523312</text:p>
          </table:table-cell>
          <table:table-cell table:formula="of:=[.A293]-[.A292]" office:value-type="float" office:value="0.449999999999989" calcext:value-type="float">
            <text:p>0,449999999999989</text:p>
          </table:table-cell>
          <table:table-cell table:formula="of:=[.D293]/[.E293]" office:value-type="float" office:value="0.396999405607369" calcext:value-type="float">
            <text:p>0,396999405607369</text:p>
          </table:table-cell>
          <table:table-cell table:number-columns-repeated="6"/>
        </table:table-row>
        <table:table-row table:style-name="ro1">
          <table:table-cell office:value-type="float" office:value="131.400000000001" calcext:value-type="float">
            <text:p>131,400000000001</text:p>
          </table:table-cell>
          <table:table-cell office:value-type="float" office:value="12.3469409351055" calcext:value-type="float">
            <text:p>12,3469409351055</text:p>
          </table:table-cell>
          <table:table-cell office:value-type="float" office:value="10.3808820649594" calcext:value-type="float">
            <text:p>10,3808820649594</text:p>
          </table:table-cell>
          <table:table-cell table:formula="of:=SQRT(([.B294]-[.B293])^2+([.C294]-[.C293])^2)" office:value-type="float" office:value="0.197115448672955" calcext:value-type="float">
            <text:p>0,197115448672955</text:p>
          </table:table-cell>
          <table:table-cell table:formula="of:=[.A294]-[.A293]" office:value-type="float" office:value="0.449999999999989" calcext:value-type="float">
            <text:p>0,449999999999989</text:p>
          </table:table-cell>
          <table:table-cell table:formula="of:=[.D294]/[.E294]" office:value-type="float" office:value="0.438034330384354" calcext:value-type="float">
            <text:p>0,438034330384354</text:p>
          </table:table-cell>
          <table:table-cell table:number-columns-repeated="6"/>
        </table:table-row>
        <table:table-row table:style-name="ro1">
          <table:table-cell office:value-type="float" office:value="131.85" calcext:value-type="float">
            <text:p>131,85</text:p>
          </table:table-cell>
          <table:table-cell office:value-type="float" office:value="12.2042039519169" calcext:value-type="float">
            <text:p>12,2042039519169</text:p>
          </table:table-cell>
          <table:table-cell office:value-type="float" office:value="10.4255375895493" calcext:value-type="float">
            <text:p>10,4255375895493</text:p>
          </table:table-cell>
          <table:table-cell table:formula="of:=SQRT(([.B295]-[.B294])^2+([.C295]-[.C294])^2)" office:value-type="float" office:value="0.149559226549818" calcext:value-type="float">
            <text:p>0,149559226549818</text:p>
          </table:table-cell>
          <table:table-cell table:formula="of:=[.A295]-[.A294]" office:value-type="float" office:value="0.449999999999989" calcext:value-type="float">
            <text:p>0,449999999999989</text:p>
          </table:table-cell>
          <table:table-cell table:formula="of:=[.D295]/[.E295]" office:value-type="float" office:value="0.332353836777381" calcext:value-type="float">
            <text:p>0,332353836777381</text:p>
          </table:table-cell>
          <table:table-cell table:number-columns-repeated="6"/>
        </table:table-row>
        <table:table-row table:style-name="ro1">
          <table:table-cell office:value-type="float" office:value="132.3" calcext:value-type="float">
            <text:p>132,3</text:p>
          </table:table-cell>
          <table:table-cell office:value-type="float" office:value="12.0282027413707" calcext:value-type="float">
            <text:p>12,0282027413707</text:p>
          </table:table-cell>
          <table:table-cell office:value-type="float" office:value="10.4805998881199" calcext:value-type="float">
            <text:p>10,4805998881199</text:p>
          </table:table-cell>
          <table:table-cell table:formula="of:=SQRT(([.B296]-[.B295])^2+([.C296]-[.C295])^2)" office:value-type="float" office:value="0.184413347775026" calcext:value-type="float">
            <text:p>0,184413347775026</text:p>
          </table:table-cell>
          <table:table-cell table:formula="of:=[.A296]-[.A295]" office:value-type="float" office:value="0.449999999999989" calcext:value-type="float">
            <text:p>0,449999999999989</text:p>
          </table:table-cell>
          <table:table-cell table:formula="of:=[.D296]/[.E296]" office:value-type="float" office:value="0.409807439500069" calcext:value-type="float">
            <text:p>0,409807439500069</text:p>
          </table:table-cell>
          <table:table-cell table:number-columns-repeated="6"/>
        </table:table-row>
        <table:table-row table:style-name="ro1">
          <table:table-cell office:value-type="float" office:value="132.75" calcext:value-type="float">
            <text:p>132,75</text:p>
          </table:table-cell>
          <table:table-cell office:value-type="float" office:value="11.9573487947114" calcext:value-type="float">
            <text:p>11,9573487947114</text:p>
          </table:table-cell>
          <table:table-cell office:value-type="float" office:value="10.5027666740968" calcext:value-type="float">
            <text:p>10,5027666740968</text:p>
          </table:table-cell>
          <table:table-cell table:formula="of:=SQRT(([.B297]-[.B296])^2+([.C297]-[.C296])^2)" office:value-type="float" office:value="0.0742404751988288" calcext:value-type="float">
            <text:p>0,0742404751988288</text:p>
          </table:table-cell>
          <table:table-cell table:formula="of:=[.A297]-[.A296]" office:value-type="float" office:value="0.449999999999989" calcext:value-type="float">
            <text:p>0,449999999999989</text:p>
          </table:table-cell>
          <table:table-cell table:formula="of:=[.D297]/[.E297]" office:value-type="float" office:value="0.164978833775179" calcext:value-type="float">
            <text:p>0,164978833775179</text:p>
          </table:table-cell>
          <table:table-cell table:number-columns-repeated="6"/>
        </table:table-row>
        <table:table-row table:style-name="ro1">
          <table:table-cell office:value-type="float" office:value="133.2" calcext:value-type="float">
            <text:p>133,2</text:p>
          </table:table-cell>
          <table:table-cell office:value-type="float" office:value="11.7594617517722" calcext:value-type="float">
            <text:p>11,7594617517722</text:p>
          </table:table-cell>
          <table:table-cell office:value-type="float" office:value="10.5646759951052" calcext:value-type="float">
            <text:p>10,5646759951052</text:p>
          </table:table-cell>
          <table:table-cell table:formula="of:=SQRT(([.B298]-[.B297])^2+([.C298]-[.C297])^2)" office:value-type="float" office:value="0.207345233345176" calcext:value-type="float">
            <text:p>0,207345233345176</text:p>
          </table:table-cell>
          <table:table-cell table:formula="of:=[.A298]-[.A297]" office:value-type="float" office:value="0.449999999999989" calcext:value-type="float">
            <text:p>0,449999999999989</text:p>
          </table:table-cell>
          <table:table-cell table:formula="of:=[.D298]/[.E298]" office:value-type="float" office:value="0.460767185211513" calcext:value-type="float">
            <text:p>0,460767185211513</text:p>
          </table:table-cell>
          <table:table-cell table:number-columns-repeated="6"/>
        </table:table-row>
        <table:table-row table:style-name="ro1">
          <table:table-cell office:value-type="float" office:value="133.65" calcext:value-type="float">
            <text:p>133,65</text:p>
          </table:table-cell>
          <table:table-cell office:value-type="float" office:value="11.6700228549805" calcext:value-type="float">
            <text:p>11,6700228549805</text:p>
          </table:table-cell>
          <table:table-cell office:value-type="float" office:value="10.592657116506" calcext:value-type="float">
            <text:p>10,592657116506</text:p>
          </table:table-cell>
          <table:table-cell table:formula="of:=SQRT(([.B299]-[.B298])^2+([.C299]-[.C298])^2)" office:value-type="float" office:value="0.0937137098516566" calcext:value-type="float">
            <text:p>0,0937137098516566</text:p>
          </table:table-cell>
          <table:table-cell table:formula="of:=[.A299]-[.A298]" office:value-type="float" office:value="0.449999999999989" calcext:value-type="float">
            <text:p>0,449999999999989</text:p>
          </table:table-cell>
          <table:table-cell table:formula="of:=[.D299]/[.E299]" office:value-type="float" office:value="0.208252688559242" calcext:value-type="float">
            <text:p>0,208252688559242</text:p>
          </table:table-cell>
          <table:table-cell table:number-columns-repeated="6"/>
        </table:table-row>
        <table:table-row table:style-name="ro1">
          <table:table-cell office:value-type="float" office:value="134.1" calcext:value-type="float">
            <text:p>134,1</text:p>
          </table:table-cell>
          <table:table-cell office:value-type="float" office:value="11.5761326568254" calcext:value-type="float">
            <text:p>11,5761326568254</text:p>
          </table:table-cell>
          <table:table-cell office:value-type="float" office:value="10.6220308356277" calcext:value-type="float">
            <text:p>10,6220308356277</text:p>
          </table:table-cell>
          <table:table-cell table:formula="of:=SQRT(([.B300]-[.B299])^2+([.C300]-[.C299])^2)" office:value-type="float" office:value="0.0983777651943455" calcext:value-type="float">
            <text:p>0,0983777651943455</text:p>
          </table:table-cell>
          <table:table-cell table:formula="of:=[.A300]-[.A299]" office:value-type="float" office:value="0.449999999999989" calcext:value-type="float">
            <text:p>0,449999999999989</text:p>
          </table:table-cell>
          <table:table-cell table:formula="of:=[.D300]/[.E300]" office:value-type="float" office:value="0.21861725598744" calcext:value-type="float">
            <text:p>0,21861725598744</text:p>
          </table:table-cell>
          <table:table-cell table:number-columns-repeated="6"/>
        </table:table-row>
        <table:table-row table:style-name="ro1">
          <table:table-cell office:value-type="float" office:value="134.55" calcext:value-type="float">
            <text:p>134,55</text:p>
          </table:table-cell>
          <table:table-cell office:value-type="float" office:value="11.4578717219137" calcext:value-type="float">
            <text:p>11,4578717219137</text:p>
          </table:table-cell>
          <table:table-cell office:value-type="float" office:value="10.6590289840333" calcext:value-type="float">
            <text:p>10,6590289840333</text:p>
          </table:table-cell>
          <table:table-cell table:formula="of:=SQRT(([.B301]-[.B300])^2+([.C301]-[.C300])^2)" office:value-type="float" office:value="0.12391332338223" calcext:value-type="float">
            <text:p>0,12391332338223</text:p>
          </table:table-cell>
          <table:table-cell table:formula="of:=[.A301]-[.A300]" office:value-type="float" office:value="0.449999999999989" calcext:value-type="float">
            <text:p>0,449999999999989</text:p>
          </table:table-cell>
          <table:table-cell table:formula="of:=[.D301]/[.E301]" office:value-type="float" office:value="0.275362940849406" calcext:value-type="float">
            <text:p>0,275362940849406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.3842637185197" calcext:value-type="float">
            <text:p>11,3842637185197</text:p>
          </table:table-cell>
          <table:table-cell office:value-type="float" office:value="10.6820573816647" calcext:value-type="float">
            <text:p>10,6820573816647</text:p>
          </table:table-cell>
          <table:table-cell table:formula="of:=SQRT(([.B302]-[.B301])^2+([.C302]-[.C301])^2)" office:value-type="float" office:value="0.0771261645690636" calcext:value-type="float">
            <text:p>0,0771261645690636</text:p>
          </table:table-cell>
          <table:table-cell table:formula="of:=[.A302]-[.A301]" office:value-type="float" office:value="0.449999999999989" calcext:value-type="float">
            <text:p>0,449999999999989</text:p>
          </table:table-cell>
          <table:table-cell table:formula="of:=[.D302]/[.E302]" office:value-type="float" office:value="0.171391476820146" calcext:value-type="float">
            <text:p>0,171391476820146</text:p>
          </table:table-cell>
          <table:table-cell table:number-columns-repeated="6"/>
        </table:table-row>
        <table:table-row table:style-name="ro1">
          <table:table-cell office:value-type="float" office:value="135.45" calcext:value-type="float">
            <text:p>135,45</text:p>
          </table:table-cell>
          <table:table-cell office:value-type="float" office:value="11.2280044764393" calcext:value-type="float">
            <text:p>11,2280044764393</text:p>
          </table:table-cell>
          <table:table-cell office:value-type="float" office:value="10.7309433695232" calcext:value-type="float">
            <text:p>10,7309433695232</text:p>
          </table:table-cell>
          <table:table-cell table:formula="of:=SQRT(([.B303]-[.B302])^2+([.C303]-[.C302])^2)" office:value-type="float" office:value="0.163727794049813" calcext:value-type="float">
            <text:p>0,163727794049813</text:p>
          </table:table-cell>
          <table:table-cell table:formula="of:=[.A303]-[.A302]" office:value-type="float" office:value="0.449999999999989" calcext:value-type="float">
            <text:p>0,449999999999989</text:p>
          </table:table-cell>
          <table:table-cell table:formula="of:=[.D303]/[.E303]" office:value-type="float" office:value="0.363839542332926" calcext:value-type="float">
            <text:p>0,363839542332926</text:p>
          </table:table-cell>
          <table:table-cell table:number-columns-repeated="6"/>
        </table:table-row>
        <table:table-row table:style-name="ro1">
          <table:table-cell office:value-type="float" office:value="135.9" calcext:value-type="float">
            <text:p>135,9</text:p>
          </table:table-cell>
          <table:table-cell office:value-type="float" office:value="11.1413302411322" calcext:value-type="float">
            <text:p>11,1413302411322</text:p>
          </table:table-cell>
          <table:table-cell office:value-type="float" office:value="10.7580595615542" calcext:value-type="float">
            <text:p>10,7580595615542</text:p>
          </table:table-cell>
          <table:table-cell table:formula="of:=SQRT(([.B304]-[.B303])^2+([.C304]-[.C303])^2)" office:value-type="float" office:value="0.0908169088680135" calcext:value-type="float">
            <text:p>0,0908169088680135</text:p>
          </table:table-cell>
          <table:table-cell table:formula="of:=[.A304]-[.A303]" office:value-type="float" office:value="0.449999999999989" calcext:value-type="float">
            <text:p>0,449999999999989</text:p>
          </table:table-cell>
          <table:table-cell table:formula="of:=[.D304]/[.E304]" office:value-type="float" office:value="0.201815353040035" calcext:value-type="float">
            <text:p>0,201815353040035</text:p>
          </table:table-cell>
          <table:table-cell table:number-columns-repeated="6"/>
        </table:table-row>
        <table:table-row table:style-name="ro1">
          <table:table-cell office:value-type="float" office:value="136.35" calcext:value-type="float">
            <text:p>136,35</text:p>
          </table:table-cell>
          <table:table-cell office:value-type="float" office:value="10.9589546768206" calcext:value-type="float">
            <text:p>10,9589546768206</text:p>
          </table:table-cell>
          <table:table-cell office:value-type="float" office:value="10.8151160882846" calcext:value-type="float">
            <text:p>10,8151160882846</text:p>
          </table:table-cell>
          <table:table-cell table:formula="of:=SQRT(([.B305]-[.B304])^2+([.C305]-[.C304])^2)" office:value-type="float" office:value="0.1910923695507" calcext:value-type="float">
            <text:p>0,1910923695507</text:p>
          </table:table-cell>
          <table:table-cell table:formula="of:=[.A305]-[.A304]" office:value-type="float" office:value="0.449999999999989" calcext:value-type="float">
            <text:p>0,449999999999989</text:p>
          </table:table-cell>
          <table:table-cell table:formula="of:=[.D305]/[.E305]" office:value-type="float" office:value="0.424649710112677" calcext:value-type="float">
            <text:p>0,424649710112677</text:p>
          </table:table-cell>
          <table:table-cell table:number-columns-repeated="6"/>
        </table:table-row>
        <table:table-row table:style-name="ro1">
          <table:table-cell office:value-type="float" office:value="136.8" calcext:value-type="float">
            <text:p>136,8</text:p>
          </table:table-cell>
          <table:table-cell office:value-type="float" office:value="10.7700151286557" calcext:value-type="float">
            <text:p>10,7700151286557</text:p>
          </table:table-cell>
          <table:table-cell office:value-type="float" office:value="10.8742261692924" calcext:value-type="float">
            <text:p>10,8742261692924</text:p>
          </table:table-cell>
          <table:table-cell table:formula="of:=SQRT(([.B306]-[.B305])^2+([.C306]-[.C305])^2)" office:value-type="float" office:value="0.19797008495608" calcext:value-type="float">
            <text:p>0,19797008495608</text:p>
          </table:table-cell>
          <table:table-cell table:formula="of:=[.A306]-[.A305]" office:value-type="float" office:value="0.449999999999989" calcext:value-type="float">
            <text:p>0,449999999999989</text:p>
          </table:table-cell>
          <table:table-cell table:formula="of:=[.D306]/[.E306]" office:value-type="float" office:value="0.439933522124633" calcext:value-type="float">
            <text:p>0,439933522124633</text:p>
          </table:table-cell>
          <table:table-cell table:number-columns-repeated="6"/>
        </table:table-row>
        <table:table-row table:style-name="ro1">
          <table:table-cell office:value-type="float" office:value="137.25" calcext:value-type="float">
            <text:p>137,25</text:p>
          </table:table-cell>
          <table:table-cell office:value-type="float" office:value="10.6154657733581" calcext:value-type="float">
            <text:p>10,6154657733581</text:p>
          </table:table-cell>
          <table:table-cell office:value-type="float" office:value="10.9225772159635" calcext:value-type="float">
            <text:p>10,9225772159635</text:p>
          </table:table-cell>
          <table:table-cell table:formula="of:=SQRT(([.B307]-[.B306])^2+([.C307]-[.C306])^2)" office:value-type="float" office:value="0.161936181680019" calcext:value-type="float">
            <text:p>0,161936181680019</text:p>
          </table:table-cell>
          <table:table-cell table:formula="of:=[.A307]-[.A306]" office:value-type="float" office:value="0.449999999999989" calcext:value-type="float">
            <text:p>0,449999999999989</text:p>
          </table:table-cell>
          <table:table-cell table:formula="of:=[.D307]/[.E307]" office:value-type="float" office:value="0.359858181511163" calcext:value-type="float">
            <text:p>0,359858181511163</text:p>
          </table:table-cell>
          <table:table-cell table:number-columns-repeated="6"/>
        </table:table-row>
        <table:table-row table:style-name="ro1">
          <table:table-cell office:value-type="float" office:value="137.7" calcext:value-type="float">
            <text:p>137,7</text:p>
          </table:table-cell>
          <table:table-cell office:value-type="float" office:value="10.4691945354604" calcext:value-type="float">
            <text:p>10,4691945354604</text:p>
          </table:table-cell>
          <table:table-cell office:value-type="float" office:value="10.968338438562" calcext:value-type="float">
            <text:p>10,968338438562</text:p>
          </table:table-cell>
          <table:table-cell table:formula="of:=SQRT(([.B308]-[.B307])^2+([.C308]-[.C307])^2)" office:value-type="float" office:value="0.153262404163012" calcext:value-type="float">
            <text:p>0,153262404163012</text:p>
          </table:table-cell>
          <table:table-cell table:formula="of:=[.A308]-[.A307]" office:value-type="float" office:value="0.449999999999989" calcext:value-type="float">
            <text:p>0,449999999999989</text:p>
          </table:table-cell>
          <table:table-cell table:formula="of:=[.D308]/[.E308]" office:value-type="float" office:value="0.340583120362257" calcext:value-type="float">
            <text:p>0,340583120362257</text:p>
          </table:table-cell>
          <table:table-cell table:number-columns-repeated="6"/>
        </table:table-row>
        <table:table-row table:style-name="ro1">
          <table:table-cell office:value-type="float" office:value="138.15" calcext:value-type="float">
            <text:p>138,15</text:p>
          </table:table-cell>
          <table:table-cell office:value-type="float" office:value="10.2764173339038" calcext:value-type="float">
            <text:p>10,2764173339038</text:p>
          </table:table-cell>
          <table:table-cell office:value-type="float" office:value="11.0286491364076" calcext:value-type="float">
            <text:p>11,0286491364076</text:p>
          </table:table-cell>
          <table:table-cell table:formula="of:=SQRT(([.B309]-[.B308])^2+([.C309]-[.C308])^2)" office:value-type="float" office:value="0.201991162466599" calcext:value-type="float">
            <text:p>0,201991162466599</text:p>
          </table:table-cell>
          <table:table-cell table:formula="of:=[.A309]-[.A308]" office:value-type="float" office:value="0.449999999999989" calcext:value-type="float">
            <text:p>0,449999999999989</text:p>
          </table:table-cell>
          <table:table-cell table:formula="of:=[.D309]/[.E309]" office:value-type="float" office:value="0.448869249925787" calcext:value-type="float">
            <text:p>0,448869249925787</text:p>
          </table:table-cell>
          <table:table-cell table:number-columns-repeated="6"/>
        </table:table-row>
        <table:table-row table:style-name="ro1">
          <table:table-cell office:value-type="float" office:value="138.6" calcext:value-type="float">
            <text:p>138,6</text:p>
          </table:table-cell>
          <table:table-cell office:value-type="float" office:value="10.1939231545991" calcext:value-type="float">
            <text:p>10,1939231545991</text:p>
          </table:table-cell>
          <table:table-cell office:value-type="float" office:value="11.0544575903218" calcext:value-type="float">
            <text:p>11,0544575903218</text:p>
          </table:table-cell>
          <table:table-cell table:formula="of:=SQRT(([.B310]-[.B309])^2+([.C310]-[.C309])^2)" office:value-type="float" office:value="0.0864370633039133" calcext:value-type="float">
            <text:p>0,0864370633039133</text:p>
          </table:table-cell>
          <table:table-cell table:formula="of:=[.A310]-[.A309]" office:value-type="float" office:value="0.449999999999989" calcext:value-type="float">
            <text:p>0,449999999999989</text:p>
          </table:table-cell>
          <table:table-cell table:formula="of:=[.D310]/[.E310]" office:value-type="float" office:value="0.19208236289759" calcext:value-type="float">
            <text:p>0,19208236289759</text:p>
          </table:table-cell>
          <table:table-cell table:number-columns-repeated="6"/>
        </table:table-row>
        <table:table-row table:style-name="ro1">
          <table:table-cell office:value-type="float" office:value="139.05" calcext:value-type="float">
            <text:p>139,05</text:p>
          </table:table-cell>
          <table:table-cell office:value-type="float" office:value="10.1182860437861" calcext:value-type="float">
            <text:p>10,1182860437861</text:p>
          </table:table-cell>
          <table:table-cell office:value-type="float" office:value="11.0781207978968" calcext:value-type="float">
            <text:p>11,0781207978968</text:p>
          </table:table-cell>
          <table:table-cell table:formula="of:=SQRT(([.B311]-[.B310])^2+([.C311]-[.C310])^2)" office:value-type="float" office:value="0.0792522550143675" calcext:value-type="float">
            <text:p>0,0792522550143675</text:p>
          </table:table-cell>
          <table:table-cell table:formula="of:=[.A311]-[.A310]" office:value-type="float" office:value="0.449999999999989" calcext:value-type="float">
            <text:p>0,449999999999989</text:p>
          </table:table-cell>
          <table:table-cell table:formula="of:=[.D311]/[.E311]" office:value-type="float" office:value="0.176116122254155" calcext:value-type="float">
            <text:p>0,176116122254155</text:p>
          </table:table-cell>
          <table:table-cell table:number-columns-repeated="6"/>
        </table:table-row>
        <table:table-row table:style-name="ro1">
          <table:table-cell office:value-type="float" office:value="139.5" calcext:value-type="float">
            <text:p>139,5</text:p>
          </table:table-cell>
          <table:table-cell office:value-type="float" office:value="10.0370605677722" calcext:value-type="float">
            <text:p>10,0370605677722</text:p>
          </table:table-cell>
          <table:table-cell office:value-type="float" office:value="11.1035323356807" calcext:value-type="float">
            <text:p>11,1035323356807</text:p>
          </table:table-cell>
          <table:table-cell table:formula="of:=SQRT(([.B312]-[.B311])^2+([.C312]-[.C311])^2)" office:value-type="float" office:value="0.0851077211905071" calcext:value-type="float">
            <text:p>0,0851077211905071</text:p>
          </table:table-cell>
          <table:table-cell table:formula="of:=[.A312]-[.A311]" office:value-type="float" office:value="0.449999999999989" calcext:value-type="float">
            <text:p>0,449999999999989</text:p>
          </table:table-cell>
          <table:table-cell table:formula="of:=[.D312]/[.E312]" office:value-type="float" office:value="0.189128269312243" calcext:value-type="float">
            <text:p>0,189128269312243</text:p>
          </table:table-cell>
          <table:table-cell table:number-columns-repeated="6"/>
        </table:table-row>
        <table:table-row table:style-name="ro1">
          <table:table-cell office:value-type="float" office:value="139.95" calcext:value-type="float">
            <text:p>139,95</text:p>
          </table:table-cell>
          <table:table-cell office:value-type="float" office:value="9.93084169934209" calcext:value-type="float">
            <text:p>9,93084169934209</text:p>
          </table:table-cell>
          <table:table-cell office:value-type="float" office:value="11.1367631017032" calcext:value-type="float">
            <text:p>11,1367631017032</text:p>
          </table:table-cell>
          <table:table-cell table:formula="of:=SQRT(([.B313]-[.B312])^2+([.C313]-[.C312])^2)" office:value-type="float" office:value="0.111295695428915" calcext:value-type="float">
            <text:p>0,111295695428915</text:p>
          </table:table-cell>
          <table:table-cell table:formula="of:=[.A313]-[.A312]" office:value-type="float" office:value="0.449999999999989" calcext:value-type="float">
            <text:p>0,449999999999989</text:p>
          </table:table-cell>
          <table:table-cell table:formula="of:=[.D313]/[.E313]" office:value-type="float" office:value="0.247323767619818" calcext:value-type="float">
            <text:p>0,247323767619818</text:p>
          </table:table-cell>
          <table:table-cell table:number-columns-repeated="6"/>
        </table:table-row>
        <table:table-row table:style-name="ro1">
          <table:table-cell office:value-type="float" office:value="140.4" calcext:value-type="float">
            <text:p>140,4</text:p>
          </table:table-cell>
          <table:table-cell office:value-type="float" office:value="9.72923545359895" calcext:value-type="float">
            <text:p>9,72923545359895</text:p>
          </table:table-cell>
          <table:table-cell office:value-type="float" office:value="11.1998359820678" calcext:value-type="float">
            <text:p>11,1998359820678</text:p>
          </table:table-cell>
          <table:table-cell table:formula="of:=SQRT(([.B314]-[.B313])^2+([.C314]-[.C313])^2)" office:value-type="float" office:value="0.211242198814857" calcext:value-type="float">
            <text:p>0,211242198814857</text:p>
          </table:table-cell>
          <table:table-cell table:formula="of:=[.A314]-[.A313]" office:value-type="float" office:value="0.449999999999989" calcext:value-type="float">
            <text:p>0,449999999999989</text:p>
          </table:table-cell>
          <table:table-cell table:formula="of:=[.D314]/[.E314]" office:value-type="float" office:value="0.469427108477471" calcext:value-type="float">
            <text:p>0,469427108477471</text:p>
          </table:table-cell>
          <table:table-cell table:number-columns-repeated="6"/>
        </table:table-row>
        <table:table-row table:style-name="ro1">
          <table:table-cell office:value-type="float" office:value="140.85" calcext:value-type="float">
            <text:p>140,85</text:p>
          </table:table-cell>
          <table:table-cell office:value-type="float" office:value="9.56934401032383" calcext:value-type="float">
            <text:p>9,56934401032383</text:p>
          </table:table-cell>
          <table:table-cell office:value-type="float" office:value="11.249858310671" calcext:value-type="float">
            <text:p>11,249858310671</text:p>
          </table:table-cell>
          <table:table-cell table:formula="of:=SQRT(([.B315]-[.B314])^2+([.C315]-[.C314])^2)" office:value-type="float" office:value="0.167533599589716" calcext:value-type="float">
            <text:p>0,167533599589716</text:p>
          </table:table-cell>
          <table:table-cell table:formula="of:=[.A315]-[.A314]" office:value-type="float" office:value="0.449999999999989" calcext:value-type="float">
            <text:p>0,449999999999989</text:p>
          </table:table-cell>
          <table:table-cell table:formula="of:=[.D315]/[.E315]" office:value-type="float" office:value="0.372296887977156" calcext:value-type="float">
            <text:p>0,372296887977156</text:p>
          </table:table-cell>
          <table:table-cell table:number-columns-repeated="6"/>
        </table:table-row>
        <table:table-row table:style-name="ro1">
          <table:table-cell office:value-type="float" office:value="141.3" calcext:value-type="float">
            <text:p>141,3</text:p>
          </table:table-cell>
          <table:table-cell office:value-type="float" office:value="9.47098889435144" calcext:value-type="float">
            <text:p>9,47098889435144</text:p>
          </table:table-cell>
          <table:table-cell office:value-type="float" office:value="11.2806288874461" calcext:value-type="float">
            <text:p>11,2806288874461</text:p>
          </table:table-cell>
          <table:table-cell table:formula="of:=SQRT(([.B316]-[.B315])^2+([.C316]-[.C315])^2)" office:value-type="float" office:value="0.103056087801798" calcext:value-type="float">
            <text:p>0,103056087801798</text:p>
          </table:table-cell>
          <table:table-cell table:formula="of:=[.A316]-[.A315]" office:value-type="float" office:value="0.449999999999989" calcext:value-type="float">
            <text:p>0,449999999999989</text:p>
          </table:table-cell>
          <table:table-cell table:formula="of:=[.D316]/[.E316]" office:value-type="float" office:value="0.229013528448446" calcext:value-type="float">
            <text:p>0,229013528448446</text:p>
          </table:table-cell>
          <table:table-cell table:number-columns-repeated="6"/>
        </table:table-row>
        <table:table-row table:style-name="ro1">
          <table:table-cell office:value-type="float" office:value="141.75" calcext:value-type="float">
            <text:p>141,75</text:p>
          </table:table-cell>
          <table:table-cell office:value-type="float" office:value="9.29939825571544" calcext:value-type="float">
            <text:p>9,29939825571544</text:p>
          </table:table-cell>
          <table:table-cell office:value-type="float" office:value="11.3343113305792" calcext:value-type="float">
            <text:p>11,3343113305792</text:p>
          </table:table-cell>
          <table:table-cell table:formula="of:=SQRT(([.B317]-[.B316])^2+([.C317]-[.C316])^2)" office:value-type="float" office:value="0.179791968586602" calcext:value-type="float">
            <text:p>0,179791968586602</text:p>
          </table:table-cell>
          <table:table-cell table:formula="of:=[.A317]-[.A316]" office:value-type="float" office:value="0.449999999999989" calcext:value-type="float">
            <text:p>0,449999999999989</text:p>
          </table:table-cell>
          <table:table-cell table:formula="of:=[.D317]/[.E317]" office:value-type="float" office:value="0.399537707970238" calcext:value-type="float">
            <text:p>0,399537707970238</text:p>
          </table:table-cell>
          <table:table-cell table:number-columns-repeated="6"/>
        </table:table-row>
        <table:table-row table:style-name="ro1">
          <table:table-cell office:value-type="float" office:value="142.2" calcext:value-type="float">
            <text:p>142,2</text:p>
          </table:table-cell>
          <table:table-cell office:value-type="float" office:value="9.20744835441667" calcext:value-type="float">
            <text:p>9,20744835441667</text:p>
          </table:table-cell>
          <table:table-cell office:value-type="float" office:value="11.3630780243032" calcext:value-type="float">
            <text:p>11,3630780243032</text:p>
          </table:table-cell>
          <table:table-cell table:formula="of:=SQRT(([.B318]-[.B317])^2+([.C318]-[.C317])^2)" office:value-type="float" office:value="0.0963447300928722" calcext:value-type="float">
            <text:p>0,0963447300928722</text:p>
          </table:table-cell>
          <table:table-cell table:formula="of:=[.A318]-[.A317]" office:value-type="float" office:value="0.449999999999989" calcext:value-type="float">
            <text:p>0,449999999999989</text:p>
          </table:table-cell>
          <table:table-cell table:formula="of:=[.D318]/[.E318]" office:value-type="float" office:value="0.214099400206388" calcext:value-type="float">
            <text:p>0,214099400206388</text:p>
          </table:table-cell>
          <table:table-cell table:number-columns-repeated="6"/>
        </table:table-row>
        <table:table-row table:style-name="ro1">
          <table:table-cell office:value-type="float" office:value="142.65" calcext:value-type="float">
            <text:p>142,65</text:p>
          </table:table-cell>
          <table:table-cell office:value-type="float" office:value="9.08420837546534" calcext:value-type="float">
            <text:p>9,08420837546534</text:p>
          </table:table-cell>
          <table:table-cell office:value-type="float" office:value="11.4016338756851" calcext:value-type="float">
            <text:p>11,4016338756851</text:p>
          </table:table-cell>
          <table:table-cell table:formula="of:=SQRT(([.B319]-[.B318])^2+([.C319]-[.C318])^2)" office:value-type="float" office:value="0.129130345340308" calcext:value-type="float">
            <text:p>0,129130345340308</text:p>
          </table:table-cell>
          <table:table-cell table:formula="of:=[.A319]-[.A318]" office:value-type="float" office:value="0.449999999999989" calcext:value-type="float">
            <text:p>0,449999999999989</text:p>
          </table:table-cell>
          <table:table-cell table:formula="of:=[.D319]/[.E319]" office:value-type="float" office:value="0.286956322978469" calcext:value-type="float">
            <text:p>0,286956322978469</text:p>
          </table:table-cell>
          <table:table-cell table:number-columns-repeated="6"/>
        </table:table-row>
        <table:table-row table:style-name="ro1">
          <table:table-cell office:value-type="float" office:value="143.1" calcext:value-type="float">
            <text:p>143,1</text:p>
          </table:table-cell>
          <table:table-cell office:value-type="float" office:value="8.94888974067756" calcext:value-type="float">
            <text:p>8,94888974067756</text:p>
          </table:table-cell>
          <table:table-cell office:value-type="float" office:value="11.4439685564963" calcext:value-type="float">
            <text:p>11,4439685564963</text:p>
          </table:table-cell>
          <table:table-cell table:formula="of:=SQRT(([.B320]-[.B319])^2+([.C320]-[.C319])^2)" office:value-type="float" office:value="0.141786311469806" calcext:value-type="float">
            <text:p>0,141786311469806</text:p>
          </table:table-cell>
          <table:table-cell table:formula="of:=[.A320]-[.A319]" office:value-type="float" office:value="0.449999999999989" calcext:value-type="float">
            <text:p>0,449999999999989</text:p>
          </table:table-cell>
          <table:table-cell table:formula="of:=[.D320]/[.E320]" office:value-type="float" office:value="0.315080692155133" calcext:value-type="float">
            <text:p>0,315080692155133</text:p>
          </table:table-cell>
          <table:table-cell table:number-columns-repeated="6"/>
        </table:table-row>
        <table:table-row table:style-name="ro1">
          <table:table-cell office:value-type="float" office:value="143.55" calcext:value-type="float">
            <text:p>143,55</text:p>
          </table:table-cell>
          <table:table-cell office:value-type="float" office:value="8.74615986188997" calcext:value-type="float">
            <text:p>8,74615986188997</text:p>
          </table:table-cell>
          <table:table-cell office:value-type="float" office:value="11.5073929675009" calcext:value-type="float">
            <text:p>11,5073929675009</text:p>
          </table:table-cell>
          <table:table-cell table:formula="of:=SQRT(([.B321]-[.B320])^2+([.C321]-[.C320])^2)" office:value-type="float" office:value="0.21241953691812" calcext:value-type="float">
            <text:p>0,21241953691812</text:p>
          </table:table-cell>
          <table:table-cell table:formula="of:=[.A321]-[.A320]" office:value-type="float" office:value="0.449999999999989" calcext:value-type="float">
            <text:p>0,449999999999989</text:p>
          </table:table-cell>
          <table:table-cell table:formula="of:=[.D321]/[.E321]" office:value-type="float" office:value="0.472043415373611" calcext:value-type="float">
            <text:p>0,472043415373611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.65210797376274" calcext:value-type="float">
            <text:p>8,65210797376274</text:p>
          </table:table-cell>
          <table:table-cell office:value-type="float" office:value="11.5368172716243" calcext:value-type="float">
            <text:p>11,5368172716243</text:p>
          </table:table-cell>
          <table:table-cell table:formula="of:=SQRT(([.B322]-[.B321])^2+([.C322]-[.C321])^2)" office:value-type="float" office:value="0.0985471832851699" calcext:value-type="float">
            <text:p>0,0985471832851699</text:p>
          </table:table-cell>
          <table:table-cell table:formula="of:=[.A322]-[.A321]" office:value-type="float" office:value="0.449999999999989" calcext:value-type="float">
            <text:p>0,449999999999989</text:p>
          </table:table-cell>
          <table:table-cell table:formula="of:=[.D322]/[.E322]" office:value-type="float" office:value="0.218993740633717" calcext:value-type="float">
            <text:p>0,218993740633717</text:p>
          </table:table-cell>
          <table:table-cell table:number-columns-repeated="6"/>
        </table:table-row>
        <table:table-row table:style-name="ro1">
          <table:table-cell office:value-type="float" office:value="144.45" calcext:value-type="float">
            <text:p>144,45</text:p>
          </table:table-cell>
          <table:table-cell office:value-type="float" office:value="8.5334402949761" calcext:value-type="float">
            <text:p>8,5334402949761</text:p>
          </table:table-cell>
          <table:table-cell office:value-type="float" office:value="11.5739426705903" calcext:value-type="float">
            <text:p>11,5739426705903</text:p>
          </table:table-cell>
          <table:table-cell table:formula="of:=SQRT(([.B323]-[.B322])^2+([.C323]-[.C322])^2)" office:value-type="float" office:value="0.124339507948995" calcext:value-type="float">
            <text:p>0,124339507948995</text:p>
          </table:table-cell>
          <table:table-cell table:formula="of:=[.A323]-[.A322]" office:value-type="float" office:value="0.449999999999989" calcext:value-type="float">
            <text:p>0,449999999999989</text:p>
          </table:table-cell>
          <table:table-cell table:formula="of:=[.D323]/[.E323]" office:value-type="float" office:value="0.276310017664439" calcext:value-type="float">
            <text:p>0,276310017664439</text:p>
          </table:table-cell>
          <table:table-cell table:number-columns-repeated="6"/>
        </table:table-row>
        <table:table-row table:style-name="ro1">
          <table:table-cell office:value-type="float" office:value="144.9" calcext:value-type="float">
            <text:p>144,9</text:p>
          </table:table-cell>
          <table:table-cell office:value-type="float" office:value="8.40340305532827" calcext:value-type="float">
            <text:p>8,40340305532827</text:p>
          </table:table-cell>
          <table:table-cell office:value-type="float" office:value="11.6146250573339" calcext:value-type="float">
            <text:p>11,6146250573339</text:p>
          </table:table-cell>
          <table:table-cell table:formula="of:=SQRT(([.B324]-[.B323])^2+([.C324]-[.C323])^2)" office:value-type="float" office:value="0.136252487266777" calcext:value-type="float">
            <text:p>0,136252487266777</text:p>
          </table:table-cell>
          <table:table-cell table:formula="of:=[.A324]-[.A323]" office:value-type="float" office:value="0.449999999999989" calcext:value-type="float">
            <text:p>0,449999999999989</text:p>
          </table:table-cell>
          <table:table-cell table:formula="of:=[.D324]/[.E324]" office:value-type="float" office:value="0.302783305037291" calcext:value-type="float">
            <text:p>0,302783305037291</text:p>
          </table:table-cell>
          <table:table-cell table:number-columns-repeated="6"/>
        </table:table-row>
        <table:table-row table:style-name="ro1">
          <table:table-cell office:value-type="float" office:value="145.35" calcext:value-type="float">
            <text:p>145,35</text:p>
          </table:table-cell>
          <table:table-cell office:value-type="float" office:value="8.20157185405414" calcext:value-type="float">
            <text:p>8,20157185405414</text:p>
          </table:table-cell>
          <table:table-cell office:value-type="float" office:value="11.6777683154452" calcext:value-type="float">
            <text:p>11,6777683154452</text:p>
          </table:table-cell>
          <table:table-cell table:formula="of:=SQRT(([.B325]-[.B324])^2+([.C325]-[.C324])^2)" office:value-type="float" office:value="0.211477906299147" calcext:value-type="float">
            <text:p>0,211477906299147</text:p>
          </table:table-cell>
          <table:table-cell table:formula="of:=[.A325]-[.A324]" office:value-type="float" office:value="0.449999999999989" calcext:value-type="float">
            <text:p>0,449999999999989</text:p>
          </table:table-cell>
          <table:table-cell table:formula="of:=[.D325]/[.E325]" office:value-type="float" office:value="0.469950902887005" calcext:value-type="float">
            <text:p>0,469950902887005</text:p>
          </table:table-cell>
          <table:table-cell table:number-columns-repeated="6"/>
        </table:table-row>
        <table:table-row table:style-name="ro1">
          <table:table-cell office:value-type="float" office:value="145.8" calcext:value-type="float">
            <text:p>145,8</text:p>
          </table:table-cell>
          <table:table-cell office:value-type="float" office:value="8.06114915352525" calcext:value-type="float">
            <text:p>8,06114915352525</text:p>
          </table:table-cell>
          <table:table-cell office:value-type="float" office:value="11.7216998124992" calcext:value-type="float">
            <text:p>11,7216998124992</text:p>
          </table:table-cell>
          <table:table-cell table:formula="of:=SQRT(([.B326]-[.B325])^2+([.C326]-[.C325])^2)" office:value-type="float" office:value="0.147134330654794" calcext:value-type="float">
            <text:p>0,147134330654794</text:p>
          </table:table-cell>
          <table:table-cell table:formula="of:=[.A326]-[.A325]" office:value-type="float" office:value="0.449999999999989" calcext:value-type="float">
            <text:p>0,449999999999989</text:p>
          </table:table-cell>
          <table:table-cell table:formula="of:=[.D326]/[.E326]" office:value-type="float" office:value="0.326965179232883" calcext:value-type="float">
            <text:p>0,326965179232883</text:p>
          </table:table-cell>
          <table:table-cell table:number-columns-repeated="6"/>
        </table:table-row>
        <table:table-row table:style-name="ro1">
          <table:table-cell office:value-type="float" office:value="146.25" calcext:value-type="float">
            <text:p>146,25</text:p>
          </table:table-cell>
          <table:table-cell office:value-type="float" office:value="7.95008418242724" calcext:value-type="float">
            <text:p>7,95008418242724</text:p>
          </table:table-cell>
          <table:table-cell office:value-type="float" office:value="11.7564466905483" calcext:value-type="float">
            <text:p>11,7564466905483</text:p>
          </table:table-cell>
          <table:table-cell table:formula="of:=SQRT(([.B327]-[.B326])^2+([.C327]-[.C326])^2)" office:value-type="float" office:value="0.116373421962053" calcext:value-type="float">
            <text:p>0,116373421962053</text:p>
          </table:table-cell>
          <table:table-cell table:formula="of:=[.A327]-[.A326]" office:value-type="float" office:value="0.449999999999989" calcext:value-type="float">
            <text:p>0,449999999999989</text:p>
          </table:table-cell>
          <table:table-cell table:formula="of:=[.D327]/[.E327]" office:value-type="float" office:value="0.258607604360125" calcext:value-type="float">
            <text:p>0,258607604360125</text:p>
          </table:table-cell>
          <table:table-cell table:number-columns-repeated="6"/>
        </table:table-row>
        <table:table-row table:style-name="ro1">
          <table:table-cell office:value-type="float" office:value="146.7" calcext:value-type="float">
            <text:p>146,7</text:p>
          </table:table-cell>
          <table:table-cell office:value-type="float" office:value="7.79981022540724" calcext:value-type="float">
            <text:p>7,79981022540724</text:p>
          </table:table-cell>
          <table:table-cell office:value-type="float" office:value="11.8034601710985" calcext:value-type="float">
            <text:p>11,8034601710985</text:p>
          </table:table-cell>
          <table:table-cell table:formula="of:=SQRT(([.B328]-[.B327])^2+([.C328]-[.C327])^2)" office:value-type="float" office:value="0.157456436870298" calcext:value-type="float">
            <text:p>0,157456436870298</text:p>
          </table:table-cell>
          <table:table-cell table:formula="of:=[.A328]-[.A327]" office:value-type="float" office:value="0.449999999999989" calcext:value-type="float">
            <text:p>0,449999999999989</text:p>
          </table:table-cell>
          <table:table-cell table:formula="of:=[.D328]/[.E328]" office:value-type="float" office:value="0.349903193045116" calcext:value-type="float">
            <text:p>0,349903193045116</text:p>
          </table:table-cell>
          <table:table-cell table:number-columns-repeated="6"/>
        </table:table-row>
        <table:table-row table:style-name="ro1">
          <table:table-cell office:value-type="float" office:value="147.15" calcext:value-type="float">
            <text:p>147,15</text:p>
          </table:table-cell>
          <table:table-cell office:value-type="float" office:value="7.70415212176059" calcext:value-type="float">
            <text:p>7,70415212176059</text:p>
          </table:table-cell>
          <table:table-cell office:value-type="float" office:value="11.8333869826661" calcext:value-type="float">
            <text:p>11,8333869826661</text:p>
          </table:table-cell>
          <table:table-cell table:formula="of:=SQRT(([.B329]-[.B328])^2+([.C329]-[.C328])^2)" office:value-type="float" office:value="0.100230169329785" calcext:value-type="float">
            <text:p>0,100230169329785</text:p>
          </table:table-cell>
          <table:table-cell table:formula="of:=[.A329]-[.A328]" office:value-type="float" office:value="0.449999999999989" calcext:value-type="float">
            <text:p>0,449999999999989</text:p>
          </table:table-cell>
          <table:table-cell table:formula="of:=[.D329]/[.E329]" office:value-type="float" office:value="0.222733709621751" calcext:value-type="float">
            <text:p>0,222733709621751</text:p>
          </table:table-cell>
          <table:table-cell table:number-columns-repeated="6"/>
        </table:table-row>
        <table:table-row table:style-name="ro1">
          <table:table-cell office:value-type="float" office:value="147.6" calcext:value-type="float">
            <text:p>147,6</text:p>
          </table:table-cell>
          <table:table-cell office:value-type="float" office:value="7.62548167022253" calcext:value-type="float">
            <text:p>7,62548167022253</text:p>
          </table:table-cell>
          <table:table-cell office:value-type="float" office:value="11.8579991763995" calcext:value-type="float">
            <text:p>11,8579991763995</text:p>
          </table:table-cell>
          <table:table-cell table:formula="of:=SQRT(([.B330]-[.B329])^2+([.C330]-[.C329])^2)" office:value-type="float" office:value="0.0824305770061861" calcext:value-type="float">
            <text:p>0,0824305770061861</text:p>
          </table:table-cell>
          <table:table-cell table:formula="of:=[.A330]-[.A329]" office:value-type="float" office:value="0.449999999999989" calcext:value-type="float">
            <text:p>0,449999999999989</text:p>
          </table:table-cell>
          <table:table-cell table:formula="of:=[.D330]/[.E330]" office:value-type="float" office:value="0.183179060013751" calcext:value-type="float">
            <text:p>0,183179060013751</text:p>
          </table:table-cell>
          <table:table-cell table:number-columns-repeated="6"/>
        </table:table-row>
        <table:table-row table:style-name="ro1">
          <table:table-cell office:value-type="float" office:value="148.05" calcext:value-type="float">
            <text:p>148,05</text:p>
          </table:table-cell>
          <table:table-cell office:value-type="float" office:value="7.4797174029835" calcext:value-type="float">
            <text:p>7,4797174029835</text:p>
          </table:table-cell>
          <table:table-cell office:value-type="float" office:value="11.9036017923061" calcext:value-type="float">
            <text:p>11,9036017923061</text:p>
          </table:table-cell>
          <table:table-cell table:formula="of:=SQRT(([.B331]-[.B330])^2+([.C331]-[.C330])^2)" office:value-type="float" office:value="0.152731202382677" calcext:value-type="float">
            <text:p>0,152731202382677</text:p>
          </table:table-cell>
          <table:table-cell table:formula="of:=[.A331]-[.A330]" office:value-type="float" office:value="0.449999999999989" calcext:value-type="float">
            <text:p>0,449999999999989</text:p>
          </table:table-cell>
          <table:table-cell table:formula="of:=[.D331]/[.E331]" office:value-type="float" office:value="0.339402671961514" calcext:value-type="float">
            <text:p>0,339402671961514</text:p>
          </table:table-cell>
          <table:table-cell table:number-columns-repeated="6"/>
        </table:table-row>
        <table:table-row table:style-name="ro1">
          <table:table-cell office:value-type="float" office:value="148.5" calcext:value-type="float">
            <text:p>148,5</text:p>
          </table:table-cell>
          <table:table-cell office:value-type="float" office:value="7.31864328000084" calcext:value-type="float">
            <text:p>7,31864328000084</text:p>
          </table:table-cell>
          <table:table-cell office:value-type="float" office:value="11.9539941244051" calcext:value-type="float">
            <text:p>11,9539941244051</text:p>
          </table:table-cell>
          <table:table-cell table:formula="of:=SQRT(([.B332]-[.B331])^2+([.C332]-[.C331])^2)" office:value-type="float" office:value="0.168772806544804" calcext:value-type="float">
            <text:p>0,168772806544804</text:p>
          </table:table-cell>
          <table:table-cell table:formula="of:=[.A332]-[.A331]" office:value-type="float" office:value="0.449999999999989" calcext:value-type="float">
            <text:p>0,449999999999989</text:p>
          </table:table-cell>
          <table:table-cell table:formula="of:=[.D332]/[.E332]" office:value-type="float" office:value="0.375050681210686" calcext:value-type="float">
            <text:p>0,375050681210686</text:p>
          </table:table-cell>
          <table:table-cell table:number-columns-repeated="6"/>
        </table:table-row>
        <table:table-row table:style-name="ro1">
          <table:table-cell office:value-type="float" office:value="148.95" calcext:value-type="float">
            <text:p>148,95</text:p>
          </table:table-cell>
          <table:table-cell office:value-type="float" office:value="7.12785699274159" calcext:value-type="float">
            <text:p>7,12785699274159</text:p>
          </table:table-cell>
          <table:table-cell office:value-type="float" office:value="12.0136819610947" calcext:value-type="float">
            <text:p>12,0136819610947</text:p>
          </table:table-cell>
          <table:table-cell table:formula="of:=SQRT(([.B333]-[.B332])^2+([.C333]-[.C332])^2)" office:value-type="float" office:value="0.199905090617647" calcext:value-type="float">
            <text:p>0,199905090617647</text:p>
          </table:table-cell>
          <table:table-cell table:formula="of:=[.A333]-[.A332]" office:value-type="float" office:value="0.449999999999989" calcext:value-type="float">
            <text:p>0,449999999999989</text:p>
          </table:table-cell>
          <table:table-cell table:formula="of:=[.D333]/[.E333]" office:value-type="float" office:value="0.444233534705894" calcext:value-type="float">
            <text:p>0,444233534705894</text:p>
          </table:table-cell>
          <table:table-cell table:number-columns-repeated="6"/>
        </table:table-row>
        <table:table-row table:style-name="ro1">
          <table:table-cell office:value-type="float" office:value="149.4" calcext:value-type="float">
            <text:p>149,4</text:p>
          </table:table-cell>
          <table:table-cell office:value-type="float" office:value="6.93349315018566" calcext:value-type="float">
            <text:p>6,93349315018566</text:p>
          </table:table-cell>
          <table:table-cell office:value-type="float" office:value="12.0744890424604" calcext:value-type="float">
            <text:p>12,0744890424604</text:p>
          </table:table-cell>
          <table:table-cell table:formula="of:=SQRT(([.B334]-[.B333])^2+([.C334]-[.C333])^2)" office:value-type="float" office:value="0.203653638409237" calcext:value-type="float">
            <text:p>0,203653638409237</text:p>
          </table:table-cell>
          <table:table-cell table:formula="of:=[.A334]-[.A333]" office:value-type="float" office:value="0.449999999999989" calcext:value-type="float">
            <text:p>0,449999999999989</text:p>
          </table:table-cell>
          <table:table-cell table:formula="of:=[.D334]/[.E334]" office:value-type="float" office:value="0.452563640909428" calcext:value-type="float">
            <text:p>0,452563640909428</text:p>
          </table:table-cell>
          <table:table-cell table:number-columns-repeated="6"/>
        </table:table-row>
        <table:table-row table:style-name="ro1">
          <table:table-cell office:value-type="float" office:value="149.85" calcext:value-type="float">
            <text:p>149,85</text:p>
          </table:table-cell>
          <table:table-cell office:value-type="float" office:value="6.74392925521339" calcext:value-type="float">
            <text:p>6,74392925521339</text:p>
          </table:table-cell>
          <table:table-cell office:value-type="float" office:value="12.1337944515015" calcext:value-type="float">
            <text:p>12,1337944515015</text:p>
          </table:table-cell>
          <table:table-cell table:formula="of:=SQRT(([.B335]-[.B334])^2+([.C335]-[.C334])^2)" office:value-type="float" office:value="0.198624272984426" calcext:value-type="float">
            <text:p>0,198624272984426</text:p>
          </table:table-cell>
          <table:table-cell table:formula="of:=[.A335]-[.A334]" office:value-type="float" office:value="0.449999999999989" calcext:value-type="float">
            <text:p>0,449999999999989</text:p>
          </table:table-cell>
          <table:table-cell table:formula="of:=[.D335]/[.E335]" office:value-type="float" office:value="0.441387273298735" calcext:value-type="float">
            <text:p>0,441387273298735</text:p>
          </table:table-cell>
          <table:table-cell table:number-columns-repeated="6"/>
        </table:table-row>
        <table:table-row table:style-name="ro1">
          <table:table-cell office:value-type="float" office:value="150.3" calcext:value-type="float">
            <text:p>150,3</text:p>
          </table:table-cell>
          <table:table-cell office:value-type="float" office:value="6.66478671122484" calcext:value-type="float">
            <text:p>6,66478671122484</text:p>
          </table:table-cell>
          <table:table-cell office:value-type="float" office:value="12.158554340216" calcext:value-type="float">
            <text:p>12,158554340216</text:p>
          </table:table-cell>
          <table:table-cell table:formula="of:=SQRT(([.B336]-[.B335])^2+([.C336]-[.C335])^2)" office:value-type="float" office:value="0.0829252335428214" calcext:value-type="float">
            <text:p>0,0829252335428214</text:p>
          </table:table-cell>
          <table:table-cell table:formula="of:=[.A336]-[.A335]" office:value-type="float" office:value="0.449999999999989" calcext:value-type="float">
            <text:p>0,449999999999989</text:p>
          </table:table-cell>
          <table:table-cell table:formula="of:=[.D336]/[.E336]" office:value-type="float" office:value="0.18427829676183" calcext:value-type="float">
            <text:p>0,18427829676183</text:p>
          </table:table-cell>
          <table:table-cell table:number-columns-repeated="6"/>
        </table:table-row>
        <table:table-row table:style-name="ro1">
          <table:table-cell office:value-type="float" office:value="150.75" calcext:value-type="float">
            <text:p>150,75</text:p>
          </table:table-cell>
          <table:table-cell office:value-type="float" office:value="6.48027413369469" calcext:value-type="float">
            <text:p>6,48027413369469</text:p>
          </table:table-cell>
          <table:table-cell office:value-type="float" office:value="12.2162794354154" calcext:value-type="float">
            <text:p>12,2162794354154</text:p>
          </table:table-cell>
          <table:table-cell table:formula="of:=SQRT(([.B337]-[.B336])^2+([.C337]-[.C336])^2)" office:value-type="float" office:value="0.193331523251141" calcext:value-type="float">
            <text:p>0,193331523251141</text:p>
          </table:table-cell>
          <table:table-cell table:formula="of:=[.A337]-[.A336]" office:value-type="float" office:value="0.449999999999989" calcext:value-type="float">
            <text:p>0,449999999999989</text:p>
          </table:table-cell>
          <table:table-cell table:formula="of:=[.D337]/[.E337]" office:value-type="float" office:value="0.429625607224768" calcext:value-type="float">
            <text:p>0,429625607224768</text:p>
          </table:table-cell>
          <table:table-cell table:number-columns-repeated="6"/>
        </table:table-row>
        <table:table-row table:style-name="ro1">
          <table:table-cell office:value-type="float" office:value="151.2" calcext:value-type="float">
            <text:p>151,2</text:p>
          </table:table-cell>
          <table:table-cell office:value-type="float" office:value="6.32381365751149" calcext:value-type="float">
            <text:p>6,32381365751149</text:p>
          </table:table-cell>
          <table:table-cell office:value-type="float" office:value="12.2652283797287" calcext:value-type="float">
            <text:p>12,2652283797287</text:p>
          </table:table-cell>
          <table:table-cell table:formula="of:=SQRT(([.B338]-[.B337])^2+([.C338]-[.C337])^2)" office:value-type="float" office:value="0.16393864631886" calcext:value-type="float">
            <text:p>0,16393864631886</text:p>
          </table:table-cell>
          <table:table-cell table:formula="of:=[.A338]-[.A337]" office:value-type="float" office:value="0.449999999999989" calcext:value-type="float">
            <text:p>0,449999999999989</text:p>
          </table:table-cell>
          <table:table-cell table:formula="of:=[.D338]/[.E338]" office:value-type="float" office:value="0.364308102930809" calcext:value-type="float">
            <text:p>0,364308102930809</text:p>
          </table:table-cell>
          <table:table-cell table:number-columns-repeated="6"/>
        </table:table-row>
        <table:table-row table:style-name="ro1">
          <table:table-cell office:value-type="float" office:value="151.65" calcext:value-type="float">
            <text:p>151,65</text:p>
          </table:table-cell>
          <table:table-cell office:value-type="float" office:value="6.18727674130023" calcext:value-type="float">
            <text:p>6,18727674130023</text:p>
          </table:table-cell>
          <table:table-cell office:value-type="float" office:value="12.3079442020972" calcext:value-type="float">
            <text:p>12,3079442020972</text:p>
          </table:table-cell>
          <table:table-cell table:formula="of:=SQRT(([.B339]-[.B338])^2+([.C339]-[.C338])^2)" office:value-type="float" office:value="0.143062821757082" calcext:value-type="float">
            <text:p>0,143062821757082</text:p>
          </table:table-cell>
          <table:table-cell table:formula="of:=[.A339]-[.A338]" office:value-type="float" office:value="0.449999999999989" calcext:value-type="float">
            <text:p>0,449999999999989</text:p>
          </table:table-cell>
          <table:table-cell table:formula="of:=[.D339]/[.E339]" office:value-type="float" office:value="0.317917381682413" calcext:value-type="float">
            <text:p>0,317917381682413</text:p>
          </table:table-cell>
          <table:table-cell table:number-columns-repeated="6"/>
        </table:table-row>
        <table:table-row table:style-name="ro1">
          <table:table-cell office:value-type="float" office:value="152.1" calcext:value-type="float">
            <text:p>152,1</text:p>
          </table:table-cell>
          <table:table-cell office:value-type="float" office:value="6.07667980353683" calcext:value-type="float">
            <text:p>6,07667980353683</text:p>
          </table:table-cell>
          <table:table-cell office:value-type="float" office:value="12.342544655067" calcext:value-type="float">
            <text:p>12,342544655067</text:p>
          </table:table-cell>
          <table:table-cell table:formula="of:=SQRT(([.B340]-[.B339])^2+([.C340]-[.C339])^2)" office:value-type="float" office:value="0.115883018550413" calcext:value-type="float">
            <text:p>0,115883018550413</text:p>
          </table:table-cell>
          <table:table-cell table:formula="of:=[.A340]-[.A339]" office:value-type="float" office:value="0.449999999999989" calcext:value-type="float">
            <text:p>0,449999999999989</text:p>
          </table:table-cell>
          <table:table-cell table:formula="of:=[.D340]/[.E340]" office:value-type="float" office:value="0.257517819000925" calcext:value-type="float">
            <text:p>0,257517819000925</text:p>
          </table:table-cell>
          <table:table-cell table:number-columns-repeated="6"/>
        </table:table-row>
        <table:table-row table:style-name="ro1">
          <table:table-cell office:value-type="float" office:value="152.55" calcext:value-type="float">
            <text:p>152,55</text:p>
          </table:table-cell>
          <table:table-cell office:value-type="float" office:value="5.93249074288088" calcext:value-type="float">
            <text:p>5,93249074288088</text:p>
          </table:table-cell>
          <table:table-cell office:value-type="float" office:value="12.3876544647315" calcext:value-type="float">
            <text:p>12,3876544647315</text:p>
          </table:table-cell>
          <table:table-cell table:formula="of:=SQRT(([.B341]-[.B340])^2+([.C341]-[.C340])^2)" office:value-type="float" office:value="0.151080707374596" calcext:value-type="float">
            <text:p>0,151080707374596</text:p>
          </table:table-cell>
          <table:table-cell table:formula="of:=[.A341]-[.A340]" office:value-type="float" office:value="0.449999999999989" calcext:value-type="float">
            <text:p>0,449999999999989</text:p>
          </table:table-cell>
          <table:table-cell table:formula="of:=[.D341]/[.E341]" office:value-type="float" office:value="0.335734905276888" calcext:value-type="float">
            <text:p>0,335734905276888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.75675365407618" calcext:value-type="float">
            <text:p>5,75675365407618</text:p>
          </table:table-cell>
          <table:table-cell office:value-type="float" office:value="12.4426341323352" calcext:value-type="float">
            <text:p>12,4426341323352</text:p>
          </table:table-cell>
          <table:table-cell table:formula="of:=SQRT(([.B342]-[.B341])^2+([.C342]-[.C341])^2)" office:value-type="float" office:value="0.184136602095765" calcext:value-type="float">
            <text:p>0,184136602095765</text:p>
          </table:table-cell>
          <table:table-cell table:formula="of:=[.A342]-[.A341]" office:value-type="float" office:value="0.449999999999989" calcext:value-type="float">
            <text:p>0,449999999999989</text:p>
          </table:table-cell>
          <table:table-cell table:formula="of:=[.D342]/[.E342]" office:value-type="float" office:value="0.409192449101711" calcext:value-type="float">
            <text:p>0,409192449101711</text:p>
          </table:table-cell>
          <table:table-cell table:number-columns-repeated="6"/>
        </table:table-row>
        <table:table-row table:style-name="ro1">
          <table:table-cell office:value-type="float" office:value="153.45" calcext:value-type="float">
            <text:p>153,45</text:p>
          </table:table-cell>
          <table:table-cell office:value-type="float" office:value="5.60454578921466" calcext:value-type="float">
            <text:p>5,60454578921466</text:p>
          </table:table-cell>
          <table:table-cell office:value-type="float" office:value="12.4902526394682" calcext:value-type="float">
            <text:p>12,4902526394682</text:p>
          </table:table-cell>
          <table:table-cell table:formula="of:=SQRT(([.B343]-[.B342])^2+([.C343]-[.C342])^2)" office:value-type="float" office:value="0.159482777588274" calcext:value-type="float">
            <text:p>0,159482777588274</text:p>
          </table:table-cell>
          <table:table-cell table:formula="of:=[.A343]-[.A342]" office:value-type="float" office:value="0.449999999999989" calcext:value-type="float">
            <text:p>0,449999999999989</text:p>
          </table:table-cell>
          <table:table-cell table:formula="of:=[.D343]/[.E343]" office:value-type="float" office:value="0.354406172418395" calcext:value-type="float">
            <text:p>0,354406172418395</text:p>
          </table:table-cell>
          <table:table-cell table:number-columns-repeated="6"/>
        </table:table-row>
        <table:table-row table:style-name="ro1">
          <table:table-cell office:value-type="float" office:value="153.9" calcext:value-type="float">
            <text:p>153,9</text:p>
          </table:table-cell>
          <table:table-cell office:value-type="float" office:value="5.5162337081832" calcext:value-type="float">
            <text:p>5,5162337081832</text:p>
          </table:table-cell>
          <table:table-cell office:value-type="float" office:value="12.5178812345105" calcext:value-type="float">
            <text:p>12,5178812345105</text:p>
          </table:table-cell>
          <table:table-cell table:formula="of:=SQRT(([.B344]-[.B343])^2+([.C344]-[.C343])^2)" office:value-type="float" office:value="0.0925330369118086" calcext:value-type="float">
            <text:p>0,0925330369118086</text:p>
          </table:table-cell>
          <table:table-cell table:formula="of:=[.A344]-[.A343]" office:value-type="float" office:value="0.449999999999989" calcext:value-type="float">
            <text:p>0,449999999999989</text:p>
          </table:table-cell>
          <table:table-cell table:formula="of:=[.D344]/[.E344]" office:value-type="float" office:value="0.205628970915135" calcext:value-type="float">
            <text:p>0,205628970915135</text:p>
          </table:table-cell>
          <table:table-cell table:number-columns-repeated="6"/>
        </table:table-row>
        <table:table-row table:style-name="ro1">
          <table:table-cell office:value-type="float" office:value="154.35" calcext:value-type="float">
            <text:p>154,35</text:p>
          </table:table-cell>
          <table:table-cell office:value-type="float" office:value="5.36316681847767" calcext:value-type="float">
            <text:p>5,36316681847767</text:p>
          </table:table-cell>
          <table:table-cell office:value-type="float" office:value="12.5657684891271" calcext:value-type="float">
            <text:p>12,5657684891271</text:p>
          </table:table-cell>
          <table:table-cell table:formula="of:=SQRT(([.B345]-[.B344])^2+([.C345]-[.C344])^2)" office:value-type="float" office:value="0.160382860302571" calcext:value-type="float">
            <text:p>0,160382860302571</text:p>
          </table:table-cell>
          <table:table-cell table:formula="of:=[.A345]-[.A344]" office:value-type="float" office:value="0.449999999999989" calcext:value-type="float">
            <text:p>0,449999999999989</text:p>
          </table:table-cell>
          <table:table-cell table:formula="of:=[.D345]/[.E345]" office:value-type="float" office:value="0.356406356227945" calcext:value-type="float">
            <text:p>0,356406356227945</text:p>
          </table:table-cell>
          <table:table-cell table:number-columns-repeated="6"/>
        </table:table-row>
        <table:table-row table:style-name="ro1">
          <table:table-cell office:value-type="float" office:value="154.8" calcext:value-type="float">
            <text:p>154,8</text:p>
          </table:table-cell>
          <table:table-cell office:value-type="float" office:value="5.24341319927239" calcext:value-type="float">
            <text:p>5,24341319927239</text:p>
          </table:table-cell>
          <table:table-cell office:value-type="float" office:value="12.6032336265266" calcext:value-type="float">
            <text:p>12,6032336265266</text:p>
          </table:table-cell>
          <table:table-cell table:formula="of:=SQRT(([.B346]-[.B345])^2+([.C346]-[.C345])^2)" office:value-type="float" office:value="0.125477351873265" calcext:value-type="float">
            <text:p>0,125477351873265</text:p>
          </table:table-cell>
          <table:table-cell table:formula="of:=[.A346]-[.A345]" office:value-type="float" office:value="0.449999999999989" calcext:value-type="float">
            <text:p>0,449999999999989</text:p>
          </table:table-cell>
          <table:table-cell table:formula="of:=[.D346]/[.E346]" office:value-type="float" office:value="0.278838559718374" calcext:value-type="float">
            <text:p>0,278838559718374</text:p>
          </table:table-cell>
          <table:table-cell table:number-columns-repeated="6"/>
        </table:table-row>
        <table:table-row table:style-name="ro1">
          <table:table-cell office:value-type="float" office:value="155.25" calcext:value-type="float">
            <text:p>155,25</text:p>
          </table:table-cell>
          <table:table-cell office:value-type="float" office:value="5.08481374013767" calcext:value-type="float">
            <text:p>5,08481374013767</text:p>
          </table:table-cell>
          <table:table-cell office:value-type="float" office:value="12.6528517555435" calcext:value-type="float">
            <text:p>12,6528517555435</text:p>
          </table:table-cell>
          <table:table-cell table:formula="of:=SQRT(([.B347]-[.B346])^2+([.C347]-[.C346])^2)" office:value-type="float" office:value="0.166179863897408" calcext:value-type="float">
            <text:p>0,166179863897408</text:p>
          </table:table-cell>
          <table:table-cell table:formula="of:=[.A347]-[.A346]" office:value-type="float" office:value="0.449999999999989" calcext:value-type="float">
            <text:p>0,449999999999989</text:p>
          </table:table-cell>
          <table:table-cell table:formula="of:=[.D347]/[.E347]" office:value-type="float" office:value="0.369288586438694" calcext:value-type="float">
            <text:p>0,369288586438694</text:p>
          </table:table-cell>
          <table:table-cell table:number-columns-repeated="6"/>
        </table:table-row>
        <table:table-row table:style-name="ro1">
          <table:table-cell office:value-type="float" office:value="155.7" calcext:value-type="float">
            <text:p>155,7</text:p>
          </table:table-cell>
          <table:table-cell office:value-type="float" office:value="4.93196794071987" calcext:value-type="float">
            <text:p>4,93196794071987</text:p>
          </table:table-cell>
          <table:table-cell office:value-type="float" office:value="12.7006698416617" calcext:value-type="float">
            <text:p>12,7006698416617</text:p>
          </table:table-cell>
          <table:table-cell table:formula="of:=SQRT(([.B348]-[.B347])^2+([.C348]-[.C347])^2)" office:value-type="float" office:value="0.160151202804339" calcext:value-type="float">
            <text:p>0,160151202804339</text:p>
          </table:table-cell>
          <table:table-cell table:formula="of:=[.A348]-[.A347]" office:value-type="float" office:value="0.449999999999989" calcext:value-type="float">
            <text:p>0,449999999999989</text:p>
          </table:table-cell>
          <table:table-cell table:formula="of:=[.D348]/[.E348]" office:value-type="float" office:value="0.355891561787429" calcext:value-type="float">
            <text:p>0,355891561787429</text:p>
          </table:table-cell>
          <table:table-cell table:number-columns-repeated="6"/>
        </table:table-row>
        <table:table-row table:style-name="ro1">
          <table:table-cell office:value-type="float" office:value="156.15" calcext:value-type="float">
            <text:p>156,15</text:p>
          </table:table-cell>
          <table:table-cell office:value-type="float" office:value="4.82287115584546" calcext:value-type="float">
            <text:p>4,82287115584546</text:p>
          </table:table-cell>
          <table:table-cell office:value-type="float" office:value="12.7348009690739" calcext:value-type="float">
            <text:p>12,7348009690739</text:p>
          </table:table-cell>
          <table:table-cell table:formula="of:=SQRT(([.B349]-[.B348])^2+([.C349]-[.C348])^2)" office:value-type="float" office:value="0.114311164495677" calcext:value-type="float">
            <text:p>0,114311164495677</text:p>
          </table:table-cell>
          <table:table-cell table:formula="of:=[.A349]-[.A348]" office:value-type="float" office:value="0.449999999999989" calcext:value-type="float">
            <text:p>0,449999999999989</text:p>
          </table:table-cell>
          <table:table-cell table:formula="of:=[.D349]/[.E349]" office:value-type="float" office:value="0.2540248099904" calcext:value-type="float">
            <text:p>0,2540248099904</text:p>
          </table:table-cell>
          <table:table-cell table:number-columns-repeated="6"/>
        </table:table-row>
        <table:table-row table:style-name="ro1">
          <table:table-cell office:value-type="float" office:value="156.6" calcext:value-type="float">
            <text:p>156,6</text:p>
          </table:table-cell>
          <table:table-cell office:value-type="float" office:value="4.72014344632303" calcext:value-type="float">
            <text:p>4,72014344632303</text:p>
          </table:table-cell>
          <table:table-cell office:value-type="float" office:value="12.7669395196875" calcext:value-type="float">
            <text:p>12,7669395196875</text:p>
          </table:table-cell>
          <table:table-cell table:formula="of:=SQRT(([.B350]-[.B349])^2+([.C350]-[.C349])^2)" office:value-type="float" office:value="0.107637673419998" calcext:value-type="float">
            <text:p>0,107637673419998</text:p>
          </table:table-cell>
          <table:table-cell table:formula="of:=[.A350]-[.A349]" office:value-type="float" office:value="0.449999999999989" calcext:value-type="float">
            <text:p>0,449999999999989</text:p>
          </table:table-cell>
          <table:table-cell table:formula="of:=[.D350]/[.E350]" office:value-type="float" office:value="0.239194829822224" calcext:value-type="float">
            <text:p>0,239194829822224</text:p>
          </table:table-cell>
          <table:table-cell table:number-columns-repeated="6"/>
        </table:table-row>
        <table:table-row table:style-name="ro1">
          <table:table-cell office:value-type="float" office:value="157.05" calcext:value-type="float">
            <text:p>157,05</text:p>
          </table:table-cell>
          <table:table-cell office:value-type="float" office:value="4.64247825830006" calcext:value-type="float">
            <text:p>4,64247825830006</text:p>
          </table:table-cell>
          <table:table-cell office:value-type="float" office:value="12.7912372149033" calcext:value-type="float">
            <text:p>12,7912372149033</text:p>
          </table:table-cell>
          <table:table-cell table:formula="of:=SQRT(([.B351]-[.B350])^2+([.C351]-[.C350])^2)" office:value-type="float" office:value="0.0813772660111182" calcext:value-type="float">
            <text:p>0,0813772660111182</text:p>
          </table:table-cell>
          <table:table-cell table:formula="of:=[.A351]-[.A350]" office:value-type="float" office:value="0.449999999999989" calcext:value-type="float">
            <text:p>0,449999999999989</text:p>
          </table:table-cell>
          <table:table-cell table:formula="of:=[.D351]/[.E351]" office:value-type="float" office:value="0.180838368913601" calcext:value-type="float">
            <text:p>0,180838368913601</text:p>
          </table:table-cell>
          <table:table-cell table:number-columns-repeated="6"/>
        </table:table-row>
        <table:table-row table:style-name="ro1">
          <table:table-cell office:value-type="float" office:value="157.5" calcext:value-type="float">
            <text:p>157,5</text:p>
          </table:table-cell>
          <table:table-cell office:value-type="float" office:value="4.54302305408604" calcext:value-type="float">
            <text:p>4,54302305408604</text:p>
          </table:table-cell>
          <table:table-cell office:value-type="float" office:value="12.822351956284" calcext:value-type="float">
            <text:p>12,822351956284</text:p>
          </table:table-cell>
          <table:table-cell table:formula="of:=SQRT(([.B352]-[.B351])^2+([.C352]-[.C351])^2)" office:value-type="float" office:value="0.104208755757083" calcext:value-type="float">
            <text:p>0,104208755757083</text:p>
          </table:table-cell>
          <table:table-cell table:formula="of:=[.A352]-[.A351]" office:value-type="float" office:value="0.449999999999989" calcext:value-type="float">
            <text:p>0,449999999999989</text:p>
          </table:table-cell>
          <table:table-cell table:formula="of:=[.D352]/[.E352]" office:value-type="float" office:value="0.231575012793525" calcext:value-type="float">
            <text:p>0,231575012793525</text:p>
          </table:table-cell>
          <table:table-cell table:number-columns-repeated="6"/>
        </table:table-row>
        <table:table-row table:style-name="ro1">
          <table:table-cell office:value-type="float" office:value="157.95" calcext:value-type="float">
            <text:p>157,95</text:p>
          </table:table-cell>
          <table:table-cell office:value-type="float" office:value="4.45847256506291" calcext:value-type="float">
            <text:p>4,45847256506291</text:p>
          </table:table-cell>
          <table:table-cell office:value-type="float" office:value="12.8488037304305" calcext:value-type="float">
            <text:p>12,8488037304305</text:p>
          </table:table-cell>
          <table:table-cell table:formula="of:=SQRT(([.B353]-[.B352])^2+([.C353]-[.C352])^2)" office:value-type="float" office:value="0.0885916562072821" calcext:value-type="float">
            <text:p>0,0885916562072821</text:p>
          </table:table-cell>
          <table:table-cell table:formula="of:=[.A353]-[.A352]" office:value-type="float" office:value="0.449999999999989" calcext:value-type="float">
            <text:p>0,449999999999989</text:p>
          </table:table-cell>
          <table:table-cell table:formula="of:=[.D353]/[.E353]" office:value-type="float" office:value="0.196870347127298" calcext:value-type="float">
            <text:p>0,196870347127298</text:p>
          </table:table-cell>
          <table:table-cell table:number-columns-repeated="6"/>
        </table:table-row>
        <table:table-row table:style-name="ro1">
          <table:table-cell office:value-type="float" office:value="158.4" calcext:value-type="float">
            <text:p>158,4</text:p>
          </table:table-cell>
          <table:table-cell office:value-type="float" office:value="4.36003757351536" calcext:value-type="float">
            <text:p>4,36003757351536</text:p>
          </table:table-cell>
          <table:table-cell office:value-type="float" office:value="12.8795992964244" calcext:value-type="float">
            <text:p>12,8795992964244</text:p>
          </table:table-cell>
          <table:table-cell table:formula="of:=SQRT(([.B354]-[.B353])^2+([.C354]-[.C353])^2)" office:value-type="float" office:value="0.103139781102402" calcext:value-type="float">
            <text:p>0,103139781102402</text:p>
          </table:table-cell>
          <table:table-cell table:formula="of:=[.A354]-[.A353]" office:value-type="float" office:value="0.449999999999989" calcext:value-type="float">
            <text:p>0,449999999999989</text:p>
          </table:table-cell>
          <table:table-cell table:formula="of:=[.D354]/[.E354]" office:value-type="float" office:value="0.229199513560898" calcext:value-type="float">
            <text:p>0,229199513560898</text:p>
          </table:table-cell>
          <table:table-cell table:number-columns-repeated="6"/>
        </table:table-row>
        <table:table-row table:style-name="ro1">
          <table:table-cell office:value-type="float" office:value="158.85" calcext:value-type="float">
            <text:p>158,85</text:p>
          </table:table-cell>
          <table:table-cell office:value-type="float" office:value="4.18794289369307" calcext:value-type="float">
            <text:p>4,18794289369307</text:p>
          </table:table-cell>
          <table:table-cell office:value-type="float" office:value="12.9334394297586" calcext:value-type="float">
            <text:p>12,9334394297586</text:p>
          </table:table-cell>
          <table:table-cell table:formula="of:=SQRT(([.B355]-[.B354])^2+([.C355]-[.C354])^2)" office:value-type="float" office:value="0.180320100877803" calcext:value-type="float">
            <text:p>0,180320100877803</text:p>
          </table:table-cell>
          <table:table-cell table:formula="of:=[.A355]-[.A354]" office:value-type="float" office:value="0.449999999999989" calcext:value-type="float">
            <text:p>0,449999999999989</text:p>
          </table:table-cell>
          <table:table-cell table:formula="of:=[.D355]/[.E355]" office:value-type="float" office:value="0.400711335284017" calcext:value-type="float">
            <text:p>0,400711335284017</text:p>
          </table:table-cell>
          <table:table-cell table:number-columns-repeated="6"/>
        </table:table-row>
        <table:table-row table:style-name="ro1">
          <table:table-cell office:value-type="float" office:value="159.3" calcext:value-type="float">
            <text:p>159,3</text:p>
          </table:table-cell>
          <table:table-cell office:value-type="float" office:value="4.10688267195077" calcext:value-type="float">
            <text:p>4,10688267195077</text:p>
          </table:table-cell>
          <table:table-cell office:value-type="float" office:value="12.9587992674434" calcext:value-type="float">
            <text:p>12,9587992674434</text:p>
          </table:table-cell>
          <table:table-cell table:formula="of:=SQRT(([.B356]-[.B355])^2+([.C356]-[.C355])^2)" office:value-type="float" office:value="0.0849345684412979" calcext:value-type="float">
            <text:p>0,0849345684412979</text:p>
          </table:table-cell>
          <table:table-cell table:formula="of:=[.A356]-[.A355]" office:value-type="float" office:value="0.449999999999989" calcext:value-type="float">
            <text:p>0,449999999999989</text:p>
          </table:table-cell>
          <table:table-cell table:formula="of:=[.D356]/[.E356]" office:value-type="float" office:value="0.188743485425111" calcext:value-type="float">
            <text:p>0,188743485425111</text:p>
          </table:table-cell>
          <table:table-cell table:number-columns-repeated="6"/>
        </table:table-row>
        <table:table-row table:style-name="ro1">
          <table:table-cell office:value-type="float" office:value="159.75" calcext:value-type="float">
            <text:p>159,75</text:p>
          </table:table-cell>
          <table:table-cell office:value-type="float" office:value="3.94607348358707" calcext:value-type="float">
            <text:p>3,94607348358707</text:p>
          </table:table-cell>
          <table:table-cell office:value-type="float" office:value="13.0091087142654" calcext:value-type="float">
            <text:p>13,0091087142654</text:p>
          </table:table-cell>
          <table:table-cell table:formula="of:=SQRT(([.B357]-[.B356])^2+([.C357]-[.C356])^2)" office:value-type="float" office:value="0.168495209135829" calcext:value-type="float">
            <text:p>0,168495209135829</text:p>
          </table:table-cell>
          <table:table-cell table:formula="of:=[.A357]-[.A356]" office:value-type="float" office:value="0.449999999999989" calcext:value-type="float">
            <text:p>0,449999999999989</text:p>
          </table:table-cell>
          <table:table-cell table:formula="of:=[.D357]/[.E357]" office:value-type="float" office:value="0.374433798079629" calcext:value-type="float">
            <text:p>0,374433798079629</text:p>
          </table:table-cell>
          <table:table-cell table:number-columns-repeated="6"/>
        </table:table-row>
        <table:table-row table:style-name="ro1">
          <table:table-cell office:value-type="float" office:value="160.2" calcext:value-type="float">
            <text:p>160,2</text:p>
          </table:table-cell>
          <table:table-cell office:value-type="float" office:value="3.78272603574107" calcext:value-type="float">
            <text:p>3,78272603574107</text:p>
          </table:table-cell>
          <table:table-cell office:value-type="float" office:value="13.0602122601793" calcext:value-type="float">
            <text:p>13,0602122601793</text:p>
          </table:table-cell>
          <table:table-cell table:formula="of:=SQRT(([.B358]-[.B357])^2+([.C358]-[.C357])^2)" office:value-type="float" office:value="0.171154787028502" calcext:value-type="float">
            <text:p>0,171154787028502</text:p>
          </table:table-cell>
          <table:table-cell table:formula="of:=[.A358]-[.A357]" office:value-type="float" office:value="0.449999999999989" calcext:value-type="float">
            <text:p>0,449999999999989</text:p>
          </table:table-cell>
          <table:table-cell table:formula="of:=[.D358]/[.E358]" office:value-type="float" office:value="0.380343971174458" calcext:value-type="float">
            <text:p>0,380343971174458</text:p>
          </table:table-cell>
          <table:table-cell table:number-columns-repeated="6"/>
        </table:table-row>
        <table:table-row table:style-name="ro1">
          <table:table-cell office:value-type="float" office:value="160.65" calcext:value-type="float">
            <text:p>160,65</text:p>
          </table:table-cell>
          <table:table-cell office:value-type="float" office:value="3.60671025797003" calcext:value-type="float">
            <text:p>3,60671025797003</text:p>
          </table:table-cell>
          <table:table-cell office:value-type="float" office:value="13.1152791161326" calcext:value-type="float">
            <text:p>13,1152791161326</text:p>
          </table:table-cell>
          <table:table-cell table:formula="of:=SQRT(([.B359]-[.B358])^2+([.C359]-[.C358])^2)" office:value-type="float" office:value="0.184428611253604" calcext:value-type="float">
            <text:p>0,184428611253604</text:p>
          </table:table-cell>
          <table:table-cell table:formula="of:=[.A359]-[.A358]" office:value-type="float" office:value="0.449999999999989" calcext:value-type="float">
            <text:p>0,449999999999989</text:p>
          </table:table-cell>
          <table:table-cell table:formula="of:=[.D359]/[.E359]" office:value-type="float" office:value="0.409841358341353" calcext:value-type="float">
            <text:p>0,409841358341353</text:p>
          </table:table-cell>
          <table:table-cell table:number-columns-repeated="6"/>
        </table:table-row>
        <table:table-row table:style-name="ro1">
          <table:table-cell office:value-type="float" office:value="161.1" calcext:value-type="float">
            <text:p>161,1</text:p>
          </table:table-cell>
          <table:table-cell office:value-type="float" office:value="3.47645737458354" calcext:value-type="float">
            <text:p>3,47645737458354</text:p>
          </table:table-cell>
          <table:table-cell office:value-type="float" office:value="13.1560289674118" calcext:value-type="float">
            <text:p>13,1560289674118</text:p>
          </table:table-cell>
          <table:table-cell table:formula="of:=SQRT(([.B360]-[.B359])^2+([.C360]-[.C359])^2)" office:value-type="float" office:value="0.1364784378932" calcext:value-type="float">
            <text:p>0,1364784378932</text:p>
          </table:table-cell>
          <table:table-cell table:formula="of:=[.A360]-[.A359]" office:value-type="float" office:value="0.449999999999989" calcext:value-type="float">
            <text:p>0,449999999999989</text:p>
          </table:table-cell>
          <table:table-cell table:formula="of:=[.D360]/[.E360]" office:value-type="float" office:value="0.303285417540452" calcext:value-type="float">
            <text:p>0,303285417540452</text:p>
          </table:table-cell>
          <table:table-cell table:number-columns-repeated="6"/>
        </table:table-row>
        <table:table-row table:style-name="ro1">
          <table:table-cell office:value-type="float" office:value="161.55" calcext:value-type="float">
            <text:p>161,55</text:p>
          </table:table-cell>
          <table:table-cell office:value-type="float" office:value="3.35101525102395" calcext:value-type="float">
            <text:p>3,35101525102395</text:p>
          </table:table-cell>
          <table:table-cell office:value-type="float" office:value="13.1952737637364" calcext:value-type="float">
            <text:p>13,1952737637364</text:p>
          </table:table-cell>
          <table:table-cell table:formula="of:=SQRT(([.B361]-[.B360])^2+([.C361]-[.C360])^2)" office:value-type="float" office:value="0.131437743444191" calcext:value-type="float">
            <text:p>0,131437743444191</text:p>
          </table:table-cell>
          <table:table-cell table:formula="of:=[.A361]-[.A360]" office:value-type="float" office:value="0.449999999999989" calcext:value-type="float">
            <text:p>0,449999999999989</text:p>
          </table:table-cell>
          <table:table-cell table:formula="of:=[.D361]/[.E361]" office:value-type="float" office:value="0.292083874320432" calcext:value-type="float">
            <text:p>0,292083874320432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.18083220529121" calcext:value-type="float">
            <text:p>3,18083220529121</text:p>
          </table:table-cell>
          <table:table-cell office:value-type="float" office:value="13.2485158388716" calcext:value-type="float">
            <text:p>13,2485158388716</text:p>
          </table:table-cell>
          <table:table-cell table:formula="of:=SQRT(([.B362]-[.B361])^2+([.C362]-[.C361])^2)" office:value-type="float" office:value="0.178317098505936" calcext:value-type="float">
            <text:p>0,178317098505936</text:p>
          </table:table-cell>
          <table:table-cell table:formula="of:=[.A362]-[.A361]" office:value-type="float" office:value="0.449999999999989" calcext:value-type="float">
            <text:p>0,449999999999989</text:p>
          </table:table-cell>
          <table:table-cell table:formula="of:=[.D362]/[.E362]" office:value-type="float" office:value="0.396260218902089" calcext:value-type="float">
            <text:p>0,396260218902089</text:p>
          </table:table-cell>
          <table:table-cell table:number-columns-repeated="6"/>
        </table:table-row>
        <table:table-row table:style-name="ro1">
          <table:table-cell office:value-type="float" office:value="162.45" calcext:value-type="float">
            <text:p>162,45</text:p>
          </table:table-cell>
          <table:table-cell office:value-type="float" office:value="2.99840988659387" calcext:value-type="float">
            <text:p>2,99840988659387</text:p>
          </table:table-cell>
          <table:table-cell office:value-type="float" office:value="13.3055869927966" calcext:value-type="float">
            <text:p>13,3055869927966</text:p>
          </table:table-cell>
          <table:table-cell table:formula="of:=SQRT(([.B363]-[.B362])^2+([.C363]-[.C362])^2)" office:value-type="float" office:value="0.191141358604671" calcext:value-type="float">
            <text:p>0,191141358604671</text:p>
          </table:table-cell>
          <table:table-cell table:formula="of:=[.A363]-[.A362]" office:value-type="float" office:value="0.449999999999989" calcext:value-type="float">
            <text:p>0,449999999999989</text:p>
          </table:table-cell>
          <table:table-cell table:formula="of:=[.D363]/[.E363]" office:value-type="float" office:value="0.424758574677056" calcext:value-type="float">
            <text:p>0,424758574677056</text:p>
          </table:table-cell>
          <table:table-cell table:number-columns-repeated="6"/>
        </table:table-row>
        <table:table-row table:style-name="ro1">
          <table:table-cell office:value-type="float" office:value="162.9" calcext:value-type="float">
            <text:p>162,9</text:p>
          </table:table-cell>
          <table:table-cell office:value-type="float" office:value="2.83726385359598" calcext:value-type="float">
            <text:p>2,83726385359598</text:p>
          </table:table-cell>
          <table:table-cell office:value-type="float" office:value="13.3560018220745" calcext:value-type="float">
            <text:p>13,3560018220745</text:p>
          </table:table-cell>
          <table:table-cell table:formula="of:=SQRT(([.B364]-[.B363])^2+([.C364]-[.C363])^2)" office:value-type="float" office:value="0.168848153564325" calcext:value-type="float">
            <text:p>0,168848153564325</text:p>
          </table:table-cell>
          <table:table-cell table:formula="of:=[.A364]-[.A363]" office:value-type="float" office:value="0.449999999999989" calcext:value-type="float">
            <text:p>0,449999999999989</text:p>
          </table:table-cell>
          <table:table-cell table:formula="of:=[.D364]/[.E364]" office:value-type="float" office:value="0.375218119031842" calcext:value-type="float">
            <text:p>0,375218119031842</text:p>
          </table:table-cell>
          <table:table-cell table:number-columns-repeated="6"/>
        </table:table-row>
        <table:table-row table:style-name="ro1">
          <table:table-cell office:value-type="float" office:value="163.35" calcext:value-type="float">
            <text:p>163,35</text:p>
          </table:table-cell>
          <table:table-cell office:value-type="float" office:value="2.72084589530401" calcext:value-type="float">
            <text:p>2,72084589530401</text:p>
          </table:table-cell>
          <table:table-cell office:value-type="float" office:value="13.3924233918953" calcext:value-type="float">
            <text:p>13,3924233918953</text:p>
          </table:table-cell>
          <table:table-cell table:formula="of:=SQRT(([.B365]-[.B364])^2+([.C365]-[.C364])^2)" office:value-type="float" office:value="0.121982260026128" calcext:value-type="float">
            <text:p>0,121982260026128</text:p>
          </table:table-cell>
          <table:table-cell table:formula="of:=[.A365]-[.A364]" office:value-type="float" office:value="0.449999999999989" calcext:value-type="float">
            <text:p>0,449999999999989</text:p>
          </table:table-cell>
          <table:table-cell table:formula="of:=[.D365]/[.E365]" office:value-type="float" office:value="0.271071688946958" calcext:value-type="float">
            <text:p>0,271071688946958</text:p>
          </table:table-cell>
          <table:table-cell table:number-columns-repeated="6"/>
        </table:table-row>
        <table:table-row table:style-name="ro1">
          <table:table-cell office:value-type="float" office:value="163.8" calcext:value-type="float">
            <text:p>163,8</text:p>
          </table:table-cell>
          <table:table-cell office:value-type="float" office:value="2.51916532240538" calcext:value-type="float">
            <text:p>2,51916532240538</text:p>
          </table:table-cell>
          <table:table-cell office:value-type="float" office:value="13.4555195256456" calcext:value-type="float">
            <text:p>13,4555195256456</text:p>
          </table:table-cell>
          <table:table-cell table:formula="of:=SQRT(([.B366]-[.B365])^2+([.C366]-[.C365])^2)" office:value-type="float" office:value="0.21132007850404" calcext:value-type="float">
            <text:p>0,21132007850404</text:p>
          </table:table-cell>
          <table:table-cell table:formula="of:=[.A366]-[.A365]" office:value-type="float" office:value="0.449999999999989" calcext:value-type="float">
            <text:p>0,449999999999989</text:p>
          </table:table-cell>
          <table:table-cell table:formula="of:=[.D366]/[.E366]" office:value-type="float" office:value="0.469600174453434" calcext:value-type="float">
            <text:p>0,469600174453434</text:p>
          </table:table-cell>
          <table:table-cell table:number-columns-repeated="6"/>
        </table:table-row>
        <table:table-row table:style-name="ro1">
          <table:table-cell office:value-type="float" office:value="164.25" calcext:value-type="float">
            <text:p>164,25</text:p>
          </table:table-cell>
          <table:table-cell office:value-type="float" office:value="2.31468681430577" calcext:value-type="float">
            <text:p>2,31468681430577</text:p>
          </table:table-cell>
          <table:table-cell office:value-type="float" office:value="13.5194909985083" calcext:value-type="float">
            <text:p>13,5194909985083</text:p>
          </table:table-cell>
          <table:table-cell table:formula="of:=SQRT(([.B367]-[.B366])^2+([.C367]-[.C366])^2)" office:value-type="float" office:value="0.21425174355151" calcext:value-type="float">
            <text:p>0,21425174355151</text:p>
          </table:table-cell>
          <table:table-cell table:formula="of:=[.A367]-[.A366]" office:value-type="float" office:value="0.449999999999989" calcext:value-type="float">
            <text:p>0,449999999999989</text:p>
          </table:table-cell>
          <table:table-cell table:formula="of:=[.D367]/[.E367]" office:value-type="float" office:value="0.476114985670034" calcext:value-type="float">
            <text:p>0,476114985670034</text:p>
          </table:table-cell>
          <table:table-cell table:number-columns-repeated="6"/>
        </table:table-row>
        <table:table-row table:style-name="ro1">
          <table:table-cell office:value-type="float" office:value="164.7" calcext:value-type="float">
            <text:p>164,7</text:p>
          </table:table-cell>
          <table:table-cell office:value-type="float" office:value="2.21561864374713" calcext:value-type="float">
            <text:p>2,21561864374713</text:p>
          </table:table-cell>
          <table:table-cell office:value-type="float" office:value="13.5504846557065" calcext:value-type="float">
            <text:p>13,5504846557065</text:p>
          </table:table-cell>
          <table:table-cell table:formula="of:=SQRT(([.B368]-[.B367])^2+([.C368]-[.C367])^2)" office:value-type="float" office:value="0.103803223477687" calcext:value-type="float">
            <text:p>0,103803223477687</text:p>
          </table:table-cell>
          <table:table-cell table:formula="of:=[.A368]-[.A367]" office:value-type="float" office:value="0.449999999999989" calcext:value-type="float">
            <text:p>0,449999999999989</text:p>
          </table:table-cell>
          <table:table-cell table:formula="of:=[.D368]/[.E368]" office:value-type="float" office:value="0.230673829950422" calcext:value-type="float">
            <text:p>0,230673829950422</text:p>
          </table:table-cell>
          <table:table-cell table:number-columns-repeated="6"/>
        </table:table-row>
        <table:table-row table:style-name="ro1">
          <table:table-cell office:value-type="float" office:value="165.15" calcext:value-type="float">
            <text:p>165,15</text:p>
          </table:table-cell>
          <table:table-cell office:value-type="float" office:value="2.02600116687965" calcext:value-type="float">
            <text:p>2,02600116687965</text:p>
          </table:table-cell>
          <table:table-cell office:value-type="float" office:value="13.6098068279409" calcext:value-type="float">
            <text:p>13,6098068279409</text:p>
          </table:table-cell>
          <table:table-cell table:formula="of:=SQRT(([.B369]-[.B368])^2+([.C369]-[.C368])^2)" office:value-type="float" office:value="0.198680415874826" calcext:value-type="float">
            <text:p>0,198680415874826</text:p>
          </table:table-cell>
          <table:table-cell table:formula="of:=[.A369]-[.A368]" office:value-type="float" office:value="0.449999999999989" calcext:value-type="float">
            <text:p>0,449999999999989</text:p>
          </table:table-cell>
          <table:table-cell table:formula="of:=[.D369]/[.E369]" office:value-type="float" office:value="0.441512035277403" calcext:value-type="float">
            <text:p>0,441512035277403</text:p>
          </table:table-cell>
          <table:table-cell table:number-columns-repeated="6"/>
        </table:table-row>
        <table:table-row table:style-name="ro1">
          <table:table-cell office:value-type="float" office:value="165.6" calcext:value-type="float">
            <text:p>165,6</text:p>
          </table:table-cell>
          <table:table-cell office:value-type="float" office:value="1.94662208573527" calcext:value-type="float">
            <text:p>1,94662208573527</text:p>
          </table:table-cell>
          <table:table-cell office:value-type="float" office:value="13.6346407177344" calcext:value-type="float">
            <text:p>13,6346407177344</text:p>
          </table:table-cell>
          <table:table-cell table:formula="of:=SQRT(([.B370]-[.B369])^2+([.C370]-[.C369])^2)" office:value-type="float" office:value="0.0831730762062042" calcext:value-type="float">
            <text:p>0,0831730762062042</text:p>
          </table:table-cell>
          <table:table-cell table:formula="of:=[.A370]-[.A369]" office:value-type="float" office:value="0.449999999999989" calcext:value-type="float">
            <text:p>0,449999999999989</text:p>
          </table:table-cell>
          <table:table-cell table:formula="of:=[.D370]/[.E370]" office:value-type="float" office:value="0.184829058236014" calcext:value-type="float">
            <text:p>0,184829058236014</text:p>
          </table:table-cell>
          <table:table-cell table:number-columns-repeated="6"/>
        </table:table-row>
        <table:table-row table:style-name="ro1">
          <table:table-cell office:value-type="float" office:value="166.05" calcext:value-type="float">
            <text:p>166,05</text:p>
          </table:table-cell>
          <table:table-cell office:value-type="float" office:value="1.80045524436575" calcext:value-type="float">
            <text:p>1,80045524436575</text:p>
          </table:table-cell>
          <table:table-cell office:value-type="float" office:value="13.6803692796894" calcext:value-type="float">
            <text:p>13,6803692796894</text:p>
          </table:table-cell>
          <table:table-cell table:formula="of:=SQRT(([.B371]-[.B370])^2+([.C371]-[.C370])^2)" office:value-type="float" office:value="0.153153017908275" calcext:value-type="float">
            <text:p>0,153153017908275</text:p>
          </table:table-cell>
          <table:table-cell table:formula="of:=[.A371]-[.A370]" office:value-type="float" office:value="0.449999999999989" calcext:value-type="float">
            <text:p>0,449999999999989</text:p>
          </table:table-cell>
          <table:table-cell table:formula="of:=[.D371]/[.E371]" office:value-type="float" office:value="0.340340039796176" calcext:value-type="float">
            <text:p>0,340340039796176</text:p>
          </table:table-cell>
          <table:table-cell table:number-columns-repeated="6"/>
        </table:table-row>
        <table:table-row table:style-name="ro1">
          <table:table-cell office:value-type="float" office:value="166.5" calcext:value-type="float">
            <text:p>166,5</text:p>
          </table:table-cell>
          <table:table-cell office:value-type="float" office:value="1.61746175441862" calcext:value-type="float">
            <text:p>1,61746175441862</text:p>
          </table:table-cell>
          <table:table-cell office:value-type="float" office:value="13.7376191255779" calcext:value-type="float">
            <text:p>13,7376191255779</text:p>
          </table:table-cell>
          <table:table-cell table:formula="of:=SQRT(([.B372]-[.B371])^2+([.C372]-[.C371])^2)" office:value-type="float" office:value="0.191739829501544" calcext:value-type="float">
            <text:p>0,191739829501544</text:p>
          </table:table-cell>
          <table:table-cell table:formula="of:=[.A372]-[.A371]" office:value-type="float" office:value="0.449999999999989" calcext:value-type="float">
            <text:p>0,449999999999989</text:p>
          </table:table-cell>
          <table:table-cell table:formula="of:=[.D372]/[.E372]" office:value-type="float" office:value="0.426088510003441" calcext:value-type="float">
            <text:p>0,426088510003441</text:p>
          </table:table-cell>
          <table:table-cell table:number-columns-repeated="6"/>
        </table:table-row>
        <table:table-row table:style-name="ro1">
          <table:table-cell office:value-type="float" office:value="166.95" calcext:value-type="float">
            <text:p>166,95</text:p>
          </table:table-cell>
          <table:table-cell office:value-type="float" office:value="1.44858818561911" calcext:value-type="float">
            <text:p>1,44858818561911</text:p>
          </table:table-cell>
          <table:table-cell office:value-type="float" office:value="13.7904515284748" calcext:value-type="float">
            <text:p>13,7904515284748</text:p>
          </table:table-cell>
          <table:table-cell table:formula="of:=SQRT(([.B373]-[.B372])^2+([.C373]-[.C372])^2)" office:value-type="float" office:value="0.176945033936945" calcext:value-type="float">
            <text:p>0,176945033936945</text:p>
          </table:table-cell>
          <table:table-cell table:formula="of:=[.A373]-[.A372]" office:value-type="float" office:value="0.449999999999989" calcext:value-type="float">
            <text:p>0,449999999999989</text:p>
          </table:table-cell>
          <table:table-cell table:formula="of:=[.D373]/[.E373]" office:value-type="float" office:value="0.393211186526555" calcext:value-type="float">
            <text:p>0,393211186526555</text:p>
          </table:table-cell>
          <table:table-cell table:number-columns-repeated="6"/>
        </table:table-row>
        <table:table-row table:style-name="ro1">
          <table:table-cell office:value-type="float" office:value="167.4" calcext:value-type="float">
            <text:p>167,4</text:p>
          </table:table-cell>
          <table:table-cell office:value-type="float" office:value="1.36788808950215" calcext:value-type="float">
            <text:p>1,36788808950215</text:p>
          </table:table-cell>
          <table:table-cell office:value-type="float" office:value="13.8156987002032" calcext:value-type="float">
            <text:p>13,8156987002032</text:p>
          </table:table-cell>
          <table:table-cell table:formula="of:=SQRT(([.B374]-[.B373])^2+([.C374]-[.C373])^2)" office:value-type="float" office:value="0.0845572302855878" calcext:value-type="float">
            <text:p>0,0845572302855878</text:p>
          </table:table-cell>
          <table:table-cell table:formula="of:=[.A374]-[.A373]" office:value-type="float" office:value="0.449999999999989" calcext:value-type="float">
            <text:p>0,449999999999989</text:p>
          </table:table-cell>
          <table:table-cell table:formula="of:=[.D374]/[.E374]" office:value-type="float" office:value="0.1879049561902" calcext:value-type="float">
            <text:p>0,1879049561902</text:p>
          </table:table-cell>
          <table:table-cell table:number-columns-repeated="6"/>
        </table:table-row>
        <table:table-row table:style-name="ro1">
          <table:table-cell office:value-type="float" office:value="167.85" calcext:value-type="float">
            <text:p>167,85</text:p>
          </table:table-cell>
          <table:table-cell office:value-type="float" office:value="1.19730282480849" calcext:value-type="float">
            <text:p>1,19730282480849</text:p>
          </table:table-cell>
          <table:table-cell office:value-type="float" office:value="13.8690666102713" calcext:value-type="float">
            <text:p>13,8690666102713</text:p>
          </table:table-cell>
          <table:table-cell table:formula="of:=SQRT(([.B375]-[.B374])^2+([.C375]-[.C374])^2)" office:value-type="float" office:value="0.17873854188631" calcext:value-type="float">
            <text:p>0,17873854188631</text:p>
          </table:table-cell>
          <table:table-cell table:formula="of:=[.A375]-[.A374]" office:value-type="float" office:value="0.449999999999989" calcext:value-type="float">
            <text:p>0,449999999999989</text:p>
          </table:table-cell>
          <table:table-cell table:formula="of:=[.D375]/[.E375]" office:value-type="float" office:value="0.397196759747366" calcext:value-type="float">
            <text:p>0,397196759747366</text:p>
          </table:table-cell>
          <table:table-cell table:number-columns-repeated="6"/>
        </table:table-row>
        <table:table-row table:style-name="ro1">
          <table:table-cell office:value-type="float" office:value="168.3" calcext:value-type="float">
            <text:p>168,3</text:p>
          </table:table-cell>
          <table:table-cell office:value-type="float" office:value="1.00569612892935" calcext:value-type="float">
            <text:p>1,00569612892935</text:p>
          </table:table-cell>
          <table:table-cell office:value-type="float" office:value="13.9290111132886" calcext:value-type="float">
            <text:p>13,9290111132886</text:p>
          </table:table-cell>
          <table:table-cell table:formula="of:=SQRT(([.B376]-[.B375])^2+([.C376]-[.C375])^2)" office:value-type="float" office:value="0.200764711410417" calcext:value-type="float">
            <text:p>0,200764711410417</text:p>
          </table:table-cell>
          <table:table-cell table:formula="of:=[.A376]-[.A375]" office:value-type="float" office:value="0.449999999999989" calcext:value-type="float">
            <text:p>0,449999999999989</text:p>
          </table:table-cell>
          <table:table-cell table:formula="of:=[.D376]/[.E376]" office:value-type="float" office:value="0.446143803134272" calcext:value-type="float">
            <text:p>0,446143803134272</text:p>
          </table:table-cell>
          <table:table-cell table:number-columns-repeated="6"/>
        </table:table-row>
        <table:table-row table:style-name="ro1">
          <table:table-cell office:value-type="float" office:value="168.75" calcext:value-type="float">
            <text:p>168,75</text:p>
          </table:table-cell>
          <table:table-cell office:value-type="float" office:value="1.18807529874729" calcext:value-type="float">
            <text:p>1,18807529874729</text:p>
          </table:table-cell>
          <table:table-cell office:value-type="float" office:value="13.9715650910854" calcext:value-type="float">
            <text:p>13,9715650910854</text:p>
          </table:table-cell>
          <table:table-cell table:formula="of:=SQRT(([.B377]-[.B376])^2+([.C377]-[.C376])^2)" office:value-type="float" office:value="0.187277875387929" calcext:value-type="float">
            <text:p>0,187277875387929</text:p>
          </table:table-cell>
          <table:table-cell table:formula="of:=[.A377]-[.A376]" office:value-type="float" office:value="0.449999999999989" calcext:value-type="float">
            <text:p>0,449999999999989</text:p>
          </table:table-cell>
          <table:table-cell table:formula="of:=[.D377]/[.E377]" office:value-type="float" office:value="0.41617305641763" calcext:value-type="float">
            <text:p>0,41617305641763</text:p>
          </table:table-cell>
          <table:table-cell table:number-columns-repeated="6"/>
        </table:table-row>
        <table:table-row table:style-name="ro1">
          <table:table-cell office:value-type="float" office:value="169.2" calcext:value-type="float">
            <text:p>169,2</text:p>
          </table:table-cell>
          <table:table-cell office:value-type="float" office:value="1.27038515433927" calcext:value-type="float">
            <text:p>1,27038515433927</text:p>
          </table:table-cell>
          <table:table-cell office:value-type="float" office:value="13.9907701997106" calcext:value-type="float">
            <text:p>13,9907701997106</text:p>
          </table:table-cell>
          <table:table-cell table:formula="of:=SQRT(([.B378]-[.B377])^2+([.C378]-[.C377])^2)" office:value-type="float" office:value="0.0845206987954948" calcext:value-type="float">
            <text:p>0,0845206987954948</text:p>
          </table:table-cell>
          <table:table-cell table:formula="of:=[.A378]-[.A377]" office:value-type="float" office:value="0.449999999999989" calcext:value-type="float">
            <text:p>0,449999999999989</text:p>
          </table:table-cell>
          <table:table-cell table:formula="of:=[.D378]/[.E378]" office:value-type="float" office:value="0.187823775101104" calcext:value-type="float">
            <text:p>0,187823775101104</text:p>
          </table:table-cell>
          <table:table-cell table:number-columns-repeated="6"/>
        </table:table-row>
        <table:table-row table:style-name="ro1">
          <table:table-cell office:value-type="float" office:value="169.65" calcext:value-type="float">
            <text:p>169,65</text:p>
          </table:table-cell>
          <table:table-cell office:value-type="float" office:value="1.45499490086033" calcext:value-type="float">
            <text:p>1,45499490086033</text:p>
          </table:table-cell>
          <table:table-cell office:value-type="float" office:value="14.0338446311952" calcext:value-type="float">
            <text:p>14,0338446311952</text:p>
          </table:table-cell>
          <table:table-cell table:formula="of:=SQRT(([.B379]-[.B378])^2+([.C379]-[.C378])^2)" office:value-type="float" office:value="0.189568365394364" calcext:value-type="float">
            <text:p>0,189568365394364</text:p>
          </table:table-cell>
          <table:table-cell table:formula="of:=[.A379]-[.A378]" office:value-type="float" office:value="0.449999999999989" calcext:value-type="float">
            <text:p>0,449999999999989</text:p>
          </table:table-cell>
          <table:table-cell table:formula="of:=[.D379]/[.E379]" office:value-type="float" office:value="0.421263034209708" calcext:value-type="float">
            <text:p>0,421263034209708</text:p>
          </table:table-cell>
          <table:table-cell table:number-columns-repeated="6"/>
        </table:table-row>
        <table:table-row table:style-name="ro1">
          <table:table-cell office:value-type="float" office:value="170.1" calcext:value-type="float">
            <text:p>170,1</text:p>
          </table:table-cell>
          <table:table-cell office:value-type="float" office:value="1.603398620058" calcext:value-type="float">
            <text:p>1,603398620058</text:p>
          </table:table-cell>
          <table:table-cell office:value-type="float" office:value="14.0684712202844" calcext:value-type="float">
            <text:p>14,0684712202844</text:p>
          </table:table-cell>
          <table:table-cell table:formula="of:=SQRT(([.B380]-[.B379])^2+([.C380]-[.C379])^2)" office:value-type="float" office:value="0.152389843964911" calcext:value-type="float">
            <text:p>0,152389843964911</text:p>
          </table:table-cell>
          <table:table-cell table:formula="of:=[.A380]-[.A379]" office:value-type="float" office:value="0.449999999999989" calcext:value-type="float">
            <text:p>0,449999999999989</text:p>
          </table:table-cell>
          <table:table-cell table:formula="of:=[.D380]/[.E380]" office:value-type="float" office:value="0.338644097699811" calcext:value-type="float">
            <text:p>0,338644097699811</text:p>
          </table:table-cell>
          <table:table-cell table:number-columns-repeated="6"/>
        </table:table-row>
        <table:table-row table:style-name="ro1">
          <table:table-cell office:value-type="float" office:value="170.55" calcext:value-type="float">
            <text:p>170,55</text:p>
          </table:table-cell>
          <table:table-cell office:value-type="float" office:value="1.77524648506982" calcext:value-type="float">
            <text:p>1,77524648506982</text:p>
          </table:table-cell>
          <table:table-cell office:value-type="float" office:value="14.108567960715" calcext:value-type="float">
            <text:p>14,108567960715</text:p>
          </table:table-cell>
          <table:table-cell table:formula="of:=SQRT(([.B381]-[.B380])^2+([.C381]-[.C380])^2)" office:value-type="float" office:value="0.176463699673006" calcext:value-type="float">
            <text:p>0,176463699673006</text:p>
          </table:table-cell>
          <table:table-cell table:formula="of:=[.A381]-[.A380]" office:value-type="float" office:value="0.449999999999989" calcext:value-type="float">
            <text:p>0,449999999999989</text:p>
          </table:table-cell>
          <table:table-cell table:formula="of:=[.D381]/[.E381]" office:value-type="float" office:value="0.392141554828912" calcext:value-type="float">
            <text:p>0,392141554828912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92755197430809" calcext:value-type="float">
            <text:p>1,92755197430809</text:p>
          </table:table-cell>
          <table:table-cell office:value-type="float" office:value="14.1441049379579" calcext:value-type="float">
            <text:p>14,1441049379579</text:p>
          </table:table-cell>
          <table:table-cell table:formula="of:=SQRT(([.B382]-[.B381])^2+([.C382]-[.C381])^2)" office:value-type="float" office:value="0.156396415571667" calcext:value-type="float">
            <text:p>0,156396415571667</text:p>
          </table:table-cell>
          <table:table-cell table:formula="of:=[.A382]-[.A381]" office:value-type="float" office:value="0.449999999999989" calcext:value-type="float">
            <text:p>0,449999999999989</text:p>
          </table:table-cell>
          <table:table-cell table:formula="of:=[.D382]/[.E382]" office:value-type="float" office:value="0.347547590159269" calcext:value-type="float">
            <text:p>0,347547590159269</text:p>
          </table:table-cell>
          <table:table-cell table:number-columns-repeated="6"/>
        </table:table-row>
        <table:table-row table:style-name="ro1">
          <table:table-cell office:value-type="float" office:value="171.449999999999" calcext:value-type="float">
            <text:p>171,449999999999</text:p>
          </table:table-cell>
          <table:table-cell office:value-type="float" office:value="1.99996378133378" calcext:value-type="float">
            <text:p>1,99996378133378</text:p>
          </table:table-cell>
          <table:table-cell office:value-type="float" office:value="14.1610005649721" calcext:value-type="float">
            <text:p>14,1610005649721</text:p>
          </table:table-cell>
          <table:table-cell table:formula="of:=SQRT(([.B383]-[.B382])^2+([.C383]-[.C382])^2)" office:value-type="float" office:value="0.0743567885867119" calcext:value-type="float">
            <text:p>0,0743567885867119</text:p>
          </table:table-cell>
          <table:table-cell table:formula="of:=[.A383]-[.A382]" office:value-type="float" office:value="0.449999999999989" calcext:value-type="float">
            <text:p>0,449999999999989</text:p>
          </table:table-cell>
          <table:table-cell table:formula="of:=[.D383]/[.E383]" office:value-type="float" office:value="0.165237307970475" calcext:value-type="float">
            <text:p>0,165237307970475</text:p>
          </table:table-cell>
          <table:table-cell table:number-columns-repeated="6"/>
        </table:table-row>
        <table:table-row table:style-name="ro1">
          <table:table-cell office:value-type="float" office:value="171.899999999999" calcext:value-type="float">
            <text:p>171,899999999999</text:p>
          </table:table-cell>
          <table:table-cell office:value-type="float" office:value="2.14595921694836" calcext:value-type="float">
            <text:p>2,14595921694836</text:p>
          </table:table-cell>
          <table:table-cell office:value-type="float" office:value="14.1950652365669" calcext:value-type="float">
            <text:p>14,1950652365669</text:p>
          </table:table-cell>
          <table:table-cell table:formula="of:=SQRT(([.B384]-[.B383])^2+([.C384]-[.C383])^2)" office:value-type="float" office:value="0.149916873870665" calcext:value-type="float">
            <text:p>0,149916873870665</text:p>
          </table:table-cell>
          <table:table-cell table:formula="of:=[.A384]-[.A383]" office:value-type="float" office:value="0.449999999999989" calcext:value-type="float">
            <text:p>0,449999999999989</text:p>
          </table:table-cell>
          <table:table-cell table:formula="of:=[.D384]/[.E384]" office:value-type="float" office:value="0.333148608601486" calcext:value-type="float">
            <text:p>0,333148608601486</text:p>
          </table:table-cell>
          <table:table-cell table:number-columns-repeated="6"/>
        </table:table-row>
        <table:table-row table:style-name="ro1">
          <table:table-cell office:value-type="float" office:value="172.349999999999" calcext:value-type="float">
            <text:p>172,349999999999</text:p>
          </table:table-cell>
          <table:table-cell office:value-type="float" office:value="2.29838050285931" calcext:value-type="float">
            <text:p>2,29838050285931</text:p>
          </table:table-cell>
          <table:table-cell office:value-type="float" office:value="14.2306292322957" calcext:value-type="float">
            <text:p>14,2306292322957</text:p>
          </table:table-cell>
          <table:table-cell table:formula="of:=SQRT(([.B385]-[.B384])^2+([.C385]-[.C384])^2)" office:value-type="float" office:value="0.156515322543662" calcext:value-type="float">
            <text:p>0,156515322543662</text:p>
          </table:table-cell>
          <table:table-cell table:formula="of:=[.A385]-[.A384]" office:value-type="float" office:value="0.449999999999989" calcext:value-type="float">
            <text:p>0,449999999999989</text:p>
          </table:table-cell>
          <table:table-cell table:formula="of:=[.D385]/[.E385]" office:value-type="float" office:value="0.347811827874814" calcext:value-type="float">
            <text:p>0,347811827874814</text:p>
          </table:table-cell>
          <table:table-cell table:number-columns-repeated="6"/>
        </table:table-row>
        <table:table-row table:style-name="ro1">
          <table:table-cell office:value-type="float" office:value="172.799999999999" calcext:value-type="float">
            <text:p>172,799999999999</text:p>
          </table:table-cell>
          <table:table-cell office:value-type="float" office:value="2.42846925511741" calcext:value-type="float">
            <text:p>2,42846925511741</text:p>
          </table:table-cell>
          <table:table-cell office:value-type="float" office:value="14.2609824457725" calcext:value-type="float">
            <text:p>14,2609824457725</text:p>
          </table:table-cell>
          <table:table-cell table:formula="of:=SQRT(([.B386]-[.B385])^2+([.C386]-[.C385])^2)" office:value-type="float" office:value="0.133582936906029" calcext:value-type="float">
            <text:p>0,133582936906029</text:p>
          </table:table-cell>
          <table:table-cell table:formula="of:=[.A386]-[.A385]" office:value-type="float" office:value="0.449999999999989" calcext:value-type="float">
            <text:p>0,449999999999989</text:p>
          </table:table-cell>
          <table:table-cell table:formula="of:=[.D386]/[.E386]" office:value-type="float" office:value="0.296850970902294" calcext:value-type="float">
            <text:p>0,296850970902294</text:p>
          </table:table-cell>
          <table:table-cell table:number-columns-repeated="6"/>
        </table:table-row>
        <table:table-row table:style-name="ro1">
          <table:table-cell office:value-type="float" office:value="173.249999999999" calcext:value-type="float">
            <text:p>173,249999999999</text:p>
          </table:table-cell>
          <table:table-cell office:value-type="float" office:value="2.51788145496982" calcext:value-type="float">
            <text:p>2,51788145496982</text:p>
          </table:table-cell>
          <table:table-cell office:value-type="float" office:value="14.2818447228137" calcext:value-type="float">
            <text:p>14,2818447228137</text:p>
          </table:table-cell>
          <table:table-cell table:formula="of:=SQRT(([.B387]-[.B386])^2+([.C387]-[.C386])^2)" office:value-type="float" office:value="0.0918138120643648" calcext:value-type="float">
            <text:p>0,0918138120643648</text:p>
          </table:table-cell>
          <table:table-cell table:formula="of:=[.A387]-[.A386]" office:value-type="float" office:value="0.449999999999989" calcext:value-type="float">
            <text:p>0,449999999999989</text:p>
          </table:table-cell>
          <table:table-cell table:formula="of:=[.D387]/[.E387]" office:value-type="float" office:value="0.204030693476371" calcext:value-type="float">
            <text:p>0,204030693476371</text:p>
          </table:table-cell>
          <table:table-cell table:number-columns-repeated="6"/>
        </table:table-row>
        <table:table-row table:style-name="ro1">
          <table:table-cell office:value-type="float" office:value="173.699999999999" calcext:value-type="float">
            <text:p>173,699999999999</text:p>
          </table:table-cell>
          <table:table-cell office:value-type="float" office:value="2.64391443809961" calcext:value-type="float">
            <text:p>2,64391443809961</text:p>
          </table:table-cell>
          <table:table-cell office:value-type="float" office:value="14.3112516159975" calcext:value-type="float">
            <text:p>14,3112516159975</text:p>
          </table:table-cell>
          <table:table-cell table:formula="of:=SQRT(([.B388]-[.B387])^2+([.C388]-[.C387])^2)" office:value-type="float" office:value="0.129418229795163" calcext:value-type="float">
            <text:p>0,129418229795163</text:p>
          </table:table-cell>
          <table:table-cell table:formula="of:=[.A388]-[.A387]" office:value-type="float" office:value="0.449999999999989" calcext:value-type="float">
            <text:p>0,449999999999989</text:p>
          </table:table-cell>
          <table:table-cell table:formula="of:=[.D388]/[.E388]" office:value-type="float" office:value="0.287596066211481" calcext:value-type="float">
            <text:p>0,287596066211481</text:p>
          </table:table-cell>
          <table:table-cell table:number-columns-repeated="6"/>
        </table:table-row>
        <table:table-row table:style-name="ro1">
          <table:table-cell office:value-type="float" office:value="174.149999999999" calcext:value-type="float">
            <text:p>174,149999999999</text:p>
          </table:table-cell>
          <table:table-cell office:value-type="float" office:value="2.76551041683918" calcext:value-type="float">
            <text:p>2,76551041683918</text:p>
          </table:table-cell>
          <table:table-cell office:value-type="float" office:value="14.3396232364223" calcext:value-type="float">
            <text:p>14,3396232364223</text:p>
          </table:table-cell>
          <table:table-cell table:formula="of:=SQRT(([.B389]-[.B388])^2+([.C389]-[.C388])^2)" office:value-type="float" office:value="0.124862047441025" calcext:value-type="float">
            <text:p>0,124862047441025</text:p>
          </table:table-cell>
          <table:table-cell table:formula="of:=[.A389]-[.A388]" office:value-type="float" office:value="0.449999999999989" calcext:value-type="float">
            <text:p>0,449999999999989</text:p>
          </table:table-cell>
          <table:table-cell table:formula="of:=[.D389]/[.E389]" office:value-type="float" office:value="0.277471216535619" calcext:value-type="float">
            <text:p>0,277471216535619</text:p>
          </table:table-cell>
          <table:table-cell table:number-columns-repeated="6"/>
        </table:table-row>
        <table:table-row table:style-name="ro1">
          <table:table-cell office:value-type="float" office:value="174.599999999999" calcext:value-type="float">
            <text:p>174,599999999999</text:p>
          </table:table-cell>
          <table:table-cell office:value-type="float" office:value="2.93615535032098" calcext:value-type="float">
            <text:p>2,93615535032098</text:p>
          </table:table-cell>
          <table:table-cell office:value-type="float" office:value="14.3794393004924" calcext:value-type="float">
            <text:p>14,3794393004924</text:p>
          </table:table-cell>
          <table:table-cell table:formula="of:=SQRT(([.B390]-[.B389])^2+([.C390]-[.C389])^2)" office:value-type="float" office:value="0.175228457395049" calcext:value-type="float">
            <text:p>0,175228457395049</text:p>
          </table:table-cell>
          <table:table-cell table:formula="of:=[.A390]-[.A389]" office:value-type="float" office:value="0.449999999999989" calcext:value-type="float">
            <text:p>0,449999999999989</text:p>
          </table:table-cell>
          <table:table-cell table:formula="of:=[.D390]/[.E390]" office:value-type="float" office:value="0.389396571989007" calcext:value-type="float">
            <text:p>0,389396571989007</text:p>
          </table:table-cell>
          <table:table-cell table:number-columns-repeated="6"/>
        </table:table-row>
        <table:table-row table:style-name="ro1">
          <table:table-cell office:value-type="float" office:value="175.049999999999" calcext:value-type="float">
            <text:p>175,049999999999</text:p>
          </table:table-cell>
          <table:table-cell office:value-type="float" office:value="3.14024166392388" calcext:value-type="float">
            <text:p>3,14024166392388</text:p>
          </table:table-cell>
          <table:table-cell office:value-type="float" office:value="14.4270581402227" calcext:value-type="float">
            <text:p>14,4270581402227</text:p>
          </table:table-cell>
          <table:table-cell table:formula="of:=SQRT(([.B391]-[.B390])^2+([.C391]-[.C390])^2)" office:value-type="float" office:value="0.209568073182148" calcext:value-type="float">
            <text:p>0,209568073182148</text:p>
          </table:table-cell>
          <table:table-cell table:formula="of:=[.A391]-[.A390]" office:value-type="float" office:value="0.449999999999989" calcext:value-type="float">
            <text:p>0,449999999999989</text:p>
          </table:table-cell>
          <table:table-cell table:formula="of:=[.D391]/[.E391]" office:value-type="float" office:value="0.465706829293674" calcext:value-type="float">
            <text:p>0,465706829293674</text:p>
          </table:table-cell>
          <table:table-cell table:number-columns-repeated="6"/>
        </table:table-row>
        <table:table-row table:style-name="ro1">
          <table:table-cell office:value-type="float" office:value="175.499999999999" calcext:value-type="float">
            <text:p>175,499999999999</text:p>
          </table:table-cell>
          <table:table-cell office:value-type="float" office:value="3.23970923544078" calcext:value-type="float">
            <text:p>3,23970923544078</text:p>
          </table:table-cell>
          <table:table-cell office:value-type="float" office:value="14.4502666065956" calcext:value-type="float">
            <text:p>14,4502666065956</text:p>
          </table:table-cell>
          <table:table-cell table:formula="of:=SQRT(([.B392]-[.B391])^2+([.C392]-[.C391])^2)" office:value-type="float" office:value="0.102139271070692" calcext:value-type="float">
            <text:p>0,102139271070692</text:p>
          </table:table-cell>
          <table:table-cell table:formula="of:=[.A392]-[.A391]" office:value-type="float" office:value="0.449999999999989" calcext:value-type="float">
            <text:p>0,449999999999989</text:p>
          </table:table-cell>
          <table:table-cell table:formula="of:=[.D392]/[.E392]" office:value-type="float" office:value="0.226976157934877" calcext:value-type="float">
            <text:p>0,226976157934877</text:p>
          </table:table-cell>
          <table:table-cell table:number-columns-repeated="6"/>
        </table:table-row>
        <table:table-row table:style-name="ro1">
          <table:table-cell office:value-type="float" office:value="175.949999999999" calcext:value-type="float">
            <text:p>175,949999999999</text:p>
          </table:table-cell>
          <table:table-cell office:value-type="float" office:value="3.34146175735868" calcext:value-type="float">
            <text:p>3,34146175735868</text:p>
          </table:table-cell>
          <table:table-cell office:value-type="float" office:value="14.4740082135061" calcext:value-type="float">
            <text:p>14,4740082135061</text:p>
          </table:table-cell>
          <table:table-cell table:formula="of:=SQRT(([.B393]-[.B392])^2+([.C393]-[.C392])^2)" office:value-type="float" office:value="0.104485595252849" calcext:value-type="float">
            <text:p>0,104485595252849</text:p>
          </table:table-cell>
          <table:table-cell table:formula="of:=[.A393]-[.A392]" office:value-type="float" office:value="0.449999999999989" calcext:value-type="float">
            <text:p>0,449999999999989</text:p>
          </table:table-cell>
          <table:table-cell table:formula="of:=[.D393]/[.E393]" office:value-type="float" office:value="0.232190211673004" calcext:value-type="float">
            <text:p>0,232190211673004</text:p>
          </table:table-cell>
          <table:table-cell table:number-columns-repeated="6"/>
        </table:table-row>
        <table:table-row table:style-name="ro1">
          <table:table-cell office:value-type="float" office:value="176.399999999999" calcext:value-type="float">
            <text:p>176,399999999999</text:p>
          </table:table-cell>
          <table:table-cell office:value-type="float" office:value="3.45041061563212" calcext:value-type="float">
            <text:p>3,45041061563212</text:p>
          </table:table-cell>
          <table:table-cell office:value-type="float" office:value="14.4994289197226" calcext:value-type="float">
            <text:p>14,4994289197226</text:p>
          </table:table-cell>
          <table:table-cell table:formula="of:=SQRT(([.B394]-[.B393])^2+([.C394]-[.C393])^2)" office:value-type="float" office:value="0.11187522524507" calcext:value-type="float">
            <text:p>0,11187522524507</text:p>
          </table:table-cell>
          <table:table-cell table:formula="of:=[.A394]-[.A393]" office:value-type="float" office:value="0.449999999999989" calcext:value-type="float">
            <text:p>0,449999999999989</text:p>
          </table:table-cell>
          <table:table-cell table:formula="of:=[.D394]/[.E394]" office:value-type="float" office:value="0.248611611655717" calcext:value-type="float">
            <text:p>0,248611611655717</text:p>
          </table:table-cell>
          <table:table-cell table:number-columns-repeated="6"/>
        </table:table-row>
        <table:table-row table:style-name="ro1">
          <table:table-cell office:value-type="float" office:value="176.849999999999" calcext:value-type="float">
            <text:p>176,849999999999</text:p>
          </table:table-cell>
          <table:table-cell office:value-type="float" office:value="3.6514206385702" calcext:value-type="float">
            <text:p>3,6514206385702</text:p>
          </table:table-cell>
          <table:table-cell office:value-type="float" office:value="14.546329977895" calcext:value-type="float">
            <text:p>14,546329977895</text:p>
          </table:table-cell>
          <table:table-cell table:formula="of:=SQRT(([.B395]-[.B394])^2+([.C395]-[.C394])^2)" office:value-type="float" office:value="0.206409153332038" calcext:value-type="float">
            <text:p>0,206409153332038</text:p>
          </table:table-cell>
          <table:table-cell table:formula="of:=[.A395]-[.A394]" office:value-type="float" office:value="0.449999999999989" calcext:value-type="float">
            <text:p>0,449999999999989</text:p>
          </table:table-cell>
          <table:table-cell table:formula="of:=[.D395]/[.E395]" office:value-type="float" office:value="0.458687007404541" calcext:value-type="float">
            <text:p>0,458687007404541</text:p>
          </table:table-cell>
          <table:table-cell table:number-columns-repeated="6"/>
        </table:table-row>
        <table:table-row table:style-name="ro1">
          <table:table-cell office:value-type="float" office:value="177.299999999999" calcext:value-type="float">
            <text:p>177,299999999999</text:p>
          </table:table-cell>
          <table:table-cell office:value-type="float" office:value="3.80034270831977" calcext:value-type="float">
            <text:p>3,80034270831977</text:p>
          </table:table-cell>
          <table:table-cell office:value-type="float" office:value="14.5810775121441" calcext:value-type="float">
            <text:p>14,5810775121441</text:p>
          </table:table-cell>
          <table:table-cell table:formula="of:=SQRT(([.B396]-[.B395])^2+([.C396]-[.C395])^2)" office:value-type="float" office:value="0.152922117415682" calcext:value-type="float">
            <text:p>0,152922117415682</text:p>
          </table:table-cell>
          <table:table-cell table:formula="of:=[.A396]-[.A395]" office:value-type="float" office:value="0.449999999999989" calcext:value-type="float">
            <text:p>0,449999999999989</text:p>
          </table:table-cell>
          <table:table-cell table:formula="of:=[.D396]/[.E396]" office:value-type="float" office:value="0.339826927590412" calcext:value-type="float">
            <text:p>0,339826927590412</text:p>
          </table:table-cell>
          <table:table-cell table:number-columns-repeated="6"/>
        </table:table-row>
        <table:table-row table:style-name="ro1">
          <table:table-cell office:value-type="float" office:value="177.749999999999" calcext:value-type="float">
            <text:p>177,749999999999</text:p>
          </table:table-cell>
          <table:table-cell office:value-type="float" office:value="3.97951474443085" calcext:value-type="float">
            <text:p>3,97951474443085</text:p>
          </table:table-cell>
          <table:table-cell office:value-type="float" office:value="14.6228831791734" calcext:value-type="float">
            <text:p>14,6228831791734</text:p>
          </table:table-cell>
          <table:table-cell table:formula="of:=SQRT(([.B397]-[.B396])^2+([.C397]-[.C396])^2)" office:value-type="float" office:value="0.183984598050907" calcext:value-type="float">
            <text:p>0,183984598050907</text:p>
          </table:table-cell>
          <table:table-cell table:formula="of:=[.A397]-[.A396]" office:value-type="float" office:value="0.449999999999989" calcext:value-type="float">
            <text:p>0,449999999999989</text:p>
          </table:table-cell>
          <table:table-cell table:formula="of:=[.D397]/[.E397]" office:value-type="float" office:value="0.408854662335359" calcext:value-type="float">
            <text:p>0,408854662335359</text:p>
          </table:table-cell>
          <table:table-cell table:number-columns-repeated="6"/>
        </table:table-row>
        <table:table-row table:style-name="ro1">
          <table:table-cell office:value-type="float" office:value="178.199999999999" calcext:value-type="float">
            <text:p>178,199999999999</text:p>
          </table:table-cell>
          <table:table-cell office:value-type="float" office:value="4.08520750215852" calcext:value-type="float">
            <text:p>4,08520750215852</text:p>
          </table:table-cell>
          <table:table-cell office:value-type="float" office:value="14.6475441493386" calcext:value-type="float">
            <text:p>14,6475441493386</text:p>
          </table:table-cell>
          <table:table-cell table:formula="of:=SQRT(([.B398]-[.B397])^2+([.C398]-[.C397])^2)" office:value-type="float" office:value="0.108531665819557" calcext:value-type="float">
            <text:p>0,108531665819557</text:p>
          </table:table-cell>
          <table:table-cell table:formula="of:=[.A398]-[.A397]" office:value-type="float" office:value="0.449999999999989" calcext:value-type="float">
            <text:p>0,449999999999989</text:p>
          </table:table-cell>
          <table:table-cell table:formula="of:=[.D398]/[.E398]" office:value-type="float" office:value="0.241181479599021" calcext:value-type="float">
            <text:p>0,241181479599021</text:p>
          </table:table-cell>
          <table:table-cell table:number-columns-repeated="6"/>
        </table:table-row>
        <table:table-row table:style-name="ro1">
          <table:table-cell office:value-type="float" office:value="178.649999999999" calcext:value-type="float">
            <text:p>178,649999999999</text:p>
          </table:table-cell>
          <table:table-cell office:value-type="float" office:value="4.22370761179544" calcext:value-type="float">
            <text:p>4,22370761179544</text:p>
          </table:table-cell>
          <table:table-cell office:value-type="float" office:value="14.6798599592869" calcext:value-type="float">
            <text:p>14,6798599592869</text:p>
          </table:table-cell>
          <table:table-cell table:formula="of:=SQRT(([.B399]-[.B398])^2+([.C399]-[.C398])^2)" office:value-type="float" office:value="0.142220223393336" calcext:value-type="float">
            <text:p>0,142220223393336</text:p>
          </table:table-cell>
          <table:table-cell table:formula="of:=[.A399]-[.A398]" office:value-type="float" office:value="0.449999999999989" calcext:value-type="float">
            <text:p>0,449999999999989</text:p>
          </table:table-cell>
          <table:table-cell table:formula="of:=[.D399]/[.E399]" office:value-type="float" office:value="0.316044940874088" calcext:value-type="float">
            <text:p>0,316044940874088</text:p>
          </table:table-cell>
          <table:table-cell table:number-columns-repeated="6"/>
        </table:table-row>
        <table:table-row table:style-name="ro1">
          <table:table-cell office:value-type="float" office:value="179.099999999999" calcext:value-type="float">
            <text:p>179,099999999999</text:p>
          </table:table-cell>
          <table:table-cell office:value-type="float" office:value="4.35938511674803" calcext:value-type="float">
            <text:p>4,35938511674803</text:p>
          </table:table-cell>
          <table:table-cell office:value-type="float" office:value="14.7115171794565" calcext:value-type="float">
            <text:p>14,7115171794565</text:p>
          </table:table-cell>
          <table:table-cell table:formula="of:=SQRT(([.B400]-[.B399])^2+([.C400]-[.C399])^2)" office:value-type="float" office:value="0.139321803530637" calcext:value-type="float">
            <text:p>0,139321803530637</text:p>
          </table:table-cell>
          <table:table-cell table:formula="of:=[.A400]-[.A399]" office:value-type="float" office:value="0.449999999999989" calcext:value-type="float">
            <text:p>0,449999999999989</text:p>
          </table:table-cell>
          <table:table-cell table:formula="of:=[.D400]/[.E400]" office:value-type="float" office:value="0.309604007845867" calcext:value-type="float">
            <text:p>0,309604007845867</text:p>
          </table:table-cell>
          <table:table-cell table:number-columns-repeated="6"/>
        </table:table-row>
        <table:table-row table:style-name="ro1">
          <table:table-cell office:value-type="float" office:value="179.549999999999" calcext:value-type="float">
            <text:p>179,549999999999</text:p>
          </table:table-cell>
          <table:table-cell office:value-type="float" office:value="4.4356274225232" calcext:value-type="float">
            <text:p>4,4356274225232</text:p>
          </table:table-cell>
          <table:table-cell office:value-type="float" office:value="14.7293065651105" calcext:value-type="float">
            <text:p>14,7293065651105</text:p>
          </table:table-cell>
          <table:table-cell table:formula="of:=SQRT(([.B401]-[.B400])^2+([.C401]-[.C400])^2)" office:value-type="float" office:value="0.0782901745550487" calcext:value-type="float">
            <text:p>0,0782901745550487</text:p>
          </table:table-cell>
          <table:table-cell table:formula="of:=[.A401]-[.A400]" office:value-type="float" office:value="0.449999999999989" calcext:value-type="float">
            <text:p>0,449999999999989</text:p>
          </table:table-cell>
          <table:table-cell table:formula="of:=[.D401]/[.E401]" office:value-type="float" office:value="0.17397816567789" calcext:value-type="float">
            <text:p>0,17397816567789</text:p>
          </table:table-cell>
          <table:table-cell table:number-columns-repeated="6"/>
        </table:table-row>
        <table:table-row table:style-name="ro1">
          <table:table-cell office:value-type="float" office:value="179.999999999999" calcext:value-type="float">
            <text:p>179,999999999999</text:p>
          </table:table-cell>
          <table:table-cell office:value-type="float" office:value="4.52564512473731" calcext:value-type="float">
            <text:p>4,52564512473731</text:p>
          </table:table-cell>
          <table:table-cell office:value-type="float" office:value="14.7503101221788" calcext:value-type="float">
            <text:p>14,7503101221788</text:p>
          </table:table-cell>
          <table:table-cell table:formula="of:=SQRT(([.B402]-[.B401])^2+([.C402]-[.C401])^2)" office:value-type="float" office:value="0.0924355782230543" calcext:value-type="float">
            <text:p>0,0924355782230543</text:p>
          </table:table-cell>
          <table:table-cell table:formula="of:=[.A402]-[.A401]" office:value-type="float" office:value="0.449999999999989" calcext:value-type="float">
            <text:p>0,449999999999989</text:p>
          </table:table-cell>
          <table:table-cell table:formula="of:=[.D402]/[.E402]" office:value-type="float" office:value="0.205412396051237" calcext:value-type="float">
            <text:p>0,205412396051237</text:p>
          </table:table-cell>
          <table:table-cell table:number-columns-repeated="6"/>
        </table:table-row>
        <table:table-row table:style-name="ro1">
          <table:table-cell office:value-type="float" office:value="180.449999999999" calcext:value-type="float">
            <text:p>180,449999999999</text:p>
          </table:table-cell>
          <table:table-cell office:value-type="float" office:value="4.71478712929177" calcext:value-type="float">
            <text:p>4,71478712929177</text:p>
          </table:table-cell>
          <table:table-cell office:value-type="float" office:value="14.7944420516656" calcext:value-type="float">
            <text:p>14,7944420516656</text:p>
          </table:table-cell>
          <table:table-cell table:formula="of:=SQRT(([.B403]-[.B402])^2+([.C403]-[.C402])^2)" office:value-type="float" office:value="0.194222359905097" calcext:value-type="float">
            <text:p>0,194222359905097</text:p>
          </table:table-cell>
          <table:table-cell table:formula="of:=[.A403]-[.A402]" office:value-type="float" office:value="0.449999999999989" calcext:value-type="float">
            <text:p>0,449999999999989</text:p>
          </table:table-cell>
          <table:table-cell table:formula="of:=[.D403]/[.E403]" office:value-type="float" office:value="0.431605244233559" calcext:value-type="float">
            <text:p>0,431605244233559</text:p>
          </table:table-cell>
          <table:table-cell table:number-columns-repeated="6"/>
        </table:table-row>
        <table:table-row table:style-name="ro1">
          <table:table-cell office:value-type="float" office:value="180.899999999999" calcext:value-type="float">
            <text:p>180,899999999999</text:p>
          </table:table-cell>
          <table:table-cell office:value-type="float" office:value="4.88349375436592" calcext:value-type="float">
            <text:p>4,88349375436592</text:p>
          </table:table-cell>
          <table:table-cell office:value-type="float" office:value="14.8338058561217" calcext:value-type="float">
            <text:p>14,8338058561217</text:p>
          </table:table-cell>
          <table:table-cell table:formula="of:=SQRT(([.B404]-[.B403])^2+([.C404]-[.C403])^2)" office:value-type="float" office:value="0.173238086012204" calcext:value-type="float">
            <text:p>0,173238086012204</text:p>
          </table:table-cell>
          <table:table-cell table:formula="of:=[.A404]-[.A403]" office:value-type="float" office:value="0.449999999999989" calcext:value-type="float">
            <text:p>0,449999999999989</text:p>
          </table:table-cell>
          <table:table-cell table:formula="of:=[.D404]/[.E404]" office:value-type="float" office:value="0.384973524471573" calcext:value-type="float">
            <text:p>0,384973524471573</text:p>
          </table:table-cell>
          <table:table-cell table:number-columns-repeated="6"/>
        </table:table-row>
        <table:table-row table:style-name="ro1">
          <table:table-cell office:value-type="float" office:value="181.349999999999" calcext:value-type="float">
            <text:p>181,349999999999</text:p>
          </table:table-cell>
          <table:table-cell office:value-type="float" office:value="4.968674093289" calcext:value-type="float">
            <text:p>4,968674093289</text:p>
          </table:table-cell>
          <table:table-cell office:value-type="float" office:value="14.8536807259047" calcext:value-type="float">
            <text:p>14,8536807259047</text:p>
          </table:table-cell>
          <table:table-cell table:formula="of:=SQRT(([.B405]-[.B404])^2+([.C405]-[.C404])^2)" office:value-type="float" office:value="0.0874682833256836" calcext:value-type="float">
            <text:p>0,0874682833256836</text:p>
          </table:table-cell>
          <table:table-cell table:formula="of:=[.A405]-[.A404]" office:value-type="float" office:value="0.449999999999989" calcext:value-type="float">
            <text:p>0,449999999999989</text:p>
          </table:table-cell>
          <table:table-cell table:formula="of:=[.D405]/[.E405]" office:value-type="float" office:value="0.194373962945968" calcext:value-type="float">
            <text:p>0,194373962945968</text:p>
          </table:table-cell>
          <table:table-cell table:number-columns-repeated="6"/>
        </table:table-row>
        <table:table-row table:style-name="ro1">
          <table:table-cell office:value-type="float" office:value="181.799999999999" calcext:value-type="float">
            <text:p>181,799999999999</text:p>
          </table:table-cell>
          <table:table-cell office:value-type="float" office:value="5.13103842993862" calcext:value-type="float">
            <text:p>5,13103842993862</text:p>
          </table:table-cell>
          <table:table-cell office:value-type="float" office:value="14.8915647034647" calcext:value-type="float">
            <text:p>14,8915647034647</text:p>
          </table:table-cell>
          <table:table-cell table:formula="of:=SQRT(([.B406]-[.B405])^2+([.C406]-[.C405])^2)" office:value-type="float" office:value="0.166725443683425" calcext:value-type="float">
            <text:p>0,166725443683425</text:p>
          </table:table-cell>
          <table:table-cell table:formula="of:=[.A406]-[.A405]" office:value-type="float" office:value="0.449999999999989" calcext:value-type="float">
            <text:p>0,449999999999989</text:p>
          </table:table-cell>
          <table:table-cell table:formula="of:=[.D406]/[.E406]" office:value-type="float" office:value="0.370500985963176" calcext:value-type="float">
            <text:p>0,370500985963176</text:p>
          </table:table-cell>
          <table:table-cell table:number-columns-repeated="6"/>
        </table:table-row>
        <table:table-row table:style-name="ro1">
          <table:table-cell office:value-type="float" office:value="182.249999999999" calcext:value-type="float">
            <text:p>182,249999999999</text:p>
          </table:table-cell>
          <table:table-cell office:value-type="float" office:value="5.33509496581937" calcext:value-type="float">
            <text:p>5,33509496581937</text:p>
          </table:table-cell>
          <table:table-cell office:value-type="float" office:value="14.9391765952495" calcext:value-type="float">
            <text:p>14,9391765952495</text:p>
          </table:table-cell>
          <table:table-cell table:formula="of:=SQRT(([.B407]-[.B406])^2+([.C407]-[.C406])^2)" office:value-type="float" office:value="0.209537495630208" calcext:value-type="float">
            <text:p>0,209537495630208</text:p>
          </table:table-cell>
          <table:table-cell table:formula="of:=[.A407]-[.A406]" office:value-type="float" office:value="0.449999999999989" calcext:value-type="float">
            <text:p>0,449999999999989</text:p>
          </table:table-cell>
          <table:table-cell table:formula="of:=[.D407]/[.E407]" office:value-type="float" office:value="0.465638879178252" calcext:value-type="float">
            <text:p>0,465638879178252</text:p>
          </table:table-cell>
          <table:table-cell table:number-columns-repeated="6"/>
        </table:table-row>
        <table:table-row table:style-name="ro1">
          <table:table-cell office:value-type="float" office:value="182.699999999999" calcext:value-type="float">
            <text:p>182,699999999999</text:p>
          </table:table-cell>
          <table:table-cell office:value-type="float" office:value="5.45502508383648" calcext:value-type="float">
            <text:p>5,45502508383648</text:p>
          </table:table-cell>
          <table:table-cell office:value-type="float" office:value="14.9671595254513" calcext:value-type="float">
            <text:p>14,9671595254513</text:p>
          </table:table-cell>
          <table:table-cell table:formula="of:=SQRT(([.B408]-[.B407])^2+([.C408]-[.C407])^2)" office:value-type="float" office:value="0.1231514416898" calcext:value-type="float">
            <text:p>0,1231514416898</text:p>
          </table:table-cell>
          <table:table-cell table:formula="of:=[.A408]-[.A407]" office:value-type="float" office:value="0.449999999999989" calcext:value-type="float">
            <text:p>0,449999999999989</text:p>
          </table:table-cell>
          <table:table-cell table:formula="of:=[.D408]/[.E408]" office:value-type="float" office:value="0.273669870421784" calcext:value-type="float">
            <text:p>0,273669870421784</text:p>
          </table:table-cell>
          <table:table-cell table:number-columns-repeated="6"/>
        </table:table-row>
        <table:table-row table:style-name="ro1">
          <table:table-cell office:value-type="float" office:value="183.149999999999" calcext:value-type="float">
            <text:p>183,149999999999</text:p>
          </table:table-cell>
          <table:table-cell office:value-type="float" office:value="5.62431332114806" calcext:value-type="float">
            <text:p>5,62431332114806</text:p>
          </table:table-cell>
          <table:table-cell office:value-type="float" office:value="15.0066590357244" calcext:value-type="float">
            <text:p>15,0066590357244</text:p>
          </table:table-cell>
          <table:table-cell table:formula="of:=SQRT(([.B409]-[.B408])^2+([.C409]-[.C408])^2)" office:value-type="float" office:value="0.17383532035774" calcext:value-type="float">
            <text:p>0,17383532035774</text:p>
          </table:table-cell>
          <table:table-cell table:formula="of:=[.A409]-[.A408]" office:value-type="float" office:value="0.449999999999989" calcext:value-type="float">
            <text:p>0,449999999999989</text:p>
          </table:table-cell>
          <table:table-cell table:formula="of:=[.D409]/[.E409]" office:value-type="float" office:value="0.386300711906099" calcext:value-type="float">
            <text:p>0,386300711906099</text:p>
          </table:table-cell>
          <table:table-cell table:number-columns-repeated="6"/>
        </table:table-row>
        <table:table-row table:style-name="ro1">
          <table:table-cell office:value-type="float" office:value="183.599999999999" calcext:value-type="float">
            <text:p>183,599999999999</text:p>
          </table:table-cell>
          <table:table-cell office:value-type="float" office:value="5.80287727755227" calcext:value-type="float">
            <text:p>5,80287727755227</text:p>
          </table:table-cell>
          <table:table-cell office:value-type="float" office:value="15.0483228213625" calcext:value-type="float">
            <text:p>15,0483228213625</text:p>
          </table:table-cell>
          <table:table-cell table:formula="of:=SQRT(([.B410]-[.B409])^2+([.C410]-[.C409])^2)" office:value-type="float" office:value="0.183360185319549" calcext:value-type="float">
            <text:p>0,183360185319549</text:p>
          </table:table-cell>
          <table:table-cell table:formula="of:=[.A410]-[.A409]" office:value-type="float" office:value="0.449999999999989" calcext:value-type="float">
            <text:p>0,449999999999989</text:p>
          </table:table-cell>
          <table:table-cell table:formula="of:=[.D410]/[.E410]" office:value-type="float" office:value="0.407467078487898" calcext:value-type="float">
            <text:p>0,407467078487898</text:p>
          </table:table-cell>
          <table:table-cell table:number-columns-repeated="6"/>
        </table:table-row>
        <table:table-row table:style-name="ro1">
          <table:table-cell office:value-type="float" office:value="184.049999999999" calcext:value-type="float">
            <text:p>184,049999999999</text:p>
          </table:table-cell>
          <table:table-cell office:value-type="float" office:value="5.9327595297414" calcext:value-type="float">
            <text:p>5,9327595297414</text:p>
          </table:table-cell>
          <table:table-cell office:value-type="float" office:value="15.0786278528054" calcext:value-type="float">
            <text:p>15,0786278528054</text:p>
          </table:table-cell>
          <table:table-cell table:formula="of:=SQRT(([.B411]-[.B410])^2+([.C411]-[.C410])^2)" office:value-type="float" office:value="0.133370890243995" calcext:value-type="float">
            <text:p>0,133370890243995</text:p>
          </table:table-cell>
          <table:table-cell table:formula="of:=[.A411]-[.A410]" office:value-type="float" office:value="0.449999999999989" calcext:value-type="float">
            <text:p>0,449999999999989</text:p>
          </table:table-cell>
          <table:table-cell table:formula="of:=[.D411]/[.E411]" office:value-type="float" office:value="0.296379756097773" calcext:value-type="float">
            <text:p>0,296379756097773</text:p>
          </table:table-cell>
          <table:table-cell table:number-columns-repeated="6"/>
        </table:table-row>
        <table:table-row table:style-name="ro1">
          <table:table-cell office:value-type="float" office:value="184.499999999999" calcext:value-type="float">
            <text:p>184,499999999999</text:p>
          </table:table-cell>
          <table:table-cell office:value-type="float" office:value="6.07595794017421" calcext:value-type="float">
            <text:p>6,07595794017421</text:p>
          </table:table-cell>
          <table:table-cell office:value-type="float" office:value="15.1120399030093" calcext:value-type="float">
            <text:p>15,1120399030093</text:p>
          </table:table-cell>
          <table:table-cell table:formula="of:=SQRT(([.B412]-[.B411])^2+([.C412]-[.C411])^2)" office:value-type="float" office:value="0.14704472057613" calcext:value-type="float">
            <text:p>0,14704472057613</text:p>
          </table:table-cell>
          <table:table-cell table:formula="of:=[.A412]-[.A411]" office:value-type="float" office:value="0.449999999999989" calcext:value-type="float">
            <text:p>0,449999999999989</text:p>
          </table:table-cell>
          <table:table-cell table:formula="of:=[.D412]/[.E412]" office:value-type="float" office:value="0.326766045724742" calcext:value-type="float">
            <text:p>0,326766045724742</text:p>
          </table:table-cell>
          <table:table-cell table:number-columns-repeated="6"/>
        </table:table-row>
        <table:table-row table:style-name="ro1">
          <table:table-cell office:value-type="float" office:value="184.949999999999" calcext:value-type="float">
            <text:p>184,949999999999</text:p>
          </table:table-cell>
          <table:table-cell office:value-type="float" office:value="6.21163568553268" calcext:value-type="float">
            <text:p>6,21163568553268</text:p>
          </table:table-cell>
          <table:table-cell office:value-type="float" office:value="15.1436971792721" calcext:value-type="float">
            <text:p>15,1436971792721</text:p>
          </table:table-cell>
          <table:table-cell table:formula="of:=SQRT(([.B413]-[.B412])^2+([.C413]-[.C412])^2)" office:value-type="float" office:value="0.139322050393832" calcext:value-type="float">
            <text:p>0,139322050393832</text:p>
          </table:table-cell>
          <table:table-cell table:formula="of:=[.A413]-[.A412]" office:value-type="float" office:value="0.449999999999989" calcext:value-type="float">
            <text:p>0,449999999999989</text:p>
          </table:table-cell>
          <table:table-cell table:formula="of:=[.D413]/[.E413]" office:value-type="float" office:value="0.309604556430746" calcext:value-type="float">
            <text:p>0,309604556430746</text:p>
          </table:table-cell>
          <table:table-cell table:number-columns-repeated="6"/>
        </table:table-row>
        <table:table-row table:style-name="ro1">
          <table:table-cell office:value-type="float" office:value="185.399999999999" calcext:value-type="float">
            <text:p>185,399999999999</text:p>
          </table:table-cell>
          <table:table-cell office:value-type="float" office:value="6.36477440062622" calcext:value-type="float">
            <text:p>6,36477440062622</text:p>
          </table:table-cell>
          <table:table-cell office:value-type="float" office:value="15.1794285705732" calcext:value-type="float">
            <text:p>15,1794285705732</text:p>
          </table:table-cell>
          <table:table-cell table:formula="of:=SQRT(([.B414]-[.B413])^2+([.C414]-[.C413])^2)" office:value-type="float" office:value="0.157252021878287" calcext:value-type="float">
            <text:p>0,157252021878287</text:p>
          </table:table-cell>
          <table:table-cell table:formula="of:=[.A414]-[.A413]" office:value-type="float" office:value="0.449999999999989" calcext:value-type="float">
            <text:p>0,449999999999989</text:p>
          </table:table-cell>
          <table:table-cell table:formula="of:=[.D414]/[.E414]" office:value-type="float" office:value="0.349448937507314" calcext:value-type="float">
            <text:p>0,349448937507314</text:p>
          </table:table-cell>
          <table:table-cell table:number-columns-repeated="6"/>
        </table:table-row>
        <table:table-row table:style-name="ro1">
          <table:table-cell office:value-type="float" office:value="185.849999999999" calcext:value-type="float">
            <text:p>185,849999999999</text:p>
          </table:table-cell>
          <table:table-cell office:value-type="float" office:value="6.51753907560613" calcext:value-type="float">
            <text:p>6,51753907560613</text:p>
          </table:table-cell>
          <table:table-cell office:value-type="float" office:value="15.2150726882305" calcext:value-type="float">
            <text:p>15,2150726882305</text:p>
          </table:table-cell>
          <table:table-cell table:formula="of:=SQRT(([.B415]-[.B414])^2+([.C415]-[.C414])^2)" office:value-type="float" office:value="0.156867935045024" calcext:value-type="float">
            <text:p>0,156867935045024</text:p>
          </table:table-cell>
          <table:table-cell table:formula="of:=[.A415]-[.A414]" office:value-type="float" office:value="0.449999999999989" calcext:value-type="float">
            <text:p>0,449999999999989</text:p>
          </table:table-cell>
          <table:table-cell table:formula="of:=[.D415]/[.E415]" office:value-type="float" office:value="0.348595411211174" calcext:value-type="float">
            <text:p>0,348595411211174</text:p>
          </table:table-cell>
          <table:table-cell table:number-columns-repeated="6"/>
        </table:table-row>
        <table:table-row table:style-name="ro1">
          <table:table-cell office:value-type="float" office:value="186.299999999999" calcext:value-type="float">
            <text:p>186,299999999999</text:p>
          </table:table-cell>
          <table:table-cell office:value-type="float" office:value="6.65759012604356" calcext:value-type="float">
            <text:p>6,65759012604356</text:p>
          </table:table-cell>
          <table:table-cell office:value-type="float" office:value="15.2477503744854" calcext:value-type="float">
            <text:p>15,2477503744854</text:p>
          </table:table-cell>
          <table:table-cell table:formula="of:=SQRT(([.B416]-[.B415])^2+([.C416]-[.C415])^2)" office:value-type="float" office:value="0.143812822472824" calcext:value-type="float">
            <text:p>0,143812822472824</text:p>
          </table:table-cell>
          <table:table-cell table:formula="of:=[.A416]-[.A415]" office:value-type="float" office:value="0.449999999999989" calcext:value-type="float">
            <text:p>0,449999999999989</text:p>
          </table:table-cell>
          <table:table-cell table:formula="of:=[.D416]/[.E416]" office:value-type="float" office:value="0.319584049939617" calcext:value-type="float">
            <text:p>0,319584049939617</text:p>
          </table:table-cell>
          <table:table-cell table:number-columns-repeated="6"/>
        </table:table-row>
        <table:table-row table:style-name="ro1">
          <table:table-cell office:value-type="float" office:value="186.749999999999" calcext:value-type="float">
            <text:p>186,749999999999</text:p>
          </table:table-cell>
          <table:table-cell office:value-type="float" office:value="6.79282042149179" calcext:value-type="float">
            <text:p>6,79282042149179</text:p>
          </table:table-cell>
          <table:table-cell office:value-type="float" office:value="15.2793032486196" calcext:value-type="float">
            <text:p>15,2793032486196</text:p>
          </table:table-cell>
          <table:table-cell table:formula="of:=SQRT(([.B417]-[.B416])^2+([.C417]-[.C416])^2)" office:value-type="float" office:value="0.138862581976373" calcext:value-type="float">
            <text:p>0,138862581976373</text:p>
          </table:table-cell>
          <table:table-cell table:formula="of:=[.A417]-[.A416]" office:value-type="float" office:value="0.449999999999989" calcext:value-type="float">
            <text:p>0,449999999999989</text:p>
          </table:table-cell>
          <table:table-cell table:formula="of:=[.D417]/[.E417]" office:value-type="float" office:value="0.308583515503058" calcext:value-type="float">
            <text:p>0,308583515503058</text:p>
          </table:table-cell>
          <table:table-cell table:number-columns-repeated="6"/>
        </table:table-row>
        <table:table-row table:style-name="ro1">
          <table:table-cell office:value-type="float" office:value="187.199999999999" calcext:value-type="float">
            <text:p>187,199999999999</text:p>
          </table:table-cell>
          <table:table-cell office:value-type="float" office:value="6.98545202439333" calcext:value-type="float">
            <text:p>6,98545202439333</text:p>
          </table:table-cell>
          <table:table-cell office:value-type="float" office:value="15.3242493954906" calcext:value-type="float">
            <text:p>15,3242493954906</text:p>
          </table:table-cell>
          <table:table-cell table:formula="of:=SQRT(([.B418]-[.B417])^2+([.C418]-[.C417])^2)" office:value-type="float" office:value="0.197805688884229" calcext:value-type="float">
            <text:p>0,197805688884229</text:p>
          </table:table-cell>
          <table:table-cell table:formula="of:=[.A418]-[.A417]" office:value-type="float" office:value="0.449999999999989" calcext:value-type="float">
            <text:p>0,449999999999989</text:p>
          </table:table-cell>
          <table:table-cell table:formula="of:=[.D418]/[.E418]" office:value-type="float" office:value="0.439568197520521" calcext:value-type="float">
            <text:p>0,439568197520521</text:p>
          </table:table-cell>
          <table:table-cell table:number-columns-repeated="6"/>
        </table:table-row>
        <table:table-row table:style-name="ro1">
          <table:table-cell office:value-type="float" office:value="187.649999999999" calcext:value-type="float">
            <text:p>187,649999999999</text:p>
          </table:table-cell>
          <table:table-cell office:value-type="float" office:value="7.12570170950061" calcext:value-type="float">
            <text:p>7,12570170950061</text:p>
          </table:table-cell>
          <table:table-cell office:value-type="float" office:value="15.3569734285698" calcext:value-type="float">
            <text:p>15,3569734285698</text:p>
          </table:table-cell>
          <table:table-cell table:formula="of:=SQRT(([.B419]-[.B418])^2+([.C419]-[.C418])^2)" office:value-type="float" office:value="0.144016792471079" calcext:value-type="float">
            <text:p>0,144016792471079</text:p>
          </table:table-cell>
          <table:table-cell table:formula="of:=[.A419]-[.A418]" office:value-type="float" office:value="0.449999999999989" calcext:value-type="float">
            <text:p>0,449999999999989</text:p>
          </table:table-cell>
          <table:table-cell table:formula="of:=[.D419]/[.E419]" office:value-type="float" office:value="0.320037316602407" calcext:value-type="float">
            <text:p>0,320037316602407</text:p>
          </table:table-cell>
          <table:table-cell table:number-columns-repeated="6"/>
        </table:table-row>
        <table:table-row table:style-name="ro1">
          <table:table-cell office:value-type="float" office:value="188.099999999999" calcext:value-type="float">
            <text:p>188,099999999999</text:p>
          </table:table-cell>
          <table:table-cell office:value-type="float" office:value="7.24829407592485" calcext:value-type="float">
            <text:p>7,24829407592485</text:p>
          </table:table-cell>
          <table:table-cell office:value-type="float" office:value="15.385577533107" calcext:value-type="float">
            <text:p>15,385577533107</text:p>
          </table:table-cell>
          <table:table-cell table:formula="of:=SQRT(([.B420]-[.B419])^2+([.C420]-[.C419])^2)" office:value-type="float" office:value="0.125885198104742" calcext:value-type="float">
            <text:p>0,125885198104742</text:p>
          </table:table-cell>
          <table:table-cell table:formula="of:=[.A420]-[.A419]" office:value-type="float" office:value="0.449999999999989" calcext:value-type="float">
            <text:p>0,449999999999989</text:p>
          </table:table-cell>
          <table:table-cell table:formula="of:=[.D420]/[.E420]" office:value-type="float" office:value="0.279744884677211" calcext:value-type="float">
            <text:p>0,279744884677211</text:p>
          </table:table-cell>
          <table:table-cell table:number-columns-repeated="6"/>
        </table:table-row>
        <table:table-row table:style-name="ro1">
          <table:table-cell office:value-type="float" office:value="188.549999999999" calcext:value-type="float">
            <text:p>188,549999999999</text:p>
          </table:table-cell>
          <table:table-cell office:value-type="float" office:value="7.34724475307681" calcext:value-type="float">
            <text:p>7,34724475307681</text:p>
          </table:table-cell>
          <table:table-cell office:value-type="float" office:value="15.4086653940876" calcext:value-type="float">
            <text:p>15,4086653940876</text:p>
          </table:table-cell>
          <table:table-cell table:formula="of:=SQRT(([.B421]-[.B420])^2+([.C421]-[.C420])^2)" office:value-type="float" office:value="0.101608492920077" calcext:value-type="float">
            <text:p>0,101608492920077</text:p>
          </table:table-cell>
          <table:table-cell table:formula="of:=[.A421]-[.A420]" office:value-type="float" office:value="0.449999999999989" calcext:value-type="float">
            <text:p>0,449999999999989</text:p>
          </table:table-cell>
          <table:table-cell table:formula="of:=[.D421]/[.E421]" office:value-type="float" office:value="0.225796650933509" calcext:value-type="float">
            <text:p>0,225796650933509</text:p>
          </table:table-cell>
          <table:table-cell table:number-columns-repeated="6"/>
        </table:table-row>
        <table:table-row table:style-name="ro1">
          <table:table-cell office:value-type="float" office:value="188.999999999999" calcext:value-type="float">
            <text:p>188,999999999999</text:p>
          </table:table-cell>
          <table:table-cell office:value-type="float" office:value="7.47399002804553" calcext:value-type="float">
            <text:p>7,47399002804553</text:p>
          </table:table-cell>
          <table:table-cell office:value-type="float" office:value="15.4382384841628" calcext:value-type="float">
            <text:p>15,4382384841628</text:p>
          </table:table-cell>
          <table:table-cell table:formula="of:=SQRT(([.B422]-[.B421])^2+([.C422]-[.C421])^2)" office:value-type="float" office:value="0.130149653797069" calcext:value-type="float">
            <text:p>0,130149653797069</text:p>
          </table:table-cell>
          <table:table-cell table:formula="of:=[.A422]-[.A421]" office:value-type="float" office:value="0.449999999999989" calcext:value-type="float">
            <text:p>0,449999999999989</text:p>
          </table:table-cell>
          <table:table-cell table:formula="of:=[.D422]/[.E422]" office:value-type="float" office:value="0.289221452882382" calcext:value-type="float">
            <text:p>0,289221452882382</text:p>
          </table:table-cell>
          <table:table-cell table:number-columns-repeated="6"/>
        </table:table-row>
        <table:table-row table:style-name="ro1">
          <table:table-cell office:value-type="float" office:value="189.449999999999" calcext:value-type="float">
            <text:p>189,449999999999</text:p>
          </table:table-cell>
          <table:table-cell office:value-type="float" office:value="7.66139040450916" calcext:value-type="float">
            <text:p>7,66139040450916</text:p>
          </table:table-cell>
          <table:table-cell office:value-type="float" office:value="15.4819640448566" calcext:value-type="float">
            <text:p>15,4819640448566</text:p>
          </table:table-cell>
          <table:table-cell table:formula="of:=SQRT(([.B423]-[.B422])^2+([.C423]-[.C422])^2)" office:value-type="float" office:value="0.192433951673548" calcext:value-type="float">
            <text:p>0,192433951673548</text:p>
          </table:table-cell>
          <table:table-cell table:formula="of:=[.A423]-[.A422]" office:value-type="float" office:value="0.449999999999989" calcext:value-type="float">
            <text:p>0,449999999999989</text:p>
          </table:table-cell>
          <table:table-cell table:formula="of:=[.D423]/[.E423]" office:value-type="float" office:value="0.427631003719006" calcext:value-type="float">
            <text:p>0,427631003719006</text:p>
          </table:table-cell>
          <table:table-cell table:number-columns-repeated="6"/>
        </table:table-row>
        <table:table-row table:style-name="ro1">
          <table:table-cell office:value-type="float" office:value="189.899999999999" calcext:value-type="float">
            <text:p>189,899999999999</text:p>
          </table:table-cell>
          <table:table-cell office:value-type="float" office:value="7.82195646795587" calcext:value-type="float">
            <text:p>7,82195646795587</text:p>
          </table:table-cell>
          <table:table-cell office:value-type="float" office:value="15.5194284367916" calcext:value-type="float">
            <text:p>15,5194284367916</text:p>
          </table:table-cell>
          <table:table-cell table:formula="of:=SQRT(([.B424]-[.B423])^2+([.C424]-[.C423])^2)" office:value-type="float" office:value="0.164878868851751" calcext:value-type="float">
            <text:p>0,164878868851751</text:p>
          </table:table-cell>
          <table:table-cell table:formula="of:=[.A424]-[.A423]" office:value-type="float" office:value="0.449999999999989" calcext:value-type="float">
            <text:p>0,449999999999989</text:p>
          </table:table-cell>
          <table:table-cell table:formula="of:=[.D424]/[.E424]" office:value-type="float" office:value="0.366397486337234" calcext:value-type="float">
            <text:p>0,366397486337234</text:p>
          </table:table-cell>
          <table:table-cell table:number-columns-repeated="6"/>
        </table:table-row>
        <table:table-row table:style-name="ro1">
          <table:table-cell office:value-type="float" office:value="190.349999999999" calcext:value-type="float">
            <text:p>190,349999999999</text:p>
          </table:table-cell>
          <table:table-cell office:value-type="float" office:value="7.99931406097718" calcext:value-type="float">
            <text:p>7,99931406097718</text:p>
          </table:table-cell>
          <table:table-cell office:value-type="float" office:value="15.5608107453254" calcext:value-type="float">
            <text:p>15,5608107453254</text:p>
          </table:table-cell>
          <table:table-cell table:formula="of:=SQRT(([.B425]-[.B424])^2+([.C425]-[.C424])^2)" office:value-type="float" office:value="0.182121419009112" calcext:value-type="float">
            <text:p>0,182121419009112</text:p>
          </table:table-cell>
          <table:table-cell table:formula="of:=[.A425]-[.A424]" office:value-type="float" office:value="0.449999999999989" calcext:value-type="float">
            <text:p>0,449999999999989</text:p>
          </table:table-cell>
          <table:table-cell table:formula="of:=[.D425]/[.E425]" office:value-type="float" office:value="0.404714264464704" calcext:value-type="float">
            <text:p>0,404714264464704</text:p>
          </table:table-cell>
          <table:table-cell table:number-columns-repeated="6"/>
        </table:table-row>
        <table:table-row table:style-name="ro1">
          <table:table-cell office:value-type="float" office:value="190.799999999999" calcext:value-type="float">
            <text:p>190,799999999999</text:p>
          </table:table-cell>
          <table:table-cell office:value-type="float" office:value="8.12918761809955" calcext:value-type="float">
            <text:p>8,12918761809955</text:p>
          </table:table-cell>
          <table:table-cell office:value-type="float" office:value="15.5911137479747" calcext:value-type="float">
            <text:p>15,5911137479747</text:p>
          </table:table-cell>
          <table:table-cell table:formula="of:=SQRT(([.B426]-[.B425])^2+([.C426]-[.C425])^2)" office:value-type="float" office:value="0.133361961627691" calcext:value-type="float">
            <text:p>0,133361961627691</text:p>
          </table:table-cell>
          <table:table-cell table:formula="of:=[.A426]-[.A425]" office:value-type="float" office:value="0.449999999999989" calcext:value-type="float">
            <text:p>0,449999999999989</text:p>
          </table:table-cell>
          <table:table-cell table:formula="of:=[.D426]/[.E426]" office:value-type="float" office:value="0.296359914728209" calcext:value-type="float">
            <text:p>0,296359914728209</text:p>
          </table:table-cell>
          <table:table-cell table:number-columns-repeated="6"/>
        </table:table-row>
        <table:table-row table:style-name="ro1">
          <table:table-cell office:value-type="float" office:value="191.249999999999" calcext:value-type="float">
            <text:p>191,249999999999</text:p>
          </table:table-cell>
          <table:table-cell office:value-type="float" office:value="8.20229283174005" calcext:value-type="float">
            <text:p>8,20229283174005</text:p>
          </table:table-cell>
          <table:table-cell office:value-type="float" office:value="15.6081711654485" calcext:value-type="float">
            <text:p>15,6081711654485</text:p>
          </table:table-cell>
          <table:table-cell table:formula="of:=SQRT(([.B427]-[.B426])^2+([.C427]-[.C426])^2)" office:value-type="float" office:value="0.0750688201072578" calcext:value-type="float">
            <text:p>0,0750688201072578</text:p>
          </table:table-cell>
          <table:table-cell table:formula="of:=[.A427]-[.A426]" office:value-type="float" office:value="0.449999999999989" calcext:value-type="float">
            <text:p>0,449999999999989</text:p>
          </table:table-cell>
          <table:table-cell table:formula="of:=[.D427]/[.E427]" office:value-type="float" office:value="0.166819600238355" calcext:value-type="float">
            <text:p>0,166819600238355</text:p>
          </table:table-cell>
          <table:table-cell table:number-columns-repeated="6"/>
        </table:table-row>
        <table:table-row table:style-name="ro1">
          <table:table-cell office:value-type="float" office:value="191.699999999999" calcext:value-type="float">
            <text:p>191,699999999999</text:p>
          </table:table-cell>
          <table:table-cell office:value-type="float" office:value="8.31928849366851" calcext:value-type="float">
            <text:p>8,31928849366851</text:p>
          </table:table-cell>
          <table:table-cell office:value-type="float" office:value="15.6354694079232" calcext:value-type="float">
            <text:p>15,6354694079232</text:p>
          </table:table-cell>
          <table:table-cell table:formula="of:=SQRT(([.B428]-[.B427])^2+([.C428]-[.C427])^2)" office:value-type="float" office:value="0.120138166093414" calcext:value-type="float">
            <text:p>0,120138166093414</text:p>
          </table:table-cell>
          <table:table-cell table:formula="of:=[.A428]-[.A427]" office:value-type="float" office:value="0.449999999999989" calcext:value-type="float">
            <text:p>0,449999999999989</text:p>
          </table:table-cell>
          <table:table-cell table:formula="of:=[.D428]/[.E428]" office:value-type="float" office:value="0.266973702429816" calcext:value-type="float">
            <text:p>0,266973702429816</text:p>
          </table:table-cell>
          <table:table-cell table:number-columns-repeated="6"/>
        </table:table-row>
        <table:table-row table:style-name="ro1">
          <table:table-cell office:value-type="float" office:value="192.149999999999" calcext:value-type="float">
            <text:p>192,149999999999</text:p>
          </table:table-cell>
          <table:table-cell office:value-type="float" office:value="8.44986561815167" calcext:value-type="float">
            <text:p>8,44986561815167</text:p>
          </table:table-cell>
          <table:table-cell office:value-type="float" office:value="15.6659365718081" calcext:value-type="float">
            <text:p>15,6659365718081</text:p>
          </table:table-cell>
          <table:table-cell table:formula="of:=SQRT(([.B429]-[.B428])^2+([.C429]-[.C428])^2)" office:value-type="float" office:value="0.134084426811908" calcext:value-type="float">
            <text:p>0,134084426811908</text:p>
          </table:table-cell>
          <table:table-cell table:formula="of:=[.A429]-[.A428]" office:value-type="float" office:value="0.449999999999989" calcext:value-type="float">
            <text:p>0,449999999999989</text:p>
          </table:table-cell>
          <table:table-cell table:formula="of:=[.D429]/[.E429]" office:value-type="float" office:value="0.297965392915358" calcext:value-type="float">
            <text:p>0,297965392915358</text:p>
          </table:table-cell>
          <table:table-cell table:number-columns-repeated="6"/>
        </table:table-row>
        <table:table-row table:style-name="ro1">
          <table:table-cell office:value-type="float" office:value="192.599999999999" calcext:value-type="float">
            <text:p>192,599999999999</text:p>
          </table:table-cell>
          <table:table-cell office:value-type="float" office:value="8.58219479416082" calcext:value-type="float">
            <text:p>8,58219479416082</text:p>
          </table:table-cell>
          <table:table-cell office:value-type="float" office:value="15.6968125365545" calcext:value-type="float">
            <text:p>15,6968125365545</text:p>
          </table:table-cell>
          <table:table-cell table:formula="of:=SQRT(([.B430]-[.B429])^2+([.C430]-[.C429])^2)" office:value-type="float" office:value="0.135883538452164" calcext:value-type="float">
            <text:p>0,135883538452164</text:p>
          </table:table-cell>
          <table:table-cell table:formula="of:=[.A430]-[.A429]" office:value-type="float" office:value="0.449999999999989" calcext:value-type="float">
            <text:p>0,449999999999989</text:p>
          </table:table-cell>
          <table:table-cell table:formula="of:=[.D430]/[.E430]" office:value-type="float" office:value="0.301963418782594" calcext:value-type="float">
            <text:p>0,301963418782594</text:p>
          </table:table-cell>
          <table:table-cell table:number-columns-repeated="6"/>
        </table:table-row>
        <table:table-row table:style-name="ro1">
          <table:table-cell office:value-type="float" office:value="193.049999999999" calcext:value-type="float">
            <text:p>193,049999999999</text:p>
          </table:table-cell>
          <table:table-cell office:value-type="float" office:value="8.69927601334647" calcext:value-type="float">
            <text:p>8,69927601334647</text:p>
          </table:table-cell>
          <table:table-cell office:value-type="float" office:value="15.7241307418442" calcext:value-type="float">
            <text:p>15,7241307418442</text:p>
          </table:table-cell>
          <table:table-cell table:formula="of:=SQRT(([.B431]-[.B430])^2+([.C431]-[.C430])^2)" office:value-type="float" office:value="0.120226021419032" calcext:value-type="float">
            <text:p>0,120226021419032</text:p>
          </table:table-cell>
          <table:table-cell table:formula="of:=[.A431]-[.A430]" office:value-type="float" office:value="0.449999999999989" calcext:value-type="float">
            <text:p>0,449999999999989</text:p>
          </table:table-cell>
          <table:table-cell table:formula="of:=[.D431]/[.E431]" office:value-type="float" office:value="0.267168936486745" calcext:value-type="float">
            <text:p>0,267168936486745</text:p>
          </table:table-cell>
          <table:table-cell table:number-columns-repeated="6"/>
        </table:table-row>
        <table:table-row table:style-name="ro1">
          <table:table-cell office:value-type="float" office:value="193.499999999999" calcext:value-type="float">
            <text:p>193,499999999999</text:p>
          </table:table-cell>
          <table:table-cell office:value-type="float" office:value="8.79588309101779" calcext:value-type="float">
            <text:p>8,79588309101779</text:p>
          </table:table-cell>
          <table:table-cell office:value-type="float" office:value="15.7466717778756" calcext:value-type="float">
            <text:p>15,7466717778756</text:p>
          </table:table-cell>
          <table:table-cell table:formula="of:=SQRT(([.B432]-[.B431])^2+([.C432]-[.C431])^2)" office:value-type="float" office:value="0.0992019443436566" calcext:value-type="float">
            <text:p>0,0992019443436566</text:p>
          </table:table-cell>
          <table:table-cell table:formula="of:=[.A432]-[.A431]" office:value-type="float" office:value="0.449999999999989" calcext:value-type="float">
            <text:p>0,449999999999989</text:p>
          </table:table-cell>
          <table:table-cell table:formula="of:=[.D432]/[.E432]" office:value-type="float" office:value="0.220448765208131" calcext:value-type="float">
            <text:p>0,220448765208131</text:p>
          </table:table-cell>
          <table:table-cell table:number-columns-repeated="6"/>
        </table:table-row>
        <table:table-row table:style-name="ro1">
          <table:table-cell office:value-type="float" office:value="193.949999999999" calcext:value-type="float">
            <text:p>193,949999999999</text:p>
          </table:table-cell>
          <table:table-cell office:value-type="float" office:value="8.9038105705231" calcext:value-type="float">
            <text:p>8,9038105705231</text:p>
          </table:table-cell>
          <table:table-cell office:value-type="float" office:value="15.7718541688862" calcext:value-type="float">
            <text:p>15,7718541688862</text:p>
          </table:table-cell>
          <table:table-cell table:formula="of:=SQRT(([.B433]-[.B432])^2+([.C433]-[.C432])^2)" office:value-type="float" office:value="0.110826412237235" calcext:value-type="float">
            <text:p>0,110826412237235</text:p>
          </table:table-cell>
          <table:table-cell table:formula="of:=[.A433]-[.A432]" office:value-type="float" office:value="0.449999999999989" calcext:value-type="float">
            <text:p>0,449999999999989</text:p>
          </table:table-cell>
          <table:table-cell table:formula="of:=[.D433]/[.E433]" office:value-type="float" office:value="0.246280916082752" calcext:value-type="float">
            <text:p>0,246280916082752</text:p>
          </table:table-cell>
          <table:table-cell table:number-columns-repeated="6"/>
        </table:table-row>
        <table:table-row table:style-name="ro1">
          <table:table-cell office:value-type="float" office:value="194.399999999999" calcext:value-type="float">
            <text:p>194,399999999999</text:p>
          </table:table-cell>
          <table:table-cell office:value-type="float" office:value="9.10759630592207" calcext:value-type="float">
            <text:p>9,10759630592207</text:p>
          </table:table-cell>
          <table:table-cell office:value-type="float" office:value="15.819402875617" calcext:value-type="float">
            <text:p>15,819402875617</text:p>
          </table:table-cell>
          <table:table-cell table:formula="of:=SQRT(([.B434]-[.B433])^2+([.C434]-[.C433])^2)" office:value-type="float" office:value="0.209259421445906" calcext:value-type="float">
            <text:p>0,209259421445906</text:p>
          </table:table-cell>
          <table:table-cell table:formula="of:=[.A434]-[.A433]" office:value-type="float" office:value="0.449999999999989" calcext:value-type="float">
            <text:p>0,449999999999989</text:p>
          </table:table-cell>
          <table:table-cell table:formula="of:=[.D434]/[.E434]" office:value-type="float" office:value="0.46502093654647" calcext:value-type="float">
            <text:p>0,46502093654647</text:p>
          </table:table-cell>
          <table:table-cell table:number-columns-repeated="6"/>
        </table:table-row>
        <table:table-row table:style-name="ro1">
          <table:table-cell office:value-type="float" office:value="194.849999999999" calcext:value-type="float">
            <text:p>194,849999999999</text:p>
          </table:table-cell>
          <table:table-cell office:value-type="float" office:value="9.2602287489948" calcext:value-type="float">
            <text:p>9,2602287489948</text:p>
          </table:table-cell>
          <table:table-cell office:value-type="float" office:value="15.855016140005" calcext:value-type="float">
            <text:p>15,855016140005</text:p>
          </table:table-cell>
          <table:table-cell table:formula="of:=SQRT(([.B435]-[.B434])^2+([.C435]-[.C434])^2)" office:value-type="float" office:value="0.156732151388038" calcext:value-type="float">
            <text:p>0,156732151388038</text:p>
          </table:table-cell>
          <table:table-cell table:formula="of:=[.A435]-[.A434]" office:value-type="float" office:value="0.449999999999989" calcext:value-type="float">
            <text:p>0,449999999999989</text:p>
          </table:table-cell>
          <table:table-cell table:formula="of:=[.D435]/[.E435]" office:value-type="float" office:value="0.348293669751205" calcext:value-type="float">
            <text:p>0,348293669751205</text:p>
          </table:table-cell>
          <table:table-cell table:number-columns-repeated="6"/>
        </table:table-row>
        <table:table-row table:style-name="ro1">
          <table:table-cell office:value-type="float" office:value="195.299999999999" calcext:value-type="float">
            <text:p>195,299999999999</text:p>
          </table:table-cell>
          <table:table-cell office:value-type="float" office:value="9.35485390306962" calcext:value-type="float">
            <text:p>9,35485390306962</text:p>
          </table:table-cell>
          <table:table-cell office:value-type="float" office:value="15.8770947398229" calcext:value-type="float">
            <text:p>15,8770947398229</text:p>
          </table:table-cell>
          <table:table-cell table:formula="of:=SQRT(([.B436]-[.B435])^2+([.C436]-[.C435])^2)" office:value-type="float" office:value="0.0971667862677343" calcext:value-type="float">
            <text:p>0,0971667862677343</text:p>
          </table:table-cell>
          <table:table-cell table:formula="of:=[.A436]-[.A435]" office:value-type="float" office:value="0.449999999999989" calcext:value-type="float">
            <text:p>0,449999999999989</text:p>
          </table:table-cell>
          <table:table-cell table:formula="of:=[.D436]/[.E436]" office:value-type="float" office:value="0.215926191706082" calcext:value-type="float">
            <text:p>0,215926191706082</text:p>
          </table:table-cell>
          <table:table-cell table:number-columns-repeated="6"/>
        </table:table-row>
        <table:table-row table:style-name="ro1">
          <table:table-cell office:value-type="float" office:value="195.749999999999" calcext:value-type="float">
            <text:p>195,749999999999</text:p>
          </table:table-cell>
          <table:table-cell office:value-type="float" office:value="9.49500146933949" calcext:value-type="float">
            <text:p>9,49500146933949</text:p>
          </table:table-cell>
          <table:table-cell office:value-type="float" office:value="15.9097949458239" calcext:value-type="float">
            <text:p>15,9097949458239</text:p>
          </table:table-cell>
          <table:table-cell table:formula="of:=SQRT(([.B437]-[.B436])^2+([.C437]-[.C436])^2)" office:value-type="float" office:value="0.143911930721096" calcext:value-type="float">
            <text:p>0,143911930721096</text:p>
          </table:table-cell>
          <table:table-cell table:formula="of:=[.A437]-[.A436]" office:value-type="float" office:value="0.449999999999989" calcext:value-type="float">
            <text:p>0,449999999999989</text:p>
          </table:table-cell>
          <table:table-cell table:formula="of:=[.D437]/[.E437]" office:value-type="float" office:value="0.319804290491333" calcext:value-type="float">
            <text:p>0,319804290491333</text:p>
          </table:table-cell>
          <table:table-cell table:number-columns-repeated="6"/>
        </table:table-row>
        <table:table-row table:style-name="ro1">
          <table:table-cell office:value-type="float" office:value="196.199999999999" calcext:value-type="float">
            <text:p>196,199999999999</text:p>
          </table:table-cell>
          <table:table-cell office:value-type="float" office:value="9.68609927420144" calcext:value-type="float">
            <text:p>9,68609927420144</text:p>
          </table:table-cell>
          <table:table-cell office:value-type="float" office:value="15.9543832162565" calcext:value-type="float">
            <text:p>15,9543832162565</text:p>
          </table:table-cell>
          <table:table-cell table:formula="of:=SQRT(([.B438]-[.B437])^2+([.C438]-[.C437])^2)" office:value-type="float" office:value="0.196230693020315" calcext:value-type="float">
            <text:p>0,196230693020315</text:p>
          </table:table-cell>
          <table:table-cell table:formula="of:=[.A438]-[.A437]" office:value-type="float" office:value="0.449999999999989" calcext:value-type="float">
            <text:p>0,449999999999989</text:p>
          </table:table-cell>
          <table:table-cell table:formula="of:=[.D438]/[.E438]" office:value-type="float" office:value="0.436068206711823" calcext:value-type="float">
            <text:p>0,436068206711823</text:p>
          </table:table-cell>
          <table:table-cell table:number-columns-repeated="6"/>
        </table:table-row>
        <table:table-row table:style-name="ro1">
          <table:table-cell office:value-type="float" office:value="196.649999999999" calcext:value-type="float">
            <text:p>196,649999999999</text:p>
          </table:table-cell>
          <table:table-cell office:value-type="float" office:value="9.8360688500438" calcext:value-type="float">
            <text:p>9,8360688500438</text:p>
          </table:table-cell>
          <table:table-cell office:value-type="float" office:value="15.989375161921" calcext:value-type="float">
            <text:p>15,989375161921</text:p>
          </table:table-cell>
          <table:table-cell table:formula="of:=SQRT(([.B439]-[.B438])^2+([.C439]-[.C438])^2)" office:value-type="float" office:value="0.15399775952825" calcext:value-type="float">
            <text:p>0,15399775952825</text:p>
          </table:table-cell>
          <table:table-cell table:formula="of:=[.A439]-[.A438]" office:value-type="float" office:value="0.449999999999989" calcext:value-type="float">
            <text:p>0,449999999999989</text:p>
          </table:table-cell>
          <table:table-cell table:formula="of:=[.D439]/[.E439]" office:value-type="float" office:value="0.34221724339612" calcext:value-type="float">
            <text:p>0,34221724339612</text:p>
          </table:table-cell>
          <table:table-cell table:number-columns-repeated="6"/>
        </table:table-row>
        <table:table-row table:style-name="ro1">
          <table:table-cell office:value-type="float" office:value="197.099999999999" calcext:value-type="float">
            <text:p>197,099999999999</text:p>
          </table:table-cell>
          <table:table-cell office:value-type="float" office:value="9.90677143783469" calcext:value-type="float">
            <text:p>9,90677143783469</text:p>
          </table:table-cell>
          <table:table-cell office:value-type="float" office:value="16.0058719820021" calcext:value-type="float">
            <text:p>16,0058719820021</text:p>
          </table:table-cell>
          <table:table-cell table:formula="of:=SQRT(([.B440]-[.B439])^2+([.C440]-[.C439])^2)" office:value-type="float" office:value="0.0726016597132539" calcext:value-type="float">
            <text:p>0,0726016597132539</text:p>
          </table:table-cell>
          <table:table-cell table:formula="of:=[.A440]-[.A439]" office:value-type="float" office:value="0.449999999999989" calcext:value-type="float">
            <text:p>0,449999999999989</text:p>
          </table:table-cell>
          <table:table-cell table:formula="of:=[.D440]/[.E440]" office:value-type="float" office:value="0.161337021585013" calcext:value-type="float">
            <text:p>0,161337021585013</text:p>
          </table:table-cell>
          <table:table-cell table:number-columns-repeated="6"/>
        </table:table-row>
        <table:table-row table:style-name="ro1">
          <table:table-cell office:value-type="float" office:value="197.549999999999" calcext:value-type="float">
            <text:p>197,549999999999</text:p>
          </table:table-cell>
          <table:table-cell office:value-type="float" office:value="10.1160970321469" calcext:value-type="float">
            <text:p>10,1160970321469</text:p>
          </table:table-cell>
          <table:table-cell office:value-type="float" office:value="16.0547132871883" calcext:value-type="float">
            <text:p>16,0547132871883</text:p>
          </table:table-cell>
          <table:table-cell table:formula="of:=SQRT(([.B441]-[.B440])^2+([.C441]-[.C440])^2)" office:value-type="float" office:value="0.214948081001968" calcext:value-type="float">
            <text:p>0,214948081001968</text:p>
          </table:table-cell>
          <table:table-cell table:formula="of:=[.A441]-[.A440]" office:value-type="float" office:value="0.449999999999989" calcext:value-type="float">
            <text:p>0,449999999999989</text:p>
          </table:table-cell>
          <table:table-cell table:formula="of:=[.D441]/[.E441]" office:value-type="float" office:value="0.477662402226609" calcext:value-type="float">
            <text:p>0,477662402226609</text:p>
          </table:table-cell>
          <table:table-cell table:number-columns-repeated="6"/>
        </table:table-row>
        <table:table-row table:style-name="ro1">
          <table:table-cell office:value-type="float" office:value="197.999999999999" calcext:value-type="float">
            <text:p>197,999999999999</text:p>
          </table:table-cell>
          <table:table-cell office:value-type="float" office:value="10.2530796283086" calcext:value-type="float">
            <text:p>10,2530796283086</text:p>
          </table:table-cell>
          <table:table-cell office:value-type="float" office:value="16.0866750203261" calcext:value-type="float">
            <text:p>16,0866750203261</text:p>
          </table:table-cell>
          <table:table-cell table:formula="of:=SQRT(([.B442]-[.B441])^2+([.C442]-[.C441])^2)" office:value-type="float" office:value="0.140661949497306" calcext:value-type="float">
            <text:p>0,140661949497306</text:p>
          </table:table-cell>
          <table:table-cell table:formula="of:=[.A442]-[.A441]" office:value-type="float" office:value="0.449999999999989" calcext:value-type="float">
            <text:p>0,449999999999989</text:p>
          </table:table-cell>
          <table:table-cell table:formula="of:=[.D442]/[.E442]" office:value-type="float" office:value="0.312582109994022" calcext:value-type="float">
            <text:p>0,312582109994022</text:p>
          </table:table-cell>
          <table:table-cell table:number-columns-repeated="6"/>
        </table:table-row>
        <table:table-row table:style-name="ro1">
          <table:table-cell office:value-type="float" office:value="198.449999999999" calcext:value-type="float">
            <text:p>198,449999999999</text:p>
          </table:table-cell>
          <table:table-cell office:value-type="float" office:value="10.4541871498493" calcext:value-type="float">
            <text:p>10,4541871498493</text:p>
          </table:table-cell>
          <table:table-cell office:value-type="float" office:value="16.1335988275513" calcext:value-type="float">
            <text:p>16,1335988275513</text:p>
          </table:table-cell>
          <table:table-cell table:formula="of:=SQRT(([.B443]-[.B442])^2+([.C443]-[.C442])^2)" office:value-type="float" office:value="0.206509270747692" calcext:value-type="float">
            <text:p>0,206509270747692</text:p>
          </table:table-cell>
          <table:table-cell table:formula="of:=[.A443]-[.A442]" office:value-type="float" office:value="0.449999999999989" calcext:value-type="float">
            <text:p>0,449999999999989</text:p>
          </table:table-cell>
          <table:table-cell table:formula="of:=[.D443]/[.E443]" office:value-type="float" office:value="0.458909490550439" calcext:value-type="float">
            <text:p>0,458909490550439</text:p>
          </table:table-cell>
          <table:table-cell table:number-columns-repeated="6"/>
        </table:table-row>
        <table:table-row table:style-name="ro1">
          <table:table-cell office:value-type="float" office:value="198.899999999999" calcext:value-type="float">
            <text:p>198,899999999999</text:p>
          </table:table-cell>
          <table:table-cell office:value-type="float" office:value="10.649123606351" calcext:value-type="float">
            <text:p>10,649123606351</text:p>
          </table:table-cell>
          <table:table-cell office:value-type="float" office:value="16.1790827589128" calcext:value-type="float">
            <text:p>16,1790827589128</text:p>
          </table:table-cell>
          <table:table-cell table:formula="of:=SQRT(([.B444]-[.B443])^2+([.C444]-[.C443])^2)" office:value-type="float" office:value="0.200172450865577" calcext:value-type="float">
            <text:p>0,200172450865577</text:p>
          </table:table-cell>
          <table:table-cell table:formula="of:=[.A444]-[.A443]" office:value-type="float" office:value="0.449999999999989" calcext:value-type="float">
            <text:p>0,449999999999989</text:p>
          </table:table-cell>
          <table:table-cell table:formula="of:=[.D444]/[.E444]" office:value-type="float" office:value="0.444827668590183" calcext:value-type="float">
            <text:p>0,444827668590183</text:p>
          </table:table-cell>
          <table:table-cell table:number-columns-repeated="6"/>
        </table:table-row>
        <table:table-row table:style-name="ro1">
          <table:table-cell office:value-type="float" office:value="199.349999999999" calcext:value-type="float">
            <text:p>199,349999999999</text:p>
          </table:table-cell>
          <table:table-cell office:value-type="float" office:value="10.8070018437486" calcext:value-type="float">
            <text:p>10,8070018437486</text:p>
          </table:table-cell>
          <table:table-cell office:value-type="float" office:value="16.2159200085589" calcext:value-type="float">
            <text:p>16,2159200085589</text:p>
          </table:table-cell>
          <table:table-cell table:formula="of:=SQRT(([.B445]-[.B444])^2+([.C445]-[.C444])^2)" office:value-type="float" office:value="0.162118847779269" calcext:value-type="float">
            <text:p>0,162118847779269</text:p>
          </table:table-cell>
          <table:table-cell table:formula="of:=[.A445]-[.A444]" office:value-type="float" office:value="0.449999999999989" calcext:value-type="float">
            <text:p>0,449999999999989</text:p>
          </table:table-cell>
          <table:table-cell table:formula="of:=[.D445]/[.E445]" office:value-type="float" office:value="0.360264106176163" calcext:value-type="float">
            <text:p>0,360264106176163</text:p>
          </table:table-cell>
          <table:table-cell table:number-columns-repeated="6"/>
        </table:table-row>
        <table:table-row table:style-name="ro1">
          <table:table-cell office:value-type="float" office:value="199.799999999999" calcext:value-type="float">
            <text:p>199,799999999999</text:p>
          </table:table-cell>
          <table:table-cell office:value-type="float" office:value="10.9042085660953" calcext:value-type="float">
            <text:p>10,9042085660953</text:p>
          </table:table-cell>
          <table:table-cell office:value-type="float" office:value="16.2386009578613" calcext:value-type="float">
            <text:p>16,2386009578613</text:p>
          </table:table-cell>
          <table:table-cell table:formula="of:=SQRT(([.B446]-[.B445])^2+([.C446]-[.C445])^2)" office:value-type="float" office:value="0.099817695478492" calcext:value-type="float">
            <text:p>0,099817695478492</text:p>
          </table:table-cell>
          <table:table-cell table:formula="of:=[.A446]-[.A445]" office:value-type="float" office:value="0.449999999999989" calcext:value-type="float">
            <text:p>0,449999999999989</text:p>
          </table:table-cell>
          <table:table-cell table:formula="of:=[.D446]/[.E446]" office:value-type="float" office:value="0.221817101063321" calcext:value-type="float">
            <text:p>0,221817101063321</text:p>
          </table:table-cell>
          <table:table-cell table:number-columns-repeated="6"/>
        </table:table-row>
        <table:table-row table:style-name="ro1">
          <table:table-cell office:value-type="float" office:value="200.249999999999" calcext:value-type="float">
            <text:p>200,249999999999</text:p>
          </table:table-cell>
          <table:table-cell office:value-type="float" office:value="10.9994458134801" calcext:value-type="float">
            <text:p>10,9994458134801</text:p>
          </table:table-cell>
          <table:table-cell office:value-type="float" office:value="16.2608223755522" calcext:value-type="float">
            <text:p>16,2608223755522</text:p>
          </table:table-cell>
          <table:table-cell table:formula="of:=SQRT(([.B447]-[.B446])^2+([.C447]-[.C446])^2)" office:value-type="float" office:value="0.0977953204075895" calcext:value-type="float">
            <text:p>0,0977953204075895</text:p>
          </table:table-cell>
          <table:table-cell table:formula="of:=[.A447]-[.A446]" office:value-type="float" office:value="0.449999999999989" calcext:value-type="float">
            <text:p>0,449999999999989</text:p>
          </table:table-cell>
          <table:table-cell table:formula="of:=[.D447]/[.E447]" office:value-type="float" office:value="0.217322934239093" calcext:value-type="float">
            <text:p>0,217322934239093</text:p>
          </table:table-cell>
          <table:table-cell table:number-columns-repeated="6"/>
        </table:table-row>
        <table:table-row table:style-name="ro1">
          <table:table-cell office:value-type="float" office:value="200.699999999999" calcext:value-type="float">
            <text:p>200,699999999999</text:p>
          </table:table-cell>
          <table:table-cell office:value-type="float" office:value="11.1022218692558" calcext:value-type="float">
            <text:p>11,1022218692558</text:p>
          </table:table-cell>
          <table:table-cell office:value-type="float" office:value="16.2848028005091" calcext:value-type="float">
            <text:p>16,2848028005091</text:p>
          </table:table-cell>
          <table:table-cell table:formula="of:=SQRT(([.B448]-[.B447])^2+([.C448]-[.C447])^2)" office:value-type="float" office:value="0.105536621236138" calcext:value-type="float">
            <text:p>0,105536621236138</text:p>
          </table:table-cell>
          <table:table-cell table:formula="of:=[.A448]-[.A447]" office:value-type="float" office:value="0.449999999999989" calcext:value-type="float">
            <text:p>0,449999999999989</text:p>
          </table:table-cell>
          <table:table-cell table:formula="of:=[.D448]/[.E448]" office:value-type="float" office:value="0.234525824969202" calcext:value-type="float">
            <text:p>0,234525824969202</text:p>
          </table:table-cell>
          <table:table-cell table:number-columns-repeated="6"/>
        </table:table-row>
        <table:table-row table:style-name="ro1">
          <table:table-cell office:value-type="float" office:value="201.149999999999" calcext:value-type="float">
            <text:p>201,149999999999</text:p>
          </table:table-cell>
          <table:table-cell office:value-type="float" office:value="11.287601718113" calcext:value-type="float">
            <text:p>11,287601718113</text:p>
          </table:table-cell>
          <table:table-cell office:value-type="float" office:value="16.328056917633" calcext:value-type="float">
            <text:p>16,328056917633</text:p>
          </table:table-cell>
          <table:table-cell table:formula="of:=SQRT(([.B449]-[.B448])^2+([.C449]-[.C448])^2)" office:value-type="float" office:value="0.190359152683713" calcext:value-type="float">
            <text:p>0,190359152683713</text:p>
          </table:table-cell>
          <table:table-cell table:formula="of:=[.A449]-[.A448]" office:value-type="float" office:value="0.449999999999989" calcext:value-type="float">
            <text:p>0,449999999999989</text:p>
          </table:table-cell>
          <table:table-cell table:formula="of:=[.D449]/[.E449]" office:value-type="float" office:value="0.42302033929715" calcext:value-type="float">
            <text:p>0,42302033929715</text:p>
          </table:table-cell>
          <table:table-cell table:number-columns-repeated="6"/>
        </table:table-row>
        <table:table-row table:style-name="ro1">
          <table:table-cell office:value-type="float" office:value="201.599999999999" calcext:value-type="float">
            <text:p>201,599999999999</text:p>
          </table:table-cell>
          <table:table-cell office:value-type="float" office:value="11.4701856405862" calcext:value-type="float">
            <text:p>11,4701856405862</text:p>
          </table:table-cell>
          <table:table-cell office:value-type="float" office:value="16.370658669745" calcext:value-type="float">
            <text:p>16,370658669745</text:p>
          </table:table-cell>
          <table:table-cell table:formula="of:=SQRT(([.B450]-[.B449])^2+([.C450]-[.C449])^2)" office:value-type="float" office:value="0.187488127700785" calcext:value-type="float">
            <text:p>0,187488127700785</text:p>
          </table:table-cell>
          <table:table-cell table:formula="of:=[.A450]-[.A449]" office:value-type="float" office:value="0.449999999999989" calcext:value-type="float">
            <text:p>0,449999999999989</text:p>
          </table:table-cell>
          <table:table-cell table:formula="of:=[.D450]/[.E450]" office:value-type="float" office:value="0.416640283779533" calcext:value-type="float">
            <text:p>0,416640283779533</text:p>
          </table:table-cell>
          <table:table-cell table:number-columns-repeated="6"/>
        </table:table-row>
        <table:table-row table:style-name="ro1">
          <table:table-cell office:value-type="float" office:value="202.049999999999" calcext:value-type="float">
            <text:p>202,049999999999</text:p>
          </table:table-cell>
          <table:table-cell office:value-type="float" office:value="11.6042684933511" calcext:value-type="float">
            <text:p>11,6042684933511</text:p>
          </table:table-cell>
          <table:table-cell office:value-type="float" office:value="16.4019438145628" calcext:value-type="float">
            <text:p>16,4019438145628</text:p>
          </table:table-cell>
          <table:table-cell table:formula="of:=SQRT(([.B451]-[.B450])^2+([.C451]-[.C450])^2)" office:value-type="float" office:value="0.137684318975801" calcext:value-type="float">
            <text:p>0,137684318975801</text:p>
          </table:table-cell>
          <table:table-cell table:formula="of:=[.A451]-[.A450]" office:value-type="float" office:value="0.449999999999989" calcext:value-type="float">
            <text:p>0,449999999999989</text:p>
          </table:table-cell>
          <table:table-cell table:formula="of:=[.D451]/[.E451]" office:value-type="float" office:value="0.305965153279565" calcext:value-type="float">
            <text:p>0,305965153279565</text:p>
          </table:table-cell>
          <table:table-cell table:number-columns-repeated="6"/>
        </table:table-row>
        <table:table-row table:style-name="ro1">
          <table:table-cell office:value-type="float" office:value="202.499999999999" calcext:value-type="float">
            <text:p>202,499999999999</text:p>
          </table:table-cell>
          <table:table-cell office:value-type="float" office:value="11.7240366447407" calcext:value-type="float">
            <text:p>11,7240366447407</text:p>
          </table:table-cell>
          <table:table-cell office:value-type="float" office:value="16.4298889535833" calcext:value-type="float">
            <text:p>16,4298889535833</text:p>
          </table:table-cell>
          <table:table-cell table:formula="of:=SQRT(([.B452]-[.B451])^2+([.C452]-[.C451])^2)" office:value-type="float" office:value="0.122985124637767" calcext:value-type="float">
            <text:p>0,122985124637767</text:p>
          </table:table-cell>
          <table:table-cell table:formula="of:=[.A452]-[.A451]" office:value-type="float" office:value="0.449999999999989" calcext:value-type="float">
            <text:p>0,449999999999989</text:p>
          </table:table-cell>
          <table:table-cell table:formula="of:=[.D452]/[.E452]" office:value-type="float" office:value="0.273300276972823" calcext:value-type="float">
            <text:p>0,273300276972823</text:p>
          </table:table-cell>
          <table:table-cell table:number-columns-repeated="6"/>
        </table:table-row>
        <table:table-row table:style-name="ro1">
          <table:table-cell office:value-type="float" office:value="202.949999999999" calcext:value-type="float">
            <text:p>202,949999999999</text:p>
          </table:table-cell>
          <table:table-cell office:value-type="float" office:value="11.8923819155529" calcext:value-type="float">
            <text:p>11,8923819155529</text:p>
          </table:table-cell>
          <table:table-cell office:value-type="float" office:value="16.469168444347" calcext:value-type="float">
            <text:p>16,469168444347</text:p>
          </table:table-cell>
          <table:table-cell table:formula="of:=SQRT(([.B453]-[.B452])^2+([.C453]-[.C452])^2)" office:value-type="float" office:value="0.172867025772619" calcext:value-type="float">
            <text:p>0,172867025772619</text:p>
          </table:table-cell>
          <table:table-cell table:formula="of:=[.A453]-[.A452]" office:value-type="float" office:value="0.449999999999989" calcext:value-type="float">
            <text:p>0,449999999999989</text:p>
          </table:table-cell>
          <table:table-cell table:formula="of:=[.D453]/[.E453]" office:value-type="float" office:value="0.384148946161386" calcext:value-type="float">
            <text:p>0,384148946161386</text:p>
          </table:table-cell>
          <table:table-cell table:number-columns-repeated="6"/>
        </table:table-row>
        <table:table-row table:style-name="ro1">
          <table:table-cell office:value-type="float" office:value="203.399999999999" calcext:value-type="float">
            <text:p>203,399999999999</text:p>
          </table:table-cell>
          <table:table-cell office:value-type="float" office:value="11.9937432239693" calcext:value-type="float">
            <text:p>11,9937432239693</text:p>
          </table:table-cell>
          <table:table-cell office:value-type="float" office:value="16.4928187705992" calcext:value-type="float">
            <text:p>16,4928187705992</text:p>
          </table:table-cell>
          <table:table-cell table:formula="of:=SQRT(([.B454]-[.B453])^2+([.C454]-[.C453])^2)" office:value-type="float" office:value="0.104083873754428" calcext:value-type="float">
            <text:p>0,104083873754428</text:p>
          </table:table-cell>
          <table:table-cell table:formula="of:=[.A454]-[.A453]" office:value-type="float" office:value="0.449999999999989" calcext:value-type="float">
            <text:p>0,449999999999989</text:p>
          </table:table-cell>
          <table:table-cell table:formula="of:=[.D454]/[.E454]" office:value-type="float" office:value="0.231297497232067" calcext:value-type="float">
            <text:p>0,231297497232067</text:p>
          </table:table-cell>
          <table:table-cell table:number-columns-repeated="6"/>
        </table:table-row>
        <table:table-row table:style-name="ro1">
          <table:table-cell office:value-type="float" office:value="203.849999999999" calcext:value-type="float">
            <text:p>203,849999999999</text:p>
          </table:table-cell>
          <table:table-cell office:value-type="float" office:value="12.1471944274478" calcext:value-type="float">
            <text:p>12,1471944274478</text:p>
          </table:table-cell>
          <table:table-cell office:value-type="float" office:value="16.5286230738661" calcext:value-type="float">
            <text:p>16,5286230738661</text:p>
          </table:table-cell>
          <table:table-cell table:formula="of:=SQRT(([.B455]-[.B454])^2+([.C455]-[.C454])^2)" office:value-type="float" office:value="0.157572903703095" calcext:value-type="float">
            <text:p>0,157572903703095</text:p>
          </table:table-cell>
          <table:table-cell table:formula="of:=[.A455]-[.A454]" office:value-type="float" office:value="0.449999999999989" calcext:value-type="float">
            <text:p>0,449999999999989</text:p>
          </table:table-cell>
          <table:table-cell table:formula="of:=[.D455]/[.E455]" office:value-type="float" office:value="0.350162008229108" calcext:value-type="float">
            <text:p>0,350162008229108</text:p>
          </table:table-cell>
          <table:table-cell table:number-columns-repeated="6"/>
        </table:table-row>
        <table:table-row table:style-name="ro1">
          <table:table-cell office:value-type="float" office:value="204.299999999999" calcext:value-type="float">
            <text:p>204,299999999999</text:p>
          </table:table-cell>
          <table:table-cell office:value-type="float" office:value="12.2668232746843" calcext:value-type="float">
            <text:p>12,2668232746843</text:p>
          </table:table-cell>
          <table:table-cell office:value-type="float" office:value="16.5565357094716" calcext:value-type="float">
            <text:p>16,5565357094716</text:p>
          </table:table-cell>
          <table:table-cell table:formula="of:=SQRT(([.B456]-[.B455])^2+([.C456]-[.C455])^2)" office:value-type="float" office:value="0.12284207877427" calcext:value-type="float">
            <text:p>0,12284207877427</text:p>
          </table:table-cell>
          <table:table-cell table:formula="of:=[.A456]-[.A455]" office:value-type="float" office:value="0.449999999999989" calcext:value-type="float">
            <text:p>0,449999999999989</text:p>
          </table:table-cell>
          <table:table-cell table:formula="of:=[.D456]/[.E456]" office:value-type="float" office:value="0.272982397276161" calcext:value-type="float">
            <text:p>0,272982397276161</text:p>
          </table:table-cell>
          <table:table-cell table:number-columns-repeated="6"/>
        </table:table-row>
        <table:table-row table:style-name="ro1">
          <table:table-cell office:value-type="float" office:value="204.749999999999" calcext:value-type="float">
            <text:p>204,749999999999</text:p>
          </table:table-cell>
          <table:table-cell office:value-type="float" office:value="12.4086755077974" calcext:value-type="float">
            <text:p>12,4086755077974</text:p>
          </table:table-cell>
          <table:table-cell office:value-type="float" office:value="16.58963366021" calcext:value-type="float">
            <text:p>16,58963366021</text:p>
          </table:table-cell>
          <table:table-cell table:formula="of:=SQRT(([.B457]-[.B456])^2+([.C457]-[.C456])^2)" office:value-type="float" office:value="0.145662384925746" calcext:value-type="float">
            <text:p>0,145662384925746</text:p>
          </table:table-cell>
          <table:table-cell table:formula="of:=[.A457]-[.A456]" office:value-type="float" office:value="0.449999999999989" calcext:value-type="float">
            <text:p>0,449999999999989</text:p>
          </table:table-cell>
          <table:table-cell table:formula="of:=[.D457]/[.E457]" office:value-type="float" office:value="0.323694188723888" calcext:value-type="float">
            <text:p>0,323694188723888</text:p>
          </table:table-cell>
          <table:table-cell table:number-columns-repeated="6"/>
        </table:table-row>
        <table:table-row table:style-name="ro1">
          <table:table-cell office:value-type="float" office:value="205.199999999999" calcext:value-type="float">
            <text:p>205,199999999999</text:p>
          </table:table-cell>
          <table:table-cell office:value-type="float" office:value="12.6158224767938" calcext:value-type="float">
            <text:p>12,6158224767938</text:p>
          </table:table-cell>
          <table:table-cell office:value-type="float" office:value="16.6379666333678" calcext:value-type="float">
            <text:p>16,6379666333678</text:p>
          </table:table-cell>
          <table:table-cell table:formula="of:=SQRT(([.B458]-[.B457])^2+([.C458]-[.C457])^2)" office:value-type="float" office:value="0.212710937797384" calcext:value-type="float">
            <text:p>0,212710937797384</text:p>
          </table:table-cell>
          <table:table-cell table:formula="of:=[.A458]-[.A457]" office:value-type="float" office:value="0.449999999999989" calcext:value-type="float">
            <text:p>0,449999999999989</text:p>
          </table:table-cell>
          <table:table-cell table:formula="of:=[.D458]/[.E458]" office:value-type="float" office:value="0.472690972883087" calcext:value-type="float">
            <text:p>0,472690972883087</text:p>
          </table:table-cell>
          <table:table-cell table:number-columns-repeated="6"/>
        </table:table-row>
        <table:table-row table:style-name="ro1">
          <table:table-cell office:value-type="float" office:value="205.649999999999" calcext:value-type="float">
            <text:p>205,649999999999</text:p>
          </table:table-cell>
          <table:table-cell office:value-type="float" office:value="12.5875963200016" calcext:value-type="float">
            <text:p>12,5875963200016</text:p>
          </table:table-cell>
          <table:table-cell office:value-type="float" office:value="16.5472187120573" calcext:value-type="float">
            <text:p>16,5472187120573</text:p>
          </table:table-cell>
          <table:table-cell table:formula="of:=SQRT(([.B459]-[.B458])^2+([.C459]-[.C458])^2)" office:value-type="float" office:value="0.0950363148982054" calcext:value-type="float">
            <text:p>0,0950363148982054</text:p>
          </table:table-cell>
          <table:table-cell table:formula="of:=[.A459]-[.A458]" office:value-type="float" office:value="0.449999999999989" calcext:value-type="float">
            <text:p>0,449999999999989</text:p>
          </table:table-cell>
          <table:table-cell table:formula="of:=[.D459]/[.E459]" office:value-type="float" office:value="0.211191810884906" calcext:value-type="float">
            <text:p>0,211191810884906</text:p>
          </table:table-cell>
          <table:table-cell table:number-columns-repeated="6"/>
        </table:table-row>
        <table:table-row table:style-name="ro1">
          <table:table-cell office:value-type="float" office:value="206.099999999999" calcext:value-type="float">
            <text:p>206,099999999999</text:p>
          </table:table-cell>
          <table:table-cell office:value-type="float" office:value="12.5357119999811" calcext:value-type="float">
            <text:p>12,5357119999811</text:p>
          </table:table-cell>
          <table:table-cell office:value-type="float" office:value="16.3804091026187" calcext:value-type="float">
            <text:p>16,3804091026187</text:p>
          </table:table-cell>
          <table:table-cell table:formula="of:=SQRT(([.B460]-[.B459])^2+([.C460]-[.C459])^2)" office:value-type="float" office:value="0.174692382389894" calcext:value-type="float">
            <text:p>0,174692382389894</text:p>
          </table:table-cell>
          <table:table-cell table:formula="of:=[.A460]-[.A459]" office:value-type="float" office:value="0.449999999999989" calcext:value-type="float">
            <text:p>0,449999999999989</text:p>
          </table:table-cell>
          <table:table-cell table:formula="of:=[.D460]/[.E460]" office:value-type="float" office:value="0.388205294199774" calcext:value-type="float">
            <text:p>0,388205294199774</text:p>
          </table:table-cell>
          <table:table-cell table:number-columns-repeated="6"/>
        </table:table-row>
        <table:table-row table:style-name="ro1">
          <table:table-cell office:value-type="float" office:value="206.549999999999" calcext:value-type="float">
            <text:p>206,549999999999</text:p>
          </table:table-cell>
          <table:table-cell office:value-type="float" office:value="12.492295191406" calcext:value-type="float">
            <text:p>12,492295191406</text:p>
          </table:table-cell>
          <table:table-cell office:value-type="float" office:value="16.2408227906343" calcext:value-type="float">
            <text:p>16,2408227906343</text:p>
          </table:table-cell>
          <table:table-cell table:formula="of:=SQRT(([.B461]-[.B460])^2+([.C461]-[.C460])^2)" office:value-type="float" office:value="0.146182617845833" calcext:value-type="float">
            <text:p>0,146182617845833</text:p>
          </table:table-cell>
          <table:table-cell table:formula="of:=[.A461]-[.A460]" office:value-type="float" office:value="0.449999999999989" calcext:value-type="float">
            <text:p>0,449999999999989</text:p>
          </table:table-cell>
          <table:table-cell table:formula="of:=[.D461]/[.E461]" office:value-type="float" office:value="0.324850261879637" calcext:value-type="float">
            <text:p>0,324850261879637</text:p>
          </table:table-cell>
          <table:table-cell table:number-columns-repeated="6"/>
        </table:table-row>
        <table:table-row table:style-name="ro1">
          <table:table-cell office:value-type="float" office:value="206.999999999999" calcext:value-type="float">
            <text:p>206,999999999999</text:p>
          </table:table-cell>
          <table:table-cell office:value-type="float" office:value="12.4513412377502" calcext:value-type="float">
            <text:p>12,4513412377502</text:p>
          </table:table-cell>
          <table:table-cell office:value-type="float" office:value="16.109154629394" calcext:value-type="float">
            <text:p>16,109154629394</text:p>
          </table:table-cell>
          <table:table-cell table:formula="of:=SQRT(([.B462]-[.B461])^2+([.C462]-[.C461])^2)" office:value-type="float" office:value="0.137890286113415" calcext:value-type="float">
            <text:p>0,137890286113415</text:p>
          </table:table-cell>
          <table:table-cell table:formula="of:=[.A462]-[.A461]" office:value-type="float" office:value="0.449999999999989" calcext:value-type="float">
            <text:p>0,449999999999989</text:p>
          </table:table-cell>
          <table:table-cell table:formula="of:=[.D462]/[.E462]" office:value-type="float" office:value="0.306422858029818" calcext:value-type="float">
            <text:p>0,306422858029818</text:p>
          </table:table-cell>
          <table:table-cell table:number-columns-repeated="6"/>
        </table:table-row>
        <table:table-row table:style-name="ro1">
          <table:table-cell office:value-type="float" office:value="207.449999999999" calcext:value-type="float">
            <text:p>207,449999999999</text:p>
          </table:table-cell>
          <table:table-cell office:value-type="float" office:value="12.4101473940096" calcext:value-type="float">
            <text:p>12,4101473940096</text:p>
          </table:table-cell>
          <table:table-cell office:value-type="float" office:value="15.9767152145008" calcext:value-type="float">
            <text:p>15,9767152145008</text:p>
          </table:table-cell>
          <table:table-cell table:formula="of:=SQRT(([.B463]-[.B462])^2+([.C463]-[.C462])^2)" office:value-type="float" office:value="0.138697986212421" calcext:value-type="float">
            <text:p>0,138697986212421</text:p>
          </table:table-cell>
          <table:table-cell table:formula="of:=[.A463]-[.A462]" office:value-type="float" office:value="0.449999999999989" calcext:value-type="float">
            <text:p>0,449999999999989</text:p>
          </table:table-cell>
          <table:table-cell table:formula="of:=[.D463]/[.E463]" office:value-type="float" office:value="0.308217747138722" calcext:value-type="float">
            <text:p>0,308217747138722</text:p>
          </table:table-cell>
          <table:table-cell table:number-columns-repeated="6"/>
        </table:table-row>
        <table:table-row table:style-name="ro1">
          <table:table-cell office:value-type="float" office:value="207.899999999999" calcext:value-type="float">
            <text:p>207,899999999999</text:p>
          </table:table-cell>
          <table:table-cell office:value-type="float" office:value="12.3821145146677" calcext:value-type="float">
            <text:p>12,3821145146677</text:p>
          </table:table-cell>
          <table:table-cell office:value-type="float" office:value="15.8865886858576" calcext:value-type="float">
            <text:p>15,8865886858576</text:p>
          </table:table-cell>
          <table:table-cell table:formula="of:=SQRT(([.B464]-[.B463])^2+([.C464]-[.C463])^2)" office:value-type="float" office:value="0.0943855576318114" calcext:value-type="float">
            <text:p>0,0943855576318114</text:p>
          </table:table-cell>
          <table:table-cell table:formula="of:=[.A464]-[.A463]" office:value-type="float" office:value="0.449999999999989" calcext:value-type="float">
            <text:p>0,449999999999989</text:p>
          </table:table-cell>
          <table:table-cell table:formula="of:=[.D464]/[.E464]" office:value-type="float" office:value="0.209745683626253" calcext:value-type="float">
            <text:p>0,209745683626253</text:p>
          </table:table-cell>
          <table:table-cell table:number-columns-repeated="6"/>
        </table:table-row>
        <table:table-row table:style-name="ro1">
          <table:table-cell office:value-type="float" office:value="208.349999999999" calcext:value-type="float">
            <text:p>208,349999999999</text:p>
          </table:table-cell>
          <table:table-cell office:value-type="float" office:value="12.3216915026541" calcext:value-type="float">
            <text:p>12,3216915026541</text:p>
          </table:table-cell>
          <table:table-cell office:value-type="float" office:value="15.6923269314176" calcext:value-type="float">
            <text:p>15,6923269314176</text:p>
          </table:table-cell>
          <table:table-cell table:formula="of:=SQRT(([.B465]-[.B464])^2+([.C465]-[.C464])^2)" office:value-type="float" office:value="0.203441808925497" calcext:value-type="float">
            <text:p>0,203441808925497</text:p>
          </table:table-cell>
          <table:table-cell table:formula="of:=[.A465]-[.A464]" office:value-type="float" office:value="0.449999999999989" calcext:value-type="float">
            <text:p>0,449999999999989</text:p>
          </table:table-cell>
          <table:table-cell table:formula="of:=[.D465]/[.E465]" office:value-type="float" office:value="0.452092908723339" calcext:value-type="float">
            <text:p>0,452092908723339</text:p>
          </table:table-cell>
          <table:table-cell table:number-columns-repeated="6"/>
        </table:table-row>
        <table:table-row table:style-name="ro1">
          <table:table-cell office:value-type="float" office:value="208.799999999999" calcext:value-type="float">
            <text:p>208,799999999999</text:p>
          </table:table-cell>
          <table:table-cell office:value-type="float" office:value="12.2700605597985" calcext:value-type="float">
            <text:p>12,2700605597985</text:p>
          </table:table-cell>
          <table:table-cell office:value-type="float" office:value="15.5263319369898" calcext:value-type="float">
            <text:p>15,5263319369898</text:p>
          </table:table-cell>
          <table:table-cell table:formula="of:=SQRT(([.B466]-[.B465])^2+([.C466]-[.C465])^2)" office:value-type="float" office:value="0.173839271843975" calcext:value-type="float">
            <text:p>0,173839271843975</text:p>
          </table:table-cell>
          <table:table-cell table:formula="of:=[.A466]-[.A465]" office:value-type="float" office:value="0.449999999999989" calcext:value-type="float">
            <text:p>0,449999999999989</text:p>
          </table:table-cell>
          <table:table-cell table:formula="of:=[.D466]/[.E466]" office:value-type="float" office:value="0.386309492986621" calcext:value-type="float">
            <text:p>0,386309492986621</text:p>
          </table:table-cell>
          <table:table-cell table:number-columns-repeated="6"/>
        </table:table-row>
        <table:table-row table:style-name="ro1">
          <table:table-cell office:value-type="float" office:value="209.249999999999" calcext:value-type="float">
            <text:p>209,249999999999</text:p>
          </table:table-cell>
          <table:table-cell office:value-type="float" office:value="12.2453653144699" calcext:value-type="float">
            <text:p>12,2453653144699</text:p>
          </table:table-cell>
          <table:table-cell office:value-type="float" office:value="15.4469359995153" calcext:value-type="float">
            <text:p>15,4469359995153</text:p>
          </table:table-cell>
          <table:table-cell table:formula="of:=SQRT(([.B467]-[.B466])^2+([.C467]-[.C466])^2)" office:value-type="float" office:value="0.0831478804859331" calcext:value-type="float">
            <text:p>0,0831478804859331</text:p>
          </table:table-cell>
          <table:table-cell table:formula="of:=[.A467]-[.A466]" office:value-type="float" office:value="0.449999999999989" calcext:value-type="float">
            <text:p>0,449999999999989</text:p>
          </table:table-cell>
          <table:table-cell table:formula="of:=[.D467]/[.E467]" office:value-type="float" office:value="0.184773067746523" calcext:value-type="float">
            <text:p>0,184773067746523</text:p>
          </table:table-cell>
          <table:table-cell table:number-columns-repeated="6"/>
        </table:table-row>
        <table:table-row table:style-name="ro1">
          <table:table-cell office:value-type="float" office:value="209.699999999999" calcext:value-type="float">
            <text:p>209,699999999999</text:p>
          </table:table-cell>
          <table:table-cell office:value-type="float" office:value="12.2163564022822" calcext:value-type="float">
            <text:p>12,2163564022822</text:p>
          </table:table-cell>
          <table:table-cell office:value-type="float" office:value="15.3536714966681" calcext:value-type="float">
            <text:p>15,3536714966681</text:p>
          </table:table-cell>
          <table:table-cell table:formula="of:=SQRT(([.B468]-[.B467])^2+([.C468]-[.C467])^2)" office:value-type="float" office:value="0.0976718202842575" calcext:value-type="float">
            <text:p>0,0976718202842575</text:p>
          </table:table-cell>
          <table:table-cell table:formula="of:=[.A468]-[.A467]" office:value-type="float" office:value="0.449999999999989" calcext:value-type="float">
            <text:p>0,449999999999989</text:p>
          </table:table-cell>
          <table:table-cell table:formula="of:=[.D468]/[.E468]" office:value-type="float" office:value="0.217048489520578" calcext:value-type="float">
            <text:p>0,217048489520578</text:p>
          </table:table-cell>
          <table:table-cell table:number-columns-repeated="6"/>
        </table:table-row>
        <table:table-row table:style-name="ro1">
          <table:table-cell office:value-type="float" office:value="210.149999999999" calcext:value-type="float">
            <text:p>210,149999999999</text:p>
          </table:table-cell>
          <table:table-cell office:value-type="float" office:value="12.1949137440855" calcext:value-type="float">
            <text:p>12,1949137440855</text:p>
          </table:table-cell>
          <table:table-cell office:value-type="float" office:value="15.2847327221462" calcext:value-type="float">
            <text:p>15,2847327221462</text:p>
          </table:table-cell>
          <table:table-cell table:formula="of:=SQRT(([.B469]-[.B468])^2+([.C469]-[.C468])^2)" office:value-type="float" office:value="0.0721965527094558" calcext:value-type="float">
            <text:p>0,0721965527094558</text:p>
          </table:table-cell>
          <table:table-cell table:formula="of:=[.A469]-[.A468]" office:value-type="float" office:value="0.449999999999989" calcext:value-type="float">
            <text:p>0,449999999999989</text:p>
          </table:table-cell>
          <table:table-cell table:formula="of:=[.D469]/[.E469]" office:value-type="float" office:value="0.160436783798795" calcext:value-type="float">
            <text:p>0,160436783798795</text:p>
          </table:table-cell>
          <table:table-cell table:number-columns-repeated="6"/>
        </table:table-row>
        <table:table-row table:style-name="ro1">
          <table:table-cell office:value-type="float" office:value="210.599999999999" calcext:value-type="float">
            <text:p>210,599999999999</text:p>
          </table:table-cell>
          <table:table-cell office:value-type="float" office:value="12.1299994572539" calcext:value-type="float">
            <text:p>12,1299994572539</text:p>
          </table:table-cell>
          <table:table-cell office:value-type="float" office:value="15.076031387541" calcext:value-type="float">
            <text:p>15,076031387541</text:p>
          </table:table-cell>
          <table:table-cell table:formula="of:=SQRT(([.B470]-[.B469])^2+([.C470]-[.C469])^2)" office:value-type="float" office:value="0.218563747453268" calcext:value-type="float">
            <text:p>0,218563747453268</text:p>
          </table:table-cell>
          <table:table-cell table:formula="of:=[.A470]-[.A469]" office:value-type="float" office:value="0.449999999999989" calcext:value-type="float">
            <text:p>0,449999999999989</text:p>
          </table:table-cell>
          <table:table-cell table:formula="of:=[.D470]/[.E470]" office:value-type="float" office:value="0.48569721656283" calcext:value-type="float">
            <text:p>0,48569721656283</text:p>
          </table:table-cell>
          <table:table-cell table:number-columns-repeated="6"/>
        </table:table-row>
        <table:table-row table:style-name="ro1">
          <table:table-cell office:value-type="float" office:value="211.049999999998" calcext:value-type="float">
            <text:p>211,049999999998</text:p>
          </table:table-cell>
          <table:table-cell office:value-type="float" office:value="12.0651939281864" calcext:value-type="float">
            <text:p>12,0651939281864</text:p>
          </table:table-cell>
          <table:table-cell office:value-type="float" office:value="14.8676797123346" calcext:value-type="float">
            <text:p>14,8676797123346</text:p>
          </table:table-cell>
          <table:table-cell table:formula="of:=SQRT(([.B471]-[.B470])^2+([.C471]-[.C470])^2)" office:value-type="float" office:value="0.218197564512153" calcext:value-type="float">
            <text:p>0,218197564512153</text:p>
          </table:table-cell>
          <table:table-cell table:formula="of:=[.A471]-[.A470]" office:value-type="float" office:value="0.449999999999989" calcext:value-type="float">
            <text:p>0,449999999999989</text:p>
          </table:table-cell>
          <table:table-cell table:formula="of:=[.D471]/[.E471]" office:value-type="float" office:value="0.484883476693685" calcext:value-type="float">
            <text:p>0,484883476693685</text:p>
          </table:table-cell>
          <table:table-cell table:number-columns-repeated="6"/>
        </table:table-row>
        <table:table-row table:style-name="ro1">
          <table:table-cell office:value-type="float" office:value="211.499999999998" calcext:value-type="float">
            <text:p>211,499999999998</text:p>
          </table:table-cell>
          <table:table-cell office:value-type="float" office:value="12.0093644323228" calcext:value-type="float">
            <text:p>12,0093644323228</text:p>
          </table:table-cell>
          <table:table-cell office:value-type="float" office:value="14.6881862469391" calcext:value-type="float">
            <text:p>14,6881862469391</text:p>
          </table:table-cell>
          <table:table-cell table:formula="of:=SQRT(([.B472]-[.B471])^2+([.C472]-[.C471])^2)" office:value-type="float" office:value="0.187975628016165" calcext:value-type="float">
            <text:p>0,187975628016165</text:p>
          </table:table-cell>
          <table:table-cell table:formula="of:=[.A472]-[.A471]" office:value-type="float" office:value="0.449999999999989" calcext:value-type="float">
            <text:p>0,449999999999989</text:p>
          </table:table-cell>
          <table:table-cell table:formula="of:=[.D472]/[.E472]" office:value-type="float" office:value="0.41772361781371" calcext:value-type="float">
            <text:p>0,41772361781371</text:p>
          </table:table-cell>
          <table:table-cell table:number-columns-repeated="6"/>
        </table:table-row>
        <table:table-row table:style-name="ro1">
          <table:table-cell office:value-type="float" office:value="211.949999999998" calcext:value-type="float">
            <text:p>211,949999999998</text:p>
          </table:table-cell>
          <table:table-cell office:value-type="float" office:value="11.987765167858" calcext:value-type="float">
            <text:p>11,987765167858</text:p>
          </table:table-cell>
          <table:table-cell office:value-type="float" office:value="14.6187439786755" calcext:value-type="float">
            <text:p>14,6187439786755</text:p>
          </table:table-cell>
          <table:table-cell table:formula="of:=SQRT(([.B473]-[.B472])^2+([.C473]-[.C472])^2)" office:value-type="float" office:value="0.072723839605851" calcext:value-type="float">
            <text:p>0,072723839605851</text:p>
          </table:table-cell>
          <table:table-cell table:formula="of:=[.A473]-[.A472]" office:value-type="float" office:value="0.449999999999989" calcext:value-type="float">
            <text:p>0,449999999999989</text:p>
          </table:table-cell>
          <table:table-cell table:formula="of:=[.D473]/[.E473]" office:value-type="float" office:value="0.161608532457451" calcext:value-type="float">
            <text:p>0,161608532457451</text:p>
          </table:table-cell>
          <table:table-cell table:number-columns-repeated="6"/>
        </table:table-row>
        <table:table-row table:style-name="ro1">
          <table:table-cell office:value-type="float" office:value="212.399999999998" calcext:value-type="float">
            <text:p>212,399999999998</text:p>
          </table:table-cell>
          <table:table-cell office:value-type="float" office:value="11.9273355522887" calcext:value-type="float">
            <text:p>11,9273355522887</text:p>
          </table:table-cell>
          <table:table-cell office:value-type="float" office:value="14.4244609936105" calcext:value-type="float">
            <text:p>14,4244609936105</text:p>
          </table:table-cell>
          <table:table-cell table:formula="of:=SQRT(([.B474]-[.B473])^2+([.C474]-[.C473])^2)" office:value-type="float" office:value="0.203464042827263" calcext:value-type="float">
            <text:p>0,203464042827263</text:p>
          </table:table-cell>
          <table:table-cell table:formula="of:=[.A474]-[.A473]" office:value-type="float" office:value="0.449999999999989" calcext:value-type="float">
            <text:p>0,449999999999989</text:p>
          </table:table-cell>
          <table:table-cell table:formula="of:=[.D474]/[.E474]" office:value-type="float" office:value="0.45214231739393" calcext:value-type="float">
            <text:p>0,45214231739393</text:p>
          </table:table-cell>
          <table:table-cell table:number-columns-repeated="6"/>
        </table:table-row>
        <table:table-row table:style-name="ro1">
          <table:table-cell office:value-type="float" office:value="212.849999999998" calcext:value-type="float">
            <text:p>212,849999999998</text:p>
          </table:table-cell>
          <table:table-cell office:value-type="float" office:value="11.8653686865905" calcext:value-type="float">
            <text:p>11,8653686865905</text:p>
          </table:table-cell>
          <table:table-cell office:value-type="float" office:value="14.2252357043292" calcext:value-type="float">
            <text:p>14,2252357043292</text:p>
          </table:table-cell>
          <table:table-cell table:formula="of:=SQRT(([.B475]-[.B474])^2+([.C475]-[.C474])^2)" office:value-type="float" office:value="0.208639901106395" calcext:value-type="float">
            <text:p>0,208639901106395</text:p>
          </table:table-cell>
          <table:table-cell table:formula="of:=[.A475]-[.A474]" office:value-type="float" office:value="0.449999999999989" calcext:value-type="float">
            <text:p>0,449999999999989</text:p>
          </table:table-cell>
          <table:table-cell table:formula="of:=[.D475]/[.E475]" office:value-type="float" office:value="0.463644224680889" calcext:value-type="float">
            <text:p>0,463644224680889</text:p>
          </table:table-cell>
          <table:table-cell table:number-columns-repeated="6"/>
        </table:table-row>
        <table:table-row table:style-name="ro1">
          <table:table-cell office:value-type="float" office:value="213.299999999998" calcext:value-type="float">
            <text:p>213,299999999998</text:p>
          </table:table-cell>
          <table:table-cell office:value-type="float" office:value="11.8116285820106" calcext:value-type="float">
            <text:p>11,8116285820106</text:p>
          </table:table-cell>
          <table:table-cell office:value-type="float" office:value="14.0524596931445" calcext:value-type="float">
            <text:p>14,0524596931445</text:p>
          </table:table-cell>
          <table:table-cell table:formula="of:=SQRT(([.B476]-[.B475])^2+([.C476]-[.C475])^2)" office:value-type="float" office:value="0.180940733062386" calcext:value-type="float">
            <text:p>0,180940733062386</text:p>
          </table:table-cell>
          <table:table-cell table:formula="of:=[.A476]-[.A475]" office:value-type="float" office:value="0.449999999999989" calcext:value-type="float">
            <text:p>0,449999999999989</text:p>
          </table:table-cell>
          <table:table-cell table:formula="of:=[.D476]/[.E476]" office:value-type="float" office:value="0.402090517916423" calcext:value-type="float">
            <text:p>0,402090517916423</text:p>
          </table:table-cell>
          <table:table-cell table:number-columns-repeated="6"/>
        </table:table-row>
        <table:table-row table:style-name="ro1">
          <table:table-cell office:value-type="float" office:value="213.749999999998" calcext:value-type="float">
            <text:p>213,749999999998</text:p>
          </table:table-cell>
          <table:table-cell office:value-type="float" office:value="11.7850574140347" calcext:value-type="float">
            <text:p>11,7850574140347</text:p>
          </table:table-cell>
          <table:table-cell office:value-type="float" office:value="13.9670326093814" calcext:value-type="float">
            <text:p>13,9670326093814</text:p>
          </table:table-cell>
          <table:table-cell table:formula="of:=SQRT(([.B477]-[.B476])^2+([.C477]-[.C476])^2)" office:value-type="float" office:value="0.0894640352760628" calcext:value-type="float">
            <text:p>0,0894640352760628</text:p>
          </table:table-cell>
          <table:table-cell table:formula="of:=[.A477]-[.A476]" office:value-type="float" office:value="0.449999999999989" calcext:value-type="float">
            <text:p>0,449999999999989</text:p>
          </table:table-cell>
          <table:table-cell table:formula="of:=[.D477]/[.E477]" office:value-type="float" office:value="0.198808967280145" calcext:value-type="float">
            <text:p>0,198808967280145</text:p>
          </table:table-cell>
          <table:table-cell table:number-columns-repeated="6"/>
        </table:table-row>
        <table:table-row table:style-name="ro1">
          <table:table-cell office:value-type="float" office:value="214.199999999998" calcext:value-type="float">
            <text:p>214,199999999998</text:p>
          </table:table-cell>
          <table:table-cell office:value-type="float" office:value="11.7519209019682" calcext:value-type="float">
            <text:p>11,7519209019682</text:p>
          </table:table-cell>
          <table:table-cell office:value-type="float" office:value="13.8604977519562" calcext:value-type="float">
            <text:p>13,8604977519562</text:p>
          </table:table-cell>
          <table:table-cell table:formula="of:=SQRT(([.B478]-[.B477])^2+([.C478]-[.C477])^2)" office:value-type="float" office:value="0.111569280173976" calcext:value-type="float">
            <text:p>0,111569280173976</text:p>
          </table:table-cell>
          <table:table-cell table:formula="of:=[.A478]-[.A477]" office:value-type="float" office:value="0.449999999999989" calcext:value-type="float">
            <text:p>0,449999999999989</text:p>
          </table:table-cell>
          <table:table-cell table:formula="of:=[.D478]/[.E478]" office:value-type="float" office:value="0.247931733719954" calcext:value-type="float">
            <text:p>0,247931733719954</text:p>
          </table:table-cell>
          <table:table-cell table:number-columns-repeated="6"/>
        </table:table-row>
        <table:table-row table:style-name="ro1">
          <table:table-cell office:value-type="float" office:value="214.649999999998" calcext:value-type="float">
            <text:p>214,649999999998</text:p>
          </table:table-cell>
          <table:table-cell office:value-type="float" office:value="11.6962543054013" calcext:value-type="float">
            <text:p>11,6962543054013</text:p>
          </table:table-cell>
          <table:table-cell office:value-type="float" office:value="13.6815280125737" calcext:value-type="float">
            <text:p>13,6815280125737</text:p>
          </table:table-cell>
          <table:table-cell table:formula="of:=SQRT(([.B479]-[.B478])^2+([.C479]-[.C478])^2)" office:value-type="float" office:value="0.187427152749981" calcext:value-type="float">
            <text:p>0,187427152749981</text:p>
          </table:table-cell>
          <table:table-cell table:formula="of:=[.A479]-[.A478]" office:value-type="float" office:value="0.449999999999989" calcext:value-type="float">
            <text:p>0,449999999999989</text:p>
          </table:table-cell>
          <table:table-cell table:formula="of:=[.D479]/[.E479]" office:value-type="float" office:value="0.416504783888856" calcext:value-type="float">
            <text:p>0,416504783888856</text:p>
          </table:table-cell>
          <table:table-cell table:number-columns-repeated="6"/>
        </table:table-row>
        <table:table-row table:style-name="ro1">
          <table:table-cell office:value-type="float" office:value="215.099999999998" calcext:value-type="float">
            <text:p>215,099999999998</text:p>
          </table:table-cell>
          <table:table-cell office:value-type="float" office:value="11.6557310195176" calcext:value-type="float">
            <text:p>11,6557310195176</text:p>
          </table:table-cell>
          <table:table-cell office:value-type="float" office:value="13.5512444608425" calcext:value-type="float">
            <text:p>13,5512444608425</text:p>
          </table:table-cell>
          <table:table-cell table:formula="of:=SQRT(([.B480]-[.B479])^2+([.C480]-[.C479])^2)" office:value-type="float" office:value="0.136440245347586" calcext:value-type="float">
            <text:p>0,136440245347586</text:p>
          </table:table-cell>
          <table:table-cell table:formula="of:=[.A480]-[.A479]" office:value-type="float" office:value="0.449999999999989" calcext:value-type="float">
            <text:p>0,449999999999989</text:p>
          </table:table-cell>
          <table:table-cell table:formula="of:=[.D480]/[.E480]" office:value-type="float" office:value="0.303200545216865" calcext:value-type="float">
            <text:p>0,303200545216865</text:p>
          </table:table-cell>
          <table:table-cell table:number-columns-repeated="6"/>
        </table:table-row>
        <table:table-row table:style-name="ro1">
          <table:table-cell office:value-type="float" office:value="215.549999999998" calcext:value-type="float">
            <text:p>215,549999999998</text:p>
          </table:table-cell>
          <table:table-cell office:value-type="float" office:value="11.6170287510633" calcext:value-type="float">
            <text:p>11,6170287510633</text:p>
          </table:table-cell>
          <table:table-cell office:value-type="float" office:value="13.4268155335151" calcext:value-type="float">
            <text:p>13,4268155335151</text:p>
          </table:table-cell>
          <table:table-cell table:formula="of:=SQRT(([.B481]-[.B480])^2+([.C481]-[.C480])^2)" office:value-type="float" office:value="0.130308954179509" calcext:value-type="float">
            <text:p>0,130308954179509</text:p>
          </table:table-cell>
          <table:table-cell table:formula="of:=[.A481]-[.A480]" office:value-type="float" office:value="0.449999999999989" calcext:value-type="float">
            <text:p>0,449999999999989</text:p>
          </table:table-cell>
          <table:table-cell table:formula="of:=[.D481]/[.E481]" office:value-type="float" office:value="0.28957545373225" calcext:value-type="float">
            <text:p>0,28957545373225</text:p>
          </table:table-cell>
          <table:table-cell table:number-columns-repeated="6"/>
        </table:table-row>
        <table:table-row table:style-name="ro1">
          <table:table-cell office:value-type="float" office:value="215.999999999998" calcext:value-type="float">
            <text:p>215,999999999998</text:p>
          </table:table-cell>
          <table:table-cell office:value-type="float" office:value="11.5787045684263" calcext:value-type="float">
            <text:p>11,5787045684263</text:p>
          </table:table-cell>
          <table:table-cell office:value-type="float" office:value="13.3036021631711" calcext:value-type="float">
            <text:p>13,3036021631711</text:p>
          </table:table-cell>
          <table:table-cell table:formula="of:=SQRT(([.B482]-[.B481])^2+([.C482]-[.C481])^2)" office:value-type="float" office:value="0.12903595470382" calcext:value-type="float">
            <text:p>0,12903595470382</text:p>
          </table:table-cell>
          <table:table-cell table:formula="of:=[.A482]-[.A481]" office:value-type="float" office:value="0.449999999999989" calcext:value-type="float">
            <text:p>0,449999999999989</text:p>
          </table:table-cell>
          <table:table-cell table:formula="of:=[.D482]/[.E482]" office:value-type="float" office:value="0.286746566008497" calcext:value-type="float">
            <text:p>0,286746566008497</text:p>
          </table:table-cell>
          <table:table-cell table:number-columns-repeated="6"/>
        </table:table-row>
        <table:table-row table:style-name="ro1">
          <table:table-cell office:value-type="float" office:value="216.449999999998" calcext:value-type="float">
            <text:p>216,449999999998</text:p>
          </table:table-cell>
          <table:table-cell office:value-type="float" office:value="11.5351963226593" calcext:value-type="float">
            <text:p>11,5351963226593</text:p>
          </table:table-cell>
          <table:table-cell office:value-type="float" office:value="13.1637218779349" calcext:value-type="float">
            <text:p>13,1637218779349</text:p>
          </table:table-cell>
          <table:table-cell table:formula="of:=SQRT(([.B483]-[.B482])^2+([.C483]-[.C482])^2)" office:value-type="float" office:value="0.146490483129422" calcext:value-type="float">
            <text:p>0,146490483129422</text:p>
          </table:table-cell>
          <table:table-cell table:formula="of:=[.A483]-[.A482]" office:value-type="float" office:value="0.449999999999989" calcext:value-type="float">
            <text:p>0,449999999999989</text:p>
          </table:table-cell>
          <table:table-cell table:formula="of:=[.D483]/[.E483]" office:value-type="float" office:value="0.32553440695428" calcext:value-type="float">
            <text:p>0,32553440695428</text:p>
          </table:table-cell>
          <table:table-cell table:number-columns-repeated="6"/>
        </table:table-row>
        <table:table-row table:style-name="ro1">
          <table:table-cell office:value-type="float" office:value="216.899999999998" calcext:value-type="float">
            <text:p>216,899999999998</text:p>
          </table:table-cell>
          <table:table-cell office:value-type="float" office:value="11.4853076177198" calcext:value-type="float">
            <text:p>11,4853076177198</text:p>
          </table:table-cell>
          <table:table-cell office:value-type="float" office:value="13.0033282294672" calcext:value-type="float">
            <text:p>13,0033282294672</text:p>
          </table:table-cell>
          <table:table-cell table:formula="of:=SQRT(([.B484]-[.B483])^2+([.C484]-[.C483])^2)" office:value-type="float" office:value="0.167973228073132" calcext:value-type="float">
            <text:p>0,167973228073132</text:p>
          </table:table-cell>
          <table:table-cell table:formula="of:=[.A484]-[.A483]" office:value-type="float" office:value="0.449999999999989" calcext:value-type="float">
            <text:p>0,449999999999989</text:p>
          </table:table-cell>
          <table:table-cell table:formula="of:=[.D484]/[.E484]" office:value-type="float" office:value="0.373273840162525" calcext:value-type="float">
            <text:p>0,373273840162525</text:p>
          </table:table-cell>
          <table:table-cell table:number-columns-repeated="6"/>
        </table:table-row>
        <table:table-row table:style-name="ro1">
          <table:table-cell office:value-type="float" office:value="217.349999999998" calcext:value-type="float">
            <text:p>217,349999999998</text:p>
          </table:table-cell>
          <table:table-cell office:value-type="float" office:value="11.4450302780962" calcext:value-type="float">
            <text:p>11,4450302780962</text:p>
          </table:table-cell>
          <table:table-cell office:value-type="float" office:value="12.8738354021701" calcext:value-type="float">
            <text:p>12,8738354021701</text:p>
          </table:table-cell>
          <table:table-cell table:formula="of:=SQRT(([.B485]-[.B484])^2+([.C485]-[.C484])^2)" office:value-type="float" office:value="0.135612154354052" calcext:value-type="float">
            <text:p>0,135612154354052</text:p>
          </table:table-cell>
          <table:table-cell table:formula="of:=[.A485]-[.A484]" office:value-type="float" office:value="0.449999999999989" calcext:value-type="float">
            <text:p>0,449999999999989</text:p>
          </table:table-cell>
          <table:table-cell table:formula="of:=[.D485]/[.E485]" office:value-type="float" office:value="0.301360343009012" calcext:value-type="float">
            <text:p>0,301360343009012</text:p>
          </table:table-cell>
          <table:table-cell table:number-columns-repeated="6"/>
        </table:table-row>
        <table:table-row table:style-name="ro1">
          <table:table-cell office:value-type="float" office:value="217.799999999998" calcext:value-type="float">
            <text:p>217,799999999998</text:p>
          </table:table-cell>
          <table:table-cell office:value-type="float" office:value="11.3997892705795" calcext:value-type="float">
            <text:p>11,3997892705795</text:p>
          </table:table-cell>
          <table:table-cell office:value-type="float" office:value="12.7283842371264" calcext:value-type="float">
            <text:p>12,7283842371264</text:p>
          </table:table-cell>
          <table:table-cell table:formula="of:=SQRT(([.B486]-[.B485])^2+([.C486]-[.C485])^2)" office:value-type="float" office:value="0.15232462103578" calcext:value-type="float">
            <text:p>0,15232462103578</text:p>
          </table:table-cell>
          <table:table-cell table:formula="of:=[.A486]-[.A485]" office:value-type="float" office:value="0.449999999999989" calcext:value-type="float">
            <text:p>0,449999999999989</text:p>
          </table:table-cell>
          <table:table-cell table:formula="of:=[.D486]/[.E486]" office:value-type="float" office:value="0.338499157857297" calcext:value-type="float">
            <text:p>0,338499157857297</text:p>
          </table:table-cell>
          <table:table-cell table:number-columns-repeated="6"/>
        </table:table-row>
        <table:table-row table:style-name="ro1">
          <table:table-cell office:value-type="float" office:value="218.249999999998" calcext:value-type="float">
            <text:p>218,249999999998</text:p>
          </table:table-cell>
          <table:table-cell office:value-type="float" office:value="11.3756819499176" calcext:value-type="float">
            <text:p>11,3756819499176</text:p>
          </table:table-cell>
          <table:table-cell office:value-type="float" office:value="12.6508784946858" calcext:value-type="float">
            <text:p>12,6508784946858</text:p>
          </table:table-cell>
          <table:table-cell table:formula="of:=SQRT(([.B487]-[.B486])^2+([.C487]-[.C486])^2)" office:value-type="float" office:value="0.0811683621909817" calcext:value-type="float">
            <text:p>0,0811683621909817</text:p>
          </table:table-cell>
          <table:table-cell table:formula="of:=[.A487]-[.A486]" office:value-type="float" office:value="0.449999999999989" calcext:value-type="float">
            <text:p>0,449999999999989</text:p>
          </table:table-cell>
          <table:table-cell table:formula="of:=[.D487]/[.E487]" office:value-type="float" office:value="0.180374138202186" calcext:value-type="float">
            <text:p>0,180374138202186</text:p>
          </table:table-cell>
          <table:table-cell table:number-columns-repeated="6"/>
        </table:table-row>
        <table:table-row table:style-name="ro1">
          <table:table-cell office:value-type="float" office:value="218.699999999998" calcext:value-type="float">
            <text:p>218,699999999998</text:p>
          </table:table-cell>
          <table:table-cell office:value-type="float" office:value="11.3234830255801" calcext:value-type="float">
            <text:p>11,3234830255801</text:p>
          </table:table-cell>
          <table:table-cell office:value-type="float" office:value="12.4830574231476" calcext:value-type="float">
            <text:p>12,4830574231476</text:p>
          </table:table-cell>
          <table:table-cell table:formula="of:=SQRT(([.B488]-[.B487])^2+([.C488]-[.C487])^2)" office:value-type="float" office:value="0.175751642251859" calcext:value-type="float">
            <text:p>0,175751642251859</text:p>
          </table:table-cell>
          <table:table-cell table:formula="of:=[.A488]-[.A487]" office:value-type="float" office:value="0.449999999999989" calcext:value-type="float">
            <text:p>0,449999999999989</text:p>
          </table:table-cell>
          <table:table-cell table:formula="of:=[.D488]/[.E488]" office:value-type="float" office:value="0.39055920500414" calcext:value-type="float">
            <text:p>0,39055920500414</text:p>
          </table:table-cell>
          <table:table-cell table:number-columns-repeated="6"/>
        </table:table-row>
        <table:table-row table:style-name="ro1">
          <table:table-cell office:value-type="float" office:value="219.149999999998" calcext:value-type="float">
            <text:p>219,149999999998</text:p>
          </table:table-cell>
          <table:table-cell office:value-type="float" office:value="11.2673058330503" calcext:value-type="float">
            <text:p>11,2673058330503</text:p>
          </table:table-cell>
          <table:table-cell office:value-type="float" office:value="12.3024461027804" calcext:value-type="float">
            <text:p>12,3024461027804</text:p>
          </table:table-cell>
          <table:table-cell table:formula="of:=SQRT(([.B489]-[.B488])^2+([.C489]-[.C488])^2)" office:value-type="float" office:value="0.189146308463336" calcext:value-type="float">
            <text:p>0,189146308463336</text:p>
          </table:table-cell>
          <table:table-cell table:formula="of:=[.A489]-[.A488]" office:value-type="float" office:value="0.449999999999989" calcext:value-type="float">
            <text:p>0,449999999999989</text:p>
          </table:table-cell>
          <table:table-cell table:formula="of:=[.D489]/[.E489]" office:value-type="float" office:value="0.420325129918536" calcext:value-type="float">
            <text:p>0,420325129918536</text:p>
          </table:table-cell>
          <table:table-cell table:number-columns-repeated="6"/>
        </table:table-row>
        <table:table-row table:style-name="ro1">
          <table:table-cell office:value-type="float" office:value="219.599999999998" calcext:value-type="float">
            <text:p>219,599999999998</text:p>
          </table:table-cell>
          <table:table-cell office:value-type="float" office:value="11.2054969164221" calcext:value-type="float">
            <text:p>11,2054969164221</text:p>
          </table:table-cell>
          <table:table-cell office:value-type="float" office:value="12.103728624388" calcext:value-type="float">
            <text:p>12,103728624388</text:p>
          </table:table-cell>
          <table:table-cell table:formula="of:=SQRT(([.B490]-[.B489])^2+([.C490]-[.C489])^2)" office:value-type="float" office:value="0.208108093051195" calcext:value-type="float">
            <text:p>0,208108093051195</text:p>
          </table:table-cell>
          <table:table-cell table:formula="of:=[.A490]-[.A489]" office:value-type="float" office:value="0.449999999999989" calcext:value-type="float">
            <text:p>0,449999999999989</text:p>
          </table:table-cell>
          <table:table-cell table:formula="of:=[.D490]/[.E490]" office:value-type="float" office:value="0.462462429002667" calcext:value-type="float">
            <text:p>0,462462429002667</text:p>
          </table:table-cell>
          <table:table-cell table:number-columns-repeated="6"/>
        </table:table-row>
        <table:table-row table:style-name="ro1">
          <table:table-cell office:value-type="float" office:value="220.049999999998" calcext:value-type="float">
            <text:p>220,049999999998</text:p>
          </table:table-cell>
          <table:table-cell office:value-type="float" office:value="11.1566853250614" calcext:value-type="float">
            <text:p>11,1566853250614</text:p>
          </table:table-cell>
          <table:table-cell office:value-type="float" office:value="11.9467979276429" calcext:value-type="float">
            <text:p>11,9467979276429</text:p>
          </table:table-cell>
          <table:table-cell table:formula="of:=SQRT(([.B491]-[.B490])^2+([.C491]-[.C490])^2)" office:value-type="float" office:value="0.16434663072923" calcext:value-type="float">
            <text:p>0,16434663072923</text:p>
          </table:table-cell>
          <table:table-cell table:formula="of:=[.A491]-[.A490]" office:value-type="float" office:value="0.449999999999989" calcext:value-type="float">
            <text:p>0,449999999999989</text:p>
          </table:table-cell>
          <table:table-cell table:formula="of:=[.D491]/[.E491]" office:value-type="float" office:value="0.365214734953854" calcext:value-type="float">
            <text:p>0,365214734953854</text:p>
          </table:table-cell>
          <table:table-cell table:number-columns-repeated="6"/>
        </table:table-row>
        <table:table-row table:style-name="ro1">
          <table:table-cell office:value-type="float" office:value="220.499999999998" calcext:value-type="float">
            <text:p>220,499999999998</text:p>
          </table:table-cell>
          <table:table-cell office:value-type="float" office:value="11.1282006487782" calcext:value-type="float">
            <text:p>11,1282006487782</text:p>
          </table:table-cell>
          <table:table-cell office:value-type="float" office:value="11.8552188585928" calcext:value-type="float">
            <text:p>11,8552188585928</text:p>
          </table:table-cell>
          <table:table-cell table:formula="of:=SQRT(([.B492]-[.B491])^2+([.C492]-[.C491])^2)" office:value-type="float" office:value="0.0959067394454035" calcext:value-type="float">
            <text:p>0,0959067394454035</text:p>
          </table:table-cell>
          <table:table-cell table:formula="of:=[.A492]-[.A491]" office:value-type="float" office:value="0.449999999999989" calcext:value-type="float">
            <text:p>0,449999999999989</text:p>
          </table:table-cell>
          <table:table-cell table:formula="of:=[.D492]/[.E492]" office:value-type="float" office:value="0.213126087656458" calcext:value-type="float">
            <text:p>0,213126087656458</text:p>
          </table:table-cell>
          <table:table-cell table:number-columns-repeated="6"/>
        </table:table-row>
        <table:table-row table:style-name="ro1">
          <table:table-cell office:value-type="float" office:value="220.949999999998" calcext:value-type="float">
            <text:p>220,949999999998</text:p>
          </table:table-cell>
          <table:table-cell office:value-type="float" office:value="11.0893614165529" calcext:value-type="float">
            <text:p>11,0893614165529</text:p>
          </table:table-cell>
          <table:table-cell office:value-type="float" office:value="11.7303495887277" calcext:value-type="float">
            <text:p>11,7303495887277</text:p>
          </table:table-cell>
          <table:table-cell table:formula="of:=SQRT(([.B493]-[.B492])^2+([.C493]-[.C492])^2)" office:value-type="float" office:value="0.130770105591782" calcext:value-type="float">
            <text:p>0,130770105591782</text:p>
          </table:table-cell>
          <table:table-cell table:formula="of:=[.A493]-[.A492]" office:value-type="float" office:value="0.449999999999989" calcext:value-type="float">
            <text:p>0,449999999999989</text:p>
          </table:table-cell>
          <table:table-cell table:formula="of:=[.D493]/[.E493]" office:value-type="float" office:value="0.290600234648411" calcext:value-type="float">
            <text:p>0,290600234648411</text:p>
          </table:table-cell>
          <table:table-cell table:number-columns-repeated="6"/>
        </table:table-row>
        <table:table-row table:style-name="ro1">
          <table:table-cell office:value-type="float" office:value="221.399999999998" calcext:value-type="float">
            <text:p>221,399999999998</text:p>
          </table:table-cell>
          <table:table-cell office:value-type="float" office:value="11.0444300988508" calcext:value-type="float">
            <text:p>11,0444300988508</text:p>
          </table:table-cell>
          <table:table-cell office:value-type="float" office:value="11.585894085514" calcext:value-type="float">
            <text:p>11,585894085514</text:p>
          </table:table-cell>
          <table:table-cell table:formula="of:=SQRT(([.B494]-[.B493])^2+([.C494]-[.C493])^2)" office:value-type="float" office:value="0.151281908102662" calcext:value-type="float">
            <text:p>0,151281908102662</text:p>
          </table:table-cell>
          <table:table-cell table:formula="of:=[.A494]-[.A493]" office:value-type="float" office:value="0.449999999999989" calcext:value-type="float">
            <text:p>0,449999999999989</text:p>
          </table:table-cell>
          <table:table-cell table:formula="of:=[.D494]/[.E494]" office:value-type="float" office:value="0.336182018005925" calcext:value-type="float">
            <text:p>0,336182018005925</text:p>
          </table:table-cell>
          <table:table-cell table:number-columns-repeated="6"/>
        </table:table-row>
        <table:table-row table:style-name="ro1">
          <table:table-cell office:value-type="float" office:value="221.849999999998" calcext:value-type="float">
            <text:p>221,849999999998</text:p>
          </table:table-cell>
          <table:table-cell office:value-type="float" office:value="10.9876113887527" calcext:value-type="float">
            <text:p>10,9876113887527</text:p>
          </table:table-cell>
          <table:table-cell office:value-type="float" office:value="11.4032202673637" calcext:value-type="float">
            <text:p>11,4032202673637</text:p>
          </table:table-cell>
          <table:table-cell table:formula="of:=SQRT(([.B495]-[.B494])^2+([.C495]-[.C494])^2)" office:value-type="float" office:value="0.191306271864783" calcext:value-type="float">
            <text:p>0,191306271864783</text:p>
          </table:table-cell>
          <table:table-cell table:formula="of:=[.A495]-[.A494]" office:value-type="float" office:value="0.449999999999989" calcext:value-type="float">
            <text:p>0,449999999999989</text:p>
          </table:table-cell>
          <table:table-cell table:formula="of:=[.D495]/[.E495]" office:value-type="float" office:value="0.425125048588418" calcext:value-type="float">
            <text:p>0,425125048588418</text:p>
          </table:table-cell>
          <table:table-cell table:number-columns-repeated="6"/>
        </table:table-row>
        <table:table-row table:style-name="ro1">
          <table:table-cell office:value-type="float" office:value="222.299999999998" calcext:value-type="float">
            <text:p>222,299999999998</text:p>
          </table:table-cell>
          <table:table-cell office:value-type="float" office:value="10.9462614364337" calcext:value-type="float">
            <text:p>10,9462614364337</text:p>
          </table:table-cell>
          <table:table-cell office:value-type="float" office:value="11.2702789588161" calcext:value-type="float">
            <text:p>11,2702789588161</text:p>
          </table:table-cell>
          <table:table-cell table:formula="of:=SQRT(([.B496]-[.B495])^2+([.C496]-[.C495])^2)" office:value-type="float" office:value="0.139223597407716" calcext:value-type="float">
            <text:p>0,139223597407716</text:p>
          </table:table-cell>
          <table:table-cell table:formula="of:=[.A496]-[.A495]" office:value-type="float" office:value="0.449999999999989" calcext:value-type="float">
            <text:p>0,449999999999989</text:p>
          </table:table-cell>
          <table:table-cell table:formula="of:=[.D496]/[.E496]" office:value-type="float" office:value="0.309385772017155" calcext:value-type="float">
            <text:p>0,309385772017155</text:p>
          </table:table-cell>
          <table:table-cell table:number-columns-repeated="6"/>
        </table:table-row>
        <table:table-row table:style-name="ro1">
          <table:table-cell office:value-type="float" office:value="222.749999999998" calcext:value-type="float">
            <text:p>222,749999999998</text:p>
          </table:table-cell>
          <table:table-cell office:value-type="float" office:value="10.8816103655778" calcext:value-type="float">
            <text:p>10,8816103655778</text:p>
          </table:table-cell>
          <table:table-cell office:value-type="float" office:value="11.0624238712866" calcext:value-type="float">
            <text:p>11,0624238712866</text:p>
          </table:table-cell>
          <table:table-cell table:formula="of:=SQRT(([.B497]-[.B496])^2+([.C497]-[.C496])^2)" office:value-type="float" office:value="0.217677510034216" calcext:value-type="float">
            <text:p>0,217677510034216</text:p>
          </table:table-cell>
          <table:table-cell table:formula="of:=[.A497]-[.A496]" office:value-type="float" office:value="0.449999999999989" calcext:value-type="float">
            <text:p>0,449999999999989</text:p>
          </table:table-cell>
          <table:table-cell table:formula="of:=[.D497]/[.E497]" office:value-type="float" office:value="0.483727800076049" calcext:value-type="float">
            <text:p>0,483727800076049</text:p>
          </table:table-cell>
          <table:table-cell table:number-columns-repeated="6"/>
        </table:table-row>
        <table:table-row table:style-name="ro1">
          <table:table-cell office:value-type="float" office:value="223.199999999998" calcext:value-type="float">
            <text:p>223,199999999998</text:p>
          </table:table-cell>
          <table:table-cell office:value-type="float" office:value="10.8249579377071" calcext:value-type="float">
            <text:p>10,8249579377071</text:p>
          </table:table-cell>
          <table:table-cell office:value-type="float" office:value="10.8802846553706" calcext:value-type="float">
            <text:p>10,8802846553706</text:p>
          </table:table-cell>
          <table:table-cell table:formula="of:=SQRT(([.B498]-[.B497])^2+([.C498]-[.C497])^2)" office:value-type="float" office:value="0.190746406409482" calcext:value-type="float">
            <text:p>0,190746406409482</text:p>
          </table:table-cell>
          <table:table-cell table:formula="of:=[.A498]-[.A497]" office:value-type="float" office:value="0.449999999999989" calcext:value-type="float">
            <text:p>0,449999999999989</text:p>
          </table:table-cell>
          <table:table-cell table:formula="of:=[.D498]/[.E498]" office:value-type="float" office:value="0.423880903132192" calcext:value-type="float">
            <text:p>0,423880903132192</text:p>
          </table:table-cell>
          <table:table-cell table:number-columns-repeated="6"/>
        </table:table-row>
        <table:table-row table:style-name="ro1">
          <table:table-cell office:value-type="float" office:value="223.649999999998" calcext:value-type="float">
            <text:p>223,649999999998</text:p>
          </table:table-cell>
          <table:table-cell office:value-type="float" office:value="10.7740012458523" calcext:value-type="float">
            <text:p>10,7740012458523</text:p>
          </table:table-cell>
          <table:table-cell office:value-type="float" office:value="10.7164573976707" calcext:value-type="float">
            <text:p>10,7164573976707</text:p>
          </table:table-cell>
          <table:table-cell table:formula="of:=SQRT(([.B499]-[.B498])^2+([.C499]-[.C498])^2)" office:value-type="float" office:value="0.171569096314757" calcext:value-type="float">
            <text:p>0,171569096314757</text:p>
          </table:table-cell>
          <table:table-cell table:formula="of:=[.A499]-[.A498]" office:value-type="float" office:value="0.449999999999989" calcext:value-type="float">
            <text:p>0,449999999999989</text:p>
          </table:table-cell>
          <table:table-cell table:formula="of:=[.D499]/[.E499]" office:value-type="float" office:value="0.381264658477247" calcext:value-type="float">
            <text:p>0,381264658477247</text:p>
          </table:table-cell>
          <table:table-cell table:number-columns-repeated="6"/>
        </table:table-row>
        <table:table-row table:style-name="ro1">
          <table:table-cell office:value-type="float" office:value="224.099999999998" calcext:value-type="float">
            <text:p>224,099999999998</text:p>
          </table:table-cell>
          <table:table-cell office:value-type="float" office:value="10.7360117503469" calcext:value-type="float">
            <text:p>10,7360117503469</text:p>
          </table:table-cell>
          <table:table-cell office:value-type="float" office:value="10.5943200562633" calcext:value-type="float">
            <text:p>10,5943200562633</text:p>
          </table:table-cell>
          <table:table-cell table:formula="of:=SQRT(([.B500]-[.B499])^2+([.C500]-[.C499])^2)" office:value-type="float" office:value="0.127909076827398" calcext:value-type="float">
            <text:p>0,127909076827398</text:p>
          </table:table-cell>
          <table:table-cell table:formula="of:=[.A500]-[.A499]" office:value-type="float" office:value="0.449999999999989" calcext:value-type="float">
            <text:p>0,449999999999989</text:p>
          </table:table-cell>
          <table:table-cell table:formula="of:=[.D500]/[.E500]" office:value-type="float" office:value="0.284242392949781" calcext:value-type="float">
            <text:p>0,284242392949781</text:p>
          </table:table-cell>
          <table:table-cell table:number-columns-repeated="6"/>
        </table:table-row>
        <table:table-row table:style-name="ro1">
          <table:table-cell office:value-type="float" office:value="224.549999999998" calcext:value-type="float">
            <text:p>224,549999999998</text:p>
          </table:table-cell>
          <table:table-cell office:value-type="float" office:value="10.6811443998968" calcext:value-type="float">
            <text:p>10,6811443998968</text:p>
          </table:table-cell>
          <table:table-cell office:value-type="float" office:value="10.4179199165697" calcext:value-type="float">
            <text:p>10,4179199165697</text:p>
          </table:table-cell>
          <table:table-cell table:formula="of:=SQRT(([.B501]-[.B500])^2+([.C501]-[.C500])^2)" office:value-type="float" office:value="0.184736123780124" calcext:value-type="float">
            <text:p>0,184736123780124</text:p>
          </table:table-cell>
          <table:table-cell table:formula="of:=[.A501]-[.A500]" office:value-type="float" office:value="0.449999999999989" calcext:value-type="float">
            <text:p>0,449999999999989</text:p>
          </table:table-cell>
          <table:table-cell table:formula="of:=[.D501]/[.E501]" office:value-type="float" office:value="0.410524719511398" calcext:value-type="float">
            <text:p>0,410524719511398</text:p>
          </table:table-cell>
          <table:table-cell table:number-columns-repeated="6"/>
        </table:table-row>
        <table:table-row table:style-name="ro1">
          <table:table-cell office:value-type="float" office:value="224.999999999998" calcext:value-type="float">
            <text:p>224,999999999998</text:p>
          </table:table-cell>
          <table:table-cell office:value-type="float" office:value="10.6566825734293" calcext:value-type="float">
            <text:p>10,6566825734293</text:p>
          </table:table-cell>
          <table:table-cell office:value-type="float" office:value="10.3392744275746" calcext:value-type="float">
            <text:p>10,3392744275746</text:p>
          </table:table-cell>
          <table:table-cell table:formula="of:=SQRT(([.B502]-[.B501])^2+([.C502]-[.C501])^2)" office:value-type="float" office:value="0.0823619687320446" calcext:value-type="float">
            <text:p>0,0823619687320446</text:p>
          </table:table-cell>
          <table:table-cell table:formula="of:=[.A502]-[.A501]" office:value-type="float" office:value="0.449999999999989" calcext:value-type="float">
            <text:p>0,449999999999989</text:p>
          </table:table-cell>
          <table:table-cell table:formula="of:=[.D502]/[.E502]" office:value-type="float" office:value="0.183026597182326" calcext:value-type="float">
            <text:p>0,183026597182326</text:p>
          </table:table-cell>
          <table:table-cell table:number-columns-repeated="6"/>
        </table:table-row>
        <table:table-row table:style-name="ro1">
          <table:table-cell office:value-type="float" office:value="225.449999999998" calcext:value-type="float">
            <text:p>225,449999999998</text:p>
          </table:table-cell>
          <table:table-cell office:value-type="float" office:value="10.6193980532228" calcext:value-type="float">
            <text:p>10,6193980532228</text:p>
          </table:table-cell>
          <table:table-cell office:value-type="float" office:value="10.2194036024141" calcext:value-type="float">
            <text:p>10,2194036024141</text:p>
          </table:table-cell>
          <table:table-cell table:formula="of:=SQRT(([.B503]-[.B502])^2+([.C503]-[.C502])^2)" office:value-type="float" office:value="0.125535453843465" calcext:value-type="float">
            <text:p>0,125535453843465</text:p>
          </table:table-cell>
          <table:table-cell table:formula="of:=[.A503]-[.A502]" office:value-type="float" office:value="0.449999999999989" calcext:value-type="float">
            <text:p>0,449999999999989</text:p>
          </table:table-cell>
          <table:table-cell table:formula="of:=[.D503]/[.E503]" office:value-type="float" office:value="0.278967675207707" calcext:value-type="float">
            <text:p>0,278967675207707</text:p>
          </table:table-cell>
          <table:table-cell table:number-columns-repeated="6"/>
        </table:table-row>
        <table:table-row table:style-name="ro1">
          <table:table-cell office:value-type="float" office:value="225.899999999998" calcext:value-type="float">
            <text:p>225,899999999998</text:p>
          </table:table-cell>
          <table:table-cell office:value-type="float" office:value="10.569904027606" calcext:value-type="float">
            <text:p>10,569904027606</text:p>
          </table:table-cell>
          <table:table-cell office:value-type="float" office:value="10.0602788595355" calcext:value-type="float">
            <text:p>10,0602788595355</text:p>
          </table:table-cell>
          <table:table-cell table:formula="of:=SQRT(([.B504]-[.B503])^2+([.C504]-[.C503])^2)" office:value-type="float" office:value="0.166644358944193" calcext:value-type="float">
            <text:p>0,166644358944193</text:p>
          </table:table-cell>
          <table:table-cell table:formula="of:=[.A504]-[.A503]" office:value-type="float" office:value="0.449999999999989" calcext:value-type="float">
            <text:p>0,449999999999989</text:p>
          </table:table-cell>
          <table:table-cell table:formula="of:=[.D504]/[.E504]" office:value-type="float" office:value="0.370320797653772" calcext:value-type="float">
            <text:p>0,370320797653772</text:p>
          </table:table-cell>
          <table:table-cell table:number-columns-repeated="6"/>
        </table:table-row>
        <table:table-row table:style-name="ro1">
          <table:table-cell office:value-type="float" office:value="226.349999999998" calcext:value-type="float">
            <text:p>226,349999999998</text:p>
          </table:table-cell>
          <table:table-cell office:value-type="float" office:value="10.527618281174" calcext:value-type="float">
            <text:p>10,527618281174</text:p>
          </table:table-cell>
          <table:table-cell office:value-type="float" office:value="9.92432894548908" calcext:value-type="float">
            <text:p>9,92432894548908</text:p>
          </table:table-cell>
          <table:table-cell table:formula="of:=SQRT(([.B505]-[.B504])^2+([.C505]-[.C504])^2)" office:value-type="float" office:value="0.142374377893427" calcext:value-type="float">
            <text:p>0,142374377893427</text:p>
          </table:table-cell>
          <table:table-cell table:formula="of:=[.A505]-[.A504]" office:value-type="float" office:value="0.449999999999989" calcext:value-type="float">
            <text:p>0,449999999999989</text:p>
          </table:table-cell>
          <table:table-cell table:formula="of:=[.D505]/[.E505]" office:value-type="float" office:value="0.316387506429845" calcext:value-type="float">
            <text:p>0,316387506429845</text:p>
          </table:table-cell>
          <table:table-cell table:number-columns-repeated="6"/>
        </table:table-row>
        <table:table-row table:style-name="ro1">
          <table:table-cell office:value-type="float" office:value="226.799999999998" calcext:value-type="float">
            <text:p>226,799999999998</text:p>
          </table:table-cell>
          <table:table-cell office:value-type="float" office:value="10.4914618346962" calcext:value-type="float">
            <text:p>10,4914618346962</text:p>
          </table:table-cell>
          <table:table-cell office:value-type="float" office:value="9.80808491042667" calcext:value-type="float">
            <text:p>9,80808491042667</text:p>
          </table:table-cell>
          <table:table-cell table:formula="of:=SQRT(([.B506]-[.B505])^2+([.C506]-[.C505])^2)" office:value-type="float" office:value="0.121737275760113" calcext:value-type="float">
            <text:p>0,121737275760113</text:p>
          </table:table-cell>
          <table:table-cell table:formula="of:=[.A506]-[.A505]" office:value-type="float" office:value="0.449999999999989" calcext:value-type="float">
            <text:p>0,449999999999989</text:p>
          </table:table-cell>
          <table:table-cell table:formula="of:=[.D506]/[.E506]" office:value-type="float" office:value="0.270527279466925" calcext:value-type="float">
            <text:p>0,270527279466925</text:p>
          </table:table-cell>
          <table:table-cell table:number-columns-repeated="6"/>
        </table:table-row>
        <table:table-row table:style-name="ro1">
          <table:table-cell office:value-type="float" office:value="227.249999999998" calcext:value-type="float">
            <text:p>227,249999999998</text:p>
          </table:table-cell>
          <table:table-cell office:value-type="float" office:value="10.4262058099357" calcext:value-type="float">
            <text:p>10,4262058099357</text:p>
          </table:table-cell>
          <table:table-cell office:value-type="float" office:value="9.59828487836438" calcext:value-type="float">
            <text:p>9,59828487836438</text:p>
          </table:table-cell>
          <table:table-cell table:formula="of:=SQRT(([.B507]-[.B506])^2+([.C507]-[.C506])^2)" office:value-type="float" office:value="0.219714365076312" calcext:value-type="float">
            <text:p>0,219714365076312</text:p>
          </table:table-cell>
          <table:table-cell table:formula="of:=[.A507]-[.A506]" office:value-type="float" office:value="0.449999999999989" calcext:value-type="float">
            <text:p>0,449999999999989</text:p>
          </table:table-cell>
          <table:table-cell table:formula="of:=[.D507]/[.E507]" office:value-type="float" office:value="0.48825414461404" calcext:value-type="float">
            <text:p>0,48825414461404</text:p>
          </table:table-cell>
          <table:table-cell table:number-columns-repeated="6"/>
        </table:table-row>
        <table:table-row table:style-name="ro1">
          <table:table-cell office:value-type="float" office:value="227.699999999998" calcext:value-type="float">
            <text:p>227,699999999998</text:p>
          </table:table-cell>
          <table:table-cell office:value-type="float" office:value="10.3676112462203" calcext:value-type="float">
            <text:p>10,3676112462203</text:p>
          </table:table-cell>
          <table:table-cell office:value-type="float" office:value="9.40990163878951" calcext:value-type="float">
            <text:p>9,40990163878951</text:p>
          </table:table-cell>
          <table:table-cell table:formula="of:=SQRT(([.B508]-[.B507])^2+([.C508]-[.C507])^2)" office:value-type="float" office:value="0.197285498325966" calcext:value-type="float">
            <text:p>0,197285498325966</text:p>
          </table:table-cell>
          <table:table-cell table:formula="of:=[.A508]-[.A507]" office:value-type="float" office:value="0.449999999999989" calcext:value-type="float">
            <text:p>0,449999999999989</text:p>
          </table:table-cell>
          <table:table-cell table:formula="of:=[.D508]/[.E508]" office:value-type="float" office:value="0.438412218502157" calcext:value-type="float">
            <text:p>0,438412218502157</text:p>
          </table:table-cell>
          <table:table-cell table:number-columns-repeated="6"/>
        </table:table-row>
        <table:table-row table:style-name="ro1">
          <table:table-cell office:value-type="float" office:value="228.149999999998" calcext:value-type="float">
            <text:p>228,149999999998</text:p>
          </table:table-cell>
          <table:table-cell office:value-type="float" office:value="10.3212670449037" calcext:value-type="float">
            <text:p>10,3212670449037</text:p>
          </table:table-cell>
          <table:table-cell office:value-type="float" office:value="9.26090367334804" calcext:value-type="float">
            <text:p>9,26090367334804</text:p>
          </table:table-cell>
          <table:table-cell table:formula="of:=SQRT(([.B509]-[.B508])^2+([.C509]-[.C508])^2)" office:value-type="float" office:value="0.156039029416902" calcext:value-type="float">
            <text:p>0,156039029416902</text:p>
          </table:table-cell>
          <table:table-cell table:formula="of:=[.A509]-[.A508]" office:value-type="float" office:value="0.449999999999989" calcext:value-type="float">
            <text:p>0,449999999999989</text:p>
          </table:table-cell>
          <table:table-cell table:formula="of:=[.D509]/[.E509]" office:value-type="float" office:value="0.346753398704235" calcext:value-type="float">
            <text:p>0,346753398704235</text:p>
          </table:table-cell>
          <table:table-cell table:number-columns-repeated="6"/>
        </table:table-row>
        <table:table-row table:style-name="ro1">
          <table:table-cell office:value-type="float" office:value="228.599999999998" calcext:value-type="float">
            <text:p>228,599999999998</text:p>
          </table:table-cell>
          <table:table-cell office:value-type="float" office:value="10.2906975650169" calcext:value-type="float">
            <text:p>10,2906975650169</text:p>
          </table:table-cell>
          <table:table-cell office:value-type="float" office:value="9.16262189961287" calcext:value-type="float">
            <text:p>9,16262189961287</text:p>
          </table:table-cell>
          <table:table-cell table:formula="of:=SQRT(([.B510]-[.B509])^2+([.C510]-[.C509])^2)" office:value-type="float" office:value="0.102926187868204" calcext:value-type="float">
            <text:p>0,102926187868204</text:p>
          </table:table-cell>
          <table:table-cell table:formula="of:=[.A510]-[.A509]" office:value-type="float" office:value="0.449999999999989" calcext:value-type="float">
            <text:p>0,449999999999989</text:p>
          </table:table-cell>
          <table:table-cell table:formula="of:=[.D510]/[.E510]" office:value-type="float" office:value="0.228724861929349" calcext:value-type="float">
            <text:p>0,228724861929349</text:p>
          </table:table-cell>
          <table:table-cell table:number-columns-repeated="6"/>
        </table:table-row>
        <table:table-row table:style-name="ro1">
          <table:table-cell office:value-type="float" office:value="229.049999999998" calcext:value-type="float">
            <text:p>229,049999999998</text:p>
          </table:table-cell>
          <table:table-cell office:value-type="float" office:value="10.2596803477233" calcext:value-type="float">
            <text:p>10,2596803477233</text:p>
          </table:table-cell>
          <table:table-cell office:value-type="float" office:value="9.06290063699289" calcext:value-type="float">
            <text:p>9,06290063699289</text:p>
          </table:table-cell>
          <table:table-cell table:formula="of:=SQRT(([.B511]-[.B510])^2+([.C511]-[.C510])^2)" office:value-type="float" office:value="0.104433701395486" calcext:value-type="float">
            <text:p>0,104433701395486</text:p>
          </table:table-cell>
          <table:table-cell table:formula="of:=[.A511]-[.A510]" office:value-type="float" office:value="0.449999999999989" calcext:value-type="float">
            <text:p>0,449999999999989</text:p>
          </table:table-cell>
          <table:table-cell table:formula="of:=[.D511]/[.E511]" office:value-type="float" office:value="0.232074891989975" calcext:value-type="float">
            <text:p>0,232074891989975</text:p>
          </table:table-cell>
          <table:table-cell table:number-columns-repeated="6"/>
        </table:table-row>
        <table:table-row table:style-name="ro1">
          <table:table-cell office:value-type="float" office:value="229.499999999998" calcext:value-type="float">
            <text:p>229,499999999998</text:p>
          </table:table-cell>
          <table:table-cell office:value-type="float" office:value="10.2312791095821" calcext:value-type="float">
            <text:p>10,2312791095821</text:p>
          </table:table-cell>
          <table:table-cell office:value-type="float" office:value="8.97158982401441" calcext:value-type="float">
            <text:p>8,97158982401441</text:p>
          </table:table-cell>
          <table:table-cell table:formula="of:=SQRT(([.B512]-[.B511])^2+([.C512]-[.C511])^2)" office:value-type="float" office:value="0.0956258066357753" calcext:value-type="float">
            <text:p>0,0956258066357753</text:p>
          </table:table-cell>
          <table:table-cell table:formula="of:=[.A512]-[.A511]" office:value-type="float" office:value="0.449999999999989" calcext:value-type="float">
            <text:p>0,449999999999989</text:p>
          </table:table-cell>
          <table:table-cell table:formula="of:=[.D512]/[.E512]" office:value-type="float" office:value="0.212501792523951" calcext:value-type="float">
            <text:p>0,212501792523951</text:p>
          </table:table-cell>
          <table:table-cell table:number-columns-repeated="6"/>
        </table:table-row>
        <table:table-row table:style-name="ro1">
          <table:table-cell office:value-type="float" office:value="229.949999999998" calcext:value-type="float">
            <text:p>229,949999999998</text:p>
          </table:table-cell>
          <table:table-cell office:value-type="float" office:value="10.2096623676568" calcext:value-type="float">
            <text:p>10,2096623676568</text:p>
          </table:table-cell>
          <table:table-cell office:value-type="float" office:value="8.90209136520309" calcext:value-type="float">
            <text:p>8,90209136520309</text:p>
          </table:table-cell>
          <table:table-cell table:formula="of:=SQRT(([.B513]-[.B512])^2+([.C513]-[.C512])^2)" office:value-type="float" office:value="0.0727826855001557" calcext:value-type="float">
            <text:p>0,0727826855001557</text:p>
          </table:table-cell>
          <table:table-cell table:formula="of:=[.A513]-[.A512]" office:value-type="float" office:value="0.449999999999989" calcext:value-type="float">
            <text:p>0,449999999999989</text:p>
          </table:table-cell>
          <table:table-cell table:formula="of:=[.D513]/[.E513]" office:value-type="float" office:value="0.161739301111461" calcext:value-type="float">
            <text:p>0,161739301111461</text:p>
          </table:table-cell>
          <table:table-cell table:number-columns-repeated="6"/>
        </table:table-row>
        <table:table-row table:style-name="ro1">
          <table:table-cell office:value-type="float" office:value="230.399999999998" calcext:value-type="float">
            <text:p>230,399999999998</text:p>
          </table:table-cell>
          <table:table-cell office:value-type="float" office:value="10.1794511401375" calcext:value-type="float">
            <text:p>10,1794511401375</text:p>
          </table:table-cell>
          <table:table-cell office:value-type="float" office:value="8.80496138332884" calcext:value-type="float">
            <text:p>8,80496138332884</text:p>
          </table:table-cell>
          <table:table-cell table:formula="of:=SQRT(([.B514]-[.B513])^2+([.C514]-[.C513])^2)" office:value-type="float" office:value="0.101719966806481" calcext:value-type="float">
            <text:p>0,101719966806481</text:p>
          </table:table-cell>
          <table:table-cell table:formula="of:=[.A514]-[.A513]" office:value-type="float" office:value="0.449999999999989" calcext:value-type="float">
            <text:p>0,449999999999989</text:p>
          </table:table-cell>
          <table:table-cell table:formula="of:=[.D514]/[.E514]" office:value-type="float" office:value="0.226044370681076" calcext:value-type="float">
            <text:p>0,226044370681076</text:p>
          </table:table-cell>
          <table:table-cell table:number-columns-repeated="6"/>
        </table:table-row>
        <table:table-row table:style-name="ro1">
          <table:table-cell office:value-type="float" office:value="230.849999999998" calcext:value-type="float">
            <text:p>230,849999999998</text:p>
          </table:table-cell>
          <table:table-cell office:value-type="float" office:value="10.1482923630953" calcext:value-type="float">
            <text:p>10,1482923630953</text:p>
          </table:table-cell>
          <table:table-cell office:value-type="float" office:value="8.70478500196837" calcext:value-type="float">
            <text:p>8,70478500196837</text:p>
          </table:table-cell>
          <table:table-cell table:formula="of:=SQRT(([.B515]-[.B514])^2+([.C515]-[.C514])^2)" office:value-type="float" office:value="0.104910327276426" calcext:value-type="float">
            <text:p>0,104910327276426</text:p>
          </table:table-cell>
          <table:table-cell table:formula="of:=[.A515]-[.A514]" office:value-type="float" office:value="0.449999999999989" calcext:value-type="float">
            <text:p>0,449999999999989</text:p>
          </table:table-cell>
          <table:table-cell table:formula="of:=[.D515]/[.E515]" office:value-type="float" office:value="0.233134060614287" calcext:value-type="float">
            <text:p>0,233134060614287</text:p>
          </table:table-cell>
          <table:table-cell table:number-columns-repeated="6"/>
        </table:table-row>
        <table:table-row table:style-name="ro1">
          <table:table-cell office:value-type="float" office:value="231.299999999998" calcext:value-type="float">
            <text:p>231,299999999998</text:p>
          </table:table-cell>
          <table:table-cell office:value-type="float" office:value="10.1182432120981" calcext:value-type="float">
            <text:p>10,1182432120981</text:p>
          </table:table-cell>
          <table:table-cell office:value-type="float" office:value="8.60817610086232" calcext:value-type="float">
            <text:p>8,60817610086232</text:p>
          </table:table-cell>
          <table:table-cell table:formula="of:=SQRT(([.B516]-[.B515])^2+([.C516]-[.C515])^2)" office:value-type="float" office:value="0.101174261789122" calcext:value-type="float">
            <text:p>0,101174261789122</text:p>
          </table:table-cell>
          <table:table-cell table:formula="of:=[.A516]-[.A515]" office:value-type="float" office:value="0.449999999999989" calcext:value-type="float">
            <text:p>0,449999999999989</text:p>
          </table:table-cell>
          <table:table-cell table:formula="of:=[.D516]/[.E516]" office:value-type="float" office:value="0.224831692864721" calcext:value-type="float">
            <text:p>0,224831692864721</text:p>
          </table:table-cell>
          <table:table-cell table:number-columns-repeated="6"/>
        </table:table-row>
        <table:table-row table:style-name="ro1">
          <table:table-cell office:value-type="float" office:value="231.749999999998" calcext:value-type="float">
            <text:p>231,749999999998</text:p>
          </table:table-cell>
          <table:table-cell office:value-type="float" office:value="10.0855934570428" calcext:value-type="float">
            <text:p>10,0855934570428</text:p>
          </table:table-cell>
          <table:table-cell office:value-type="float" office:value="8.50320618149405" calcext:value-type="float">
            <text:p>8,50320618149405</text:p>
          </table:table-cell>
          <table:table-cell table:formula="of:=SQRT(([.B517]-[.B516])^2+([.C517]-[.C516])^2)" office:value-type="float" office:value="0.109930389234942" calcext:value-type="float">
            <text:p>0,109930389234942</text:p>
          </table:table-cell>
          <table:table-cell table:formula="of:=[.A517]-[.A516]" office:value-type="float" office:value="0.449999999999989" calcext:value-type="float">
            <text:p>0,449999999999989</text:p>
          </table:table-cell>
          <table:table-cell table:formula="of:=[.D517]/[.E517]" office:value-type="float" office:value="0.244289753855433" calcext:value-type="float">
            <text:p>0,244289753855433</text:p>
          </table:table-cell>
          <table:table-cell table:number-columns-repeated="6"/>
        </table:table-row>
        <table:table-row table:style-name="ro1">
          <table:table-cell office:value-type="float" office:value="232.199999999998" calcext:value-type="float">
            <text:p>232,199999999998</text:p>
          </table:table-cell>
          <table:table-cell office:value-type="float" office:value="10.047153444405" calcext:value-type="float">
            <text:p>10,047153444405</text:p>
          </table:table-cell>
          <table:table-cell office:value-type="float" office:value="8.3796204143027" calcext:value-type="float">
            <text:p>8,3796204143027</text:p>
          </table:table-cell>
          <table:table-cell table:formula="of:=SQRT(([.B518]-[.B517])^2+([.C518]-[.C517])^2)" office:value-type="float" office:value="0.129425949576852" calcext:value-type="float">
            <text:p>0,129425949576852</text:p>
          </table:table-cell>
          <table:table-cell table:formula="of:=[.A518]-[.A517]" office:value-type="float" office:value="0.449999999999989" calcext:value-type="float">
            <text:p>0,449999999999989</text:p>
          </table:table-cell>
          <table:table-cell table:formula="of:=[.D518]/[.E518]" office:value-type="float" office:value="0.2876132212819" calcext:value-type="float">
            <text:p>0,2876132212819</text:p>
          </table:table-cell>
          <table:table-cell table:number-columns-repeated="6"/>
        </table:table-row>
        <table:table-row table:style-name="ro1">
          <table:table-cell office:value-type="float" office:value="232.649999999998" calcext:value-type="float">
            <text:p>232,649999999998</text:p>
          </table:table-cell>
          <table:table-cell office:value-type="float" office:value="10.004610812483" calcext:value-type="float">
            <text:p>10,004610812483</text:p>
          </table:table-cell>
          <table:table-cell office:value-type="float" office:value="8.24284460587733" calcext:value-type="float">
            <text:p>8,24284460587733</text:p>
          </table:table-cell>
          <table:table-cell table:formula="of:=SQRT(([.B519]-[.B518])^2+([.C519]-[.C518])^2)" office:value-type="float" office:value="0.14323930082651" calcext:value-type="float">
            <text:p>0,14323930082651</text:p>
          </table:table-cell>
          <table:table-cell table:formula="of:=[.A519]-[.A518]" office:value-type="float" office:value="0.449999999999989" calcext:value-type="float">
            <text:p>0,449999999999989</text:p>
          </table:table-cell>
          <table:table-cell table:formula="of:=[.D519]/[.E519]" office:value-type="float" office:value="0.318309557392252" calcext:value-type="float">
            <text:p>0,318309557392252</text:p>
          </table:table-cell>
          <table:table-cell table:number-columns-repeated="6"/>
        </table:table-row>
        <table:table-row table:style-name="ro1">
          <table:table-cell office:value-type="float" office:value="233.099999999998" calcext:value-type="float">
            <text:p>233,099999999998</text:p>
          </table:table-cell>
          <table:table-cell office:value-type="float" office:value="9.93968857106307" calcext:value-type="float">
            <text:p>9,93968857106307</text:p>
          </table:table-cell>
          <table:table-cell office:value-type="float" office:value="8.03411769703732" calcext:value-type="float">
            <text:p>8,03411769703732</text:p>
          </table:table-cell>
          <table:table-cell table:formula="of:=SQRT(([.B520]-[.B519])^2+([.C520]-[.C519])^2)" office:value-type="float" office:value="0.218590530226937" calcext:value-type="float">
            <text:p>0,218590530226937</text:p>
          </table:table-cell>
          <table:table-cell table:formula="of:=[.A520]-[.A519]" office:value-type="float" office:value="0.449999999999989" calcext:value-type="float">
            <text:p>0,449999999999989</text:p>
          </table:table-cell>
          <table:table-cell table:formula="of:=[.D520]/[.E520]" office:value-type="float" office:value="0.48575673383765" calcext:value-type="float">
            <text:p>0,48575673383765</text:p>
          </table:table-cell>
          <table:table-cell table:number-columns-repeated="6"/>
        </table:table-row>
        <table:table-row table:style-name="ro1">
          <table:table-cell office:value-type="float" office:value="233.549999999998" calcext:value-type="float">
            <text:p>233,549999999998</text:p>
          </table:table-cell>
          <table:table-cell office:value-type="float" office:value="9.89047365048568" calcext:value-type="float">
            <text:p>9,89047365048568</text:p>
          </table:table-cell>
          <table:table-cell office:value-type="float" office:value="7.87589028504028" calcext:value-type="float">
            <text:p>7,87589028504028</text:p>
          </table:table-cell>
          <table:table-cell table:formula="of:=SQRT(([.B521]-[.B520])^2+([.C521]-[.C520])^2)" office:value-type="float" office:value="0.165704623697466" calcext:value-type="float">
            <text:p>0,165704623697466</text:p>
          </table:table-cell>
          <table:table-cell table:formula="of:=[.A521]-[.A520]" office:value-type="float" office:value="0.449999999999989" calcext:value-type="float">
            <text:p>0,449999999999989</text:p>
          </table:table-cell>
          <table:table-cell table:formula="of:=[.D521]/[.E521]" office:value-type="float" office:value="0.36823249710549" calcext:value-type="float">
            <text:p>0,36823249710549</text:p>
          </table:table-cell>
          <table:table-cell table:number-columns-repeated="6"/>
        </table:table-row>
        <table:table-row table:style-name="ro1">
          <table:table-cell office:value-type="float" office:value="233.999999999998" calcext:value-type="float">
            <text:p>233,999999999998</text:p>
          </table:table-cell>
          <table:table-cell office:value-type="float" office:value="9.83866086553499" calcext:value-type="float">
            <text:p>9,83866086553499</text:p>
          </table:table-cell>
          <table:table-cell office:value-type="float" office:value="7.70931066294747" calcext:value-type="float">
            <text:p>7,70931066294747</text:p>
          </table:table-cell>
          <table:table-cell table:formula="of:=SQRT(([.B522]-[.B521])^2+([.C522]-[.C521])^2)" office:value-type="float" office:value="0.174451526737172" calcext:value-type="float">
            <text:p>0,174451526737172</text:p>
          </table:table-cell>
          <table:table-cell table:formula="of:=[.A522]-[.A521]" office:value-type="float" office:value="0.449999999999989" calcext:value-type="float">
            <text:p>0,449999999999989</text:p>
          </table:table-cell>
          <table:table-cell table:formula="of:=[.D522]/[.E522]" office:value-type="float" office:value="0.387670059415947" calcext:value-type="float">
            <text:p>0,387670059415947</text:p>
          </table:table-cell>
          <table:table-cell table:number-columns-repeated="6"/>
        </table:table-row>
        <table:table-row table:style-name="ro1">
          <table:table-cell office:value-type="float" office:value="234.449999999998" calcext:value-type="float">
            <text:p>234,449999999998</text:p>
          </table:table-cell>
          <table:table-cell office:value-type="float" office:value="9.78334286628312" calcext:value-type="float">
            <text:p>9,78334286628312</text:p>
          </table:table-cell>
          <table:table-cell office:value-type="float" office:value="7.53146167414914" calcext:value-type="float">
            <text:p>7,53146167414914</text:p>
          </table:table-cell>
          <table:table-cell table:formula="of:=SQRT(([.B523]-[.B522])^2+([.C523]-[.C522])^2)" office:value-type="float" office:value="0.186253439854997" calcext:value-type="float">
            <text:p>0,186253439854997</text:p>
          </table:table-cell>
          <table:table-cell table:formula="of:=[.A523]-[.A522]" office:value-type="float" office:value="0.449999999999989" calcext:value-type="float">
            <text:p>0,449999999999989</text:p>
          </table:table-cell>
          <table:table-cell table:formula="of:=[.D523]/[.E523]" office:value-type="float" office:value="0.413896533011115" calcext:value-type="float">
            <text:p>0,413896533011115</text:p>
          </table:table-cell>
          <table:table-cell table:number-columns-repeated="6"/>
        </table:table-row>
        <table:table-row table:style-name="ro1">
          <table:table-cell office:value-type="float" office:value="234.899999999998" calcext:value-type="float">
            <text:p>234,899999999998</text:p>
          </table:table-cell>
          <table:table-cell office:value-type="float" office:value="9.75881596621854" calcext:value-type="float">
            <text:p>9,75881596621854</text:p>
          </table:table-cell>
          <table:table-cell office:value-type="float" office:value="7.45260697163214" calcext:value-type="float">
            <text:p>7,45260697163214</text:p>
          </table:table-cell>
          <table:table-cell table:formula="of:=SQRT(([.B524]-[.B523])^2+([.C524]-[.C523])^2)" office:value-type="float" office:value="0.0825810688706691" calcext:value-type="float">
            <text:p>0,0825810688706691</text:p>
          </table:table-cell>
          <table:table-cell table:formula="of:=[.A524]-[.A523]" office:value-type="float" office:value="0.449999999999989" calcext:value-type="float">
            <text:p>0,449999999999989</text:p>
          </table:table-cell>
          <table:table-cell table:formula="of:=[.D524]/[.E524]" office:value-type="float" office:value="0.183513486379269" calcext:value-type="float">
            <text:p>0,183513486379269</text:p>
          </table:table-cell>
          <table:table-cell table:number-columns-repeated="6"/>
        </table:table-row>
        <table:table-row table:style-name="ro1">
          <table:table-cell office:value-type="float" office:value="235.349999999998" calcext:value-type="float">
            <text:p>235,349999999998</text:p>
          </table:table-cell>
          <table:table-cell office:value-type="float" office:value="9.71092367419119" calcext:value-type="float">
            <text:p>9,71092367419119</text:p>
          </table:table-cell>
          <table:table-cell office:value-type="float" office:value="7.29863184918569" calcext:value-type="float">
            <text:p>7,29863184918569</text:p>
          </table:table-cell>
          <table:table-cell table:formula="of:=SQRT(([.B525]-[.B524])^2+([.C525]-[.C524])^2)" office:value-type="float" office:value="0.161251387491804" calcext:value-type="float">
            <text:p>0,161251387491804</text:p>
          </table:table-cell>
          <table:table-cell table:formula="of:=[.A525]-[.A524]" office:value-type="float" office:value="0.449999999999989" calcext:value-type="float">
            <text:p>0,449999999999989</text:p>
          </table:table-cell>
          <table:table-cell table:formula="of:=[.D525]/[.E525]" office:value-type="float" office:value="0.358336416648462" calcext:value-type="float">
            <text:p>0,358336416648462</text:p>
          </table:table-cell>
          <table:table-cell table:number-columns-repeated="6"/>
        </table:table-row>
        <table:table-row table:style-name="ro1">
          <table:table-cell office:value-type="float" office:value="235.799999999998" calcext:value-type="float">
            <text:p>235,799999999998</text:p>
          </table:table-cell>
          <table:table-cell office:value-type="float" office:value="9.65342286066585" calcext:value-type="float">
            <text:p>9,65342286066585</text:p>
          </table:table-cell>
          <table:table-cell office:value-type="float" office:value="7.11376504852647" calcext:value-type="float">
            <text:p>7,11376504852647</text:p>
          </table:table-cell>
          <table:table-cell table:formula="of:=SQRT(([.B526]-[.B525])^2+([.C526]-[.C525])^2)" office:value-type="float" office:value="0.193602886192465" calcext:value-type="float">
            <text:p>0,193602886192465</text:p>
          </table:table-cell>
          <table:table-cell table:formula="of:=[.A526]-[.A525]" office:value-type="float" office:value="0.449999999999989" calcext:value-type="float">
            <text:p>0,449999999999989</text:p>
          </table:table-cell>
          <table:table-cell table:formula="of:=[.D526]/[.E526]" office:value-type="float" office:value="0.430228635983266" calcext:value-type="float">
            <text:p>0,430228635983266</text:p>
          </table:table-cell>
          <table:table-cell table:number-columns-repeated="6"/>
        </table:table-row>
        <table:table-row table:style-name="ro1">
          <table:table-cell office:value-type="float" office:value="236.249999999998" calcext:value-type="float">
            <text:p>236,249999999998</text:p>
          </table:table-cell>
          <table:table-cell office:value-type="float" office:value="9.61231939898345" calcext:value-type="float">
            <text:p>9,61231939898345</text:p>
          </table:table-cell>
          <table:table-cell office:value-type="float" office:value="6.98161621459916" calcext:value-type="float">
            <text:p>6,98161621459916</text:p>
          </table:table-cell>
          <table:table-cell table:formula="of:=SQRT(([.B527]-[.B526])^2+([.C527]-[.C526])^2)" office:value-type="float" office:value="0.138393673520949" calcext:value-type="float">
            <text:p>0,138393673520949</text:p>
          </table:table-cell>
          <table:table-cell table:formula="of:=[.A527]-[.A526]" office:value-type="float" office:value="0.449999999999989" calcext:value-type="float">
            <text:p>0,449999999999989</text:p>
          </table:table-cell>
          <table:table-cell table:formula="of:=[.D527]/[.E527]" office:value-type="float" office:value="0.307541496713227" calcext:value-type="float">
            <text:p>0,307541496713227</text:p>
          </table:table-cell>
          <table:table-cell table:number-columns-repeated="6"/>
        </table:table-row>
        <table:table-row table:style-name="ro1">
          <table:table-cell office:value-type="float" office:value="236.699999999998" calcext:value-type="float">
            <text:p>236,699999999998</text:p>
          </table:table-cell>
          <table:table-cell office:value-type="float" office:value="9.57974669908981" calcext:value-type="float">
            <text:p>9,57974669908981</text:p>
          </table:table-cell>
          <table:table-cell office:value-type="float" office:value="6.87689402983362" calcext:value-type="float">
            <text:p>6,87689402983362</text:p>
          </table:table-cell>
          <table:table-cell table:formula="of:=SQRT(([.B528]-[.B527])^2+([.C528]-[.C527])^2)" office:value-type="float" office:value="0.109670947659033" calcext:value-type="float">
            <text:p>0,109670947659033</text:p>
          </table:table-cell>
          <table:table-cell table:formula="of:=[.A528]-[.A527]" office:value-type="float" office:value="0.449999999999989" calcext:value-type="float">
            <text:p>0,449999999999989</text:p>
          </table:table-cell>
          <table:table-cell table:formula="of:=[.D528]/[.E528]" office:value-type="float" office:value="0.24371321702008" calcext:value-type="float">
            <text:p>0,24371321702008</text:p>
          </table:table-cell>
          <table:table-cell table:number-columns-repeated="6"/>
        </table:table-row>
        <table:table-row table:style-name="ro1">
          <table:table-cell office:value-type="float" office:value="237.149999999998" calcext:value-type="float">
            <text:p>237,149999999998</text:p>
          </table:table-cell>
          <table:table-cell office:value-type="float" office:value="9.53829239535348" calcext:value-type="float">
            <text:p>9,53829239535348</text:p>
          </table:table-cell>
          <table:table-cell office:value-type="float" office:value="6.7436172284208" calcext:value-type="float">
            <text:p>6,7436172284208</text:p>
          </table:table-cell>
          <table:table-cell table:formula="of:=SQRT(([.B529]-[.B528])^2+([.C529]-[.C528])^2)" office:value-type="float" office:value="0.139574944359996" calcext:value-type="float">
            <text:p>0,139574944359996</text:p>
          </table:table-cell>
          <table:table-cell table:formula="of:=[.A529]-[.A528]" office:value-type="float" office:value="0.449999999999989" calcext:value-type="float">
            <text:p>0,449999999999989</text:p>
          </table:table-cell>
          <table:table-cell table:formula="of:=[.D529]/[.E529]" office:value-type="float" office:value="0.310166543022221" calcext:value-type="float">
            <text:p>0,310166543022221</text:p>
          </table:table-cell>
          <table:table-cell table:number-columns-repeated="6"/>
        </table:table-row>
        <table:table-row table:style-name="ro1">
          <table:table-cell office:value-type="float" office:value="237.599999999998" calcext:value-type="float">
            <text:p>237,599999999998</text:p>
          </table:table-cell>
          <table:table-cell office:value-type="float" office:value="9.50386284335765" calcext:value-type="float">
            <text:p>9,50386284335765</text:p>
          </table:table-cell>
          <table:table-cell office:value-type="float" office:value="6.63292520972798" calcext:value-type="float">
            <text:p>6,63292520972798</text:p>
          </table:table-cell>
          <table:table-cell table:formula="of:=SQRT(([.B530]-[.B529])^2+([.C530]-[.C529])^2)" office:value-type="float" office:value="0.115922892704263" calcext:value-type="float">
            <text:p>0,115922892704263</text:p>
          </table:table-cell>
          <table:table-cell table:formula="of:=[.A530]-[.A529]" office:value-type="float" office:value="0.449999999999989" calcext:value-type="float">
            <text:p>0,449999999999989</text:p>
          </table:table-cell>
          <table:table-cell table:formula="of:=[.D530]/[.E530]" office:value-type="float" office:value="0.257606428231703" calcext:value-type="float">
            <text:p>0,257606428231703</text:p>
          </table:table-cell>
          <table:table-cell table:number-columns-repeated="6"/>
        </table:table-row>
        <table:table-row table:style-name="ro1">
          <table:table-cell office:value-type="float" office:value="238.049999999998" calcext:value-type="float">
            <text:p>238,049999999998</text:p>
          </table:table-cell>
          <table:table-cell office:value-type="float" office:value="9.44384533386934" calcext:value-type="float">
            <text:p>9,44384533386934</text:p>
          </table:table-cell>
          <table:table-cell office:value-type="float" office:value="6.43996715779101" calcext:value-type="float">
            <text:p>6,43996715779101</text:p>
          </table:table-cell>
          <table:table-cell table:formula="of:=SQRT(([.B531]-[.B530])^2+([.C531]-[.C530])^2)" office:value-type="float" office:value="0.202076498516008" calcext:value-type="float">
            <text:p>0,202076498516008</text:p>
          </table:table-cell>
          <table:table-cell table:formula="of:=[.A531]-[.A530]" office:value-type="float" office:value="0.449999999999989" calcext:value-type="float">
            <text:p>0,449999999999989</text:p>
          </table:table-cell>
          <table:table-cell table:formula="of:=[.D531]/[.E531]" office:value-type="float" office:value="0.44905888559114" calcext:value-type="float">
            <text:p>0,44905888559114</text:p>
          </table:table-cell>
          <table:table-cell table:number-columns-repeated="6"/>
        </table:table-row>
        <table:table-row table:style-name="ro1">
          <table:table-cell office:value-type="float" office:value="238.499999999998" calcext:value-type="float">
            <text:p>238,499999999998</text:p>
          </table:table-cell>
          <table:table-cell office:value-type="float" office:value="9.3816310833668" calcext:value-type="float">
            <text:p>9,3816310833668</text:p>
          </table:table-cell>
          <table:table-cell office:value-type="float" office:value="6.23994651911349" calcext:value-type="float">
            <text:p>6,23994651911349</text:p>
          </table:table-cell>
          <table:table-cell table:formula="of:=SQRT(([.B532]-[.B531])^2+([.C532]-[.C531])^2)" office:value-type="float" office:value="0.209472835619692" calcext:value-type="float">
            <text:p>0,209472835619692</text:p>
          </table:table-cell>
          <table:table-cell table:formula="of:=[.A532]-[.A531]" office:value-type="float" office:value="0.449999999999989" calcext:value-type="float">
            <text:p>0,449999999999989</text:p>
          </table:table-cell>
          <table:table-cell table:formula="of:=[.D532]/[.E532]" office:value-type="float" office:value="0.465495190265993" calcext:value-type="float">
            <text:p>0,465495190265993</text:p>
          </table:table-cell>
          <table:table-cell table:number-columns-repeated="6"/>
        </table:table-row>
        <table:table-row table:style-name="ro1">
          <table:table-cell office:value-type="float" office:value="238.949999999998" calcext:value-type="float">
            <text:p>238,949999999998</text:p>
          </table:table-cell>
          <table:table-cell office:value-type="float" office:value="9.31721530321017" calcext:value-type="float">
            <text:p>9,31721530321017</text:p>
          </table:table-cell>
          <table:table-cell office:value-type="float" office:value="6.03284789807785" calcext:value-type="float">
            <text:p>6,03284789807785</text:p>
          </table:table-cell>
          <table:table-cell table:formula="of:=SQRT(([.B533]-[.B532])^2+([.C533]-[.C532])^2)" office:value-type="float" office:value="0.216885295877919" calcext:value-type="float">
            <text:p>0,216885295877919</text:p>
          </table:table-cell>
          <table:table-cell table:formula="of:=[.A533]-[.A532]" office:value-type="float" office:value="0.449999999999989" calcext:value-type="float">
            <text:p>0,449999999999989</text:p>
          </table:table-cell>
          <table:table-cell table:formula="of:=[.D533]/[.E533]" office:value-type="float" office:value="0.481967324173165" calcext:value-type="float">
            <text:p>0,481967324173165</text:p>
          </table:table-cell>
          <table:table-cell table:number-columns-repeated="6"/>
        </table:table-row>
        <table:table-row table:style-name="ro1">
          <table:table-cell office:value-type="float" office:value="239.399999999998" calcext:value-type="float">
            <text:p>239,399999999998</text:p>
          </table:table-cell>
          <table:table-cell office:value-type="float" office:value="9.25755057309557" calcext:value-type="float">
            <text:p>9,25755057309557</text:p>
          </table:table-cell>
          <table:table-cell office:value-type="float" office:value="5.84102404216629" calcext:value-type="float">
            <text:p>5,84102404216629</text:p>
          </table:table-cell>
          <table:table-cell table:formula="of:=SQRT(([.B534]-[.B533])^2+([.C534]-[.C533])^2)" office:value-type="float" office:value="0.200888704800518" calcext:value-type="float">
            <text:p>0,200888704800518</text:p>
          </table:table-cell>
          <table:table-cell table:formula="of:=[.A534]-[.A533]" office:value-type="float" office:value="0.449999999999989" calcext:value-type="float">
            <text:p>0,449999999999989</text:p>
          </table:table-cell>
          <table:table-cell table:formula="of:=[.D534]/[.E534]" office:value-type="float" office:value="0.446419344001162" calcext:value-type="float">
            <text:p>0,446419344001162</text:p>
          </table:table-cell>
          <table:table-cell table:number-columns-repeated="6"/>
        </table:table-row>
        <table:table-row table:style-name="ro1">
          <table:table-cell office:value-type="float" office:value="239.849999999998" calcext:value-type="float">
            <text:p>239,849999999998</text:p>
          </table:table-cell>
          <table:table-cell office:value-type="float" office:value="9.19793015911047" calcext:value-type="float">
            <text:p>9,19793015911047</text:p>
          </table:table-cell>
          <table:table-cell office:value-type="float" office:value="5.64934266390985" calcext:value-type="float">
            <text:p>5,64934266390985</text:p>
          </table:table-cell>
          <table:table-cell table:formula="of:=SQRT(([.B535]-[.B534])^2+([.C535]-[.C534])^2)" office:value-type="float" office:value="0.200739494205899" calcext:value-type="float">
            <text:p>0,200739494205899</text:p>
          </table:table-cell>
          <table:table-cell table:formula="of:=[.A535]-[.A534]" office:value-type="float" office:value="0.449999999999989" calcext:value-type="float">
            <text:p>0,449999999999989</text:p>
          </table:table-cell>
          <table:table-cell table:formula="of:=[.D535]/[.E535]" office:value-type="float" office:value="0.446087764902009" calcext:value-type="float">
            <text:p>0,446087764902009</text:p>
          </table:table-cell>
          <table:table-cell table:number-columns-repeated="6"/>
        </table:table-row>
        <table:table-row table:style-name="ro1">
          <table:table-cell office:value-type="float" office:value="240.299999999998" calcext:value-type="float">
            <text:p>240,299999999998</text:p>
          </table:table-cell>
          <table:table-cell office:value-type="float" office:value="9.14050769704065" calcext:value-type="float">
            <text:p>9,14050769704065</text:p>
          </table:table-cell>
          <table:table-cell office:value-type="float" office:value="5.46472776547633" calcext:value-type="float">
            <text:p>5,46472776547633</text:p>
          </table:table-cell>
          <table:table-cell table:formula="of:=SQRT(([.B536]-[.B535])^2+([.C536]-[.C535])^2)" office:value-type="float" office:value="0.193339080047929" calcext:value-type="float">
            <text:p>0,193339080047929</text:p>
          </table:table-cell>
          <table:table-cell table:formula="of:=[.A536]-[.A535]" office:value-type="float" office:value="0.449999999999989" calcext:value-type="float">
            <text:p>0,449999999999989</text:p>
          </table:table-cell>
          <table:table-cell table:formula="of:=[.D536]/[.E536]" office:value-type="float" office:value="0.42964240010652" calcext:value-type="float">
            <text:p>0,42964240010652</text:p>
          </table:table-cell>
          <table:table-cell table:number-columns-repeated="6"/>
        </table:table-row>
        <table:table-row table:style-name="ro1">
          <table:table-cell office:value-type="float" office:value="240.749999999998" calcext:value-type="float">
            <text:p>240,749999999998</text:p>
          </table:table-cell>
          <table:table-cell office:value-type="float" office:value="9.11477972609632" calcext:value-type="float">
            <text:p>9,11477972609632</text:p>
          </table:table-cell>
          <table:table-cell office:value-type="float" office:value="5.38201158488117" calcext:value-type="float">
            <text:p>5,38201158488117</text:p>
          </table:table-cell>
          <table:table-cell table:formula="of:=SQRT(([.B537]-[.B536])^2+([.C537]-[.C536])^2)" office:value-type="float" office:value="0.0866250253746757" calcext:value-type="float">
            <text:p>0,0866250253746757</text:p>
          </table:table-cell>
          <table:table-cell table:formula="of:=[.A537]-[.A536]" office:value-type="float" office:value="0.449999999999989" calcext:value-type="float">
            <text:p>0,449999999999989</text:p>
          </table:table-cell>
          <table:table-cell table:formula="of:=[.D537]/[.E537]" office:value-type="float" office:value="0.192500056388173" calcext:value-type="float">
            <text:p>0,192500056388173</text:p>
          </table:table-cell>
          <table:table-cell table:number-columns-repeated="6"/>
        </table:table-row>
        <table:table-row table:style-name="ro1">
          <table:table-cell office:value-type="float" office:value="241.199999999998" calcext:value-type="float">
            <text:p>241,199999999998</text:p>
          </table:table-cell>
          <table:table-cell office:value-type="float" office:value="9.05728610827349" calcext:value-type="float">
            <text:p>9,05728610827349</text:p>
          </table:table-cell>
          <table:table-cell office:value-type="float" office:value="5.19716791861639" calcext:value-type="float">
            <text:p>5,19716791861639</text:p>
          </table:table-cell>
          <table:table-cell table:formula="of:=SQRT(([.B538]-[.B537])^2+([.C538]-[.C537])^2)" office:value-type="float" office:value="0.193578658556573" calcext:value-type="float">
            <text:p>0,193578658556573</text:p>
          </table:table-cell>
          <table:table-cell table:formula="of:=[.A538]-[.A537]" office:value-type="float" office:value="0.449999999999989" calcext:value-type="float">
            <text:p>0,449999999999989</text:p>
          </table:table-cell>
          <table:table-cell table:formula="of:=[.D538]/[.E538]" office:value-type="float" office:value="0.430174796792394" calcext:value-type="float">
            <text:p>0,430174796792394</text:p>
          </table:table-cell>
          <table:table-cell table:number-columns-repeated="6"/>
        </table:table-row>
        <table:table-row table:style-name="ro1">
          <table:table-cell office:value-type="float" office:value="241.649999999998" calcext:value-type="float">
            <text:p>241,649999999998</text:p>
          </table:table-cell>
          <table:table-cell office:value-type="float" office:value="9.03115922083044" calcext:value-type="float">
            <text:p>9,03115922083044</text:p>
          </table:table-cell>
          <table:table-cell office:value-type="float" office:value="5.11316920978677" calcext:value-type="float">
            <text:p>5,11316920978677</text:p>
          </table:table-cell>
          <table:table-cell table:formula="of:=SQRT(([.B539]-[.B538])^2+([.C539]-[.C538])^2)" office:value-type="float" office:value="0.087968160902146" calcext:value-type="float">
            <text:p>0,087968160902146</text:p>
          </table:table-cell>
          <table:table-cell table:formula="of:=[.A539]-[.A538]" office:value-type="float" office:value="0.449999999999989" calcext:value-type="float">
            <text:p>0,449999999999989</text:p>
          </table:table-cell>
          <table:table-cell table:formula="of:=[.D539]/[.E539]" office:value-type="float" office:value="0.195484802004774" calcext:value-type="float">
            <text:p>0,195484802004774</text:p>
          </table:table-cell>
          <table:table-cell table:number-columns-repeated="6"/>
        </table:table-row>
        <table:table-row table:style-name="ro1">
          <table:table-cell office:value-type="float" office:value="242.099999999998" calcext:value-type="float">
            <text:p>242,099999999998</text:p>
          </table:table-cell>
          <table:table-cell office:value-type="float" office:value="8.97740574122075" calcext:value-type="float">
            <text:p>8,97740574122075</text:p>
          </table:table-cell>
          <table:table-cell office:value-type="float" office:value="4.94035019748941" calcext:value-type="float">
            <text:p>4,94035019748941</text:p>
          </table:table-cell>
          <table:table-cell table:formula="of:=SQRT(([.B540]-[.B539])^2+([.C540]-[.C539])^2)" office:value-type="float" office:value="0.180985766240289" calcext:value-type="float">
            <text:p>0,180985766240289</text:p>
          </table:table-cell>
          <table:table-cell table:formula="of:=[.A540]-[.A539]" office:value-type="float" office:value="0.449999999999989" calcext:value-type="float">
            <text:p>0,449999999999989</text:p>
          </table:table-cell>
          <table:table-cell table:formula="of:=[.D540]/[.E540]" office:value-type="float" office:value="0.402190591645097" calcext:value-type="float">
            <text:p>0,402190591645097</text:p>
          </table:table-cell>
          <table:table-cell table:number-columns-repeated="6"/>
        </table:table-row>
        <table:table-row table:style-name="ro1">
          <table:table-cell office:value-type="float" office:value="242.549999999998" calcext:value-type="float">
            <text:p>242,549999999998</text:p>
          </table:table-cell>
          <table:table-cell office:value-type="float" office:value="8.92008863915709" calcext:value-type="float">
            <text:p>8,92008863915709</text:p>
          </table:table-cell>
          <table:table-cell office:value-type="float" office:value="4.7560740345635" calcext:value-type="float">
            <text:p>4,7560740345635</text:p>
          </table:table-cell>
          <table:table-cell table:formula="of:=SQRT(([.B541]-[.B540])^2+([.C541]-[.C540])^2)" office:value-type="float" office:value="0.192984337218526" calcext:value-type="float">
            <text:p>0,192984337218526</text:p>
          </table:table-cell>
          <table:table-cell table:formula="of:=[.A541]-[.A540]" office:value-type="float" office:value="0.449999999999989" calcext:value-type="float">
            <text:p>0,449999999999989</text:p>
          </table:table-cell>
          <table:table-cell table:formula="of:=[.D541]/[.E541]" office:value-type="float" office:value="0.428854082707847" calcext:value-type="float">
            <text:p>0,428854082707847</text:p>
          </table:table-cell>
          <table:table-cell table:number-columns-repeated="6"/>
        </table:table-row>
        <table:table-row table:style-name="ro1">
          <table:table-cell office:value-type="float" office:value="242.999999999998" calcext:value-type="float">
            <text:p>242,999999999998</text:p>
          </table:table-cell>
          <table:table-cell office:value-type="float" office:value="8.86266780958109" calcext:value-type="float">
            <text:p>8,86266780958109</text:p>
          </table:table-cell>
          <table:table-cell office:value-type="float" office:value="4.57146438464548" calcext:value-type="float">
            <text:p>4,57146438464548</text:p>
          </table:table-cell>
          <table:table-cell table:formula="of:=SQRT(([.B542]-[.B541])^2+([.C542]-[.C541])^2)" office:value-type="float" office:value="0.193333583508008" calcext:value-type="float">
            <text:p>0,193333583508008</text:p>
          </table:table-cell>
          <table:table-cell table:formula="of:=[.A542]-[.A541]" office:value-type="float" office:value="0.449999999999989" calcext:value-type="float">
            <text:p>0,449999999999989</text:p>
          </table:table-cell>
          <table:table-cell table:formula="of:=[.D542]/[.E542]" office:value-type="float" office:value="0.429630185573362" calcext:value-type="float">
            <text:p>0,429630185573362</text:p>
          </table:table-cell>
          <table:table-cell table:number-columns-repeated="6"/>
        </table:table-row>
        <table:table-row table:style-name="ro1">
          <table:table-cell office:value-type="float" office:value="243.449999999998" calcext:value-type="float">
            <text:p>243,449999999998</text:p>
          </table:table-cell>
          <table:table-cell office:value-type="float" office:value="8.79735794471602" calcext:value-type="float">
            <text:p>8,79735794471602</text:p>
          </table:table-cell>
          <table:table-cell office:value-type="float" office:value="4.3614912550693" calcext:value-type="float">
            <text:p>4,3614912550693</text:p>
          </table:table-cell>
          <table:table-cell table:formula="of:=SQRT(([.B543]-[.B542])^2+([.C543]-[.C542])^2)" office:value-type="float" office:value="0.219895642505052" calcext:value-type="float">
            <text:p>0,219895642505052</text:p>
          </table:table-cell>
          <table:table-cell table:formula="of:=[.A543]-[.A542]" office:value-type="float" office:value="0.449999999999989" calcext:value-type="float">
            <text:p>0,449999999999989</text:p>
          </table:table-cell>
          <table:table-cell table:formula="of:=[.D543]/[.E543]" office:value-type="float" office:value="0.488656983344572" calcext:value-type="float">
            <text:p>0,488656983344572</text:p>
          </table:table-cell>
          <table:table-cell table:number-columns-repeated="6"/>
        </table:table-row>
        <table:table-row table:style-name="ro1">
          <table:table-cell office:value-type="float" office:value="243.899999999998" calcext:value-type="float">
            <text:p>243,899999999998</text:p>
          </table:table-cell>
          <table:table-cell office:value-type="float" office:value="8.75344509281458" calcext:value-type="float">
            <text:p>8,75344509281458</text:p>
          </table:table-cell>
          <table:table-cell office:value-type="float" office:value="4.22031014925303" calcext:value-type="float">
            <text:p>4,22031014925303</text:p>
          </table:table-cell>
          <table:table-cell table:formula="of:=SQRT(([.B544]-[.B543])^2+([.C544]-[.C543])^2)" office:value-type="float" office:value="0.147852775427523" calcext:value-type="float">
            <text:p>0,147852775427523</text:p>
          </table:table-cell>
          <table:table-cell table:formula="of:=[.A544]-[.A543]" office:value-type="float" office:value="0.449999999999989" calcext:value-type="float">
            <text:p>0,449999999999989</text:p>
          </table:table-cell>
          <table:table-cell table:formula="of:=[.D544]/[.E544]" office:value-type="float" office:value="0.328561723172282" calcext:value-type="float">
            <text:p>0,328561723172282</text:p>
          </table:table-cell>
          <table:table-cell table:number-columns-repeated="6"/>
        </table:table-row>
        <table:table-row table:style-name="ro1">
          <table:table-cell office:value-type="float" office:value="244.349999999998" calcext:value-type="float">
            <text:p>244,349999999998</text:p>
          </table:table-cell>
          <table:table-cell office:value-type="float" office:value="8.73133702380415" calcext:value-type="float">
            <text:p>8,73133702380415</text:p>
          </table:table-cell>
          <table:table-cell office:value-type="float" office:value="4.14923205946377" calcext:value-type="float">
            <text:p>4,14923205946377</text:p>
          </table:table-cell>
          <table:table-cell table:formula="of:=SQRT(([.B545]-[.B544])^2+([.C545]-[.C544])^2)" office:value-type="float" office:value="0.0744369636905012" calcext:value-type="float">
            <text:p>0,0744369636905012</text:p>
          </table:table-cell>
          <table:table-cell table:formula="of:=[.A545]-[.A544]" office:value-type="float" office:value="0.449999999999989" calcext:value-type="float">
            <text:p>0,449999999999989</text:p>
          </table:table-cell>
          <table:table-cell table:formula="of:=[.D545]/[.E545]" office:value-type="float" office:value="0.165415474867785" calcext:value-type="float">
            <text:p>0,165415474867785</text:p>
          </table:table-cell>
          <table:table-cell table:number-columns-repeated="6"/>
        </table:table-row>
        <table:table-row table:style-name="ro1">
          <table:table-cell office:value-type="float" office:value="244.799999999998" calcext:value-type="float">
            <text:p>244,799999999998</text:p>
          </table:table-cell>
          <table:table-cell office:value-type="float" office:value="8.70578382036299" calcext:value-type="float">
            <text:p>8,70578382036299</text:p>
          </table:table-cell>
          <table:table-cell office:value-type="float" office:value="4.06707776151318" calcext:value-type="float">
            <text:p>4,06707776151318</text:p>
          </table:table-cell>
          <table:table-cell table:formula="of:=SQRT(([.B546]-[.B545])^2+([.C546]-[.C545])^2)" office:value-type="float" office:value="0.0860365903430541" calcext:value-type="float">
            <text:p>0,0860365903430541</text:p>
          </table:table-cell>
          <table:table-cell table:formula="of:=[.A546]-[.A545]" office:value-type="float" office:value="0.449999999999989" calcext:value-type="float">
            <text:p>0,449999999999989</text:p>
          </table:table-cell>
          <table:table-cell table:formula="of:=[.D546]/[.E546]" office:value-type="float" office:value="0.191192422984569" calcext:value-type="float">
            <text:p>0,191192422984569</text:p>
          </table:table-cell>
          <table:table-cell table:number-columns-repeated="6"/>
        </table:table-row>
        <table:table-row table:style-name="ro1">
          <table:table-cell office:value-type="float" office:value="245.249999999998" calcext:value-type="float">
            <text:p>245,249999999998</text:p>
          </table:table-cell>
          <table:table-cell office:value-type="float" office:value="8.65624801790202" calcext:value-type="float">
            <text:p>8,65624801790202</text:p>
          </table:table-cell>
          <table:table-cell office:value-type="float" office:value="3.90781870485633" calcext:value-type="float">
            <text:p>3,90781870485633</text:p>
          </table:table-cell>
          <table:table-cell table:formula="of:=SQRT(([.B547]-[.B546])^2+([.C547]-[.C546])^2)" office:value-type="float" office:value="0.166785019868937" calcext:value-type="float">
            <text:p>0,166785019868937</text:p>
          </table:table-cell>
          <table:table-cell table:formula="of:=[.A547]-[.A546]" office:value-type="float" office:value="0.449999999999989" calcext:value-type="float">
            <text:p>0,449999999999989</text:p>
          </table:table-cell>
          <table:table-cell table:formula="of:=[.D547]/[.E547]" office:value-type="float" office:value="0.370633377486536" calcext:value-type="float">
            <text:p>0,370633377486536</text:p>
          </table:table-cell>
          <table:table-cell table:number-columns-repeated="6"/>
        </table:table-row>
        <table:table-row table:style-name="ro1">
          <table:table-cell office:value-type="float" office:value="245.699999999998" calcext:value-type="float">
            <text:p>245,699999999998</text:p>
          </table:table-cell>
          <table:table-cell office:value-type="float" office:value="8.61232502317511" calcext:value-type="float">
            <text:p>8,61232502317511</text:p>
          </table:table-cell>
          <table:table-cell office:value-type="float" office:value="3.7666049895589" calcext:value-type="float">
            <text:p>3,7666049895589</text:p>
          </table:table-cell>
          <table:table-cell table:formula="of:=SQRT(([.B548]-[.B547])^2+([.C548]-[.C547])^2)" office:value-type="float" office:value="0.147886925905857" calcext:value-type="float">
            <text:p>0,147886925905857</text:p>
          </table:table-cell>
          <table:table-cell table:formula="of:=[.A548]-[.A547]" office:value-type="float" office:value="0.449999999999989" calcext:value-type="float">
            <text:p>0,449999999999989</text:p>
          </table:table-cell>
          <table:table-cell table:formula="of:=[.D548]/[.E548]" office:value-type="float" office:value="0.328637613124134" calcext:value-type="float">
            <text:p>0,328637613124134</text:p>
          </table:table-cell>
          <table:table-cell table:number-columns-repeated="6"/>
        </table:table-row>
        <table:table-row table:style-name="ro1">
          <table:table-cell office:value-type="float" office:value="246.149999999998" calcext:value-type="float">
            <text:p>246,149999999998</text:p>
          </table:table-cell>
          <table:table-cell office:value-type="float" office:value="8.56241610574049" calcext:value-type="float">
            <text:p>8,56241610574049</text:p>
          </table:table-cell>
          <table:table-cell office:value-type="float" office:value="3.60614635732692" calcext:value-type="float">
            <text:p>3,60614635732692</text:p>
          </table:table-cell>
          <table:table-cell table:formula="of:=SQRT(([.B549]-[.B548])^2+([.C549]-[.C548])^2)" office:value-type="float" office:value="0.168041282717232" calcext:value-type="float">
            <text:p>0,168041282717232</text:p>
          </table:table-cell>
          <table:table-cell table:formula="of:=[.A549]-[.A548]" office:value-type="float" office:value="0.449999999999989" calcext:value-type="float">
            <text:p>0,449999999999989</text:p>
          </table:table-cell>
          <table:table-cell table:formula="of:=[.D549]/[.E549]" office:value-type="float" office:value="0.373425072704969" calcext:value-type="float">
            <text:p>0,373425072704969</text:p>
          </table:table-cell>
          <table:table-cell table:number-columns-repeated="6"/>
        </table:table-row>
        <table:table-row table:style-name="ro1">
          <table:table-cell office:value-type="float" office:value="246.599999999998" calcext:value-type="float">
            <text:p>246,599999999998</text:p>
          </table:table-cell>
          <table:table-cell office:value-type="float" office:value="8.51592869011949" calcext:value-type="float">
            <text:p>8,51592869011949</text:p>
          </table:table-cell>
          <table:table-cell office:value-type="float" office:value="3.45668795369958" calcext:value-type="float">
            <text:p>3,45668795369958</text:p>
          </table:table-cell>
          <table:table-cell table:formula="of:=SQRT(([.B550]-[.B549])^2+([.C550]-[.C549])^2)" office:value-type="float" office:value="0.156521226119502" calcext:value-type="float">
            <text:p>0,156521226119502</text:p>
          </table:table-cell>
          <table:table-cell table:formula="of:=[.A550]-[.A549]" office:value-type="float" office:value="0.449999999999989" calcext:value-type="float">
            <text:p>0,449999999999989</text:p>
          </table:table-cell>
          <table:table-cell table:formula="of:=[.D550]/[.E550]" office:value-type="float" office:value="0.347824946932235" calcext:value-type="float">
            <text:p>0,347824946932235</text:p>
          </table:table-cell>
          <table:table-cell table:number-columns-repeated="6"/>
        </table:table-row>
        <table:table-row table:style-name="ro1">
          <table:table-cell office:value-type="float" office:value="247.049999999998" calcext:value-type="float">
            <text:p>247,049999999998</text:p>
          </table:table-cell>
          <table:table-cell office:value-type="float" office:value="8.47704107382741" calcext:value-type="float">
            <text:p>8,47704107382741</text:p>
          </table:table-cell>
          <table:table-cell office:value-type="float" office:value="3.33166312764189" calcext:value-type="float">
            <text:p>3,33166312764189</text:p>
          </table:table-cell>
          <table:table-cell table:formula="of:=SQRT(([.B551]-[.B550])^2+([.C551]-[.C550])^2)" office:value-type="float" office:value="0.130933012764689" calcext:value-type="float">
            <text:p>0,130933012764689</text:p>
          </table:table-cell>
          <table:table-cell table:formula="of:=[.A551]-[.A550]" office:value-type="float" office:value="0.449999999999989" calcext:value-type="float">
            <text:p>0,449999999999989</text:p>
          </table:table-cell>
          <table:table-cell table:formula="of:=[.D551]/[.E551]" office:value-type="float" office:value="0.290962250588206" calcext:value-type="float">
            <text:p>0,290962250588206</text:p>
          </table:table-cell>
          <table:table-cell table:number-columns-repeated="6"/>
        </table:table-row>
        <table:table-row table:style-name="ro1">
          <table:table-cell office:value-type="float" office:value="247.499999999998" calcext:value-type="float">
            <text:p>247,499999999998</text:p>
          </table:table-cell>
          <table:table-cell office:value-type="float" office:value="8.43595397067289" calcext:value-type="float">
            <text:p>8,43595397067289</text:p>
          </table:table-cell>
          <table:table-cell office:value-type="float" office:value="3.19956688686115" calcext:value-type="float">
            <text:p>3,19956688686115</text:p>
          </table:table-cell>
          <table:table-cell table:formula="of:=SQRT(([.B552]-[.B551])^2+([.C552]-[.C551])^2)" office:value-type="float" office:value="0.138338595026961" calcext:value-type="float">
            <text:p>0,138338595026961</text:p>
          </table:table-cell>
          <table:table-cell table:formula="of:=[.A552]-[.A551]" office:value-type="float" office:value="0.449999999999989" calcext:value-type="float">
            <text:p>0,449999999999989</text:p>
          </table:table-cell>
          <table:table-cell table:formula="of:=[.D552]/[.E552]" office:value-type="float" office:value="0.30741910005992" calcext:value-type="float">
            <text:p>0,30741910005992</text:p>
          </table:table-cell>
          <table:table-cell table:number-columns-repeated="6"/>
        </table:table-row>
        <table:table-row table:style-name="ro1">
          <table:table-cell office:value-type="float" office:value="247.949999999998" calcext:value-type="float">
            <text:p>247,949999999998</text:p>
          </table:table-cell>
          <table:table-cell office:value-type="float" office:value="8.4058006336877" calcext:value-type="float">
            <text:p>8,4058006336877</text:p>
          </table:table-cell>
          <table:table-cell office:value-type="float" office:value="3.10262302475049" calcext:value-type="float">
            <text:p>3,10262302475049</text:p>
          </table:table-cell>
          <table:table-cell table:formula="of:=SQRT(([.B553]-[.B552])^2+([.C553]-[.C552])^2)" office:value-type="float" office:value="0.101525051747199" calcext:value-type="float">
            <text:p>0,101525051747199</text:p>
          </table:table-cell>
          <table:table-cell table:formula="of:=[.A553]-[.A552]" office:value-type="float" office:value="0.449999999999989" calcext:value-type="float">
            <text:p>0,449999999999989</text:p>
          </table:table-cell>
          <table:table-cell table:formula="of:=[.D553]/[.E553]" office:value-type="float" office:value="0.225611226104893" calcext:value-type="float">
            <text:p>0,225611226104893</text:p>
          </table:table-cell>
          <table:table-cell table:number-columns-repeated="6"/>
        </table:table-row>
        <table:table-row table:style-name="ro1">
          <table:table-cell office:value-type="float" office:value="248.399999999998" calcext:value-type="float">
            <text:p>248,399999999998</text:p>
          </table:table-cell>
          <table:table-cell office:value-type="float" office:value="8.34342320913813" calcext:value-type="float">
            <text:p>8,34342320913813</text:p>
          </table:table-cell>
          <table:table-cell office:value-type="float" office:value="2.9020777767296" calcext:value-type="float">
            <text:p>2,9020777767296</text:p>
          </table:table-cell>
          <table:table-cell table:formula="of:=SQRT(([.B554]-[.B553])^2+([.C554]-[.C553])^2)" office:value-type="float" office:value="0.210022235958953" calcext:value-type="float">
            <text:p>0,210022235958953</text:p>
          </table:table-cell>
          <table:table-cell table:formula="of:=[.A554]-[.A553]" office:value-type="float" office:value="0.449999999999989" calcext:value-type="float">
            <text:p>0,449999999999989</text:p>
          </table:table-cell>
          <table:table-cell table:formula="of:=[.D554]/[.E554]" office:value-type="float" office:value="0.466716079908797" calcext:value-type="float">
            <text:p>0,466716079908797</text:p>
          </table:table-cell>
          <table:table-cell table:number-columns-repeated="6"/>
        </table:table-row>
        <table:table-row table:style-name="ro1">
          <table:table-cell office:value-type="float" office:value="248.849999999998" calcext:value-type="float">
            <text:p>248,849999999998</text:p>
          </table:table-cell>
          <table:table-cell office:value-type="float" office:value="8.30653097439299" calcext:value-type="float">
            <text:p>8,30653097439299</text:p>
          </table:table-cell>
          <table:table-cell office:value-type="float" office:value="2.78346816082395" calcext:value-type="float">
            <text:p>2,78346816082395</text:p>
          </table:table-cell>
          <table:table-cell table:formula="of:=SQRT(([.B555]-[.B554])^2+([.C555]-[.C554])^2)" office:value-type="float" office:value="0.124214644747621" calcext:value-type="float">
            <text:p>0,124214644747621</text:p>
          </table:table-cell>
          <table:table-cell table:formula="of:=[.A555]-[.A554]" office:value-type="float" office:value="0.449999999999989" calcext:value-type="float">
            <text:p>0,449999999999989</text:p>
          </table:table-cell>
          <table:table-cell table:formula="of:=[.D555]/[.E555]" office:value-type="float" office:value="0.276032543883608" calcext:value-type="float">
            <text:p>0,276032543883608</text:p>
          </table:table-cell>
          <table:table-cell table:number-columns-repeated="6"/>
        </table:table-row>
        <table:table-row table:style-name="ro1">
          <table:table-cell office:value-type="float" office:value="249.299999999998" calcext:value-type="float">
            <text:p>249,299999999998</text:p>
          </table:table-cell>
          <table:table-cell office:value-type="float" office:value="8.25833836386148" calcext:value-type="float">
            <text:p>8,25833836386148</text:p>
          </table:table-cell>
          <table:table-cell office:value-type="float" office:value="2.62852750558522" calcext:value-type="float">
            <text:p>2,62852750558522</text:p>
          </table:table-cell>
          <table:table-cell table:formula="of:=SQRT(([.B556]-[.B555])^2+([.C556]-[.C555])^2)" office:value-type="float" office:value="0.162262547606178" calcext:value-type="float">
            <text:p>0,162262547606178</text:p>
          </table:table-cell>
          <table:table-cell table:formula="of:=[.A556]-[.A555]" office:value-type="float" office:value="0.449999999999989" calcext:value-type="float">
            <text:p>0,449999999999989</text:p>
          </table:table-cell>
          <table:table-cell table:formula="of:=[.D556]/[.E556]" office:value-type="float" office:value="0.36058343912485" calcext:value-type="float">
            <text:p>0,36058343912485</text:p>
          </table:table-cell>
          <table:table-cell table:number-columns-repeated="6"/>
        </table:table-row>
        <table:table-row table:style-name="ro1">
          <table:table-cell office:value-type="float" office:value="249.749999999998" calcext:value-type="float">
            <text:p>249,749999999998</text:p>
          </table:table-cell>
          <table:table-cell office:value-type="float" office:value="8.20826919520934" calcext:value-type="float">
            <text:p>8,20826919520934</text:p>
          </table:table-cell>
          <table:table-cell office:value-type="float" office:value="2.4675536609924" calcext:value-type="float">
            <text:p>2,4675536609924</text:p>
          </table:table-cell>
          <table:table-cell table:formula="of:=SQRT(([.B557]-[.B556])^2+([.C557]-[.C556])^2)" office:value-type="float" office:value="0.168580842009135" calcext:value-type="float">
            <text:p>0,168580842009135</text:p>
          </table:table-cell>
          <table:table-cell table:formula="of:=[.A557]-[.A556]" office:value-type="float" office:value="0.449999999999989" calcext:value-type="float">
            <text:p>0,449999999999989</text:p>
          </table:table-cell>
          <table:table-cell table:formula="of:=[.D557]/[.E557]" office:value-type="float" office:value="0.374624093353642" calcext:value-type="float">
            <text:p>0,374624093353642</text:p>
          </table:table-cell>
          <table:table-cell table:number-columns-repeated="6"/>
        </table:table-row>
        <table:table-row table:style-name="ro1">
          <table:table-cell office:value-type="float" office:value="250.199999999998" calcext:value-type="float">
            <text:p>250,199999999998</text:p>
          </table:table-cell>
          <table:table-cell office:value-type="float" office:value="8.18210113388141" calcext:value-type="float">
            <text:p>8,18210113388141</text:p>
          </table:table-cell>
          <table:table-cell office:value-type="float" office:value="2.38342257691621" calcext:value-type="float">
            <text:p>2,38342257691621</text:p>
          </table:table-cell>
          <table:table-cell table:formula="of:=SQRT(([.B558]-[.B557])^2+([.C558]-[.C557])^2)" office:value-type="float" office:value="0.0881067916876869" calcext:value-type="float">
            <text:p>0,0881067916876869</text:p>
          </table:table-cell>
          <table:table-cell table:formula="of:=[.A558]-[.A557]" office:value-type="float" office:value="0.449999999999989" calcext:value-type="float">
            <text:p>0,449999999999989</text:p>
          </table:table-cell>
          <table:table-cell table:formula="of:=[.D558]/[.E558]" office:value-type="float" office:value="0.195792870417087" calcext:value-type="float">
            <text:p>0,195792870417087</text:p>
          </table:table-cell>
          <table:table-cell table:number-columns-repeated="6"/>
        </table:table-row>
        <table:table-row table:style-name="ro1">
          <table:table-cell office:value-type="float" office:value="250.649999999997" calcext:value-type="float">
            <text:p>250,649999999997</text:p>
          </table:table-cell>
          <table:table-cell office:value-type="float" office:value="8.15364124928523" calcext:value-type="float">
            <text:p>8,15364124928523</text:p>
          </table:table-cell>
          <table:table-cell office:value-type="float" office:value="2.2919232138662" calcext:value-type="float">
            <text:p>2,2919232138662</text:p>
          </table:table-cell>
          <table:table-cell table:formula="of:=SQRT(([.B559]-[.B558])^2+([.C559]-[.C558])^2)" office:value-type="float" office:value="0.0958232668498935" calcext:value-type="float">
            <text:p>0,0958232668498935</text:p>
          </table:table-cell>
          <table:table-cell table:formula="of:=[.A559]-[.A558]" office:value-type="float" office:value="0.449999999999989" calcext:value-type="float">
            <text:p>0,449999999999989</text:p>
          </table:table-cell>
          <table:table-cell table:formula="of:=[.D559]/[.E559]" office:value-type="float" office:value="0.212940592999769" calcext:value-type="float">
            <text:p>0,212940592999769</text:p>
          </table:table-cell>
          <table:table-cell table:number-columns-repeated="6"/>
        </table:table-row>
        <table:table-row table:style-name="ro1">
          <table:table-cell office:value-type="float" office:value="251.099999999997" calcext:value-type="float">
            <text:p>251,099999999997</text:p>
          </table:table-cell>
          <table:table-cell office:value-type="float" office:value="8.09367326100396" calcext:value-type="float">
            <text:p>8,09367326100396</text:p>
          </table:table-cell>
          <table:table-cell office:value-type="float" office:value="2.0991243740612" calcext:value-type="float">
            <text:p>2,0991243740612</text:p>
          </table:table-cell>
          <table:table-cell table:formula="of:=SQRT(([.B560]-[.B559])^2+([.C560]-[.C559])^2)" office:value-type="float" office:value="0.201909762638304" calcext:value-type="float">
            <text:p>0,201909762638304</text:p>
          </table:table-cell>
          <table:table-cell table:formula="of:=[.A560]-[.A559]" office:value-type="float" office:value="0.449999999999989" calcext:value-type="float">
            <text:p>0,449999999999989</text:p>
          </table:table-cell>
          <table:table-cell table:formula="of:=[.D560]/[.E560]" office:value-type="float" office:value="0.448688361418465" calcext:value-type="float">
            <text:p>0,448688361418465</text:p>
          </table:table-cell>
          <table:table-cell table:number-columns-repeated="6"/>
        </table:table-row>
        <table:table-row table:style-name="ro1">
          <table:table-cell office:value-type="float" office:value="251.549999999997" calcext:value-type="float">
            <text:p>251,549999999997</text:p>
          </table:table-cell>
          <table:table-cell office:value-type="float" office:value="8.04138609429188" calcext:value-type="float">
            <text:p>8,04138609429188</text:p>
          </table:table-cell>
          <table:table-cell office:value-type="float" office:value="1.93101960070283" calcext:value-type="float">
            <text:p>1,93101960070283</text:p>
          </table:table-cell>
          <table:table-cell table:formula="of:=SQRT(([.B561]-[.B560])^2+([.C561]-[.C560])^2)" office:value-type="float" office:value="0.176048750715949" calcext:value-type="float">
            <text:p>0,176048750715949</text:p>
          </table:table-cell>
          <table:table-cell table:formula="of:=[.A561]-[.A560]" office:value-type="float" office:value="0.449999999999989" calcext:value-type="float">
            <text:p>0,449999999999989</text:p>
          </table:table-cell>
          <table:table-cell table:formula="of:=[.D561]/[.E561]" office:value-type="float" office:value="0.391219446035453" calcext:value-type="float">
            <text:p>0,391219446035453</text:p>
          </table:table-cell>
          <table:table-cell table:number-columns-repeated="6"/>
        </table:table-row>
        <table:table-row table:style-name="ro1">
          <table:table-cell office:value-type="float" office:value="251.999999999997" calcext:value-type="float">
            <text:p>251,999999999997</text:p>
          </table:table-cell>
          <table:table-cell office:value-type="float" office:value="8.00310021383874" calcext:value-type="float">
            <text:p>8,00310021383874</text:p>
          </table:table-cell>
          <table:table-cell office:value-type="float" office:value="1.80792937300242" calcext:value-type="float">
            <text:p>1,80792937300242</text:p>
          </table:table-cell>
          <table:table-cell table:formula="of:=SQRT(([.B562]-[.B561])^2+([.C562]-[.C561])^2)" office:value-type="float" office:value="0.128906992818122" calcext:value-type="float">
            <text:p>0,128906992818122</text:p>
          </table:table-cell>
          <table:table-cell table:formula="of:=[.A562]-[.A561]" office:value-type="float" office:value="0.449999999999989" calcext:value-type="float">
            <text:p>0,449999999999989</text:p>
          </table:table-cell>
          <table:table-cell table:formula="of:=[.D562]/[.E562]" office:value-type="float" office:value="0.286459984040279" calcext:value-type="float">
            <text:p>0,286459984040279</text:p>
          </table:table-cell>
          <table:table-cell table:number-columns-repeated="6"/>
        </table:table-row>
        <table:table-row table:style-name="ro1">
          <table:table-cell office:value-type="float" office:value="252.449999999997" calcext:value-type="float">
            <text:p>252,449999999997</text:p>
          </table:table-cell>
          <table:table-cell office:value-type="float" office:value="7.96023326656943" calcext:value-type="float">
            <text:p>7,96023326656943</text:p>
          </table:table-cell>
          <table:table-cell office:value-type="float" office:value="1.67011088123078" calcext:value-type="float">
            <text:p>1,67011088123078</text:p>
          </table:table-cell>
          <table:table-cell table:formula="of:=SQRT(([.B563]-[.B562])^2+([.C563]-[.C562])^2)" office:value-type="float" office:value="0.144331257329789" calcext:value-type="float">
            <text:p>0,144331257329789</text:p>
          </table:table-cell>
          <table:table-cell table:formula="of:=[.A563]-[.A562]" office:value-type="float" office:value="0.449999999999989" calcext:value-type="float">
            <text:p>0,449999999999989</text:p>
          </table:table-cell>
          <table:table-cell table:formula="of:=[.D563]/[.E563]" office:value-type="float" office:value="0.320736127399539" calcext:value-type="float">
            <text:p>0,320736127399539</text:p>
          </table:table-cell>
          <table:table-cell table:number-columns-repeated="6"/>
        </table:table-row>
        <table:table-row table:style-name="ro1">
          <table:table-cell office:value-type="float" office:value="252.899999999997" calcext:value-type="float">
            <text:p>252,899999999997</text:p>
          </table:table-cell>
          <table:table-cell office:value-type="float" office:value="7.90873986128444" calcext:value-type="float">
            <text:p>7,90873986128444</text:p>
          </table:table-cell>
          <table:table-cell office:value-type="float" office:value="1.50455807412326" calcext:value-type="float">
            <text:p>1,50455807412326</text:p>
          </table:table-cell>
          <table:table-cell table:formula="of:=SQRT(([.B564]-[.B563])^2+([.C564]-[.C563])^2)" office:value-type="float" office:value="0.173376188471844" calcext:value-type="float">
            <text:p>0,173376188471844</text:p>
          </table:table-cell>
          <table:table-cell table:formula="of:=[.A564]-[.A563]" office:value-type="float" office:value="0.449999999999989" calcext:value-type="float">
            <text:p>0,449999999999989</text:p>
          </table:table-cell>
          <table:table-cell table:formula="of:=[.D564]/[.E564]" office:value-type="float" office:value="0.385280418826331" calcext:value-type="float">
            <text:p>0,385280418826331</text:p>
          </table:table-cell>
          <table:table-cell table:number-columns-repeated="6"/>
        </table:table-row>
        <table:table-row table:style-name="ro1">
          <table:table-cell office:value-type="float" office:value="253.349999999997" calcext:value-type="float">
            <text:p>253,349999999997</text:p>
          </table:table-cell>
          <table:table-cell office:value-type="float" office:value="7.84348185484492" calcext:value-type="float">
            <text:p>7,84348185484492</text:p>
          </table:table-cell>
          <table:table-cell office:value-type="float" office:value="1.29475167090505" calcext:value-type="float">
            <text:p>1,29475167090505</text:p>
          </table:table-cell>
          <table:table-cell table:formula="of:=SQRT(([.B565]-[.B564])^2+([.C565]-[.C564])^2)" office:value-type="float" office:value="0.219721037308274" calcext:value-type="float">
            <text:p>0,219721037308274</text:p>
          </table:table-cell>
          <table:table-cell table:formula="of:=[.A565]-[.A564]" office:value-type="float" office:value="0.449999999999989" calcext:value-type="float">
            <text:p>0,449999999999989</text:p>
          </table:table-cell>
          <table:table-cell table:formula="of:=[.D565]/[.E565]" office:value-type="float" office:value="0.488268971796177" calcext:value-type="float">
            <text:p>0,488268971796177</text:p>
          </table:table-cell>
          <table:table-cell table:number-columns-repeated="6"/>
        </table:table-row>
        <table:table-row table:style-name="ro1">
          <table:table-cell office:value-type="float" office:value="253.799999999997" calcext:value-type="float">
            <text:p>253,799999999997</text:p>
          </table:table-cell>
          <table:table-cell office:value-type="float" office:value="7.81473112589783" calcext:value-type="float">
            <text:p>7,81473112589783</text:p>
          </table:table-cell>
          <table:table-cell office:value-type="float" office:value="1.20231723474306" calcext:value-type="float">
            <text:p>1,20231723474306</text:p>
          </table:table-cell>
          <table:table-cell table:formula="of:=SQRT(([.B566]-[.B565])^2+([.C566]-[.C565])^2)" office:value-type="float" office:value="0.0968025278780177" calcext:value-type="float">
            <text:p>0,0968025278780177</text:p>
          </table:table-cell>
          <table:table-cell table:formula="of:=[.A566]-[.A565]" office:value-type="float" office:value="0.449999999999989" calcext:value-type="float">
            <text:p>0,449999999999989</text:p>
          </table:table-cell>
          <table:table-cell table:formula="of:=[.D566]/[.E566]" office:value-type="float" office:value="0.215116728617823" calcext:value-type="float">
            <text:p>0,215116728617823</text:p>
          </table:table-cell>
          <table:table-cell table:number-columns-repeated="6"/>
        </table:table-row>
        <table:table-row table:style-name="ro1">
          <table:table-cell office:value-type="float" office:value="254.249999999997" calcext:value-type="float">
            <text:p>254,249999999997</text:p>
          </table:table-cell>
          <table:table-cell office:value-type="float" office:value="7.75698478598499" calcext:value-type="float">
            <text:p>7,75698478598499</text:p>
          </table:table-cell>
          <table:table-cell office:value-type="float" office:value="1.0166610595524" calcext:value-type="float">
            <text:p>1,0166610595524</text:p>
          </table:table-cell>
          <table:table-cell table:formula="of:=SQRT(([.B567]-[.B566])^2+([.C567]-[.C566])^2)" office:value-type="float" office:value="0.194429563492166" calcext:value-type="float">
            <text:p>0,194429563492166</text:p>
          </table:table-cell>
          <table:table-cell table:formula="of:=[.A567]-[.A566]" office:value-type="float" office:value="0.449999999999989" calcext:value-type="float">
            <text:p>0,449999999999989</text:p>
          </table:table-cell>
          <table:table-cell table:formula="of:=[.D567]/[.E567]" office:value-type="float" office:value="0.432065696649268" calcext:value-type="float">
            <text:p>0,432065696649268</text:p>
          </table:table-cell>
          <table:table-cell table:number-columns-repeated="6"/>
        </table:table-row>
        <table:table-row table:style-name="ro1">
          <table:table-cell office:value-type="float" office:value="254.699999999997" calcext:value-type="float">
            <text:p>254,699999999997</text:p>
          </table:table-cell>
          <table:table-cell office:value-type="float" office:value="7.83048692633824" calcext:value-type="float">
            <text:p>7,83048692633824</text:p>
          </table:table-cell>
          <table:table-cell office:value-type="float" office:value="1.06781786278295" calcext:value-type="float">
            <text:p>1,06781786278295</text:p>
          </table:table-cell>
          <table:table-cell table:formula="of:=SQRT(([.B568]-[.B567])^2+([.C568]-[.C567])^2)" office:value-type="float" office:value="0.0895521253420514" calcext:value-type="float">
            <text:p>0,0895521253420514</text:p>
          </table:table-cell>
          <table:table-cell table:formula="of:=[.A568]-[.A567]" office:value-type="float" office:value="0.449999999999989" calcext:value-type="float">
            <text:p>0,449999999999989</text:p>
          </table:table-cell>
          <table:table-cell table:formula="of:=[.D568]/[.E568]" office:value-type="float" office:value="0.199004722982342" calcext:value-type="float">
            <text:p>0,199004722982342</text:p>
          </table:table-cell>
          <table:table-cell table:number-columns-repeated="6"/>
        </table:table-row>
        <table:table-row table:style-name="ro1">
          <table:table-cell office:value-type="float" office:value="255.149999999997" calcext:value-type="float">
            <text:p>255,149999999997</text:p>
          </table:table-cell>
          <table:table-cell office:value-type="float" office:value="8.00904442075227" calcext:value-type="float">
            <text:p>8,00904442075227</text:p>
          </table:table-cell>
          <table:table-cell office:value-type="float" office:value="1.19209221130096" calcext:value-type="float">
            <text:p>1,19209221130096</text:p>
          </table:table-cell>
          <table:table-cell table:formula="of:=SQRT(([.B569]-[.B568])^2+([.C569]-[.C568])^2)" office:value-type="float" office:value="0.217547448872632" calcext:value-type="float">
            <text:p>0,217547448872632</text:p>
          </table:table-cell>
          <table:table-cell table:formula="of:=[.A569]-[.A568]" office:value-type="float" office:value="0.449999999999989" calcext:value-type="float">
            <text:p>0,449999999999989</text:p>
          </table:table-cell>
          <table:table-cell table:formula="of:=[.D569]/[.E569]" office:value-type="float" office:value="0.483438775272527" calcext:value-type="float">
            <text:p>0,483438775272527</text:p>
          </table:table-cell>
          <table:table-cell table:number-columns-repeated="6"/>
        </table:table-row>
        <table:table-row table:style-name="ro1">
          <table:table-cell office:value-type="float" office:value="255.599999999997" calcext:value-type="float">
            <text:p>255,599999999997</text:p>
          </table:table-cell>
          <table:table-cell office:value-type="float" office:value="8.12860251691438" calcext:value-type="float">
            <text:p>8,12860251691438</text:p>
          </table:table-cell>
          <table:table-cell office:value-type="float" office:value="1.27530352964612" calcext:value-type="float">
            <text:p>1,27530352964612</text:p>
          </table:table-cell>
          <table:table-cell table:formula="of:=SQRT(([.B570]-[.B569])^2+([.C570]-[.C569])^2)" office:value-type="float" office:value="0.145664895766441" calcext:value-type="float">
            <text:p>0,145664895766441</text:p>
          </table:table-cell>
          <table:table-cell table:formula="of:=[.A570]-[.A569]" office:value-type="float" office:value="0.449999999999989" calcext:value-type="float">
            <text:p>0,449999999999989</text:p>
          </table:table-cell>
          <table:table-cell table:formula="of:=[.D570]/[.E570]" office:value-type="float" office:value="0.323699768369878" calcext:value-type="float">
            <text:p>0,323699768369878</text:p>
          </table:table-cell>
          <table:table-cell table:number-columns-repeated="6"/>
        </table:table-row>
        <table:table-row table:style-name="ro1">
          <table:table-cell office:value-type="float" office:value="256.049999999997" calcext:value-type="float">
            <text:p>256,049999999997</text:p>
          </table:table-cell>
          <table:table-cell office:value-type="float" office:value="8.27258776122053" calcext:value-type="float">
            <text:p>8,27258776122053</text:p>
          </table:table-cell>
          <table:table-cell office:value-type="float" office:value="1.37551591496814" calcext:value-type="float">
            <text:p>1,37551591496814</text:p>
          </table:table-cell>
          <table:table-cell table:formula="of:=SQRT(([.B571]-[.B570])^2+([.C571]-[.C570])^2)" office:value-type="float" office:value="0.175425975128632" calcext:value-type="float">
            <text:p>0,175425975128632</text:p>
          </table:table-cell>
          <table:table-cell table:formula="of:=[.A571]-[.A570]" office:value-type="float" office:value="0.449999999999989" calcext:value-type="float">
            <text:p>0,449999999999989</text:p>
          </table:table-cell>
          <table:table-cell table:formula="of:=[.D571]/[.E571]" office:value-type="float" office:value="0.38983550028586" calcext:value-type="float">
            <text:p>0,38983550028586</text:p>
          </table:table-cell>
          <table:table-cell table:number-columns-repeated="6"/>
        </table:table-row>
        <table:table-row table:style-name="ro1">
          <table:table-cell office:value-type="float" office:value="256.499999999997" calcext:value-type="float">
            <text:p>256,499999999997</text:p>
          </table:table-cell>
          <table:table-cell office:value-type="float" office:value="8.41717601613168" calcext:value-type="float">
            <text:p>8,41717601613168</text:p>
          </table:table-cell>
          <table:table-cell office:value-type="float" office:value="1.47614799003957" calcext:value-type="float">
            <text:p>1,47614799003957</text:p>
          </table:table-cell>
          <table:table-cell table:formula="of:=SQRT(([.B572]-[.B571])^2+([.C572]-[.C571])^2)" office:value-type="float" office:value="0.176160659602059" calcext:value-type="float">
            <text:p>0,176160659602059</text:p>
          </table:table-cell>
          <table:table-cell table:formula="of:=[.A572]-[.A571]" office:value-type="float" office:value="0.449999999999989" calcext:value-type="float">
            <text:p>0,449999999999989</text:p>
          </table:table-cell>
          <table:table-cell table:formula="of:=[.D572]/[.E572]" office:value-type="float" office:value="0.391468132449029" calcext:value-type="float">
            <text:p>0,391468132449029</text:p>
          </table:table-cell>
          <table:table-cell table:number-columns-repeated="6"/>
        </table:table-row>
        <table:table-row table:style-name="ro1">
          <table:table-cell office:value-type="float" office:value="256.949999999997" calcext:value-type="float">
            <text:p>256,949999999997</text:p>
          </table:table-cell>
          <table:table-cell office:value-type="float" office:value="8.58858071120298" calcext:value-type="float">
            <text:p>8,58858071120298</text:p>
          </table:table-cell>
          <table:table-cell office:value-type="float" office:value="1.59544405701687" calcext:value-type="float">
            <text:p>1,59544405701687</text:p>
          </table:table-cell>
          <table:table-cell table:formula="of:=SQRT(([.B573]-[.B572])^2+([.C573]-[.C572])^2)" office:value-type="float" office:value="0.208832758658064" calcext:value-type="float">
            <text:p>0,208832758658064</text:p>
          </table:table-cell>
          <table:table-cell table:formula="of:=[.A573]-[.A572]" office:value-type="float" office:value="0.449999999999989" calcext:value-type="float">
            <text:p>0,449999999999989</text:p>
          </table:table-cell>
          <table:table-cell table:formula="of:=[.D573]/[.E573]" office:value-type="float" office:value="0.464072797017931" calcext:value-type="float">
            <text:p>0,464072797017931</text:p>
          </table:table-cell>
          <table:table-cell table:number-columns-repeated="6"/>
        </table:table-row>
        <table:table-row table:style-name="ro1">
          <table:table-cell office:value-type="float" office:value="257.399999999997" calcext:value-type="float">
            <text:p>257,399999999997</text:p>
          </table:table-cell>
          <table:table-cell office:value-type="float" office:value="8.65187770449323" calcext:value-type="float">
            <text:p>8,65187770449323</text:p>
          </table:table-cell>
          <table:table-cell office:value-type="float" office:value="1.63949817320005" calcext:value-type="float">
            <text:p>1,63949817320005</text:p>
          </table:table-cell>
          <table:table-cell table:formula="of:=SQRT(([.B574]-[.B573])^2+([.C574]-[.C573])^2)" office:value-type="float" office:value="0.0771185743661539" calcext:value-type="float">
            <text:p>0,0771185743661539</text:p>
          </table:table-cell>
          <table:table-cell table:formula="of:=[.A574]-[.A573]" office:value-type="float" office:value="0.449999999999989" calcext:value-type="float">
            <text:p>0,449999999999989</text:p>
          </table:table-cell>
          <table:table-cell table:formula="of:=[.D574]/[.E574]" office:value-type="float" office:value="0.171374609702569" calcext:value-type="float">
            <text:p>0,171374609702569</text:p>
          </table:table-cell>
          <table:table-cell table:number-columns-repeated="6"/>
        </table:table-row>
        <table:table-row table:style-name="ro1">
          <table:table-cell office:value-type="float" office:value="257.849999999997" calcext:value-type="float">
            <text:p>257,849999999997</text:p>
          </table:table-cell>
          <table:table-cell office:value-type="float" office:value="8.73552186690377" calcext:value-type="float">
            <text:p>8,73552186690377</text:p>
          </table:table-cell>
          <table:table-cell office:value-type="float" office:value="1.69771372906355" calcext:value-type="float">
            <text:p>1,69771372906355</text:p>
          </table:table-cell>
          <table:table-cell table:formula="of:=SQRT(([.B575]-[.B574])^2+([.C575]-[.C574])^2)" office:value-type="float" office:value="0.101908767286513" calcext:value-type="float">
            <text:p>0,101908767286513</text:p>
          </table:table-cell>
          <table:table-cell table:formula="of:=[.A575]-[.A574]" office:value-type="float" office:value="0.449999999999989" calcext:value-type="float">
            <text:p>0,449999999999989</text:p>
          </table:table-cell>
          <table:table-cell table:formula="of:=[.D575]/[.E575]" office:value-type="float" office:value="0.226463927303367" calcext:value-type="float">
            <text:p>0,226463927303367</text:p>
          </table:table-cell>
          <table:table-cell table:number-columns-repeated="6"/>
        </table:table-row>
        <table:table-row table:style-name="ro1">
          <table:table-cell office:value-type="float" office:value="258.299999999997" calcext:value-type="float">
            <text:p>258,299999999997</text:p>
          </table:table-cell>
          <table:table-cell office:value-type="float" office:value="8.91461586218686" calcext:value-type="float">
            <text:p>8,91461586218686</text:p>
          </table:table-cell>
          <table:table-cell office:value-type="float" office:value="1.8223614771759" calcext:value-type="float">
            <text:p>1,8223614771759</text:p>
          </table:table-cell>
          <table:table-cell table:formula="of:=SQRT(([.B576]-[.B575])^2+([.C576]-[.C575])^2)" office:value-type="float" office:value="0.218201100492048" calcext:value-type="float">
            <text:p>0,218201100492048</text:p>
          </table:table-cell>
          <table:table-cell table:formula="of:=[.A576]-[.A575]" office:value-type="float" office:value="0.449999999999989" calcext:value-type="float">
            <text:p>0,449999999999989</text:p>
          </table:table-cell>
          <table:table-cell table:formula="of:=[.D576]/[.E576]" office:value-type="float" office:value="0.484891334426786" calcext:value-type="float">
            <text:p>0,484891334426786</text:p>
          </table:table-cell>
          <table:table-cell table:number-columns-repeated="6"/>
        </table:table-row>
        <table:table-row table:style-name="ro1">
          <table:table-cell office:value-type="float" office:value="258.749999999997" calcext:value-type="float">
            <text:p>258,749999999997</text:p>
          </table:table-cell>
          <table:table-cell office:value-type="float" office:value="9.0424224793815" calcext:value-type="float">
            <text:p>9,0424224793815</text:p>
          </table:table-cell>
          <table:table-cell office:value-type="float" office:value="1.91131368912465" calcext:value-type="float">
            <text:p>1,91131368912465</text:p>
          </table:table-cell>
          <table:table-cell table:formula="of:=SQRT(([.B577]-[.B576])^2+([.C577]-[.C576])^2)" office:value-type="float" office:value="0.155714570317979" calcext:value-type="float">
            <text:p>0,155714570317979</text:p>
          </table:table-cell>
          <table:table-cell table:formula="of:=[.A577]-[.A576]" office:value-type="float" office:value="0.449999999999989" calcext:value-type="float">
            <text:p>0,449999999999989</text:p>
          </table:table-cell>
          <table:table-cell table:formula="of:=[.D577]/[.E577]" office:value-type="float" office:value="0.346032378484406" calcext:value-type="float">
            <text:p>0,346032378484406</text:p>
          </table:table-cell>
          <table:table-cell table:number-columns-repeated="6"/>
        </table:table-row>
        <table:table-row table:style-name="ro1">
          <table:table-cell office:value-type="float" office:value="259.199999999997" calcext:value-type="float">
            <text:p>259,199999999997</text:p>
          </table:table-cell>
          <table:table-cell office:value-type="float" office:value="9.20810577594173" calcext:value-type="float">
            <text:p>9,20810577594173</text:p>
          </table:table-cell>
          <table:table-cell office:value-type="float" office:value="2.02662771617184" calcext:value-type="float">
            <text:p>2,02662771617184</text:p>
          </table:table-cell>
          <table:table-cell table:formula="of:=SQRT(([.B578]-[.B577])^2+([.C578]-[.C577])^2)" office:value-type="float" office:value="0.201862031082872" calcext:value-type="float">
            <text:p>0,201862031082872</text:p>
          </table:table-cell>
          <table:table-cell table:formula="of:=[.A578]-[.A577]" office:value-type="float" office:value="0.449999999999989" calcext:value-type="float">
            <text:p>0,449999999999989</text:p>
          </table:table-cell>
          <table:table-cell table:formula="of:=[.D578]/[.E578]" office:value-type="float" office:value="0.448582291295282" calcext:value-type="float">
            <text:p>0,448582291295282</text:p>
          </table:table-cell>
          <table:table-cell table:number-columns-repeated="6"/>
        </table:table-row>
        <table:table-row table:style-name="ro1">
          <table:table-cell office:value-type="float" office:value="259.649999999997" calcext:value-type="float">
            <text:p>259,649999999997</text:p>
          </table:table-cell>
          <table:table-cell office:value-type="float" office:value="9.32929907562338" calcext:value-type="float">
            <text:p>9,32929907562338</text:p>
          </table:table-cell>
          <table:table-cell office:value-type="float" office:value="2.11097712089502" calcext:value-type="float">
            <text:p>2,11097712089502</text:p>
          </table:table-cell>
          <table:table-cell table:formula="of:=SQRT(([.B579]-[.B578])^2+([.C579]-[.C578])^2)" office:value-type="float" office:value="0.147657163608409" calcext:value-type="float">
            <text:p>0,147657163608409</text:p>
          </table:table-cell>
          <table:table-cell table:formula="of:=[.A579]-[.A578]" office:value-type="float" office:value="0.449999999999989" calcext:value-type="float">
            <text:p>0,449999999999989</text:p>
          </table:table-cell>
          <table:table-cell table:formula="of:=[.D579]/[.E579]" office:value-type="float" office:value="0.328127030240916" calcext:value-type="float">
            <text:p>0,328127030240916</text:p>
          </table:table-cell>
          <table:table-cell table:number-columns-repeated="6"/>
        </table:table-row>
        <table:table-row table:style-name="ro1">
          <table:table-cell office:value-type="float" office:value="260.099999999997" calcext:value-type="float">
            <text:p>260,099999999997</text:p>
          </table:table-cell>
          <table:table-cell office:value-type="float" office:value="9.45724021586385" calcext:value-type="float">
            <text:p>9,45724021586385</text:p>
          </table:table-cell>
          <table:table-cell office:value-type="float" office:value="2.20002295962733" calcext:value-type="float">
            <text:p>2,20002295962733</text:p>
          </table:table-cell>
          <table:table-cell table:formula="of:=SQRT(([.B580]-[.B579])^2+([.C580]-[.C579])^2)" office:value-type="float" office:value="0.155878467921558" calcext:value-type="float">
            <text:p>0,155878467921558</text:p>
          </table:table-cell>
          <table:table-cell table:formula="of:=[.A580]-[.A579]" office:value-type="float" office:value="0.449999999999989" calcext:value-type="float">
            <text:p>0,449999999999989</text:p>
          </table:table-cell>
          <table:table-cell table:formula="of:=[.D580]/[.E580]" office:value-type="float" office:value="0.346396595381249" calcext:value-type="float">
            <text:p>0,346396595381249</text:p>
          </table:table-cell>
          <table:table-cell table:number-columns-repeated="6"/>
        </table:table-row>
        <table:table-row table:style-name="ro1">
          <table:table-cell office:value-type="float" office:value="260.549999999997" calcext:value-type="float">
            <text:p>260,549999999997</text:p>
          </table:table-cell>
          <table:table-cell office:value-type="float" office:value="9.54630706795747" calcext:value-type="float">
            <text:p>9,54630706795747</text:p>
          </table:table-cell>
          <table:table-cell office:value-type="float" office:value="2.26201265686635" calcext:value-type="float">
            <text:p>2,26201265686635</text:p>
          </table:table-cell>
          <table:table-cell table:formula="of:=SQRT(([.B581]-[.B580])^2+([.C581]-[.C580])^2)" office:value-type="float" office:value="0.108515559739851" calcext:value-type="float">
            <text:p>0,108515559739851</text:p>
          </table:table-cell>
          <table:table-cell table:formula="of:=[.A581]-[.A580]" office:value-type="float" office:value="0.449999999999989" calcext:value-type="float">
            <text:p>0,449999999999989</text:p>
          </table:table-cell>
          <table:table-cell table:formula="of:=[.D581]/[.E581]" office:value-type="float" office:value="0.241145688310786" calcext:value-type="float">
            <text:p>0,241145688310786</text:p>
          </table:table-cell>
          <table:table-cell table:number-columns-repeated="6"/>
        </table:table-row>
        <table:table-row table:style-name="ro1">
          <table:table-cell office:value-type="float" office:value="260.999999999997" calcext:value-type="float">
            <text:p>260,999999999997</text:p>
          </table:table-cell>
          <table:table-cell office:value-type="float" office:value="9.70827659591241" calcext:value-type="float">
            <text:p>9,70827659591241</text:p>
          </table:table-cell>
          <table:table-cell office:value-type="float" office:value="2.3747419356481" calcext:value-type="float">
            <text:p>2,3747419356481</text:p>
          </table:table-cell>
          <table:table-cell table:formula="of:=SQRT(([.B582]-[.B581])^2+([.C582]-[.C581])^2)" office:value-type="float" office:value="0.197337321053571" calcext:value-type="float">
            <text:p>0,197337321053571</text:p>
          </table:table-cell>
          <table:table-cell table:formula="of:=[.A582]-[.A581]" office:value-type="float" office:value="0.449999999999989" calcext:value-type="float">
            <text:p>0,449999999999989</text:p>
          </table:table-cell>
          <table:table-cell table:formula="of:=[.D582]/[.E582]" office:value-type="float" office:value="0.438527380119057" calcext:value-type="float">
            <text:p>0,438527380119057</text:p>
          </table:table-cell>
          <table:table-cell table:number-columns-repeated="6"/>
        </table:table-row>
        <table:table-row table:style-name="ro1">
          <table:table-cell office:value-type="float" office:value="261.449999999997" calcext:value-type="float">
            <text:p>261,449999999997</text:p>
          </table:table-cell>
          <table:table-cell office:value-type="float" office:value="9.8445305549397" calcext:value-type="float">
            <text:p>9,8445305549397</text:p>
          </table:table-cell>
          <table:table-cell office:value-type="float" office:value="2.46957341862049" calcext:value-type="float">
            <text:p>2,46957341862049</text:p>
          </table:table-cell>
          <table:table-cell table:formula="of:=SQRT(([.B583]-[.B582])^2+([.C583]-[.C582])^2)" office:value-type="float" office:value="0.166006480335414" calcext:value-type="float">
            <text:p>0,166006480335414</text:p>
          </table:table-cell>
          <table:table-cell table:formula="of:=[.A583]-[.A582]" office:value-type="float" office:value="0.449999999999989" calcext:value-type="float">
            <text:p>0,449999999999989</text:p>
          </table:table-cell>
          <table:table-cell table:formula="of:=[.D583]/[.E583]" office:value-type="float" office:value="0.368903289634264" calcext:value-type="float">
            <text:p>0,368903289634264</text:p>
          </table:table-cell>
          <table:table-cell table:number-columns-repeated="6"/>
        </table:table-row>
        <table:table-row table:style-name="ro1">
          <table:table-cell office:value-type="float" office:value="261.899999999997" calcext:value-type="float">
            <text:p>261,899999999997</text:p>
          </table:table-cell>
          <table:table-cell office:value-type="float" office:value="9.99946947571806" calcext:value-type="float">
            <text:p>9,99946947571806</text:p>
          </table:table-cell>
          <table:table-cell office:value-type="float" office:value="2.57740946046798" calcext:value-type="float">
            <text:p>2,57740946046798</text:p>
          </table:table-cell>
          <table:table-cell table:formula="of:=SQRT(([.B584]-[.B583])^2+([.C584]-[.C583])^2)" office:value-type="float" office:value="0.188771504982333" calcext:value-type="float">
            <text:p>0,188771504982333</text:p>
          </table:table-cell>
          <table:table-cell table:formula="of:=[.A584]-[.A583]" office:value-type="float" office:value="0.449999999999989" calcext:value-type="float">
            <text:p>0,449999999999989</text:p>
          </table:table-cell>
          <table:table-cell table:formula="of:=[.D584]/[.E584]" office:value-type="float" office:value="0.419492233294084" calcext:value-type="float">
            <text:p>0,419492233294084</text:p>
          </table:table-cell>
          <table:table-cell table:number-columns-repeated="6"/>
        </table:table-row>
        <table:table-row table:style-name="ro1">
          <table:table-cell office:value-type="float" office:value="262.349999999997" calcext:value-type="float">
            <text:p>262,349999999997</text:p>
          </table:table-cell>
          <table:table-cell office:value-type="float" office:value="10.156221434463" calcext:value-type="float">
            <text:p>10,156221434463</text:p>
          </table:table-cell>
          <table:table-cell office:value-type="float" office:value="2.68650735980777" calcext:value-type="float">
            <text:p>2,68650735980777</text:p>
          </table:table-cell>
          <table:table-cell table:formula="of:=SQRT(([.B585]-[.B584])^2+([.C585]-[.C584])^2)" office:value-type="float" office:value="0.190980439340586" calcext:value-type="float">
            <text:p>0,190980439340586</text:p>
          </table:table-cell>
          <table:table-cell table:formula="of:=[.A585]-[.A584]" office:value-type="float" office:value="0.449999999999989" calcext:value-type="float">
            <text:p>0,449999999999989</text:p>
          </table:table-cell>
          <table:table-cell table:formula="of:=[.D585]/[.E585]" office:value-type="float" office:value="0.424400976312424" calcext:value-type="float">
            <text:p>0,424400976312424</text:p>
          </table:table-cell>
          <table:table-cell table:number-columns-repeated="6"/>
        </table:table-row>
        <table:table-row table:style-name="ro1">
          <table:table-cell office:value-type="float" office:value="262.799999999997" calcext:value-type="float">
            <text:p>262,799999999997</text:p>
          </table:table-cell>
          <table:table-cell office:value-type="float" office:value="10.2888445975263" calcext:value-type="float">
            <text:p>10,2888445975263</text:p>
          </table:table-cell>
          <table:table-cell office:value-type="float" office:value="2.77881184269819" calcext:value-type="float">
            <text:p>2,77881184269819</text:p>
          </table:table-cell>
          <table:table-cell table:formula="of:=SQRT(([.B586]-[.B585])^2+([.C586]-[.C585])^2)" office:value-type="float" office:value="0.161582860918476" calcext:value-type="float">
            <text:p>0,161582860918476</text:p>
          </table:table-cell>
          <table:table-cell table:formula="of:=[.A586]-[.A585]" office:value-type="float" office:value="0.449999999999989" calcext:value-type="float">
            <text:p>0,449999999999989</text:p>
          </table:table-cell>
          <table:table-cell table:formula="of:=[.D586]/[.E586]" office:value-type="float" office:value="0.359073024263289" calcext:value-type="float">
            <text:p>0,359073024263289</text:p>
          </table:table-cell>
          <table:table-cell table:number-columns-repeated="6"/>
        </table:table-row>
        <table:table-row table:style-name="ro1">
          <table:table-cell office:value-type="float" office:value="263.249999999997" calcext:value-type="float">
            <text:p>263,249999999997</text:p>
          </table:table-cell>
          <table:table-cell office:value-type="float" office:value="10.4316875674067" calcext:value-type="float">
            <text:p>10,4316875674067</text:p>
          </table:table-cell>
          <table:table-cell office:value-type="float" office:value="2.87822921568786" calcext:value-type="float">
            <text:p>2,87822921568786</text:p>
          </table:table-cell>
          <table:table-cell table:formula="of:=SQRT(([.B587]-[.B586])^2+([.C587]-[.C586])^2)" office:value-type="float" office:value="0.174034272763765" calcext:value-type="float">
            <text:p>0,174034272763765</text:p>
          </table:table-cell>
          <table:table-cell table:formula="of:=[.A587]-[.A586]" office:value-type="float" office:value="0.449999999999989" calcext:value-type="float">
            <text:p>0,449999999999989</text:p>
          </table:table-cell>
          <table:table-cell table:formula="of:=[.D587]/[.E587]" office:value-type="float" office:value="0.386742828363931" calcext:value-type="float">
            <text:p>0,386742828363931</text:p>
          </table:table-cell>
          <table:table-cell table:number-columns-repeated="6"/>
        </table:table-row>
        <table:table-row table:style-name="ro1">
          <table:table-cell office:value-type="float" office:value="263.699999999997" calcext:value-type="float">
            <text:p>263,699999999997</text:p>
          </table:table-cell>
          <table:table-cell office:value-type="float" office:value="10.556813125612" calcext:value-type="float">
            <text:p>10,556813125612</text:p>
          </table:table-cell>
          <table:table-cell office:value-type="float" office:value="2.96531543561915" calcext:value-type="float">
            <text:p>2,96531543561915</text:p>
          </table:table-cell>
          <table:table-cell table:formula="of:=SQRT(([.B588]-[.B587])^2+([.C588]-[.C587])^2)" office:value-type="float" office:value="0.152448073185979" calcext:value-type="float">
            <text:p>0,152448073185979</text:p>
          </table:table-cell>
          <table:table-cell table:formula="of:=[.A588]-[.A587]" office:value-type="float" office:value="0.449999999999989" calcext:value-type="float">
            <text:p>0,449999999999989</text:p>
          </table:table-cell>
          <table:table-cell table:formula="of:=[.D588]/[.E588]" office:value-type="float" office:value="0.338773495968852" calcext:value-type="float">
            <text:p>0,338773495968852</text:p>
          </table:table-cell>
          <table:table-cell table:number-columns-repeated="6"/>
        </table:table-row>
        <table:table-row table:style-name="ro1">
          <table:table-cell office:value-type="float" office:value="264.149999999997" calcext:value-type="float">
            <text:p>264,149999999997</text:p>
          </table:table-cell>
          <table:table-cell office:value-type="float" office:value="10.6896216483352" calcext:value-type="float">
            <text:p>10,6896216483352</text:p>
          </table:table-cell>
          <table:table-cell office:value-type="float" office:value="3.05774892710165" calcext:value-type="float">
            <text:p>3,05774892710165</text:p>
          </table:table-cell>
          <table:table-cell table:formula="of:=SQRT(([.B589]-[.B588])^2+([.C589]-[.C588])^2)" office:value-type="float" office:value="0.161808695858841" calcext:value-type="float">
            <text:p>0,161808695858841</text:p>
          </table:table-cell>
          <table:table-cell table:formula="of:=[.A589]-[.A588]" office:value-type="float" office:value="0.449999999999989" calcext:value-type="float">
            <text:p>0,449999999999989</text:p>
          </table:table-cell>
          <table:table-cell table:formula="of:=[.D589]/[.E589]" office:value-type="float" office:value="0.359574879686323" calcext:value-type="float">
            <text:p>0,359574879686323</text:p>
          </table:table-cell>
          <table:table-cell table:number-columns-repeated="6"/>
        </table:table-row>
        <table:table-row table:style-name="ro1">
          <table:table-cell office:value-type="float" office:value="264.599999999997" calcext:value-type="float">
            <text:p>264,599999999997</text:p>
          </table:table-cell>
          <table:table-cell office:value-type="float" office:value="10.7693208337974" calcext:value-type="float">
            <text:p>10,7693208337974</text:p>
          </table:table-cell>
          <table:table-cell office:value-type="float" office:value="3.11321881585224" calcext:value-type="float">
            <text:p>3,11321881585224</text:p>
          </table:table-cell>
          <table:table-cell table:formula="of:=SQRT(([.B590]-[.B589])^2+([.C590]-[.C589])^2)" office:value-type="float" office:value="0.0971023620791041" calcext:value-type="float">
            <text:p>0,0971023620791041</text:p>
          </table:table-cell>
          <table:table-cell table:formula="of:=[.A590]-[.A589]" office:value-type="float" office:value="0.449999999999989" calcext:value-type="float">
            <text:p>0,449999999999989</text:p>
          </table:table-cell>
          <table:table-cell table:formula="of:=[.D590]/[.E590]" office:value-type="float" office:value="0.215783026842459" calcext:value-type="float">
            <text:p>0,215783026842459</text:p>
          </table:table-cell>
          <table:table-cell table:number-columns-repeated="6"/>
        </table:table-row>
        <table:table-row table:style-name="ro1">
          <table:table-cell office:value-type="float" office:value="265.049999999997" calcext:value-type="float">
            <text:p>265,049999999997</text:p>
          </table:table-cell>
          <table:table-cell office:value-type="float" office:value="10.8289751890983" calcext:value-type="float">
            <text:p>10,8289751890983</text:p>
          </table:table-cell>
          <table:table-cell office:value-type="float" office:value="3.15473769001442" calcext:value-type="float">
            <text:p>3,15473769001442</text:p>
          </table:table-cell>
          <table:table-cell table:formula="of:=SQRT(([.B591]-[.B590])^2+([.C591]-[.C590])^2)" office:value-type="float" office:value="0.0726805270899298" calcext:value-type="float">
            <text:p>0,0726805270899298</text:p>
          </table:table-cell>
          <table:table-cell table:formula="of:=[.A591]-[.A590]" office:value-type="float" office:value="0.449999999999989" calcext:value-type="float">
            <text:p>0,449999999999989</text:p>
          </table:table-cell>
          <table:table-cell table:formula="of:=[.D591]/[.E591]" office:value-type="float" office:value="0.16151228242207" calcext:value-type="float">
            <text:p>0,16151228242207</text:p>
          </table:table-cell>
          <table:table-cell table:number-columns-repeated="6"/>
        </table:table-row>
        <table:table-row table:style-name="ro1">
          <table:table-cell office:value-type="float" office:value="265.499999999997" calcext:value-type="float">
            <text:p>265,499999999997</text:p>
          </table:table-cell>
          <table:table-cell office:value-type="float" office:value="10.9606028494217" calcext:value-type="float">
            <text:p>10,9606028494217</text:p>
          </table:table-cell>
          <table:table-cell office:value-type="float" office:value="3.24634931229507" calcext:value-type="float">
            <text:p>3,24634931229507</text:p>
          </table:table-cell>
          <table:table-cell table:formula="of:=SQRT(([.B592]-[.B591])^2+([.C592]-[.C591])^2)" office:value-type="float" office:value="0.160369979419771" calcext:value-type="float">
            <text:p>0,160369979419771</text:p>
          </table:table-cell>
          <table:table-cell table:formula="of:=[.A592]-[.A591]" office:value-type="float" office:value="0.449999999999989" calcext:value-type="float">
            <text:p>0,449999999999989</text:p>
          </table:table-cell>
          <table:table-cell table:formula="of:=[.D592]/[.E592]" office:value-type="float" office:value="0.356377732043944" calcext:value-type="float">
            <text:p>0,356377732043944</text:p>
          </table:table-cell>
          <table:table-cell table:number-columns-repeated="6"/>
        </table:table-row>
        <table:table-row table:style-name="ro1">
          <table:table-cell office:value-type="float" office:value="265.949999999997" calcext:value-type="float">
            <text:p>265,949999999997</text:p>
          </table:table-cell>
          <table:table-cell office:value-type="float" office:value="11.0265794109598" calcext:value-type="float">
            <text:p>11,0265794109598</text:p>
          </table:table-cell>
          <table:table-cell office:value-type="float" office:value="3.29226838295356" calcext:value-type="float">
            <text:p>3,29226838295356</text:p>
          </table:table-cell>
          <table:table-cell table:formula="of:=SQRT(([.B593]-[.B592])^2+([.C593]-[.C592])^2)" office:value-type="float" office:value="0.0803832552371639" calcext:value-type="float">
            <text:p>0,0803832552371639</text:p>
          </table:table-cell>
          <table:table-cell table:formula="of:=[.A593]-[.A592]" office:value-type="float" office:value="0.449999999999989" calcext:value-type="float">
            <text:p>0,449999999999989</text:p>
          </table:table-cell>
          <table:table-cell table:formula="of:=[.D593]/[.E593]" office:value-type="float" office:value="0.178629456082591" calcext:value-type="float">
            <text:p>0,178629456082591</text:p>
          </table:table-cell>
          <table:table-cell table:number-columns-repeated="6"/>
        </table:table-row>
        <table:table-row table:style-name="ro1">
          <table:table-cell office:value-type="float" office:value="266.399999999997" calcext:value-type="float">
            <text:p>266,399999999997</text:p>
          </table:table-cell>
          <table:table-cell office:value-type="float" office:value="11.1064325960415" calcext:value-type="float">
            <text:p>11,1064325960415</text:p>
          </table:table-cell>
          <table:table-cell office:value-type="float" office:value="3.3478454540011" calcext:value-type="float">
            <text:p>3,3478454540011</text:p>
          </table:table-cell>
          <table:table-cell table:formula="of:=SQRT(([.B594]-[.B593])^2+([.C594]-[.C593])^2)" office:value-type="float" office:value="0.0972899891762778" calcext:value-type="float">
            <text:p>0,0972899891762778</text:p>
          </table:table-cell>
          <table:table-cell table:formula="of:=[.A594]-[.A593]" office:value-type="float" office:value="0.449999999999989" calcext:value-type="float">
            <text:p>0,449999999999989</text:p>
          </table:table-cell>
          <table:table-cell table:formula="of:=[.D594]/[.E594]" office:value-type="float" office:value="0.216199975947289" calcext:value-type="float">
            <text:p>0,216199975947289</text:p>
          </table:table-cell>
          <table:table-cell table:number-columns-repeated="6"/>
        </table:table-row>
        <table:table-row table:style-name="ro1">
          <table:table-cell office:value-type="float" office:value="266.849999999997" calcext:value-type="float">
            <text:p>266,849999999997</text:p>
          </table:table-cell>
          <table:table-cell office:value-type="float" office:value="11.2413717804323" calcext:value-type="float">
            <text:p>11,2413717804323</text:p>
          </table:table-cell>
          <table:table-cell office:value-type="float" office:value="3.44176186610555" calcext:value-type="float">
            <text:p>3,44176186610555</text:p>
          </table:table-cell>
          <table:table-cell table:formula="of:=SQRT(([.B595]-[.B594])^2+([.C595]-[.C594])^2)" office:value-type="float" office:value="0.16440461047868" calcext:value-type="float">
            <text:p>0,16440461047868</text:p>
          </table:table-cell>
          <table:table-cell table:formula="of:=[.A595]-[.A594]" office:value-type="float" office:value="0.449999999999989" calcext:value-type="float">
            <text:p>0,449999999999989</text:p>
          </table:table-cell>
          <table:table-cell table:formula="of:=[.D595]/[.E595]" office:value-type="float" office:value="0.365343578841521" calcext:value-type="float">
            <text:p>0,365343578841521</text:p>
          </table:table-cell>
          <table:table-cell table:number-columns-repeated="6"/>
        </table:table-row>
        <table:table-row table:style-name="ro1">
          <table:table-cell office:value-type="float" office:value="267.299999999997" calcext:value-type="float">
            <text:p>267,299999999997</text:p>
          </table:table-cell>
          <table:table-cell office:value-type="float" office:value="11.35741665248" calcext:value-type="float">
            <text:p>11,35741665248</text:p>
          </table:table-cell>
          <table:table-cell office:value-type="float" office:value="3.52252801327794" calcext:value-type="float">
            <text:p>3,52252801327794</text:p>
          </table:table-cell>
          <table:table-cell table:formula="of:=SQRT(([.B596]-[.B595])^2+([.C596]-[.C595])^2)" office:value-type="float" office:value="0.141384521280184" calcext:value-type="float">
            <text:p>0,141384521280184</text:p>
          </table:table-cell>
          <table:table-cell table:formula="of:=[.A596]-[.A595]" office:value-type="float" office:value="0.449999999999989" calcext:value-type="float">
            <text:p>0,449999999999989</text:p>
          </table:table-cell>
          <table:table-cell table:formula="of:=[.D596]/[.E596]" office:value-type="float" office:value="0.314187825067083" calcext:value-type="float">
            <text:p>0,314187825067083</text:p>
          </table:table-cell>
          <table:table-cell table:number-columns-repeated="6"/>
        </table:table-row>
        <table:table-row table:style-name="ro1">
          <table:table-cell office:value-type="float" office:value="267.749999999997" calcext:value-type="float">
            <text:p>267,749999999997</text:p>
          </table:table-cell>
          <table:table-cell office:value-type="float" office:value="11.4326801602197" calcext:value-type="float">
            <text:p>11,4326801602197</text:p>
          </table:table-cell>
          <table:table-cell office:value-type="float" office:value="3.57491071175959" calcext:value-type="float">
            <text:p>3,57491071175959</text:p>
          </table:table-cell>
          <table:table-cell table:formula="of:=SQRT(([.B597]-[.B596])^2+([.C597]-[.C596])^2)" office:value-type="float" office:value="0.091698106291784" calcext:value-type="float">
            <text:p>0,091698106291784</text:p>
          </table:table-cell>
          <table:table-cell table:formula="of:=[.A597]-[.A596]" office:value-type="float" office:value="0.449999999999989" calcext:value-type="float">
            <text:p>0,449999999999989</text:p>
          </table:table-cell>
          <table:table-cell table:formula="of:=[.D597]/[.E597]" office:value-type="float" office:value="0.203773569537303" calcext:value-type="float">
            <text:p>0,203773569537303</text:p>
          </table:table-cell>
          <table:table-cell table:number-columns-repeated="6"/>
        </table:table-row>
        <table:table-row table:style-name="ro1">
          <table:table-cell office:value-type="float" office:value="268.199999999997" calcext:value-type="float">
            <text:p>268,199999999997</text:p>
          </table:table-cell>
          <table:table-cell office:value-type="float" office:value="11.6060406683319" calcext:value-type="float">
            <text:p>11,6060406683319</text:p>
          </table:table-cell>
          <table:table-cell office:value-type="float" office:value="3.69556800634751" calcext:value-type="float">
            <text:p>3,69556800634751</text:p>
          </table:table-cell>
          <table:table-cell table:formula="of:=SQRT(([.B598]-[.B597])^2+([.C598]-[.C597])^2)" office:value-type="float" office:value="0.211215644567807" calcext:value-type="float">
            <text:p>0,211215644567807</text:p>
          </table:table-cell>
          <table:table-cell table:formula="of:=[.A598]-[.A597]" office:value-type="float" office:value="0.449999999999989" calcext:value-type="float">
            <text:p>0,449999999999989</text:p>
          </table:table-cell>
          <table:table-cell table:formula="of:=[.D598]/[.E598]" office:value-type="float" office:value="0.469368099039583" calcext:value-type="float">
            <text:p>0,469368099039583</text:p>
          </table:table-cell>
          <table:table-cell table:number-columns-repeated="6"/>
        </table:table-row>
        <table:table-row table:style-name="ro1">
          <table:table-cell office:value-type="float" office:value="268.649999999997" calcext:value-type="float">
            <text:p>268,649999999997</text:p>
          </table:table-cell>
          <table:table-cell office:value-type="float" office:value="11.74122804496" calcext:value-type="float">
            <text:p>11,74122804496</text:p>
          </table:table-cell>
          <table:table-cell office:value-type="float" office:value="3.78965715793114" calcext:value-type="float">
            <text:p>3,78965715793114</text:p>
          </table:table-cell>
          <table:table-cell table:formula="of:=SQRT(([.B599]-[.B598])^2+([.C599]-[.C598])^2)" office:value-type="float" office:value="0.164706998167394" calcext:value-type="float">
            <text:p>0,164706998167394</text:p>
          </table:table-cell>
          <table:table-cell table:formula="of:=[.A599]-[.A598]" office:value-type="float" office:value="0.449999999999989" calcext:value-type="float">
            <text:p>0,449999999999989</text:p>
          </table:table-cell>
          <table:table-cell table:formula="of:=[.D599]/[.E599]" office:value-type="float" office:value="0.366015551483108" calcext:value-type="float">
            <text:p>0,366015551483108</text:p>
          </table:table-cell>
          <table:table-cell table:number-columns-repeated="6"/>
        </table:table-row>
        <table:table-row table:style-name="ro1">
          <table:table-cell office:value-type="float" office:value="269.099999999997" calcext:value-type="float">
            <text:p>269,099999999997</text:p>
          </table:table-cell>
          <table:table-cell office:value-type="float" office:value="11.8146081771566" calcext:value-type="float">
            <text:p>11,8146081771566</text:p>
          </table:table-cell>
          <table:table-cell office:value-type="float" office:value="3.84072904462415" calcext:value-type="float">
            <text:p>3,84072904462415</text:p>
          </table:table-cell>
          <table:table-cell table:formula="of:=SQRT(([.B600]-[.B599])^2+([.C600]-[.C599])^2)" office:value-type="float" office:value="0.0894034753887024" calcext:value-type="float">
            <text:p>0,0894034753887024</text:p>
          </table:table-cell>
          <table:table-cell table:formula="of:=[.A600]-[.A599]" office:value-type="float" office:value="0.449999999999989" calcext:value-type="float">
            <text:p>0,449999999999989</text:p>
          </table:table-cell>
          <table:table-cell table:formula="of:=[.D600]/[.E600]" office:value-type="float" office:value="0.198674389752677" calcext:value-type="float">
            <text:p>0,198674389752677</text:p>
          </table:table-cell>
          <table:table-cell table:number-columns-repeated="6"/>
        </table:table-row>
        <table:table-row table:style-name="ro1">
          <table:table-cell office:value-type="float" office:value="269.549999999997" calcext:value-type="float">
            <text:p>269,549999999997</text:p>
          </table:table-cell>
          <table:table-cell office:value-type="float" office:value="11.886061755988" calcext:value-type="float">
            <text:p>11,886061755988</text:p>
          </table:table-cell>
          <table:table-cell office:value-type="float" office:value="3.89046006816756" calcext:value-type="float">
            <text:p>3,89046006816756</text:p>
          </table:table-cell>
          <table:table-cell table:formula="of:=SQRT(([.B601]-[.B600])^2+([.C601]-[.C600])^2)" office:value-type="float" office:value="0.0870562383203685" calcext:value-type="float">
            <text:p>0,0870562383203685</text:p>
          </table:table-cell>
          <table:table-cell table:formula="of:=[.A601]-[.A600]" office:value-type="float" office:value="0.449999999999989" calcext:value-type="float">
            <text:p>0,449999999999989</text:p>
          </table:table-cell>
          <table:table-cell table:formula="of:=[.D601]/[.E601]" office:value-type="float" office:value="0.193458307378601" calcext:value-type="float">
            <text:p>0,193458307378601</text:p>
          </table:table-cell>
          <table:table-cell table:number-columns-repeated="6"/>
        </table:table-row>
        <table:table-row table:style-name="ro1">
          <table:table-cell office:value-type="float" office:value="269.999999999997" calcext:value-type="float">
            <text:p>269,999999999997</text:p>
          </table:table-cell>
          <table:table-cell office:value-type="float" office:value="11.9698376771545" calcext:value-type="float">
            <text:p>11,9698376771545</text:p>
          </table:table-cell>
          <table:table-cell office:value-type="float" office:value="3.94876732689465" calcext:value-type="float">
            <text:p>3,94876732689465</text:p>
          </table:table-cell>
          <table:table-cell table:formula="of:=SQRT(([.B602]-[.B601])^2+([.C602]-[.C601])^2)" office:value-type="float" office:value="0.102069296987682" calcext:value-type="float">
            <text:p>0,102069296987682</text:p>
          </table:table-cell>
          <table:table-cell table:formula="of:=[.A602]-[.A601]" office:value-type="float" office:value="0.449999999999989" calcext:value-type="float">
            <text:p>0,449999999999989</text:p>
          </table:table-cell>
          <table:table-cell table:formula="of:=[.D602]/[.E602]" office:value-type="float" office:value="0.226820659972631" calcext:value-type="float">
            <text:p>0,226820659972631</text:p>
          </table:table-cell>
          <table:table-cell table:number-columns-repeated="6"/>
        </table:table-row>
        <table:table-row table:style-name="ro1">
          <table:table-cell office:value-type="float" office:value="270.449999999997" calcext:value-type="float">
            <text:p>270,449999999997</text:p>
          </table:table-cell>
          <table:table-cell office:value-type="float" office:value="12.0746932989949" calcext:value-type="float">
            <text:p>12,0746932989949</text:p>
          </table:table-cell>
          <table:table-cell office:value-type="float" office:value="4.02174586042208" calcext:value-type="float">
            <text:p>4,02174586042208</text:p>
          </table:table-cell>
          <table:table-cell table:formula="of:=SQRT(([.B603]-[.B602])^2+([.C603]-[.C602])^2)" office:value-type="float" office:value="0.127751977626006" calcext:value-type="float">
            <text:p>0,127751977626006</text:p>
          </table:table-cell>
          <table:table-cell table:formula="of:=[.A603]-[.A602]" office:value-type="float" office:value="0.449999999999989" calcext:value-type="float">
            <text:p>0,449999999999989</text:p>
          </table:table-cell>
          <table:table-cell table:formula="of:=[.D603]/[.E603]" office:value-type="float" office:value="0.283893283613354" calcext:value-type="float">
            <text:p>0,283893283613354</text:p>
          </table:table-cell>
          <table:table-cell table:number-columns-repeated="6"/>
        </table:table-row>
        <table:table-row table:style-name="ro1">
          <table:table-cell office:value-type="float" office:value="270.899999999997" calcext:value-type="float">
            <text:p>270,899999999997</text:p>
          </table:table-cell>
          <table:table-cell office:value-type="float" office:value="12.2097720153376" calcext:value-type="float">
            <text:p>12,2097720153376</text:p>
          </table:table-cell>
          <table:table-cell office:value-type="float" office:value="4.11575938546187" calcext:value-type="float">
            <text:p>4,11575938546187</text:p>
          </table:table-cell>
          <table:table-cell table:formula="of:=SQRT(([.B604]-[.B603])^2+([.C604]-[.C603])^2)" office:value-type="float" office:value="0.164574610736861" calcext:value-type="float">
            <text:p>0,164574610736861</text:p>
          </table:table-cell>
          <table:table-cell table:formula="of:=[.A604]-[.A603]" office:value-type="float" office:value="0.449999999999989" calcext:value-type="float">
            <text:p>0,449999999999989</text:p>
          </table:table-cell>
          <table:table-cell table:formula="of:=[.D604]/[.E604]" office:value-type="float" office:value="0.365721357193033" calcext:value-type="float">
            <text:p>0,365721357193033</text:p>
          </table:table-cell>
          <table:table-cell table:number-columns-repeated="6"/>
        </table:table-row>
        <table:table-row table:style-name="ro1">
          <table:table-cell office:value-type="float" office:value="271.349999999997" calcext:value-type="float">
            <text:p>271,349999999997</text:p>
          </table:table-cell>
          <table:table-cell office:value-type="float" office:value="12.3818288097806" calcext:value-type="float">
            <text:p>12,3818288097806</text:p>
          </table:table-cell>
          <table:table-cell office:value-type="float" office:value="4.23550930751176" calcext:value-type="float">
            <text:p>4,23550930751176</text:p>
          </table:table-cell>
          <table:table-cell table:formula="of:=SQRT(([.B605]-[.B604])^2+([.C605]-[.C604])^2)" office:value-type="float" office:value="0.209627250959802" calcext:value-type="float">
            <text:p>0,209627250959802</text:p>
          </table:table-cell>
          <table:table-cell table:formula="of:=[.A605]-[.A604]" office:value-type="float" office:value="0.449999999999989" calcext:value-type="float">
            <text:p>0,449999999999989</text:p>
          </table:table-cell>
          <table:table-cell table:formula="of:=[.D605]/[.E605]" office:value-type="float" office:value="0.465838335466238" calcext:value-type="float">
            <text:p>0,465838335466238</text:p>
          </table:table-cell>
          <table:table-cell table:number-columns-repeated="6"/>
        </table:table-row>
        <table:table-row table:style-name="ro1">
          <table:table-cell office:value-type="float" office:value="271.799999999997" calcext:value-type="float">
            <text:p>271,799999999997</text:p>
          </table:table-cell>
          <table:table-cell office:value-type="float" office:value="12.5508926089394" calcext:value-type="float">
            <text:p>12,5508926089394</text:p>
          </table:table-cell>
          <table:table-cell office:value-type="float" office:value="4.35317613279619" calcext:value-type="float">
            <text:p>4,35317613279619</text:p>
          </table:table-cell>
          <table:table-cell table:formula="of:=SQRT(([.B606]-[.B605])^2+([.C606]-[.C605])^2)" office:value-type="float" office:value="0.205980702879002" calcext:value-type="float">
            <text:p>0,205980702879002</text:p>
          </table:table-cell>
          <table:table-cell table:formula="of:=[.A606]-[.A605]" office:value-type="float" office:value="0.449999999999989" calcext:value-type="float">
            <text:p>0,449999999999989</text:p>
          </table:table-cell>
          <table:table-cell table:formula="of:=[.D606]/[.E606]" office:value-type="float" office:value="0.457734895286682" calcext:value-type="float">
            <text:p>0,457734895286682</text:p>
          </table:table-cell>
          <table:table-cell table:number-columns-repeated="6"/>
        </table:table-row>
        <table:table-row table:style-name="ro1">
          <table:table-cell office:value-type="float" office:value="272.249999999997" calcext:value-type="float">
            <text:p>272,249999999997</text:p>
          </table:table-cell>
          <table:table-cell office:value-type="float" office:value="12.6317336377449" calcext:value-type="float">
            <text:p>12,6317336377449</text:p>
          </table:table-cell>
          <table:table-cell office:value-type="float" office:value="4.40944073384974" calcext:value-type="float">
            <text:p>4,40944073384974</text:p>
          </table:table-cell>
          <table:table-cell table:formula="of:=SQRT(([.B607]-[.B606])^2+([.C607]-[.C606])^2)" office:value-type="float" office:value="0.0984935392299635" calcext:value-type="float">
            <text:p>0,0984935392299635</text:p>
          </table:table-cell>
          <table:table-cell table:formula="of:=[.A607]-[.A606]" office:value-type="float" office:value="0.449999999999989" calcext:value-type="float">
            <text:p>0,449999999999989</text:p>
          </table:table-cell>
          <table:table-cell table:formula="of:=[.D607]/[.E607]" office:value-type="float" office:value="0.218874531622147" calcext:value-type="float">
            <text:p>0,218874531622147</text:p>
          </table:table-cell>
          <table:table-cell table:number-columns-repeated="6"/>
        </table:table-row>
        <table:table-row table:style-name="ro1">
          <table:table-cell office:value-type="float" office:value="272.699999999997" calcext:value-type="float">
            <text:p>272,699999999997</text:p>
          </table:table-cell>
          <table:table-cell office:value-type="float" office:value="12.7772827685714" calcext:value-type="float">
            <text:p>12,7772827685714</text:p>
          </table:table-cell>
          <table:table-cell office:value-type="float" office:value="4.51074156958442" calcext:value-type="float">
            <text:p>4,51074156958442</text:p>
          </table:table-cell>
          <table:table-cell table:formula="of:=SQRT(([.B608]-[.B607])^2+([.C608]-[.C607])^2)" office:value-type="float" office:value="0.177331353135604" calcext:value-type="float">
            <text:p>0,177331353135604</text:p>
          </table:table-cell>
          <table:table-cell table:formula="of:=[.A608]-[.A607]" office:value-type="float" office:value="0.449999999999989" calcext:value-type="float">
            <text:p>0,449999999999989</text:p>
          </table:table-cell>
          <table:table-cell table:formula="of:=[.D608]/[.E608]" office:value-type="float" office:value="0.394069673634686" calcext:value-type="float">
            <text:p>0,394069673634686</text:p>
          </table:table-cell>
          <table:table-cell table:number-columns-repeated="6"/>
        </table:table-row>
        <table:table-row table:style-name="ro1">
          <table:table-cell office:value-type="float" office:value="273.149999999997" calcext:value-type="float">
            <text:p>273,149999999997</text:p>
          </table:table-cell>
          <table:table-cell office:value-type="float" office:value="12.8411941138599" calcext:value-type="float">
            <text:p>12,8411941138599</text:p>
          </table:table-cell>
          <table:table-cell office:value-type="float" office:value="4.5552232690208" calcext:value-type="float">
            <text:p>4,5552232690208</text:p>
          </table:table-cell>
          <table:table-cell table:formula="of:=SQRT(([.B609]-[.B608])^2+([.C609]-[.C608])^2)" office:value-type="float" office:value="0.0778670767483591" calcext:value-type="float">
            <text:p>0,0778670767483591</text:p>
          </table:table-cell>
          <table:table-cell table:formula="of:=[.A609]-[.A608]" office:value-type="float" office:value="0.449999999999989" calcext:value-type="float">
            <text:p>0,449999999999989</text:p>
          </table:table-cell>
          <table:table-cell table:formula="of:=[.D609]/[.E609]" office:value-type="float" office:value="0.173037948329691" calcext:value-type="float">
            <text:p>0,173037948329691</text:p>
          </table:table-cell>
          <table:table-cell table:number-columns-repeated="6"/>
        </table:table-row>
        <table:table-row table:style-name="ro1">
          <table:table-cell office:value-type="float" office:value="273.599999999997" calcext:value-type="float">
            <text:p>273,599999999997</text:p>
          </table:table-cell>
          <table:table-cell office:value-type="float" office:value="12.9560387198474" calcext:value-type="float">
            <text:p>12,9560387198474</text:p>
          </table:table-cell>
          <table:table-cell office:value-type="float" office:value="4.63515404222487" calcext:value-type="float">
            <text:p>4,63515404222487</text:p>
          </table:table-cell>
          <table:table-cell table:formula="of:=SQRT(([.B610]-[.B609])^2+([.C610]-[.C609])^2)" office:value-type="float" office:value="0.139922164182118" calcext:value-type="float">
            <text:p>0,139922164182118</text:p>
          </table:table-cell>
          <table:table-cell table:formula="of:=[.A610]-[.A609]" office:value-type="float" office:value="0.449999999999989" calcext:value-type="float">
            <text:p>0,449999999999989</text:p>
          </table:table-cell>
          <table:table-cell table:formula="of:=[.D610]/[.E610]" office:value-type="float" office:value="0.310938142626937" calcext:value-type="float">
            <text:p>0,310938142626937</text:p>
          </table:table-cell>
          <table:table-cell table:number-columns-repeated="6"/>
        </table:table-row>
        <table:table-row table:style-name="ro1">
          <table:table-cell office:value-type="float" office:value="274.049999999997" calcext:value-type="float">
            <text:p>274,049999999997</text:p>
          </table:table-cell>
          <table:table-cell office:value-type="float" office:value="13.0879999845785" calcext:value-type="float">
            <text:p>13,0879999845785</text:p>
          </table:table-cell>
          <table:table-cell office:value-type="float" office:value="4.72699785005775" calcext:value-type="float">
            <text:p>4,72699785005775</text:p>
          </table:table-cell>
          <table:table-cell table:formula="of:=SQRT(([.B611]-[.B610])^2+([.C611]-[.C610])^2)" office:value-type="float" office:value="0.160776429947611" calcext:value-type="float">
            <text:p>0,160776429947611</text:p>
          </table:table-cell>
          <table:table-cell table:formula="of:=[.A611]-[.A610]" office:value-type="float" office:value="0.449999999999989" calcext:value-type="float">
            <text:p>0,449999999999989</text:p>
          </table:table-cell>
          <table:table-cell table:formula="of:=[.D611]/[.E611]" office:value-type="float" office:value="0.357280955439145" calcext:value-type="float">
            <text:p>0,357280955439145</text:p>
          </table:table-cell>
          <table:table-cell table:number-columns-repeated="6"/>
        </table:table-row>
        <table:table-row table:style-name="ro1">
          <table:table-cell office:value-type="float" office:value="274.499999999997" calcext:value-type="float">
            <text:p>274,499999999997</text:p>
          </table:table-cell>
          <table:table-cell office:value-type="float" office:value="13.1749584907883" calcext:value-type="float">
            <text:p>13,1749584907883</text:p>
          </table:table-cell>
          <table:table-cell office:value-type="float" office:value="4.78752015825199" calcext:value-type="float">
            <text:p>4,78752015825199</text:p>
          </table:table-cell>
          <table:table-cell table:formula="of:=SQRT(([.B612]-[.B611])^2+([.C612]-[.C611])^2)" office:value-type="float" office:value="0.105946833795974" calcext:value-type="float">
            <text:p>0,105946833795974</text:p>
          </table:table-cell>
          <table:table-cell table:formula="of:=[.A612]-[.A611]" office:value-type="float" office:value="0.449999999999989" calcext:value-type="float">
            <text:p>0,449999999999989</text:p>
          </table:table-cell>
          <table:table-cell table:formula="of:=[.D612]/[.E612]" office:value-type="float" office:value="0.235437408435505" calcext:value-type="float">
            <text:p>0,235437408435505</text:p>
          </table:table-cell>
          <table:table-cell table:number-columns-repeated="6"/>
        </table:table-row>
        <table:table-row table:style-name="ro1">
          <table:table-cell office:value-type="float" office:value="274.949999999997" calcext:value-type="float">
            <text:p>274,949999999997</text:p>
          </table:table-cell>
          <table:table-cell office:value-type="float" office:value="13.3528926554065" calcext:value-type="float">
            <text:p>13,3528926554065</text:p>
          </table:table-cell>
          <table:table-cell office:value-type="float" office:value="4.91136067505353" calcext:value-type="float">
            <text:p>4,91136067505353</text:p>
          </table:table-cell>
          <table:table-cell table:formula="of:=SQRT(([.B613]-[.B612])^2+([.C613]-[.C612])^2)" office:value-type="float" office:value="0.216788008293917" calcext:value-type="float">
            <text:p>0,216788008293917</text:p>
          </table:table-cell>
          <table:table-cell table:formula="of:=[.A613]-[.A612]" office:value-type="float" office:value="0.449999999999989" calcext:value-type="float">
            <text:p>0,449999999999989</text:p>
          </table:table-cell>
          <table:table-cell table:formula="of:=[.D613]/[.E613]" office:value-type="float" office:value="0.48175112954205" calcext:value-type="float">
            <text:p>0,48175112954205</text:p>
          </table:table-cell>
          <table:table-cell table:number-columns-repeated="6"/>
        </table:table-row>
        <table:table-row table:style-name="ro1">
          <table:table-cell office:value-type="float" office:value="275.399999999997" calcext:value-type="float">
            <text:p>275,399999999997</text:p>
          </table:table-cell>
          <table:table-cell office:value-type="float" office:value="13.4437386696556" calcext:value-type="float">
            <text:p>13,4437386696556</text:p>
          </table:table-cell>
          <table:table-cell office:value-type="float" office:value="4.9745886525367" calcext:value-type="float">
            <text:p>4,9745886525367</text:p>
          </table:table-cell>
          <table:table-cell table:formula="of:=SQRT(([.B614]-[.B613])^2+([.C614]-[.C613])^2)" office:value-type="float" office:value="0.110683221138335" calcext:value-type="float">
            <text:p>0,110683221138335</text:p>
          </table:table-cell>
          <table:table-cell table:formula="of:=[.A614]-[.A613]" office:value-type="float" office:value="0.449999999999989" calcext:value-type="float">
            <text:p>0,449999999999989</text:p>
          </table:table-cell>
          <table:table-cell table:formula="of:=[.D614]/[.E614]" office:value-type="float" office:value="0.245962713640751" calcext:value-type="float">
            <text:p>0,245962713640751</text:p>
          </table:table-cell>
          <table:table-cell table:number-columns-repeated="6"/>
        </table:table-row>
        <table:table-row table:style-name="ro1">
          <table:table-cell office:value-type="float" office:value="275.849999999997" calcext:value-type="float">
            <text:p>275,849999999997</text:p>
          </table:table-cell>
          <table:table-cell office:value-type="float" office:value="13.6131545919631" calcext:value-type="float">
            <text:p>13,6131545919631</text:p>
          </table:table-cell>
          <table:table-cell office:value-type="float" office:value="5.09250055224406" calcext:value-type="float">
            <text:p>5,09250055224406</text:p>
          </table:table-cell>
          <table:table-cell table:formula="of:=SQRT(([.B615]-[.B614])^2+([.C615]-[.C614])^2)" office:value-type="float" office:value="0.206409715914501" calcext:value-type="float">
            <text:p>0,206409715914501</text:p>
          </table:table-cell>
          <table:table-cell table:formula="of:=[.A615]-[.A614]" office:value-type="float" office:value="0.449999999999989" calcext:value-type="float">
            <text:p>0,449999999999989</text:p>
          </table:table-cell>
          <table:table-cell table:formula="of:=[.D615]/[.E615]" office:value-type="float" office:value="0.458688257587791" calcext:value-type="float">
            <text:p>0,458688257587791</text:p>
          </table:table-cell>
          <table:table-cell table:number-columns-repeated="6"/>
        </table:table-row>
        <table:table-row table:style-name="ro1">
          <table:table-cell office:value-type="float" office:value="276.299999999997" calcext:value-type="float">
            <text:p>276,299999999997</text:p>
          </table:table-cell>
          <table:table-cell office:value-type="float" office:value="13.7867313767557" calcext:value-type="float">
            <text:p>13,7867313767557</text:p>
          </table:table-cell>
          <table:table-cell office:value-type="float" office:value="5.21330837338166" calcext:value-type="float">
            <text:p>5,21330837338166</text:p>
          </table:table-cell>
          <table:table-cell table:formula="of:=SQRT(([.B616]-[.B615])^2+([.C616]-[.C615])^2)" office:value-type="float" office:value="0.211479147593652" calcext:value-type="float">
            <text:p>0,211479147593652</text:p>
          </table:table-cell>
          <table:table-cell table:formula="of:=[.A616]-[.A615]" office:value-type="float" office:value="0.449999999999989" calcext:value-type="float">
            <text:p>0,449999999999989</text:p>
          </table:table-cell>
          <table:table-cell table:formula="of:=[.D616]/[.E616]" office:value-type="float" office:value="0.469953661319239" calcext:value-type="float">
            <text:p>0,469953661319239</text:p>
          </table:table-cell>
          <table:table-cell table:number-columns-repeated="6"/>
        </table:table-row>
        <table:table-row table:style-name="ro1">
          <table:table-cell office:value-type="float" office:value="276.749999999997" calcext:value-type="float">
            <text:p>276,749999999997</text:p>
          </table:table-cell>
          <table:table-cell office:value-type="float" office:value="13.9082796753615" calcext:value-type="float">
            <text:p>13,9082796753615</text:p>
          </table:table-cell>
          <table:table-cell office:value-type="float" office:value="5.29790485404068" calcext:value-type="float">
            <text:p>5,29790485404068</text:p>
          </table:table-cell>
          <table:table-cell table:formula="of:=SQRT(([.B617]-[.B616])^2+([.C617]-[.C616])^2)" office:value-type="float" office:value="0.148089680376038" calcext:value-type="float">
            <text:p>0,148089680376038</text:p>
          </table:table-cell>
          <table:table-cell table:formula="of:=[.A617]-[.A616]" office:value-type="float" office:value="0.449999999999989" calcext:value-type="float">
            <text:p>0,449999999999989</text:p>
          </table:table-cell>
          <table:table-cell table:formula="of:=[.D617]/[.E617]" office:value-type="float" office:value="0.329088178613426" calcext:value-type="float">
            <text:p>0,329088178613426</text:p>
          </table:table-cell>
          <table:table-cell table:number-columns-repeated="6"/>
        </table:table-row>
        <table:table-row table:style-name="ro1">
          <table:table-cell office:value-type="float" office:value="277.199999999997" calcext:value-type="float">
            <text:p>277,199999999997</text:p>
          </table:table-cell>
          <table:table-cell office:value-type="float" office:value="13.9855225026742" calcext:value-type="float">
            <text:p>13,9855225026742</text:p>
          </table:table-cell>
          <table:table-cell office:value-type="float" office:value="5.35166514045975" calcext:value-type="float">
            <text:p>5,35166514045975</text:p>
          </table:table-cell>
          <table:table-cell table:formula="of:=SQRT(([.B618]-[.B617])^2+([.C618]-[.C617])^2)" office:value-type="float" office:value="0.0941096316383947" calcext:value-type="float">
            <text:p>0,0941096316383947</text:p>
          </table:table-cell>
          <table:table-cell table:formula="of:=[.A618]-[.A617]" office:value-type="float" office:value="0.449999999999989" calcext:value-type="float">
            <text:p>0,449999999999989</text:p>
          </table:table-cell>
          <table:table-cell table:formula="of:=[.D618]/[.E618]" office:value-type="float" office:value="0.209132514751993" calcext:value-type="float">
            <text:p>0,209132514751993</text:p>
          </table:table-cell>
          <table:table-cell table:number-columns-repeated="6"/>
        </table:table-row>
        <table:table-row table:style-name="ro1">
          <table:table-cell office:value-type="float" office:value="277.649999999997" calcext:value-type="float">
            <text:p>277,649999999997</text:p>
          </table:table-cell>
          <table:table-cell office:value-type="float" office:value="14.1033903708132" calcext:value-type="float">
            <text:p>14,1033903708132</text:p>
          </table:table-cell>
          <table:table-cell office:value-type="float" office:value="5.43370007588631" calcext:value-type="float">
            <text:p>5,43370007588631</text:p>
          </table:table-cell>
          <table:table-cell table:formula="of:=SQRT(([.B619]-[.B618])^2+([.C619]-[.C618])^2)" office:value-type="float" office:value="0.143605588227191" calcext:value-type="float">
            <text:p>0,143605588227191</text:p>
          </table:table-cell>
          <table:table-cell table:formula="of:=[.A619]-[.A618]" office:value-type="float" office:value="0.449999999999989" calcext:value-type="float">
            <text:p>0,449999999999989</text:p>
          </table:table-cell>
          <table:table-cell table:formula="of:=[.D619]/[.E619]" office:value-type="float" office:value="0.319123529393767" calcext:value-type="float">
            <text:p>0,319123529393767</text:p>
          </table:table-cell>
          <table:table-cell table:number-columns-repeated="6"/>
        </table:table-row>
        <table:table-row table:style-name="ro1">
          <table:table-cell office:value-type="float" office:value="278.099999999997" calcext:value-type="float">
            <text:p>278,099999999997</text:p>
          </table:table-cell>
          <table:table-cell office:value-type="float" office:value="14.2583004908645" calcext:value-type="float">
            <text:p>14,2583004908645</text:p>
          </table:table-cell>
          <table:table-cell office:value-type="float" office:value="5.54151607269674" calcext:value-type="float">
            <text:p>5,54151607269674</text:p>
          </table:table-cell>
          <table:table-cell table:formula="of:=SQRT(([.B620]-[.B619])^2+([.C620]-[.C619])^2)" office:value-type="float" office:value="0.188736415305934" calcext:value-type="float">
            <text:p>0,188736415305934</text:p>
          </table:table-cell>
          <table:table-cell table:formula="of:=[.A620]-[.A619]" office:value-type="float" office:value="0.449999999999989" calcext:value-type="float">
            <text:p>0,449999999999989</text:p>
          </table:table-cell>
          <table:table-cell table:formula="of:=[.D620]/[.E620]" office:value-type="float" office:value="0.41941425623542" calcext:value-type="float">
            <text:p>0,41941425623542</text:p>
          </table:table-cell>
          <table:table-cell table:number-columns-repeated="6"/>
        </table:table-row>
        <table:table-row table:style-name="ro1">
          <table:table-cell office:value-type="float" office:value="278.549999999997" calcext:value-type="float">
            <text:p>278,549999999997</text:p>
          </table:table-cell>
          <table:table-cell office:value-type="float" office:value="14.3491597340918" calcext:value-type="float">
            <text:p>14,3491597340918</text:p>
          </table:table-cell>
          <table:table-cell office:value-type="float" office:value="5.60475325742522" calcext:value-type="float">
            <text:p>5,60475325742522</text:p>
          </table:table-cell>
          <table:table-cell table:formula="of:=SQRT(([.B621]-[.B620])^2+([.C621]-[.C620])^2)" office:value-type="float" office:value="0.11069933880663" calcext:value-type="float">
            <text:p>0,11069933880663</text:p>
          </table:table-cell>
          <table:table-cell table:formula="of:=[.A621]-[.A620]" office:value-type="float" office:value="0.449999999999989" calcext:value-type="float">
            <text:p>0,449999999999989</text:p>
          </table:table-cell>
          <table:table-cell table:formula="of:=[.D621]/[.E621]" office:value-type="float" office:value="0.245998530681407" calcext:value-type="float">
            <text:p>0,245998530681407</text:p>
          </table:table-cell>
          <table:table-cell table:number-columns-repeated="6"/>
        </table:table-row>
        <table:table-row table:style-name="ro1">
          <table:table-cell office:value-type="float" office:value="278.999999999997" calcext:value-type="float">
            <text:p>278,999999999997</text:p>
          </table:table-cell>
          <table:table-cell office:value-type="float" office:value="14.48885021255" calcext:value-type="float">
            <text:p>14,48885021255</text:p>
          </table:table-cell>
          <table:table-cell office:value-type="float" office:value="5.70197652582694" calcext:value-type="float">
            <text:p>5,70197652582694</text:p>
          </table:table-cell>
          <table:table-cell table:formula="of:=SQRT(([.B622]-[.B621])^2+([.C622]-[.C621])^2)" office:value-type="float" office:value="0.170193400843207" calcext:value-type="float">
            <text:p>0,170193400843207</text:p>
          </table:table-cell>
          <table:table-cell table:formula="of:=[.A622]-[.A621]" office:value-type="float" office:value="0.449999999999989" calcext:value-type="float">
            <text:p>0,449999999999989</text:p>
          </table:table-cell>
          <table:table-cell table:formula="of:=[.D622]/[.E622]" office:value-type="float" office:value="0.378207557429358" calcext:value-type="float">
            <text:p>0,378207557429358</text:p>
          </table:table-cell>
          <table:table-cell table:number-columns-repeated="6"/>
        </table:table-row>
        <table:table-row table:style-name="ro1">
          <table:table-cell office:value-type="float" office:value="279.449999999997" calcext:value-type="float">
            <text:p>279,449999999997</text:p>
          </table:table-cell>
          <table:table-cell office:value-type="float" office:value="14.5488132830271" calcext:value-type="float">
            <text:p>14,5488132830271</text:p>
          </table:table-cell>
          <table:table-cell office:value-type="float" office:value="5.74371026286854" calcext:value-type="float">
            <text:p>5,74371026286854</text:p>
          </table:table-cell>
          <table:table-cell table:formula="of:=SQRT(([.B623]-[.B622])^2+([.C623]-[.C622])^2)" office:value-type="float" office:value="0.0730566535539269" calcext:value-type="float">
            <text:p>0,0730566535539269</text:p>
          </table:table-cell>
          <table:table-cell table:formula="of:=[.A623]-[.A622]" office:value-type="float" office:value="0.449999999999989" calcext:value-type="float">
            <text:p>0,449999999999989</text:p>
          </table:table-cell>
          <table:table-cell table:formula="of:=[.D623]/[.E623]" office:value-type="float" office:value="0.162348119008731" calcext:value-type="float">
            <text:p>0,162348119008731</text:p>
          </table:table-cell>
          <table:table-cell table:number-columns-repeated="6"/>
        </table:table-row>
        <table:table-row table:style-name="ro1">
          <table:table-cell office:value-type="float" office:value="279.899999999997" calcext:value-type="float">
            <text:p>279,899999999997</text:p>
          </table:table-cell>
          <table:table-cell office:value-type="float" office:value="14.6247221171303" calcext:value-type="float">
            <text:p>14,6247221171303</text:p>
          </table:table-cell>
          <table:table-cell office:value-type="float" office:value="5.79654210247234" calcext:value-type="float">
            <text:p>5,79654210247234</text:p>
          </table:table-cell>
          <table:table-cell table:formula="of:=SQRT(([.B624]-[.B623])^2+([.C624]-[.C623])^2)" office:value-type="float" office:value="0.092484346625961" calcext:value-type="float">
            <text:p>0,092484346625961</text:p>
          </table:table-cell>
          <table:table-cell table:formula="of:=[.A624]-[.A623]" office:value-type="float" office:value="0.449999999999989" calcext:value-type="float">
            <text:p>0,449999999999989</text:p>
          </table:table-cell>
          <table:table-cell table:formula="of:=[.D624]/[.E624]" office:value-type="float" office:value="0.205520770279919" calcext:value-type="float">
            <text:p>0,205520770279919</text:p>
          </table:table-cell>
          <table:table-cell table:number-columns-repeated="6"/>
        </table:table-row>
        <table:table-row table:style-name="ro1">
          <table:table-cell office:value-type="float" office:value="280.349999999997" calcext:value-type="float">
            <text:p>280,349999999997</text:p>
          </table:table-cell>
          <table:table-cell office:value-type="float" office:value="14.7703940299364" calcext:value-type="float">
            <text:p>14,7703940299364</text:p>
          </table:table-cell>
          <table:table-cell office:value-type="float" office:value="5.89792839331812" calcext:value-type="float">
            <text:p>5,89792839331812</text:p>
          </table:table-cell>
          <table:table-cell table:formula="of:=SQRT(([.B625]-[.B624])^2+([.C625]-[.C624])^2)" office:value-type="float" office:value="0.177480945884521" calcext:value-type="float">
            <text:p>0,177480945884521</text:p>
          </table:table-cell>
          <table:table-cell table:formula="of:=[.A625]-[.A624]" office:value-type="float" office:value="0.449999999999989" calcext:value-type="float">
            <text:p>0,449999999999989</text:p>
          </table:table-cell>
          <table:table-cell table:formula="of:=[.D625]/[.E625]" office:value-type="float" office:value="0.394402101965613" calcext:value-type="float">
            <text:p>0,394402101965613</text:p>
          </table:table-cell>
          <table:table-cell table:number-columns-repeated="6"/>
        </table:table-row>
        <table:table-row table:style-name="ro1">
          <table:table-cell office:value-type="float" office:value="280.799999999997" calcext:value-type="float">
            <text:p>280,799999999997</text:p>
          </table:table-cell>
          <table:table-cell office:value-type="float" office:value="14.8809853412912" calcext:value-type="float">
            <text:p>14,8809853412912</text:p>
          </table:table-cell>
          <table:table-cell office:value-type="float" office:value="5.97489891318049" calcext:value-type="float">
            <text:p>5,97489891318049</text:p>
          </table:table-cell>
          <table:table-cell table:formula="of:=SQRT(([.B626]-[.B625])^2+([.C626]-[.C625])^2)" office:value-type="float" office:value="0.134740116799186" calcext:value-type="float">
            <text:p>0,134740116799186</text:p>
          </table:table-cell>
          <table:table-cell table:formula="of:=[.A626]-[.A625]" office:value-type="float" office:value="0.449999999999989" calcext:value-type="float">
            <text:p>0,449999999999989</text:p>
          </table:table-cell>
          <table:table-cell table:formula="of:=[.D626]/[.E626]" office:value-type="float" office:value="0.299422481775976" calcext:value-type="float">
            <text:p>0,299422481775976</text:p>
          </table:table-cell>
          <table:table-cell table:number-columns-repeated="6"/>
        </table:table-row>
        <table:table-row table:style-name="ro1">
          <table:table-cell office:value-type="float" office:value="281.249999999997" calcext:value-type="float">
            <text:p>281,249999999997</text:p>
          </table:table-cell>
          <table:table-cell office:value-type="float" office:value="14.9431300850116" calcext:value-type="float">
            <text:p>14,9431300850116</text:p>
          </table:table-cell>
          <table:table-cell office:value-type="float" office:value="6.01815107442419" calcext:value-type="float">
            <text:p>6,01815107442419</text:p>
          </table:table-cell>
          <table:table-cell table:formula="of:=SQRT(([.B627]-[.B626])^2+([.C627]-[.C626])^2)" office:value-type="float" office:value="0.0757147186768803" calcext:value-type="float">
            <text:p>0,0757147186768803</text:p>
          </table:table-cell>
          <table:table-cell table:formula="of:=[.A627]-[.A626]" office:value-type="float" office:value="0.449999999999989" calcext:value-type="float">
            <text:p>0,449999999999989</text:p>
          </table:table-cell>
          <table:table-cell table:formula="of:=[.D627]/[.E627]" office:value-type="float" office:value="0.168254930393071" calcext:value-type="float">
            <text:p>0,168254930393071</text:p>
          </table:table-cell>
          <table:table-cell table:number-columns-repeated="6"/>
        </table:table-row>
        <table:table-row table:style-name="ro1">
          <table:table-cell office:value-type="float" office:value="281.699999999997" calcext:value-type="float">
            <text:p>281,699999999997</text:p>
          </table:table-cell>
          <table:table-cell office:value-type="float" office:value="15.0245179789097" calcext:value-type="float">
            <text:p>15,0245179789097</text:p>
          </table:table-cell>
          <table:table-cell office:value-type="float" office:value="6.07479628847492" calcext:value-type="float">
            <text:p>6,07479628847492</text:p>
          </table:table-cell>
          <table:table-cell table:formula="of:=SQRT(([.B628]-[.B627])^2+([.C628]-[.C627])^2)" office:value-type="float" office:value="0.0991598182129646" calcext:value-type="float">
            <text:p>0,0991598182129646</text:p>
          </table:table-cell>
          <table:table-cell table:formula="of:=[.A628]-[.A627]" office:value-type="float" office:value="0.449999999999989" calcext:value-type="float">
            <text:p>0,449999999999989</text:p>
          </table:table-cell>
          <table:table-cell table:formula="of:=[.D628]/[.E628]" office:value-type="float" office:value="0.220355151584371" calcext:value-type="float">
            <text:p>0,220355151584371</text:p>
          </table:table-cell>
          <table:table-cell table:number-columns-repeated="6"/>
        </table:table-row>
        <table:table-row table:style-name="ro1">
          <table:table-cell office:value-type="float" office:value="282.149999999997" calcext:value-type="float">
            <text:p>282,149999999997</text:p>
          </table:table-cell>
          <table:table-cell office:value-type="float" office:value="15.1535204293926" calcext:value-type="float">
            <text:p>15,1535204293926</text:p>
          </table:table-cell>
          <table:table-cell office:value-type="float" office:value="6.16458078922407" calcext:value-type="float">
            <text:p>6,16458078922407</text:p>
          </table:table-cell>
          <table:table-cell table:formula="of:=SQRT(([.B629]-[.B628])^2+([.C629]-[.C628])^2)" office:value-type="float" office:value="0.157171526700476" calcext:value-type="float">
            <text:p>0,157171526700476</text:p>
          </table:table-cell>
          <table:table-cell table:formula="of:=[.A629]-[.A628]" office:value-type="float" office:value="0.449999999999989" calcext:value-type="float">
            <text:p>0,449999999999989</text:p>
          </table:table-cell>
          <table:table-cell table:formula="of:=[.D629]/[.E629]" office:value-type="float" office:value="0.349270059334399" calcext:value-type="float">
            <text:p>0,349270059334399</text:p>
          </table:table-cell>
          <table:table-cell table:number-columns-repeated="6"/>
        </table:table-row>
        <table:table-row table:style-name="ro1">
          <table:table-cell office:value-type="float" office:value="282.599999999997" calcext:value-type="float">
            <text:p>282,599999999997</text:p>
          </table:table-cell>
          <table:table-cell office:value-type="float" office:value="15.2335191680718" calcext:value-type="float">
            <text:p>15,2335191680718</text:p>
          </table:table-cell>
          <table:table-cell office:value-type="float" office:value="6.2202591642161" calcext:value-type="float">
            <text:p>6,2202591642161</text:p>
          </table:table-cell>
          <table:table-cell table:formula="of:=SQRT(([.B630]-[.B629])^2+([.C630]-[.C629])^2)" office:value-type="float" office:value="0.0974673259714147" calcext:value-type="float">
            <text:p>0,0974673259714147</text:p>
          </table:table-cell>
          <table:table-cell table:formula="of:=[.A630]-[.A629]" office:value-type="float" office:value="0.449999999999989" calcext:value-type="float">
            <text:p>0,449999999999989</text:p>
          </table:table-cell>
          <table:table-cell table:formula="of:=[.D630]/[.E630]" office:value-type="float" office:value="0.21659405771426" calcext:value-type="float">
            <text:p>0,21659405771426</text:p>
          </table:table-cell>
          <table:table-cell table:number-columns-repeated="6"/>
        </table:table-row>
        <table:table-row table:style-name="ro1">
          <table:table-cell office:value-type="float" office:value="283.049999999997" calcext:value-type="float">
            <text:p>283,049999999997</text:p>
          </table:table-cell>
          <table:table-cell office:value-type="float" office:value="15.3167518592453" calcext:value-type="float">
            <text:p>15,3167518592453</text:p>
          </table:table-cell>
          <table:table-cell office:value-type="float" office:value="6.27818833994144" calcext:value-type="float">
            <text:p>6,27818833994144</text:p>
          </table:table-cell>
          <table:table-cell table:formula="of:=SQRT(([.B631]-[.B630])^2+([.C631]-[.C630])^2)" office:value-type="float" office:value="0.101407446867567" calcext:value-type="float">
            <text:p>0,101407446867567</text:p>
          </table:table-cell>
          <table:table-cell table:formula="of:=[.A631]-[.A630]" office:value-type="float" office:value="0.449999999999989" calcext:value-type="float">
            <text:p>0,449999999999989</text:p>
          </table:table-cell>
          <table:table-cell table:formula="of:=[.D631]/[.E631]" office:value-type="float" office:value="0.225349881927932" calcext:value-type="float">
            <text:p>0,225349881927932</text:p>
          </table:table-cell>
          <table:table-cell table:number-columns-repeated="6"/>
        </table:table-row>
        <table:table-row table:style-name="ro1">
          <table:table-cell office:value-type="float" office:value="283.499999999997" calcext:value-type="float">
            <text:p>283,499999999997</text:p>
          </table:table-cell>
          <table:table-cell office:value-type="float" office:value="15.4582765600008" calcext:value-type="float">
            <text:p>15,4582765600008</text:p>
          </table:table-cell>
          <table:table-cell office:value-type="float" office:value="6.37668820993184" calcext:value-type="float">
            <text:p>6,37668820993184</text:p>
          </table:table-cell>
          <table:table-cell table:formula="of:=SQRT(([.B632]-[.B631])^2+([.C632]-[.C631])^2)" office:value-type="float" office:value="0.172428145359315" calcext:value-type="float">
            <text:p>0,172428145359315</text:p>
          </table:table-cell>
          <table:table-cell table:formula="of:=[.A632]-[.A631]" office:value-type="float" office:value="0.449999999999989" calcext:value-type="float">
            <text:p>0,449999999999989</text:p>
          </table:table-cell>
          <table:table-cell table:formula="of:=[.D632]/[.E632]" office:value-type="float" office:value="0.383173656354042" calcext:value-type="float">
            <text:p>0,383173656354042</text:p>
          </table:table-cell>
          <table:table-cell table:number-columns-repeated="6"/>
        </table:table-row>
        <table:table-row table:style-name="ro1">
          <table:table-cell office:value-type="float" office:value="283.949999999997" calcext:value-type="float">
            <text:p>283,949999999997</text:p>
          </table:table-cell>
          <table:table-cell office:value-type="float" office:value="15.5211299611422" calcext:value-type="float">
            <text:p>15,5211299611422</text:p>
          </table:table-cell>
          <table:table-cell office:value-type="float" office:value="6.42043359012229" calcext:value-type="float">
            <text:p>6,42043359012229</text:p>
          </table:table-cell>
          <table:table-cell table:formula="of:=SQRT(([.B633]-[.B632])^2+([.C633]-[.C632])^2)" office:value-type="float" office:value="0.0765781190879968" calcext:value-type="float">
            <text:p>0,0765781190879968</text:p>
          </table:table-cell>
          <table:table-cell table:formula="of:=[.A633]-[.A632]" office:value-type="float" office:value="0.449999999999989" calcext:value-type="float">
            <text:p>0,449999999999989</text:p>
          </table:table-cell>
          <table:table-cell table:formula="of:=[.D633]/[.E633]" office:value-type="float" office:value="0.170173597973331" calcext:value-type="float">
            <text:p>0,170173597973331</text:p>
          </table:table-cell>
          <table:table-cell table:number-columns-repeated="6"/>
        </table:table-row>
        <table:table-row table:style-name="ro1">
          <table:table-cell office:value-type="float" office:value="284.399999999997" calcext:value-type="float">
            <text:p>284,399999999997</text:p>
          </table:table-cell>
          <table:table-cell office:value-type="float" office:value="15.5985152176905" calcext:value-type="float">
            <text:p>15,5985152176905</text:p>
          </table:table-cell>
          <table:table-cell office:value-type="float" office:value="6.47429300595915" calcext:value-type="float">
            <text:p>6,47429300595915</text:p>
          </table:table-cell>
          <table:table-cell table:formula="of:=SQRT(([.B634]-[.B633])^2+([.C634]-[.C633])^2)" office:value-type="float" office:value="0.0942831618335319" calcext:value-type="float">
            <text:p>0,0942831618335319</text:p>
          </table:table-cell>
          <table:table-cell table:formula="of:=[.A634]-[.A633]" office:value-type="float" office:value="0.449999999999989" calcext:value-type="float">
            <text:p>0,449999999999989</text:p>
          </table:table-cell>
          <table:table-cell table:formula="of:=[.D634]/[.E634]" office:value-type="float" office:value="0.209518137407854" calcext:value-type="float">
            <text:p>0,209518137407854</text:p>
          </table:table-cell>
          <table:table-cell table:number-columns-repeated="6"/>
        </table:table-row>
        <table:table-row table:style-name="ro1">
          <table:table-cell office:value-type="float" office:value="284.849999999997" calcext:value-type="float">
            <text:p>284,849999999997</text:p>
          </table:table-cell>
          <table:table-cell office:value-type="float" office:value="15.6671936925647" calcext:value-type="float">
            <text:p>15,6671936925647</text:p>
          </table:table-cell>
          <table:table-cell office:value-type="float" office:value="6.52209258306572" calcext:value-type="float">
            <text:p>6,52209258306572</text:p>
          </table:table-cell>
          <table:table-cell table:formula="of:=SQRT(([.B635]-[.B634])^2+([.C635]-[.C634])^2)" office:value-type="float" office:value="0.083675160487505" calcext:value-type="float">
            <text:p>0,083675160487505</text:p>
          </table:table-cell>
          <table:table-cell table:formula="of:=[.A635]-[.A634]" office:value-type="float" office:value="0.449999999999989" calcext:value-type="float">
            <text:p>0,449999999999989</text:p>
          </table:table-cell>
          <table:table-cell table:formula="of:=[.D635]/[.E635]" office:value-type="float" office:value="0.185944801083349" calcext:value-type="float">
            <text:p>0,185944801083349</text:p>
          </table:table-cell>
          <table:table-cell table:number-columns-repeated="6"/>
        </table:table-row>
        <table:table-row table:style-name="ro1">
          <table:table-cell office:value-type="float" office:value="285.299999999997" calcext:value-type="float">
            <text:p>285,299999999997</text:p>
          </table:table-cell>
          <table:table-cell office:value-type="float" office:value="15.7722792706521" calcext:value-type="float">
            <text:p>15,7722792706521</text:p>
          </table:table-cell>
          <table:table-cell office:value-type="float" office:value="6.59523116399347" calcext:value-type="float">
            <text:p>6,59523116399347</text:p>
          </table:table-cell>
          <table:table-cell table:formula="of:=SQRT(([.B636]-[.B635])^2+([.C636]-[.C635])^2)" office:value-type="float" office:value="0.128032147299414" calcext:value-type="float">
            <text:p>0,128032147299414</text:p>
          </table:table-cell>
          <table:table-cell table:formula="of:=[.A636]-[.A635]" office:value-type="float" office:value="0.449999999999989" calcext:value-type="float">
            <text:p>0,449999999999989</text:p>
          </table:table-cell>
          <table:table-cell table:formula="of:=[.D636]/[.E636]" office:value-type="float" office:value="0.284515882887595" calcext:value-type="float">
            <text:p>0,284515882887595</text:p>
          </table:table-cell>
          <table:table-cell table:number-columns-repeated="6"/>
        </table:table-row>
        <table:table-row table:style-name="ro1">
          <table:table-cell office:value-type="float" office:value="285.749999999997" calcext:value-type="float">
            <text:p>285,749999999997</text:p>
          </table:table-cell>
          <table:table-cell office:value-type="float" office:value="15.9266321726898" calcext:value-type="float">
            <text:p>15,9266321726898</text:p>
          </table:table-cell>
          <table:table-cell office:value-type="float" office:value="6.70265934227042" calcext:value-type="float">
            <text:p>6,70265934227042</text:p>
          </table:table-cell>
          <table:table-cell table:formula="of:=SQRT(([.B637]-[.B636])^2+([.C637]-[.C636])^2)" office:value-type="float" office:value="0.188057522730025" calcext:value-type="float">
            <text:p>0,188057522730025</text:p>
          </table:table-cell>
          <table:table-cell table:formula="of:=[.A637]-[.A636]" office:value-type="float" office:value="0.449999999999989" calcext:value-type="float">
            <text:p>0,449999999999989</text:p>
          </table:table-cell>
          <table:table-cell table:formula="of:=[.D637]/[.E637]" office:value-type="float" office:value="0.417905606066734" calcext:value-type="float">
            <text:p>0,417905606066734</text:p>
          </table:table-cell>
          <table:table-cell table:number-columns-repeated="6"/>
        </table:table-row>
        <table:table-row table:style-name="ro1">
          <table:table-cell office:value-type="float" office:value="286.199999999997" calcext:value-type="float">
            <text:p>286,199999999997</text:p>
          </table:table-cell>
          <table:table-cell office:value-type="float" office:value="16.0867122244392" calcext:value-type="float">
            <text:p>16,0867122244392</text:p>
          </table:table-cell>
          <table:table-cell office:value-type="float" office:value="6.81407356325943" calcext:value-type="float">
            <text:p>6,81407356325943</text:p>
          </table:table-cell>
          <table:table-cell table:formula="of:=SQRT(([.B638]-[.B637])^2+([.C638]-[.C637])^2)" office:value-type="float" office:value="0.195035257342578" calcext:value-type="float">
            <text:p>0,195035257342578</text:p>
          </table:table-cell>
          <table:table-cell table:formula="of:=[.A638]-[.A637]" office:value-type="float" office:value="0.449999999999989" calcext:value-type="float">
            <text:p>0,449999999999989</text:p>
          </table:table-cell>
          <table:table-cell table:formula="of:=[.D638]/[.E638]" office:value-type="float" office:value="0.433411682983518" calcext:value-type="float">
            <text:p>0,433411682983518</text:p>
          </table:table-cell>
          <table:table-cell table:number-columns-repeated="6"/>
        </table:table-row>
        <table:table-row table:style-name="ro1">
          <table:table-cell office:value-type="float" office:value="286.649999999997" calcext:value-type="float">
            <text:p>286,649999999997</text:p>
          </table:table-cell>
          <table:table-cell office:value-type="float" office:value="16.2652224403171" calcext:value-type="float">
            <text:p>16,2652224403171</text:p>
          </table:table-cell>
          <table:table-cell office:value-type="float" office:value="6.93831500635786" calcext:value-type="float">
            <text:p>6,93831500635786</text:p>
          </table:table-cell>
          <table:table-cell table:formula="of:=SQRT(([.B639]-[.B638])^2+([.C639]-[.C638])^2)" office:value-type="float" office:value="0.217489846558332" calcext:value-type="float">
            <text:p>0,217489846558332</text:p>
          </table:table-cell>
          <table:table-cell table:formula="of:=[.A639]-[.A638]" office:value-type="float" office:value="0.449999999999989" calcext:value-type="float">
            <text:p>0,449999999999989</text:p>
          </table:table-cell>
          <table:table-cell table:formula="of:=[.D639]/[.E639]" office:value-type="float" office:value="0.48331077012964" calcext:value-type="float">
            <text:p>0,48331077012964</text:p>
          </table:table-cell>
          <table:table-cell table:number-columns-repeated="6"/>
        </table:table-row>
        <table:table-row table:style-name="ro1">
          <table:table-cell office:value-type="float" office:value="287.099999999997" calcext:value-type="float">
            <text:p>287,099999999997</text:p>
          </table:table-cell>
          <table:table-cell office:value-type="float" office:value="16.3995388040206" calcext:value-type="float">
            <text:p>16,3995388040206</text:p>
          </table:table-cell>
          <table:table-cell office:value-type="float" office:value="7.03179794108055" calcext:value-type="float">
            <text:p>7,03179794108055</text:p>
          </table:table-cell>
          <table:table-cell table:formula="of:=SQRT(([.B640]-[.B639])^2+([.C640]-[.C639])^2)" office:value-type="float" office:value="0.1636457901777" calcext:value-type="float">
            <text:p>0,1636457901777</text:p>
          </table:table-cell>
          <table:table-cell table:formula="of:=[.A640]-[.A639]" office:value-type="float" office:value="0.449999999999989" calcext:value-type="float">
            <text:p>0,449999999999989</text:p>
          </table:table-cell>
          <table:table-cell table:formula="of:=[.D640]/[.E640]" office:value-type="float" office:value="0.363657311506009" calcext:value-type="float">
            <text:p>0,363657311506009</text:p>
          </table:table-cell>
          <table:table-cell table:number-columns-repeated="6"/>
        </table:table-row>
        <table:table-row table:style-name="ro1">
          <table:table-cell office:value-type="float" office:value="287.549999999997" calcext:value-type="float">
            <text:p>287,549999999997</text:p>
          </table:table-cell>
          <table:table-cell office:value-type="float" office:value="16.5152646600372" calcext:value-type="float">
            <text:p>16,5152646600372</text:p>
          </table:table-cell>
          <table:table-cell office:value-type="float" office:value="7.11234205607475" calcext:value-type="float">
            <text:p>7,11234205607475</text:p>
          </table:table-cell>
          <table:table-cell table:formula="of:=SQRT(([.B641]-[.B640])^2+([.C641]-[.C640])^2)" office:value-type="float" office:value="0.140995844658588" calcext:value-type="float">
            <text:p>0,140995844658588</text:p>
          </table:table-cell>
          <table:table-cell table:formula="of:=[.A641]-[.A640]" office:value-type="float" office:value="0.449999999999989" calcext:value-type="float">
            <text:p>0,449999999999989</text:p>
          </table:table-cell>
          <table:table-cell table:formula="of:=[.D641]/[.E641]" office:value-type="float" office:value="0.313324099241314" calcext:value-type="float">
            <text:p>0,313324099241314</text:p>
          </table:table-cell>
          <table:table-cell table:number-columns-repeated="6"/>
        </table:table-row>
        <table:table-row table:style-name="ro1">
          <table:table-cell office:value-type="float" office:value="287.999999999997" calcext:value-type="float">
            <text:p>287,999999999997</text:p>
          </table:table-cell>
          <table:table-cell office:value-type="float" office:value="16.6183618741273" calcext:value-type="float">
            <text:p>16,6183618741273</text:p>
          </table:table-cell>
          <table:table-cell office:value-type="float" office:value="7.18409675423013" calcext:value-type="float">
            <text:p>7,18409675423013</text:p>
          </table:table-cell>
          <table:table-cell table:formula="of:=SQRT(([.B642]-[.B641])^2+([.C642]-[.C641])^2)" office:value-type="float" office:value="0.12560960258075" calcext:value-type="float">
            <text:p>0,12560960258075</text:p>
          </table:table-cell>
          <table:table-cell table:formula="of:=[.A642]-[.A641]" office:value-type="float" office:value="0.449999999999989" calcext:value-type="float">
            <text:p>0,449999999999989</text:p>
          </table:table-cell>
          <table:table-cell table:formula="of:=[.D642]/[.E642]" office:value-type="float" office:value="0.279132450179451" calcext:value-type="float">
            <text:p>0,279132450179451</text:p>
          </table:table-cell>
          <table:table-cell table:number-columns-repeated="6"/>
        </table:table-row>
        <table:table-row table:style-name="ro1">
          <table:table-cell office:value-type="float" office:value="288.449999999997" calcext:value-type="float">
            <text:p>288,449999999997</text:p>
          </table:table-cell>
          <table:table-cell office:value-type="float" office:value="16.6943097123186" calcext:value-type="float">
            <text:p>16,6943097123186</text:p>
          </table:table-cell>
          <table:table-cell office:value-type="float" office:value="7.23695574031499" calcext:value-type="float">
            <text:p>7,23695574031499</text:p>
          </table:table-cell>
          <table:table-cell table:formula="of:=SQRT(([.B643]-[.B642])^2+([.C643]-[.C642])^2)" office:value-type="float" office:value="0.0925318676773253" calcext:value-type="float">
            <text:p>0,0925318676773253</text:p>
          </table:table-cell>
          <table:table-cell table:formula="of:=[.A643]-[.A642]" office:value-type="float" office:value="0.449999999999989" calcext:value-type="float">
            <text:p>0,449999999999989</text:p>
          </table:table-cell>
          <table:table-cell table:formula="of:=[.D643]/[.E643]" office:value-type="float" office:value="0.205626372616284" calcext:value-type="float">
            <text:p>0,205626372616284</text:p>
          </table:table-cell>
          <table:table-cell table:number-columns-repeated="6"/>
        </table:table-row>
        <table:table-row table:style-name="ro1">
          <table:table-cell office:value-type="float" office:value="288.899999999997" calcext:value-type="float">
            <text:p>288,899999999997</text:p>
          </table:table-cell>
          <table:table-cell office:value-type="float" office:value="16.772658251543" calcext:value-type="float">
            <text:p>16,772658251543</text:p>
          </table:table-cell>
          <table:table-cell office:value-type="float" office:value="7.29148559189809" calcext:value-type="float">
            <text:p>7,29148559189809</text:p>
          </table:table-cell>
          <table:table-cell table:formula="of:=SQRT(([.B644]-[.B643])^2+([.C644]-[.C643])^2)" office:value-type="float" office:value="0.0954567876699619" calcext:value-type="float">
            <text:p>0,0954567876699619</text:p>
          </table:table-cell>
          <table:table-cell table:formula="of:=[.A644]-[.A643]" office:value-type="float" office:value="0.449999999999989" calcext:value-type="float">
            <text:p>0,449999999999989</text:p>
          </table:table-cell>
          <table:table-cell table:formula="of:=[.D644]/[.E644]" office:value-type="float" office:value="0.212126194822143" calcext:value-type="float">
            <text:p>0,212126194822143</text:p>
          </table:table-cell>
          <table:table-cell table:number-columns-repeated="6"/>
        </table:table-row>
        <table:table-row table:style-name="ro1">
          <table:table-cell office:value-type="float" office:value="289.349999999997" calcext:value-type="float">
            <text:p>289,349999999997</text:p>
          </table:table-cell>
          <table:table-cell office:value-type="float" office:value="16.9007538049618" calcext:value-type="float">
            <text:p>16,9007538049618</text:p>
          </table:table-cell>
          <table:table-cell office:value-type="float" office:value="7.38063890076046" calcext:value-type="float">
            <text:p>7,38063890076046</text:p>
          </table:table-cell>
          <table:table-cell table:formula="of:=SQRT(([.B645]-[.B644])^2+([.C645]-[.C644])^2)" office:value-type="float" office:value="0.156066598882661" calcext:value-type="float">
            <text:p>0,156066598882661</text:p>
          </table:table-cell>
          <table:table-cell table:formula="of:=[.A645]-[.A644]" office:value-type="float" office:value="0.449999999999989" calcext:value-type="float">
            <text:p>0,449999999999989</text:p>
          </table:table-cell>
          <table:table-cell table:formula="of:=[.D645]/[.E645]" office:value-type="float" office:value="0.346814664183701" calcext:value-type="float">
            <text:p>0,346814664183701</text:p>
          </table:table-cell>
          <table:table-cell table:number-columns-repeated="6"/>
        </table:table-row>
        <table:table-row table:style-name="ro1">
          <table:table-cell office:value-type="float" office:value="289.799999999997" calcext:value-type="float">
            <text:p>289,799999999997</text:p>
          </table:table-cell>
          <table:table-cell office:value-type="float" office:value="17.0236134937323" calcext:value-type="float">
            <text:p>17,0236134937323</text:p>
          </table:table-cell>
          <table:table-cell office:value-type="float" office:value="7.46614809672662" calcext:value-type="float">
            <text:p>7,46614809672662</text:p>
          </table:table-cell>
          <table:table-cell table:formula="of:=SQRT(([.B646]-[.B645])^2+([.C646]-[.C645])^2)" office:value-type="float" office:value="0.149687426725006" calcext:value-type="float">
            <text:p>0,149687426725006</text:p>
          </table:table-cell>
          <table:table-cell table:formula="of:=[.A646]-[.A645]" office:value-type="float" office:value="0.449999999999989" calcext:value-type="float">
            <text:p>0,449999999999989</text:p>
          </table:table-cell>
          <table:table-cell table:formula="of:=[.D646]/[.E646]" office:value-type="float" office:value="0.332638726055577" calcext:value-type="float">
            <text:p>0,332638726055577</text:p>
          </table:table-cell>
          <table:table-cell table:number-columns-repeated="6"/>
        </table:table-row>
        <table:table-row table:style-name="ro1">
          <table:table-cell office:value-type="float" office:value="290.249999999997" calcext:value-type="float">
            <text:p>290,249999999997</text:p>
          </table:table-cell>
          <table:table-cell office:value-type="float" office:value="17.1864351653506" calcext:value-type="float">
            <text:p>17,1864351653506</text:p>
          </table:table-cell>
          <table:table-cell office:value-type="float" office:value="7.5794704595397" calcext:value-type="float">
            <text:p>7,5794704595397</text:p>
          </table:table-cell>
          <table:table-cell table:formula="of:=SQRT(([.B647]-[.B646])^2+([.C647]-[.C646])^2)" office:value-type="float" office:value="0.198375539475329" calcext:value-type="float">
            <text:p>0,198375539475329</text:p>
          </table:table-cell>
          <table:table-cell table:formula="of:=[.A647]-[.A646]" office:value-type="float" office:value="0.449999999999989" calcext:value-type="float">
            <text:p>0,449999999999989</text:p>
          </table:table-cell>
          <table:table-cell table:formula="of:=[.D647]/[.E647]" office:value-type="float" office:value="0.440834532167408" calcext:value-type="float">
            <text:p>0,440834532167408</text:p>
          </table:table-cell>
          <table:table-cell table:number-columns-repeated="6"/>
        </table:table-row>
        <table:table-row table:style-name="ro1">
          <table:table-cell office:value-type="float" office:value="290.699999999996" calcext:value-type="float">
            <text:p>290,699999999996</text:p>
          </table:table-cell>
          <table:table-cell office:value-type="float" office:value="17.3033091339927" calcext:value-type="float">
            <text:p>17,3033091339927</text:p>
          </table:table-cell>
          <table:table-cell office:value-type="float" office:value="7.66081365019869" calcext:value-type="float">
            <text:p>7,66081365019869</text:p>
          </table:table-cell>
          <table:table-cell table:formula="of:=SQRT(([.B648]-[.B647])^2+([.C648]-[.C647])^2)" office:value-type="float" office:value="0.142394660056965" calcext:value-type="float">
            <text:p>0,142394660056965</text:p>
          </table:table-cell>
          <table:table-cell table:formula="of:=[.A648]-[.A647]" office:value-type="float" office:value="0.449999999999989" calcext:value-type="float">
            <text:p>0,449999999999989</text:p>
          </table:table-cell>
          <table:table-cell table:formula="of:=[.D648]/[.E648]" office:value-type="float" office:value="0.316432577904375" calcext:value-type="float">
            <text:p>0,316432577904375</text:p>
          </table:table-cell>
          <table:table-cell table:number-columns-repeated="6"/>
        </table:table-row>
        <table:table-row table:style-name="ro1">
          <table:table-cell office:value-type="float" office:value="291.149999999996" calcext:value-type="float">
            <text:p>291,149999999996</text:p>
          </table:table-cell>
          <table:table-cell office:value-type="float" office:value="17.3641612094072" calcext:value-type="float">
            <text:p>17,3641612094072</text:p>
          </table:table-cell>
          <table:table-cell office:value-type="float" office:value="7.70316612637405" calcext:value-type="float">
            <text:p>7,70316612637405</text:p>
          </table:table-cell>
          <table:table-cell table:formula="of:=SQRT(([.B649]-[.B648])^2+([.C649]-[.C648])^2)" office:value-type="float" office:value="0.0741397823063485" calcext:value-type="float">
            <text:p>0,0741397823063485</text:p>
          </table:table-cell>
          <table:table-cell table:formula="of:=[.A649]-[.A648]" office:value-type="float" office:value="0.449999999999989" calcext:value-type="float">
            <text:p>0,449999999999989</text:p>
          </table:table-cell>
          <table:table-cell table:formula="of:=[.D649]/[.E649]" office:value-type="float" office:value="0.16475507179189" calcext:value-type="float">
            <text:p>0,16475507179189</text:p>
          </table:table-cell>
          <table:table-cell table:number-columns-repeated="6"/>
        </table:table-row>
        <table:table-row table:style-name="ro1">
          <table:table-cell office:value-type="float" office:value="291.599999999996" calcext:value-type="float">
            <text:p>291,599999999996</text:p>
          </table:table-cell>
          <table:table-cell office:value-type="float" office:value="17.5395407539563" calcext:value-type="float">
            <text:p>17,5395407539563</text:p>
          </table:table-cell>
          <table:table-cell office:value-type="float" office:value="7.82522865146572" calcext:value-type="float">
            <text:p>7,82522865146572</text:p>
          </table:table-cell>
          <table:table-cell table:formula="of:=SQRT(([.B650]-[.B649])^2+([.C650]-[.C649])^2)" office:value-type="float" office:value="0.213675559383824" calcext:value-type="float">
            <text:p>0,213675559383824</text:p>
          </table:table-cell>
          <table:table-cell table:formula="of:=[.A650]-[.A649]" office:value-type="float" office:value="0.449999999999989" calcext:value-type="float">
            <text:p>0,449999999999989</text:p>
          </table:table-cell>
          <table:table-cell table:formula="of:=[.D650]/[.E650]" office:value-type="float" office:value="0.474834576408511" calcext:value-type="float">
            <text:p>0,474834576408511</text:p>
          </table:table-cell>
          <table:table-cell table:number-columns-repeated="6"/>
        </table:table-row>
        <table:table-row table:style-name="ro1">
          <table:table-cell office:value-type="float" office:value="292.049999999996" calcext:value-type="float">
            <text:p>292,049999999996</text:p>
          </table:table-cell>
          <table:table-cell office:value-type="float" office:value="17.6012600648903" calcext:value-type="float">
            <text:p>17,6012600648903</text:p>
          </table:table-cell>
          <table:table-cell office:value-type="float" office:value="7.86818471546334" calcext:value-type="float">
            <text:p>7,86818471546334</text:p>
          </table:table-cell>
          <table:table-cell table:formula="of:=SQRT(([.B651]-[.B650])^2+([.C651]-[.C650])^2)" office:value-type="float" office:value="0.0751963880537777" calcext:value-type="float">
            <text:p>0,0751963880537777</text:p>
          </table:table-cell>
          <table:table-cell table:formula="of:=[.A651]-[.A650]" office:value-type="float" office:value="0.449999999999989" calcext:value-type="float">
            <text:p>0,449999999999989</text:p>
          </table:table-cell>
          <table:table-cell table:formula="of:=[.D651]/[.E651]" office:value-type="float" office:value="0.167103084563955" calcext:value-type="float">
            <text:p>0,167103084563955</text:p>
          </table:table-cell>
          <table:table-cell table:number-columns-repeated="6"/>
        </table:table-row>
        <table:table-row table:style-name="ro1">
          <table:table-cell office:value-type="float" office:value="292.499999999996" calcext:value-type="float">
            <text:p>292,499999999996</text:p>
          </table:table-cell>
          <table:table-cell office:value-type="float" office:value="17.7769678899724" calcext:value-type="float">
            <text:p>17,7769678899724</text:p>
          </table:table-cell>
          <table:table-cell office:value-type="float" office:value="7.99047572074017" calcext:value-type="float">
            <text:p>7,99047572074017</text:p>
          </table:table-cell>
          <table:table-cell table:formula="of:=SQRT(([.B652]-[.B651])^2+([.C652]-[.C651])^2)" office:value-type="float" office:value="0.214075523511512" calcext:value-type="float">
            <text:p>0,214075523511512</text:p>
          </table:table-cell>
          <table:table-cell table:formula="of:=[.A652]-[.A651]" office:value-type="float" office:value="0.449999999999989" calcext:value-type="float">
            <text:p>0,449999999999989</text:p>
          </table:table-cell>
          <table:table-cell table:formula="of:=[.D652]/[.E652]" office:value-type="float" office:value="0.47572338558115" calcext:value-type="float">
            <text:p>0,47572338558115</text:p>
          </table:table-cell>
          <table:table-cell table:number-columns-repeated="6"/>
        </table:table-row>
        <table:table-row table:style-name="ro1">
          <table:table-cell office:value-type="float" office:value="292.949999999996" calcext:value-type="float">
            <text:p>292,949999999996</text:p>
          </table:table-cell>
          <table:table-cell office:value-type="float" office:value="17.9310041371805" calcext:value-type="float">
            <text:p>17,9310041371805</text:p>
          </table:table-cell>
          <table:table-cell office:value-type="float" office:value="8.09768351021303" calcext:value-type="float">
            <text:p>8,09768351021303</text:p>
          </table:table-cell>
          <table:table-cell table:formula="of:=SQRT(([.B653]-[.B652])^2+([.C653]-[.C652])^2)" office:value-type="float" office:value="0.187671722903574" calcext:value-type="float">
            <text:p>0,187671722903574</text:p>
          </table:table-cell>
          <table:table-cell table:formula="of:=[.A653]-[.A652]" office:value-type="float" office:value="0.449999999999989" calcext:value-type="float">
            <text:p>0,449999999999989</text:p>
          </table:table-cell>
          <table:table-cell table:formula="of:=[.D653]/[.E653]" office:value-type="float" office:value="0.417048273119065" calcext:value-type="float">
            <text:p>0,417048273119065</text:p>
          </table:table-cell>
          <table:table-cell table:number-columns-repeated="6"/>
        </table:table-row>
        <table:table-row table:style-name="ro1">
          <table:table-cell office:value-type="float" office:value="293.399999999996" calcext:value-type="float">
            <text:p>293,399999999996</text:p>
          </table:table-cell>
          <table:table-cell office:value-type="float" office:value="18.0185919089016" calcext:value-type="float">
            <text:p>18,0185919089016</text:p>
          </table:table-cell>
          <table:table-cell office:value-type="float" office:value="8.15864378132627" calcext:value-type="float">
            <text:p>8,15864378132627</text:p>
          </table:table-cell>
          <table:table-cell table:formula="of:=SQRT(([.B654]-[.B653])^2+([.C654]-[.C653])^2)" office:value-type="float" office:value="0.106713506217641" calcext:value-type="float">
            <text:p>0,106713506217641</text:p>
          </table:table-cell>
          <table:table-cell table:formula="of:=[.A654]-[.A653]" office:value-type="float" office:value="0.449999999999989" calcext:value-type="float">
            <text:p>0,449999999999989</text:p>
          </table:table-cell>
          <table:table-cell table:formula="of:=[.D654]/[.E654]" office:value-type="float" office:value="0.237141124928098" calcext:value-type="float">
            <text:p>0,237141124928098</text:p>
          </table:table-cell>
          <table:table-cell table:number-columns-repeated="6"/>
        </table:table-row>
        <table:table-row table:style-name="ro1">
          <table:table-cell office:value-type="float" office:value="293.849999999996" calcext:value-type="float">
            <text:p>293,849999999996</text:p>
          </table:table-cell>
          <table:table-cell office:value-type="float" office:value="18.1018209944118" calcext:value-type="float">
            <text:p>18,1018209944118</text:p>
          </table:table-cell>
          <table:table-cell office:value-type="float" office:value="8.21657044754362" calcext:value-type="float">
            <text:p>8,21657044754362</text:p>
          </table:table-cell>
          <table:table-cell table:formula="of:=SQRT(([.B655]-[.B654])^2+([.C655]-[.C654])^2)" office:value-type="float" office:value="0.101403053868795" calcext:value-type="float">
            <text:p>0,101403053868795</text:p>
          </table:table-cell>
          <table:table-cell table:formula="of:=[.A655]-[.A654]" office:value-type="float" office:value="0.449999999999989" calcext:value-type="float">
            <text:p>0,449999999999989</text:p>
          </table:table-cell>
          <table:table-cell table:formula="of:=[.D655]/[.E655]" office:value-type="float" office:value="0.225340119708438" calcext:value-type="float">
            <text:p>0,225340119708438</text:p>
          </table:table-cell>
          <table:table-cell table:number-columns-repeated="6"/>
        </table:table-row>
        <table:table-row table:style-name="ro1">
          <table:table-cell office:value-type="float" office:value="294.299999999996" calcext:value-type="float">
            <text:p>294,299999999996</text:p>
          </table:table-cell>
          <table:table-cell office:value-type="float" office:value="18.1866636030671" calcext:value-type="float">
            <text:p>18,1866636030671</text:p>
          </table:table-cell>
          <table:table-cell office:value-type="float" office:value="8.27562011080091" calcext:value-type="float">
            <text:p>8,27562011080091</text:p>
          </table:table-cell>
          <table:table-cell table:formula="of:=SQRT(([.B656]-[.B655])^2+([.C656]-[.C655])^2)" office:value-type="float" office:value="0.103368907192863" calcext:value-type="float">
            <text:p>0,103368907192863</text:p>
          </table:table-cell>
          <table:table-cell table:formula="of:=[.A656]-[.A655]" office:value-type="float" office:value="0.449999999999989" calcext:value-type="float">
            <text:p>0,449999999999989</text:p>
          </table:table-cell>
          <table:table-cell table:formula="of:=[.D656]/[.E656]" office:value-type="float" office:value="0.229708682650813" calcext:value-type="float">
            <text:p>0,229708682650813</text:p>
          </table:table-cell>
          <table:table-cell table:number-columns-repeated="6"/>
        </table:table-row>
        <table:table-row table:style-name="ro1">
          <table:table-cell office:value-type="float" office:value="294.749999999996" calcext:value-type="float">
            <text:p>294,749999999996</text:p>
          </table:table-cell>
          <table:table-cell office:value-type="float" office:value="18.3293674973488" calcext:value-type="float">
            <text:p>18,3293674973488</text:p>
          </table:table-cell>
          <table:table-cell office:value-type="float" office:value="8.37494068847275" calcext:value-type="float">
            <text:p>8,37494068847275</text:p>
          </table:table-cell>
          <table:table-cell table:formula="of:=SQRT(([.B657]-[.B656])^2+([.C657]-[.C656])^2)" office:value-type="float" office:value="0.1738648285083" calcext:value-type="float">
            <text:p>0,1738648285083</text:p>
          </table:table-cell>
          <table:table-cell table:formula="of:=[.A657]-[.A656]" office:value-type="float" office:value="0.449999999999989" calcext:value-type="float">
            <text:p>0,449999999999989</text:p>
          </table:table-cell>
          <table:table-cell table:formula="of:=[.D657]/[.E657]" office:value-type="float" office:value="0.38636628557401" calcext:value-type="float">
            <text:p>0,38636628557401</text:p>
          </table:table-cell>
          <table:table-cell table:number-columns-repeated="6"/>
        </table:table-row>
        <table:table-row table:style-name="ro1">
          <table:table-cell office:value-type="float" office:value="295.199999999996" calcext:value-type="float">
            <text:p>295,199999999996</text:p>
          </table:table-cell>
          <table:table-cell office:value-type="float" office:value="18.4349188898481" calcext:value-type="float">
            <text:p>18,4349188898481</text:p>
          </table:table-cell>
          <table:table-cell office:value-type="float" office:value="8.44840347188079" calcext:value-type="float">
            <text:p>8,44840347188079</text:p>
          </table:table-cell>
          <table:table-cell table:formula="of:=SQRT(([.B658]-[.B657])^2+([.C658]-[.C657])^2)" office:value-type="float" office:value="0.128599677311413" calcext:value-type="float">
            <text:p>0,128599677311413</text:p>
          </table:table-cell>
          <table:table-cell table:formula="of:=[.A658]-[.A657]" office:value-type="float" office:value="0.449999999999989" calcext:value-type="float">
            <text:p>0,449999999999989</text:p>
          </table:table-cell>
          <table:table-cell table:formula="of:=[.D658]/[.E658]" office:value-type="float" office:value="0.285777060692036" calcext:value-type="float">
            <text:p>0,285777060692036</text:p>
          </table:table-cell>
          <table:table-cell table:number-columns-repeated="6"/>
        </table:table-row>
        <table:table-row table:style-name="ro1">
          <table:table-cell office:value-type="float" office:value="295.649999999996" calcext:value-type="float">
            <text:p>295,649999999996</text:p>
          </table:table-cell>
          <table:table-cell office:value-type="float" office:value="18.5687399398065" calcext:value-type="float">
            <text:p>18,5687399398065</text:p>
          </table:table-cell>
          <table:table-cell office:value-type="float" office:value="8.54154167286282" calcext:value-type="float">
            <text:p>8,54154167286282</text:p>
          </table:table-cell>
          <table:table-cell table:formula="of:=SQRT(([.B659]-[.B658])^2+([.C659]-[.C658])^2)" office:value-type="float" office:value="0.163042319335038" calcext:value-type="float">
            <text:p>0,163042319335038</text:p>
          </table:table-cell>
          <table:table-cell table:formula="of:=[.A659]-[.A658]" office:value-type="float" office:value="0.449999999999989" calcext:value-type="float">
            <text:p>0,449999999999989</text:p>
          </table:table-cell>
          <table:table-cell table:formula="of:=[.D659]/[.E659]" office:value-type="float" office:value="0.362316265188984" calcext:value-type="float">
            <text:p>0,362316265188984</text:p>
          </table:table-cell>
          <table:table-cell table:number-columns-repeated="6"/>
        </table:table-row>
        <table:table-row table:style-name="ro1">
          <table:table-cell office:value-type="float" office:value="296.099999999996" calcext:value-type="float">
            <text:p>296,099999999996</text:p>
          </table:table-cell>
          <table:table-cell office:value-type="float" office:value="18.7023963377045" calcext:value-type="float">
            <text:p>18,7023963377045</text:p>
          </table:table-cell>
          <table:table-cell office:value-type="float" office:value="8.63456527754846" calcext:value-type="float">
            <text:p>8,63456527754846</text:p>
          </table:table-cell>
          <table:table-cell table:formula="of:=SQRT(([.B660]-[.B659])^2+([.C660]-[.C659])^2)" office:value-type="float" office:value="0.162841713721517" calcext:value-type="float">
            <text:p>0,162841713721517</text:p>
          </table:table-cell>
          <table:table-cell table:formula="of:=[.A660]-[.A659]" office:value-type="float" office:value="0.449999999999989" calcext:value-type="float">
            <text:p>0,449999999999989</text:p>
          </table:table-cell>
          <table:table-cell table:formula="of:=[.D660]/[.E660]" office:value-type="float" office:value="0.361870474936713" calcext:value-type="float">
            <text:p>0,361870474936713</text:p>
          </table:table-cell>
          <table:table-cell table:number-columns-repeated="6"/>
        </table:table-row>
        <table:table-row table:style-name="ro1">
          <table:table-cell office:value-type="float" office:value="296.549999999996" calcext:value-type="float">
            <text:p>296,549999999996</text:p>
          </table:table-cell>
          <table:table-cell office:value-type="float" office:value="18.8706550024602" calcext:value-type="float">
            <text:p>18,8706550024602</text:p>
          </table:table-cell>
          <table:table-cell office:value-type="float" office:value="8.75167173680771" calcext:value-type="float">
            <text:p>8,75167173680771</text:p>
          </table:table-cell>
          <table:table-cell table:formula="of:=SQRT(([.B661]-[.B660])^2+([.C661]-[.C660])^2)" office:value-type="float" office:value="0.204999758696506" calcext:value-type="float">
            <text:p>0,204999758696506</text:p>
          </table:table-cell>
          <table:table-cell table:formula="of:=[.A661]-[.A660]" office:value-type="float" office:value="0.449999999999989" calcext:value-type="float">
            <text:p>0,449999999999989</text:p>
          </table:table-cell>
          <table:table-cell table:formula="of:=[.D661]/[.E661]" office:value-type="float" office:value="0.455555019325581" calcext:value-type="float">
            <text:p>0,455555019325581</text:p>
          </table:table-cell>
          <table:table-cell table:number-columns-repeated="6"/>
        </table:table-row>
        <table:table-row table:style-name="ro1">
          <table:table-cell office:value-type="float" office:value="296.999999999996" calcext:value-type="float">
            <text:p>296,999999999996</text:p>
          </table:table-cell>
          <table:table-cell office:value-type="float" office:value="18.9653631263136" calcext:value-type="float">
            <text:p>18,9653631263136</text:p>
          </table:table-cell>
          <table:table-cell office:value-type="float" office:value="8.81758770650627" calcext:value-type="float">
            <text:p>8,81758770650627</text:p>
          </table:table-cell>
          <table:table-cell table:formula="of:=SQRT(([.B662]-[.B661])^2+([.C662]-[.C661])^2)" office:value-type="float" office:value="0.115388664023527" calcext:value-type="float">
            <text:p>0,115388664023527</text:p>
          </table:table-cell>
          <table:table-cell table:formula="of:=[.A662]-[.A661]" office:value-type="float" office:value="0.449999999999989" calcext:value-type="float">
            <text:p>0,449999999999989</text:p>
          </table:table-cell>
          <table:table-cell table:formula="of:=[.D662]/[.E662]" office:value-type="float" office:value="0.256419253385622" calcext:value-type="float">
            <text:p>0,256419253385622</text:p>
          </table:table-cell>
          <table:table-cell table:number-columns-repeated="6"/>
        </table:table-row>
        <table:table-row table:style-name="ro1">
          <table:table-cell office:value-type="float" office:value="297.449999999996" calcext:value-type="float">
            <text:p>297,449999999996</text:p>
          </table:table-cell>
          <table:table-cell office:value-type="float" office:value="19.1328054157609" calcext:value-type="float">
            <text:p>19,1328054157609</text:p>
          </table:table-cell>
          <table:table-cell office:value-type="float" office:value="8.93412597617514" calcext:value-type="float">
            <text:p>8,93412597617514</text:p>
          </table:table-cell>
          <table:table-cell table:formula="of:=SQRT(([.B663]-[.B662])^2+([.C663]-[.C662])^2)" office:value-type="float" office:value="0.20400511903565" calcext:value-type="float">
            <text:p>0,20400511903565</text:p>
          </table:table-cell>
          <table:table-cell table:formula="of:=[.A663]-[.A662]" office:value-type="float" office:value="0.449999999999989" calcext:value-type="float">
            <text:p>0,449999999999989</text:p>
          </table:table-cell>
          <table:table-cell table:formula="of:=[.D663]/[.E663]" office:value-type="float" office:value="0.453344708968122" calcext:value-type="float">
            <text:p>0,453344708968122</text:p>
          </table:table-cell>
          <table:table-cell table:number-columns-repeated="6"/>
        </table:table-row>
        <table:table-row table:style-name="ro1">
          <table:table-cell office:value-type="float" office:value="297.899999999996" calcext:value-type="float">
            <text:p>297,899999999996</text:p>
          </table:table-cell>
          <table:table-cell office:value-type="float" office:value="19.2254831982768" calcext:value-type="float">
            <text:p>19,2254831982768</text:p>
          </table:table-cell>
          <table:table-cell office:value-type="float" office:value="8.9986288472647" calcext:value-type="float">
            <text:p>8,9986288472647</text:p>
          </table:table-cell>
          <table:table-cell table:formula="of:=SQRT(([.B664]-[.B663])^2+([.C664]-[.C663])^2)" office:value-type="float" office:value="0.112914975759938" calcext:value-type="float">
            <text:p>0,112914975759938</text:p>
          </table:table-cell>
          <table:table-cell table:formula="of:=[.A664]-[.A663]" office:value-type="float" office:value="0.449999999999989" calcext:value-type="float">
            <text:p>0,449999999999989</text:p>
          </table:table-cell>
          <table:table-cell table:formula="of:=[.D664]/[.E664]" office:value-type="float" office:value="0.250922168355424" calcext:value-type="float">
            <text:p>0,250922168355424</text:p>
          </table:table-cell>
          <table:table-cell table:number-columns-repeated="6"/>
        </table:table-row>
        <table:table-row table:style-name="ro1">
          <table:table-cell office:value-type="float" office:value="298.349999999996" calcext:value-type="float">
            <text:p>298,349999999996</text:p>
          </table:table-cell>
          <table:table-cell office:value-type="float" office:value="19.2870216333241" calcext:value-type="float">
            <text:p>19,2870216333241</text:p>
          </table:table-cell>
          <table:table-cell office:value-type="float" office:value="9.04145902333442" calcext:value-type="float">
            <text:p>9,04145902333442</text:p>
          </table:table-cell>
          <table:table-cell table:formula="of:=SQRT(([.B665]-[.B664])^2+([.C665]-[.C664])^2)" office:value-type="float" office:value="0.0749760159666641" calcext:value-type="float">
            <text:p>0,0749760159666641</text:p>
          </table:table-cell>
          <table:table-cell table:formula="of:=[.A665]-[.A664]" office:value-type="float" office:value="0.449999999999989" calcext:value-type="float">
            <text:p>0,449999999999989</text:p>
          </table:table-cell>
          <table:table-cell table:formula="of:=[.D665]/[.E665]" office:value-type="float" office:value="0.166613368814813" calcext:value-type="float">
            <text:p>0,166613368814813</text:p>
          </table:table-cell>
          <table:table-cell table:number-columns-repeated="6"/>
        </table:table-row>
        <table:table-row table:style-name="ro1">
          <table:table-cell office:value-type="float" office:value="298.799999999996" calcext:value-type="float">
            <text:p>298,799999999996</text:p>
          </table:table-cell>
          <table:table-cell office:value-type="float" office:value="19.3802928874844" calcext:value-type="float">
            <text:p>19,3802928874844</text:p>
          </table:table-cell>
          <table:table-cell office:value-type="float" office:value="9.10637494514589" calcext:value-type="float">
            <text:p>9,10637494514589</text:p>
          </table:table-cell>
          <table:table-cell table:formula="of:=SQRT(([.B666]-[.B665])^2+([.C666]-[.C665])^2)" office:value-type="float" office:value="0.113638038337856" calcext:value-type="float">
            <text:p>0,113638038337856</text:p>
          </table:table-cell>
          <table:table-cell table:formula="of:=[.A666]-[.A665]" office:value-type="float" office:value="0.449999999999989" calcext:value-type="float">
            <text:p>0,449999999999989</text:p>
          </table:table-cell>
          <table:table-cell table:formula="of:=[.D666]/[.E666]" office:value-type="float" office:value="0.25252897408413" calcext:value-type="float">
            <text:p>0,25252897408413</text:p>
          </table:table-cell>
          <table:table-cell table:number-columns-repeated="6"/>
        </table:table-row>
        <table:table-row table:style-name="ro1">
          <table:table-cell office:value-type="float" office:value="299.249999999996" calcext:value-type="float">
            <text:p>299,249999999996</text:p>
          </table:table-cell>
          <table:table-cell office:value-type="float" office:value="19.4415444915548" calcext:value-type="float">
            <text:p>19,4415444915548</text:p>
          </table:table-cell>
          <table:table-cell office:value-type="float" office:value="9.14900548953448" calcext:value-type="float">
            <text:p>9,14900548953448</text:p>
          </table:table-cell>
          <table:table-cell table:formula="of:=SQRT(([.B667]-[.B666])^2+([.C667]-[.C666])^2)" office:value-type="float" office:value="0.0746265523527895" calcext:value-type="float">
            <text:p>0,0746265523527895</text:p>
          </table:table-cell>
          <table:table-cell table:formula="of:=[.A667]-[.A666]" office:value-type="float" office:value="0.449999999999989" calcext:value-type="float">
            <text:p>0,449999999999989</text:p>
          </table:table-cell>
          <table:table-cell table:formula="of:=[.D667]/[.E667]" office:value-type="float" office:value="0.165836783006203" calcext:value-type="float">
            <text:p>0,165836783006203</text:p>
          </table:table-cell>
          <table:table-cell table:number-columns-repeated="6"/>
        </table:table-row>
        <table:table-row table:style-name="ro1">
          <table:table-cell office:value-type="float" office:value="299.699999999996" calcext:value-type="float">
            <text:p>299,699999999996</text:p>
          </table:table-cell>
          <table:table-cell office:value-type="float" office:value="19.5799390115438" calcext:value-type="float">
            <text:p>19,5799390115438</text:p>
          </table:table-cell>
          <table:table-cell office:value-type="float" office:value="9.24532678294492" calcext:value-type="float">
            <text:p>9,24532678294492</text:p>
          </table:table-cell>
          <table:table-cell table:formula="of:=SQRT(([.B668]-[.B667])^2+([.C668]-[.C667])^2)" office:value-type="float" office:value="0.168614455866704" calcext:value-type="float">
            <text:p>0,168614455866704</text:p>
          </table:table-cell>
          <table:table-cell table:formula="of:=[.A668]-[.A667]" office:value-type="float" office:value="0.449999999999989" calcext:value-type="float">
            <text:p>0,449999999999989</text:p>
          </table:table-cell>
          <table:table-cell table:formula="of:=[.D668]/[.E668]" office:value-type="float" office:value="0.374698790814908" calcext:value-type="float">
            <text:p>0,374698790814908</text:p>
          </table:table-cell>
          <table:table-cell table:number-columns-repeated="6"/>
        </table:table-row>
        <table:table-row table:style-name="ro1">
          <table:table-cell office:value-type="float" office:value="300.149999999996" calcext:value-type="float">
            <text:p>300,149999999996</text:p>
          </table:table-cell>
          <table:table-cell office:value-type="float" office:value="19.4780991791886" calcext:value-type="float">
            <text:p>19,4780991791886</text:p>
          </table:table-cell>
          <table:table-cell office:value-type="float" office:value="9.18827859162657" calcext:value-type="float">
            <text:p>9,18827859162657</text:p>
          </table:table-cell>
          <table:table-cell table:formula="of:=SQRT(([.B669]-[.B668])^2+([.C669]-[.C668])^2)" office:value-type="float" office:value="0.116729805905909" calcext:value-type="float">
            <text:p>0,116729805905909</text:p>
          </table:table-cell>
          <table:table-cell table:formula="of:=[.A669]-[.A668]" office:value-type="float" office:value="0.449999999999989" calcext:value-type="float">
            <text:p>0,449999999999989</text:p>
          </table:table-cell>
          <table:table-cell table:formula="of:=[.D669]/[.E669]" office:value-type="float" office:value="0.259399568679805" calcext:value-type="float">
            <text:p>0,25939956867980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dc:date>2023-06-27T18:40:05.920000000</dc:date>
    <meta:editing-duration>PT2M38S</meta:editing-duration>
    <meta:editing-cycles>2</meta:editing-cycles>
    <meta:document-statistic meta:table-count="1" meta:cell-count="4016" meta:object-count="0"/>
  </office:meta>
</office:document-meta>
</file>